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61cm" fo:min-width="0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0.75cm" fo:min-width="4.5cm" loext:decorative="false"/>
    </style:style>
    <style:style style:name="gr4" style:family="graphic" style:parent-style-name="standard">
      <style:graphic-properties draw:fill="solid" draw:fill-color="#3465a4" draw:textarea-horizontal-align="justify" draw:textarea-vertical-align="middle" draw:auto-grow-height="false" fo:min-height="0.654cm" fo:min-width="3.404cm" style:writing-mode="lr-tb" loext:decorative="false"/>
      <style:paragraph-properties style:writing-mode="lr-tb"/>
    </style:style>
    <style:style style:name="gr5" style:family="graphic">
      <style:graphic-properties loext:decorative="false"/>
    </style:style>
    <style:style style:name="gr6" style:family="graphic" style:parent-style-name="objectwithoutfill">
      <style:graphic-properties draw:marker-end="Стили_20_стрелок_20_1" draw:marker-end-width="0.3cm" draw:fill="none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4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0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41cm" fo:min-width="11.949cm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75cm" fo:min-width="11cm" loext:decorative="false"/>
    </style:style>
    <style:style style:name="gr11" style:family="graphic" style:parent-style-name="standard">
      <style:graphic-properties draw:fill="solid" draw:fill-color="#3465a4" draw:textarea-horizontal-align="justify" draw:textarea-vertical-align="middle" draw:auto-grow-height="false" fo:min-height="1.556cm" fo:min-width="1.806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3.545cm" loext:decorative="false"/>
      <style:paragraph-properties style:writing-mode="lr-tb"/>
    </style:style>
    <style:style style:name="gr13" style:family="graphic">
      <style:graphic-properties style:writing-mode="lr-tb" loext:decorative="false"/>
    </style:style>
    <style:style style:name="gr14" style:family="graphic" style:parent-style-name="standard">
      <style:graphic-properties draw:textarea-horizontal-align="justify" draw:textarea-vertical-align="middle" draw:auto-grow-height="false" fo:min-height="1.75cm" fo:min-width="3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3.679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746cm" fo:min-width="7.6cm" loext:decorative="false"/>
    </style:style>
    <style:style style:name="gr17" style:family="graphic" style:parent-style-name="standard">
      <style:graphic-properties draw:fill="solid" draw:fill-color="#3465a4" draw:textarea-horizontal-align="justify" draw:textarea-vertical-align="middle" draw:auto-grow-height="false" fo:min-height="0.65cm" fo:min-width="1.166cm" style:writing-mode="lr-tb" loext:decorative="false"/>
      <style:paragraph-properties style:writing-mode="lr-tb"/>
    </style:style>
    <style:style style:name="gr18" style:family="graphic" style:parent-style-name="standard">
      <style:graphic-properties draw:fill="solid" draw:fill-color="#3465a4" draw:textarea-horizontal-align="justify" draw:textarea-vertical-align="middle" draw:auto-grow-height="false" fo:min-height="0.65cm" fo:min-width="1.165cm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 loext:decorative="false"/>
      <style:paragraph-properties style:writing-mode="lr-tb"/>
    </style:style>
    <style:style style:name="gr20" style:family="graphic" style:parent-style-name="objectwithoutfill">
      <style:graphic-properties svg:stroke-width="0.053cm" draw:marker-start-width="0.279cm" draw:marker-end="Стили_20_стрелок_20_2" draw:marker-end-width="0.379cm" draw:fill="none" draw:textarea-vertical-align="middle" fo:padding-top="0.151cm" fo:padding-bottom="0.151cm" fo:padding-left="0.276cm" fo:padding-right="0.276cm" loext:decorative="false"/>
    </style:style>
    <style:style style:name="gr21" style:family="graphic" style:parent-style-name="standard">
      <style:graphic-properties draw:textarea-horizontal-align="justify" draw:textarea-vertical-align="middle" draw:auto-grow-height="false" fo:min-height="0.748cm" fo:min-width="5.5cm" loext:decorative="false"/>
    </style:style>
    <style:style style:name="gr22" style:family="graphic" style:parent-style-name="standard">
      <style:graphic-properties draw:fill="solid" draw:fill-color="#3465a4" draw:textarea-horizontal-align="justify" draw:textarea-vertical-align="middle" draw:auto-grow-height="false" fo:min-height="0.652cm" fo:min-width="0.708cm" style:writing-mode="lr-tb" loext:decorative="false"/>
      <style:paragraph-properties style:writing-mode="lr-tb"/>
    </style:style>
    <style:style style:name="gr23" style:family="graphic" style:parent-style-name="standard">
      <style:graphic-properties draw:fill="solid" draw:fill-color="#3465a4" draw:textarea-horizontal-align="justify" draw:textarea-vertical-align="middle" draw:auto-grow-height="false" fo:min-height="0.652cm" fo:min-width="0.707cm" style:writing-mode="lr-tb" loext:decorative="false"/>
      <style:paragraph-properties style:writing-mode="lr-tb"/>
    </style:style>
    <style:style style:name="gr24" style:family="graphic" style:parent-style-name="standard">
      <style:graphic-properties draw:fill="solid" draw:fill-color="#3465a4" draw:textarea-horizontal-align="justify" draw:textarea-vertical-align="middle" draw:auto-grow-height="false" fo:min-height="0.652cm" fo:min-width="0.71cm" style:writing-mode="lr-tb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751cm" fo:min-width="7cm" loext:decorative="false"/>
    </style:style>
    <style:style style:name="gr26" style:family="graphic" style:parent-style-name="standard">
      <style:graphic-properties draw:fill="solid" draw:fill-color="#3465a4" draw:textarea-horizontal-align="justify" draw:textarea-vertical-align="middle" draw:auto-grow-height="false" fo:min-height="0.655cm" fo:min-width="1.034cm" style:writing-mode="lr-tb" loext:decorative="false"/>
      <style:paragraph-properties style:writing-mode="lr-tb"/>
    </style:style>
    <style:style style:name="gr27" style:family="graphic" style:parent-style-name="standard">
      <style:graphic-properties draw:fill="solid" draw:fill-color="#3465a4" draw:textarea-horizontal-align="justify" draw:textarea-vertical-align="middle" draw:auto-grow-height="false" fo:min-height="0.655cm" fo:min-width="1.035cm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81cm" fo:min-width="0cm" loext:decorative="false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749cm" fo:min-width="6.806cm" loext:decorative="false"/>
    </style:style>
    <style:style style:name="gr30" style:family="graphic" style:parent-style-name="standard">
      <style:graphic-properties draw:fill="solid" draw:fill-color="#3465a4" draw:textarea-horizontal-align="justify" draw:textarea-vertical-align="middle" draw:auto-grow-height="false" fo:min-height="0.653cm" fo:min-width="0.992cm" style:writing-mode="lr-tb" loext:decorative="false"/>
      <style:paragraph-properties style:writing-mode="lr-tb"/>
    </style:style>
    <style:style style:name="gr31" style:family="graphic" style:parent-style-name="standard">
      <style:graphic-properties draw:fill="solid" draw:fill-color="#3465a4" draw:textarea-horizontal-align="justify" draw:textarea-vertical-align="middle" draw:auto-grow-height="false" fo:min-height="0.653cm" fo:min-width="0.993cm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0.574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0.426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0.611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1.575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1.402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2cm" fo:min-width="0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486cm" fo:min-width="7.268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21cm" fo:min-width="0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221cm" fo:min-width="0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5cm" fo:min-width="0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781cm" fo:min-width="0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281cm" fo:min-width="11.634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281cm" fo:min-width="0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01cm" fo:min-width="12.867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461cm" fo:min-width="10.422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221cm" fo:min-width="12.189cm" loext:decorative="false"/>
      <style:paragraph-properties style:writing-mode="lr-tb"/>
    </style:style>
    <style:style style:name="gr48" style:family="graphic" style:parent-style-name="standard">
      <style:graphic-properties draw:textarea-horizontal-align="justify" draw:textarea-vertical-align="middle" draw:auto-grow-height="false" fo:min-height="10.75cm" fo:min-width="2.5cm" loext:decorative="false"/>
    </style:style>
    <style:style style:name="gr49" style:family="graphic" style:parent-style-name="standard">
      <style:graphic-properties draw:fill="solid" draw:fill-color="#3465a4" draw:textarea-horizontal-align="justify" draw:textarea-vertical-align="middle" draw:auto-grow-height="false" fo:min-height="0.654cm" fo:min-width="1.401cm" style:writing-mode="lr-tb" loext:decorative="false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11.821cm" fo:min-width="2cm" loext:decorative="false"/>
    </style:style>
    <style:style style:name="gr51" style:family="graphic" style:parent-style-name="standard">
      <style:graphic-properties draw:fill="solid" draw:fill-color="#3465a4" draw:textarea-horizontal-align="justify" draw:textarea-vertical-align="middle" draw:auto-grow-height="false" fo:min-height="0.716cm" fo:min-width="1.061cm" style:writing-mode="lr-tb" loext:decorative="false"/>
      <style:paragraph-properties style:writing-mode="lr-tb"/>
    </style:style>
    <style:style style:name="gr52" style:family="graphic" style:parent-style-name="standard" style:list-style-name="L1">
      <style:graphic-properties draw:fill="solid" draw:fill-color="#3465a4" draw:textarea-horizontal-align="justify" draw:textarea-vertical-align="middle" draw:auto-grow-height="false" fo:min-height="0.716cm" fo:min-width="1.06cm" style:writing-mode="lr-tb" loext:decorative="false"/>
      <style:paragraph-properties style:writing-mode="lr-tb"/>
    </style:style>
    <style:style style:name="gr53" style:family="graphic" style:parent-style-name="standard">
      <style:graphic-properties draw:fill="solid" draw:fill-color="#3465a4" draw:textarea-horizontal-align="justify" draw:textarea-vertical-align="middle" draw:auto-grow-height="false" fo:min-height="0.716cm" fo:min-width="1.06cm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fill="solid" draw:fill-color="#3465a4" draw:textarea-horizontal-align="justify" draw:textarea-vertical-align="middle" draw:auto-grow-height="false" fo:min-height="0.716cm" fo:min-width="1.06cm" style:writing-mode="lr-tb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5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847cm" fo:min-width="0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01cm" fo:min-width="0cm" loext:decorative="false"/>
      <style:paragraph-properties style:writing-mode="lr-tb"/>
    </style:style>
    <style:style style:name="gr58" style:family="graphic" style:parent-style-name="standard">
      <style:graphic-properties draw:fill="solid" draw:fill-color="#1e6a39" draw:textarea-horizontal-align="justify" draw:textarea-vertical-align="middle" draw:auto-grow-height="false" fo:min-height="0.652cm" fo:min-width="0.708cm" style:writing-mode="lr-tb" loext:decorative="false"/>
      <style:paragraph-properties style:writing-mode="lr-tb"/>
    </style:style>
    <style:style style:name="gr59" style:family="graphic" style:parent-style-name="standard">
      <style:graphic-properties draw:fill="solid" draw:fill-color="#1e6a39" draw:textarea-horizontal-align="justify" draw:textarea-vertical-align="middle" draw:auto-grow-height="false" fo:min-height="0.652cm" fo:min-width="0.707cm" style:writing-mode="lr-tb" loext:decorative="false"/>
      <style:paragraph-properties style:writing-mode="lr-tb"/>
    </style:style>
    <style:style style:name="gr60" style:family="graphic" style:parent-style-name="standard">
      <style:graphic-properties draw:fill="solid" draw:fill-color="#1e6a39" draw:textarea-horizontal-align="justify" draw:textarea-vertical-align="middle" draw:auto-grow-height="false" fo:min-height="0.652cm" fo:min-width="0.71cm" style:writing-mode="lr-tb" loext:decorative="false"/>
      <style:paragraph-properties style:writing-mode="lr-tb"/>
    </style:style>
    <style:style style:name="gr61" style:family="graphic" style:parent-style-name="standard">
      <style:graphic-properties draw:fill="solid" draw:fill-color="#800080" draw:textarea-horizontal-align="justify" draw:textarea-vertical-align="middle" draw:auto-grow-height="false" fo:min-height="0.652cm" fo:min-width="0.71cm" style:writing-mode="lr-tb" loext:decorative="false"/>
      <style:paragraph-properties style:writing-mode="lr-tb"/>
    </style:style>
    <style:style style:name="gr62" style:family="graphic" style:parent-style-name="standard">
      <style:graphic-properties draw:fill="solid" draw:fill-color="#800080" draw:textarea-horizontal-align="justify" draw:textarea-vertical-align="middle" draw:auto-grow-height="false" fo:min-height="0.652cm" fo:min-width="0.708cm" style:writing-mode="lr-tb" loext:decorative="false"/>
      <style:paragraph-properties style:writing-mode="lr-tb"/>
    </style:style>
    <style:style style:name="gr63" style:family="graphic" style:parent-style-name="standard">
      <style:graphic-properties draw:fill="solid" draw:fill-color="#800080" draw:textarea-horizontal-align="justify" draw:textarea-vertical-align="middle" draw:auto-grow-height="false" fo:min-height="0.652cm" fo:min-width="0.707cm" style:writing-mode="lr-tb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14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1cm" fo:min-width="5.949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01cm" fo:min-width="10.224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461cm" fo:min-width="12.605cm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41cm" fo:min-width="0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461cm" fo:min-width="12.501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41cm" fo:min-width="0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01cm" fo:min-width="12.121cm" loext:decorative="false"/>
      <style:paragraph-properties style:writing-mode="lr-tb"/>
    </style:style>
    <style:style style:name="gr74" style:family="graphic" style:parent-style-name="standard">
      <style:graphic-properties draw:textarea-horizontal-align="justify" draw:textarea-vertical-align="middle" draw:auto-grow-height="false" fo:min-height="0.748cm" fo:min-width="4.244cm" loext:decorative="false"/>
    </style:style>
    <style:style style:name="gr7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41cm" fo:min-width="0cm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281cm" fo:min-width="16.126cm" loext:decorative="false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221cm" fo:min-width="16.126cm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5cm" fo:min-width="0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65cm" fo:min-width="0cm" loext:decorative="false"/>
      <style:paragraph-properties style:writing-mode="lr-tb"/>
    </style:style>
    <style:style style:name="gr80" style:family="graphic" style:parent-style-name="standard">
      <style:graphic-properties draw:textarea-horizontal-align="justify" draw:textarea-vertical-align="middle" draw:auto-grow-height="false" fo:min-height="0.748cm" fo:min-width="4.5cm" loext:decorative="false"/>
    </style:style>
    <style:style style:name="gr81" style:family="graphic" style:parent-style-name="standard">
      <style:graphic-properties draw:fill="solid" draw:fill-color="#3465a4" draw:textarea-horizontal-align="justify" draw:textarea-vertical-align="middle" draw:auto-grow-height="false" fo:min-height="0.652cm" fo:min-width="1.648cm" style:writing-mode="lr-tb" loext:decorative="false"/>
      <style:paragraph-properties style:writing-mode="lr-tb"/>
    </style:style>
    <style:style style:name="gr82" style:family="graphic" style:parent-style-name="standard">
      <style:graphic-properties draw:fill="solid" draw:fill-color="#3465a4" draw:textarea-horizontal-align="justify" draw:textarea-vertical-align="middle" draw:auto-grow-height="false" fo:min-height="0.652cm" fo:min-width="1.649cm" style:writing-mode="lr-tb" loext:decorative="false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31cm" loext:decorative="false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25cm" fo:min-width="0cm" loext:decorative="false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1cm" fo:min-width="7.738cm" loext:decorative="false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61cm" fo:min-width="0cm" loext:decorative="false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01cm" fo:min-width="5.386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221cm" fo:min-width="12.609cm" loext:decorative="false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221cm" fo:min-width="14.722cm" loext:decorative="false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461cm" fo:min-width="12.023cm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21cm" fo:min-width="13.904cm" loext:decorative="false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41cm" fo:min-width="14.691cm" loext:decorative="false"/>
      <style:paragraph-properties style:writing-mode="lr-tb"/>
    </style:style>
    <style:style style:name="gr93" style:family="graphic" style:parent-style-name="standard">
      <style:graphic-properties draw:textarea-horizontal-align="justify" draw:textarea-vertical-align="middle" draw:auto-grow-height="false" fo:min-height="7.75cm" fo:min-width="3cm" loext:decorative="false"/>
    </style:style>
    <style:style style:name="gr94" style:family="graphic" style:parent-style-name="standard">
      <style:graphic-properties draw:fill="solid" draw:fill-color="#3465a4" draw:textarea-horizontal-align="justify" draw:textarea-vertical-align="middle" draw:auto-grow-height="false" fo:min-height="0.654cm" fo:min-width="1.904cm" style:writing-mode="lr-tb" loext:decorative="false"/>
      <style:paragraph-properties style:writing-mode="lr-tb"/>
    </style:style>
    <style:style style:name="gr95" style:family="graphic" style:parent-style-name="standard">
      <style:graphic-properties draw:fill="solid" draw:fill-color="#3465a4" draw:textarea-horizontal-align="justify" draw:textarea-vertical-align="middle" draw:auto-grow-height="false" fo:min-height="0.654cm" fo:min-width="1.903cm" style:writing-mode="lr-tb" loext:decorative="false"/>
      <style:paragraph-properties style:writing-mode="lr-tb"/>
    </style:style>
    <style:style style:name="gr96" style:family="graphic" style:parent-style-name="standard">
      <style:graphic-properties draw:fill="solid" draw:fill-color="#3465a4" draw:textarea-horizontal-align="justify" draw:textarea-vertical-align="middle" draw:auto-grow-height="false" fo:min-height="0.654cm" fo:min-width="1.902cm" style:writing-mode="lr-tb" loext:decorative="false"/>
      <style:paragraph-properties style:writing-mode="lr-tb"/>
    </style:style>
    <style:style style:name="gr97" style:family="graphic" style:parent-style-name="standard">
      <style:graphic-properties draw:fill="solid" draw:fill-color="#3465a4" draw:textarea-horizontal-align="justify" draw:textarea-vertical-align="middle" draw:auto-grow-height="false" fo:min-height="0.654cm" fo:min-width="1.901cm" style:writing-mode="lr-tb" loext:decorative="false"/>
      <style:paragraph-properties style:writing-mode="lr-tb"/>
    </style:style>
    <style:style style:name="gr98" style:family="graphic" style:parent-style-name="standard">
      <style:graphic-properties draw:fill="solid" draw:fill-color="#3465a4" draw:textarea-horizontal-align="justify" draw:textarea-vertical-align="middle" draw:auto-grow-height="false" fo:min-height="0.654cm" fo:min-width="1.9cm" style:writing-mode="lr-tb" loext:decorative="false"/>
      <style:paragraph-properties style:writing-mode="lr-tb"/>
    </style:style>
    <style:style style:name="gr99" style:family="graphic" style:parent-style-name="standard">
      <style:graphic-properties draw:textarea-horizontal-align="justify" draw:textarea-vertical-align="middle" draw:auto-grow-height="false" fo:min-height="7.75cm" fo:min-width="7cm" loext:decorative="false"/>
    </style:style>
    <style:style style:name="gr100" style:family="graphic" style:parent-style-name="standard">
      <style:graphic-properties draw:fill="solid" draw:fill-color="#3465a4" draw:textarea-horizontal-align="justify" draw:textarea-vertical-align="middle" draw:auto-grow-height="false" fo:min-height="0.654cm" fo:min-width="4.762cm" style:writing-mode="lr-tb" loext:decorative="false"/>
      <style:paragraph-properties style:writing-mode="lr-tb"/>
    </style:style>
    <style:style style:name="gr101" style:family="graphic" style:parent-style-name="standard">
      <style:graphic-properties draw:fill="solid" draw:fill-color="#3465a4" draw:textarea-horizontal-align="justify" draw:textarea-vertical-align="middle" draw:auto-grow-height="false" fo:min-height="0.654cm" fo:min-width="4.761cm" style:writing-mode="lr-tb" loext:decorative="false"/>
      <style:paragraph-properties style:writing-mode="lr-tb"/>
    </style:style>
    <style:style style:name="gr102" style:family="graphic" style:parent-style-name="standard">
      <style:graphic-properties draw:fill="solid" draw:fill-color="#3465a4" draw:textarea-horizontal-align="justify" draw:textarea-vertical-align="middle" draw:auto-grow-height="false" fo:min-height="0.654cm" fo:min-width="4.757cm" style:writing-mode="lr-tb" loext:decorative="false"/>
      <style:paragraph-properties style:writing-mode="lr-tb"/>
    </style:style>
    <style:style style:name="gr103" style:family="graphic" style:parent-style-name="standard">
      <style:graphic-properties draw:fill="solid" draw:fill-color="#3465a4" draw:textarea-horizontal-align="justify" draw:textarea-vertical-align="middle" draw:auto-grow-height="false" fo:min-height="0.654cm" fo:min-width="4.755cm" style:writing-mode="lr-tb" loext:decorative="false"/>
      <style:paragraph-properties style:writing-mode="lr-tb"/>
    </style:style>
    <style:style style:name="gr104" style:family="graphic" style:parent-style-name="standard">
      <style:graphic-properties draw:fill="solid" draw:fill-color="#3465a4" draw:textarea-horizontal-align="justify" draw:textarea-vertical-align="middle" draw:auto-grow-height="false" fo:min-height="0.654cm" fo:min-width="4.753cm" style:writing-mode="lr-tb" loext:decorative="false"/>
      <style:paragraph-properties style:writing-mode="lr-tb"/>
    </style:style>
    <style:style style:name="gr105" style:family="graphic" style:parent-style-name="objectwithoutfill">
      <style:graphic-properties svg:stroke-width="0.053cm" svg:stroke-color="#871094" draw:marker-start-width="0.279cm" draw:marker-end="Стили_20_стрелок_20_2" draw:marker-end-width="0.379cm" draw:fill="none" draw:textarea-vertical-align="middle" fo:padding-top="0.151cm" fo:padding-bottom="0.151cm" fo:padding-left="0.276cm" fo:padding-right="0.276cm" loext:decorative="false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21cm" loext:decorative="false"/>
      <style:paragraph-properties style:writing-mode="lr-tb"/>
    </style:style>
    <style:style style:name="gr107" style:family="graphic" style:parent-style-name="standard">
      <style:graphic-properties draw:textarea-horizontal-align="justify" draw:textarea-vertical-align="middle" draw:auto-grow-height="false" fo:min-height="7.75cm" fo:min-width="2.6cm" loext:decorative="false"/>
    </style:style>
    <style:style style:name="gr108" style:family="graphic" style:parent-style-name="standard">
      <style:graphic-properties draw:textarea-horizontal-align="justify" draw:textarea-vertical-align="middle" draw:auto-grow-height="false" fo:min-height="7.75cm" fo:min-width="6.8cm" loext:decorative="false"/>
    </style:style>
    <style:style style:name="gr109" style:family="graphic" style:parent-style-name="standard">
      <style:graphic-properties draw:fill="solid" draw:fill-color="#3465a4" draw:textarea-horizontal-align="justify" draw:textarea-vertical-align="middle" draw:auto-grow-height="false" fo:min-height="0.654cm" fo:min-width="5.762cm" style:writing-mode="lr-tb" loext:decorative="false"/>
      <style:paragraph-properties style:writing-mode="lr-tb"/>
    </style:style>
    <style:style style:name="gr110" style:family="graphic" style:parent-style-name="standard">
      <style:graphic-properties draw:fill="solid" draw:fill-color="#3465a4" draw:textarea-horizontal-align="justify" draw:textarea-vertical-align="middle" draw:auto-grow-height="false" fo:min-height="0.654cm" fo:min-width="5.761cm" style:writing-mode="lr-tb" loext:decorative="false"/>
      <style:paragraph-properties style:writing-mode="lr-tb"/>
    </style:style>
    <style:style style:name="gr111" style:family="graphic" style:parent-style-name="standard">
      <style:graphic-properties draw:fill="solid" draw:fill-color="#3465a4" draw:textarea-horizontal-align="justify" draw:textarea-vertical-align="middle" draw:auto-grow-height="false" fo:min-height="0.654cm" fo:min-width="5.756cm" style:writing-mode="lr-tb" loext:decorative="false"/>
      <style:paragraph-properties style:writing-mode="lr-tb"/>
    </style:style>
    <style:style style:name="gr112" style:family="graphic" style:parent-style-name="standard">
      <style:graphic-properties draw:fill="solid" draw:fill-color="#3465a4" draw:textarea-horizontal-align="justify" draw:textarea-vertical-align="middle" draw:auto-grow-height="false" fo:min-height="0.654cm" fo:min-width="5.754cm" style:writing-mode="lr-tb" loext:decorative="false"/>
      <style:paragraph-properties style:writing-mode="lr-tb"/>
    </style:style>
    <style:style style:name="gr113" style:family="graphic" style:parent-style-name="standard">
      <style:graphic-properties draw:fill="solid" draw:fill-color="#3465a4" draw:textarea-horizontal-align="justify" draw:textarea-vertical-align="middle" draw:auto-grow-height="false" fo:min-height="0.654cm" fo:min-width="5.752cm" style:writing-mode="lr-tb" loext:decorative="false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01cm" fo:min-width="14.691cm" loext:decorative="false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0.71cm" loext:decorative="false"/>
      <style:paragraph-properties style:writing-mode="lr-tb"/>
    </style:style>
    <style:style style:name="gr1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641cm" fo:min-width="0cm" loext:decorative="false"/>
      <style:paragraph-properties style:writing-mode="lr-tb"/>
    </style:style>
    <style:style style:name="gr1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281cm" fo:min-width="0cm" loext:decorative="false"/>
      <style:paragraph-properties style:writing-mode="lr-tb"/>
    </style:style>
    <style:style style:name="gr1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281cm" fo:min-width="0cm" loext:decorative="false"/>
      <style:paragraph-properties style:writing-mode="lr-tb"/>
    </style:style>
    <style:style style:name="gr1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581cm" fo:min-width="0cm" loext:decorative="false"/>
      <style:paragraph-properties style:writing-mode="lr-tb"/>
    </style:style>
    <style:style style:name="gr1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9.401cm" fo:min-width="0cm" loext:decorative="false"/>
      <style:paragraph-properties style:writing-mode="lr-tb"/>
    </style:style>
    <style:style style:name="gr1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41cm" fo:min-width="0cm" loext:decorative="false"/>
      <style:paragraph-properties style:writing-mode="lr-tb"/>
    </style:style>
    <style:style style:name="gr1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41cm" fo:min-width="0cm" loext:decorative="false"/>
      <style:paragraph-properties style:writing-mode="lr-tb"/>
    </style:style>
    <style:style style:name="gr1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41cm" fo:min-width="0cm" loext:decorative="false"/>
      <style:paragraph-properties style:writing-mode="lr-tb"/>
    </style:style>
    <style:style style:name="pr1" style:family="presentation" style:parent-style-name="Обычный-title">
      <style:graphic-properties draw:textarea-vertical-align="middle" fo:min-height="5.209cm" loext:decorative="false"/>
      <style:paragraph-properties style:writing-mode="lr-tb"/>
    </style:style>
    <style:style style:name="pr2" style:family="presentation" style:parent-style-name="Обычный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Обычный-subtitle">
      <style:graphic-properties draw:fill-color="#ffffff" fo:min-height="12.19cm" loext:decorative="false"/>
      <style:paragraph-properties style:writing-mode="lr-tb"/>
    </style:style>
    <style:style style:name="pr4" style:family="presentation" style:parent-style-name="Обычный-title">
      <style:graphic-properties fo:min-height="2.629cm" loext:decorative="false"/>
      <style:paragraph-properties style:writing-mode="lr-tb"/>
    </style:style>
    <style:style style:name="pr5" style:family="presentation" style:parent-style-name="Обычный-outline1">
      <style:graphic-properties fo:min-height="8.884cm" loext:decorative="false"/>
      <style:paragraph-properties style:writing-mode="lr-tb"/>
    </style:style>
    <style:style style:name="pr6" style:family="presentation" style:parent-style-name="Обычный-title">
      <style:graphic-properties draw:auto-grow-height="true" fo:min-height="3.473cm" loext:decorative="false"/>
      <style:paragraph-properties style:writing-mode="lr-tb"/>
    </style:style>
    <style:style style:name="pr7" style:family="presentation" style:parent-style-name="Обычный-subtitle">
      <style:graphic-properties draw:fill-color="#ffffff" draw:auto-grow-height="true" fo:min-height="12.19cm" loext:decorative="false"/>
      <style:paragraph-properties style:writing-mode="lr-tb"/>
    </style:style>
    <style:style style:name="pr8" style:family="presentation" style:parent-style-name="Обычный-title">
      <style:graphic-properties fo:min-height="3.473cm" loext:decorative="false"/>
      <style:paragraph-properties style:writing-mode="lr-tb"/>
    </style:style>
    <style:style style:name="pr9" style:family="presentation" style:parent-style-name="Обычный-title">
      <style:graphic-properties fo:min-height="5.209cm" loext:decorative="false"/>
      <style:paragraph-properties style:writing-mode="lr-tb"/>
    </style:style>
    <style:style style:name="pr10" style:family="presentation" style:parent-style-name="Обычный-outline1">
      <style:graphic-properties draw:textarea-horizontal-align="left"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44pt" style:font-size-asian="44pt" style:font-size-complex="44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style:text-autospace="none"/>
    </style:style>
    <style:style style:name="P6" style:family="paragraph">
      <loext:graphic-properties draw:fill="none" draw:fill-color="#ffffff"/>
      <style:paragraph-properties style:text-autospace="none"/>
      <style:text-properties fo:font-size="20pt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style:paragraph-properties fo:margin-left="0cm" fo:margin-right="0cm" fo:margin-top="0.4cm" fo:margin-bottom="0cm" fo:text-indent="0cm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solid" draw:fill-color="#3465a4"/>
      <style:paragraph-properties fo:text-align="center"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font-size="19.5pt" style:font-size-asian="19.5pt" style:font-size-complex="19.5pt"/>
    </style:style>
    <style:style style:name="P15" style:family="paragraph">
      <loext:graphic-properties draw:fill="none" draw:fill-color="#ffffff"/>
      <style:paragraph-properties style:text-autospace="none"/>
    </style:style>
    <style:style style:name="P16" style:family="paragraph">
      <style:paragraph-properties fo:margin-top="0.4cm" fo:margin-bottom="0cm"/>
    </style:style>
    <style:style style:name="P17" style:family="paragraph">
      <loext:graphic-properties draw:fill="none" draw:fill-color="#ffffff"/>
      <style:text-properties fo:font-size="20pt" style:font-size-asian="20pt" style:font-size-complex="20pt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style:text-autospace="none"/>
      <style:text-properties fo:font-style="normal" style:font-style-asian="normal" style:font-style-complex="normal"/>
    </style:style>
    <style:style style:name="P20" style:family="paragraph">
      <style:paragraph-properties fo:margin-left="0cm" fo:margin-right="0cm" fo:margin-top="0cm" fo:margin-bottom="0cm" fo:line-height="100%" fo:text-indent="0cm" style:text-autospace="none"/>
    </style:style>
    <style:style style:name="P21" style:family="paragraph">
      <style:paragraph-properties fo:margin-left="0cm" fo:margin-right="0cm" fo:margin-top="0cm" fo:margin-bottom="0cm" fo:line-height="100%" fo:text-align="center" fo:text-indent="0cm"/>
    </style:style>
    <style:style style:name="P22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 style:writing-mode="lr-tb"/>
    </style:style>
    <style:style style:name="P23" style:family="paragraph">
      <loext:graphic-properties draw:fill="solid" draw:fill-color="#1e6a39"/>
      <style:paragraph-properties fo:text-align="center" style:writing-mode="lr-tb"/>
    </style:style>
    <style:style style:name="P24" style:family="paragraph">
      <style:paragraph-properties fo:text-align="center"/>
      <style:text-properties fo:font-size="17pt" style:font-size-asian="17pt" style:font-size-complex="17pt"/>
    </style:style>
    <style:style style:name="P25" style:family="paragraph">
      <loext:graphic-properties draw:fill="solid" draw:fill-color="#800080"/>
      <style:paragraph-properties fo:text-align="center" style:writing-mode="lr-tb"/>
      <style:text-properties fo:font-size="17pt" style:font-size-asian="17pt" style:font-size-complex="17pt"/>
    </style:style>
    <style:style style:name="P26" style:family="paragraph">
      <style:paragraph-properties fo:text-align="center"/>
      <style:text-properties fo:font-size="18pt" style:font-size-asian="18pt" style:font-size-complex="18pt"/>
    </style:style>
    <style:style style:name="P27" style:family="paragraph">
      <loext:graphic-properties draw:fill="solid" draw:fill-color="#800080"/>
      <style:paragraph-properties fo:text-align="center" style:writing-mode="lr-tb"/>
      <style:text-properties fo:font-size="18pt" style:font-size-asian="18pt" style:font-size-complex="18pt"/>
    </style:style>
    <style:style style:name="P28" style:family="paragraph">
      <loext:graphic-properties draw:fill="solid" draw:fill-color="#800080"/>
      <style:paragraph-properties fo:text-align="center" style:writing-mode="lr-tb"/>
    </style:style>
    <style:style style:name="P29" style:family="paragraph">
      <loext:graphic-properties draw:fill="solid" draw:fill-color="#1e6a39"/>
      <style:paragraph-properties fo:text-align="center" style:writing-mode="lr-tb"/>
      <style:text-properties fo:font-size="17pt" style:font-size-asian="17pt" style:font-size-complex="17pt"/>
    </style:style>
    <style:style style:name="P30" style:family="paragraph">
      <style:paragraph-properties fo:margin-top="0.42cm" fo:margin-bottom="0.35cm"/>
    </style:style>
    <style:style style:name="P31" style:family="paragraph">
      <style:paragraph-properties fo:text-align="center"/>
      <style:text-properties fo:font-size="15pt" style:font-size-asian="15pt" style:font-size-complex="15pt"/>
    </style:style>
    <style:style style:name="P32" style:family="paragraph">
      <loext:graphic-properties draw:fill="solid" draw:fill-color="#3465a4"/>
      <style:paragraph-properties fo:text-align="center" style:writing-mode="lr-tb"/>
      <style:text-properties fo:font-size="15pt" style:font-size-asian="15pt" style:font-size-complex="15pt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</style:style>
    <style:style style:name="P34" style:family="paragraph">
      <style:paragraph-properties fo:margin-top="0.5cm" fo:margin-bottom="0cm"/>
    </style:style>
    <style:style style:name="P35" style:family="paragraph">
      <style:paragraph-properties fo:text-align="start"/>
    </style:style>
    <style:style style:name="P36" style:family="paragraph">
      <loext:graphic-properties draw:fill="none" draw:fill-color="#ffffff"/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P37" style:family="paragraph">
      <style:text-properties fo:font-size="44pt" style:font-size-asian="44pt" style:font-size-complex="4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variant="normal" fo:text-transform="none" fo:color="#0033b3" loext:opacity="100%" style:text-outline="false" style:text-line-through-style="none" style:text-line-through-type="none" style:font-name="JetBrains Mono" fo:font-size="19.5pt" fo:text-shadow="none" style:text-underline-style="none" fo:font-weight="normal" style:letter-kerning="true" style:font-name-asian="JetBrains Mono" style:font-size-asian="19.5pt" style:font-weight-asian="normal" style:font-name-complex="JetBrains Mono" style:font-size-complex="19.5pt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9.5pt" fo:text-shadow="none" style:text-underline-style="none" fo:font-weight="normal" style:letter-kerning="true" style:font-name-asian="JetBrains Mono" style:font-size-asian="19.5pt" style:font-weight-asian="normal" style:font-name-complex="JetBrains Mono" style:font-size-complex="19.5pt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80808" loext:opacity="100%" style:text-outline="false" style:text-line-through-style="none" style:text-line-through-type="none" style:font-name="JetBrains Mono" fo:font-size="19.5pt" fo:text-shadow="none" style:text-underline-style="none" fo:font-weight="normal" style:letter-kerning="true" style:font-name-asian="JetBrains Mono" style:font-size-asian="19.5pt" style:font-weight-asian="normal" style:font-name-complex="JetBrains Mono" style:font-size-complex="19.5pt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c8c8c" loext:opacity="100%" style:text-outline="false" style:text-line-through-style="none" style:text-line-through-type="none" style:font-name="JetBrains Mono" fo:font-size="19.5pt" fo:font-style="italic" fo:text-shadow="none" style:text-underline-style="none" fo:font-weight="normal" style:letter-kerning="true" style:font-name-asian="JetBrains Mono" style:font-size-asian="19.5pt" style:font-style-asian="italic" style:font-weight-asian="normal" style:font-name-complex="JetBrains Mono" style:font-size-complex="19.5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1750eb" loext:opacity="100%" style:text-outline="false" style:text-line-through-style="none" style:text-line-through-type="none" style:font-name="JetBrains Mono" fo:font-size="19.5pt" fo:text-shadow="none" style:text-underline-style="none" fo:font-weight="normal" style:letter-kerning="true" style:font-name-asian="JetBrains Mono" style:font-size-asian="19.5pt" style:font-weight-asian="normal" style:font-name-complex="JetBrains Mono" style:font-size-complex="19.5pt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27a" loext:opacity="100%" style:text-outline="false" style:text-line-through-style="none" style:text-line-through-type="none" style:font-name="JetBrains Mono" fo:font-size="19.5pt" fo:text-shadow="none" style:text-underline-style="none" fo:font-weight="normal" style:letter-kerning="true" style:font-name-asian="JetBrains Mono" style:font-size-asian="19.5pt" style:font-weight-asian="normal" style:font-name-complex="JetBrains Mono" style:font-size-complex="19.5pt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33b3" loext:opacity="100%" style:text-outline="false" style:text-line-through-style="none" style:text-line-through-type="none" style:font-name="JetBrains Mono" fo:font-size="19.5pt" fo:font-style="normal" fo:text-shadow="none" style:text-underline-style="none" fo:font-weight="normal" style:letter-kerning="true" style:font-name-asian="JetBrains Mono" style:font-size-asian="19.5pt" style:font-style-asian="normal" style:font-weight-asian="normal" style:font-name-complex="JetBrains Mono" style:font-size-complex="19.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627a" loext:opacity="100%" style:text-outline="false" style:text-line-through-style="none" style:text-line-through-type="none" style:font-name="JetBrains Mono" fo:font-size="19.5pt" fo:font-style="normal" fo:text-shadow="none" style:text-underline-style="none" fo:font-weight="normal" style:letter-kerning="true" style:font-name-asian="JetBrains Mono" style:font-size-asian="19.5pt" style:font-style-asian="normal" style:font-weight-asian="normal" style:font-name-complex="JetBrains Mono" style:font-size-complex="19.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80808" loext:opacity="100%" style:text-outline="false" style:text-line-through-style="none" style:text-line-through-type="none" style:font-name="JetBrains Mono" fo:font-size="19.5pt" fo:font-style="normal" fo:text-shadow="none" style:text-underline-style="none" fo:font-weight="normal" style:letter-kerning="true" style:font-name-asian="JetBrains Mono" style:font-size-asian="19.5pt" style:font-style-asian="normal" style:font-weight-asian="normal" style:font-name-complex="JetBrains Mono" style:font-size-complex="19.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9.5pt" fo:font-style="normal" fo:text-shadow="none" style:text-underline-style="none" fo:font-weight="normal" style:letter-kerning="true" style:font-name-asian="JetBrains Mono" style:font-size-asian="19.5pt" style:font-style-asian="normal" style:font-weight-asian="normal" style:font-name-complex="JetBrains Mono" style:font-size-complex="19.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1750eb" loext:opacity="100%" style:text-outline="false" style:text-line-through-style="none" style:text-line-through-type="none" style:font-name="JetBrains Mono" fo:font-size="19.5pt" fo:font-style="normal" fo:text-shadow="none" style:text-underline-style="none" fo:font-weight="normal" style:letter-kerning="true" style:font-name-asian="JetBrains Mono" style:font-size-asian="19.5pt" style:font-style-asian="normal" style:font-weight-asian="normal" style:font-name-complex="JetBrains Mono" style:font-size-complex="19.5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67d17" loext:opacity="100%" style:text-outline="false" style:text-line-through-style="none" style:text-line-through-type="none" style:font-name="JetBrains Mono" fo:font-size="19.5pt" fo:font-style="normal" fo:text-shadow="none" style:text-underline-style="none" fo:font-weight="normal" style:letter-kerning="true" style:font-name-asian="JetBrains Mono" style:font-size-asian="19.5pt" style:font-style-asian="normal" style:font-weight-asian="normal" style:font-name-complex="JetBrains Mono" style:font-size-complex="19.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text-outline="false" style:text-line-through-style="none" style:text-line-through-type="none" style:font-name="JetBrains Mono" fo:font-size="19.5pt" fo:font-style="normal" fo:text-shadow="none" style:text-underline-style="none" fo:font-weight="normal" style:letter-kerning="true" style:font-name-asian="JetBrains Mono" style:font-size-asian="19.5pt" style:font-style-asian="normal" style:font-weight-asian="normal" style:font-name-complex="JetBrains Mono" style:font-size-complex="19.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808080" loext:opacity="100%" style:text-outline="false" style:text-line-through-style="none" style:text-line-through-type="none" style:font-name="JetBrains Mono" fo:font-size="19.5pt" fo:font-style="normal" fo:text-shadow="none" style:text-underline-style="none" fo:font-weight="normal" style:letter-kerning="true" style:font-name-asian="JetBrains Mono" style:font-size-asian="19.5pt" style:font-style-asian="normal" style:font-weight-asian="normal" style:font-name-complex="JetBrains Mono" style:font-size-complex="19.5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67d17" loext:opacity="100%" style:text-outline="false" style:text-line-through-style="none" style:text-line-through-type="none" style:font-name="JetBrains Mono" fo:font-size="20pt" fo:font-style="normal" fo:text-shadow="none" style:text-underline-style="none" fo:font-weight="normal" style:letter-kerning="true" fo:background-color="transparent" style:font-name-asian="JetBrains Mono" style:font-size-asian="20pt" style:font-style-asian="normal" style:font-weight-asian="normal" style:font-name-complex="JetBrains Mono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37a6" loext:opacity="100%" style:text-outline="false" style:text-line-through-style="none" style:text-line-through-type="none" style:font-name="JetBrains Mono" fo:font-size="19.5pt" fo:font-style="normal" fo:text-shadow="none" style:text-underline-style="none" fo:font-weight="normal" style:letter-kerning="true" style:font-name-asian="JetBrains Mono" style:font-size-asian="19.5pt" style:font-style-asian="normal" style:font-weight-asian="normal" style:font-name-complex="JetBrains Mono" style:font-size-complex="19.5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8c8c8c" loext:opacity="100%" style:text-outline="false" style:text-line-through-style="none" style:text-line-through-type="none" style:font-name="JetBrains Mono" fo:font-size="19.5pt" fo:font-style="normal" fo:text-shadow="none" style:text-underline-style="none" fo:font-weight="normal" style:letter-kerning="true" style:font-name-asian="JetBrains Mono" style:font-size-asian="19.5pt" style:font-style-asian="normal" style:font-weight-asian="normal" style:font-name-complex="JetBrains Mono" style:font-size-complex="19.5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9e880d" loext:opacity="100%" style:text-outline="false" style:text-line-through-style="none" style:text-line-through-type="none" style:font-name="JetBrains Mono" fo:font-size="19.5pt" fo:font-style="normal" fo:text-shadow="none" style:text-underline-style="none" fo:font-weight="normal" style:letter-kerning="true" style:font-name-asian="JetBrains Mono" style:font-size-asian="19.5pt" style:font-style-asian="normal" style:font-weight-asian="normal" style:font-name-complex="JetBrains Mono" style:font-size-complex="19.5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67d17" loext:opacity="100%" style:text-outline="false" style:text-line-through-style="none" style:text-line-through-type="none" style:font-name="JetBrains Mono" fo:font-size="19.5pt" fo:text-shadow="none" style:text-underline-style="none" fo:font-weight="normal" style:letter-kerning="true" style:font-name-asian="JetBrains Mono" style:font-size-asian="19.5pt" style:font-weight-asian="normal" style:font-name-complex="JetBrains Mono" style:font-size-complex="19.5pt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37a6" loext:opacity="100%" style:text-outline="false" style:text-line-through-style="none" style:text-line-through-type="none" style:font-name="JetBrains Mono" fo:font-size="19.5pt" fo:text-shadow="none" style:text-underline-style="none" fo:font-weight="normal" style:letter-kerning="true" style:font-name-asian="JetBrains Mono" style:font-size-asian="19.5pt" style:font-weight-asian="normal" style:font-name-complex="JetBrains Mono" style:font-size-complex="19.5pt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9e880d" loext:opacity="100%" style:text-outline="false" style:text-line-through-style="none" style:text-line-through-type="none" style:font-name="JetBrains Mono" fo:font-size="19.5pt" fo:text-shadow="none" style:text-underline-style="none" fo:font-weight="normal" style:letter-kerning="true" style:font-name-asian="JetBrains Mono" style:font-size-asian="19.5pt" style:font-weight-asian="normal" style:font-name-complex="JetBrains Mono" style:font-size-complex="19.5pt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808080" loext:opacity="100%" style:text-outline="false" style:text-line-through-style="none" style:text-line-through-type="none" style:font-name="JetBrains Mono" fo:font-size="19.5pt" fo:text-shadow="none" style:text-underline-style="none" fo:font-weight="normal" style:letter-kerning="true" style:font-name-asian="JetBrains Mono" style:font-size-asian="19.5pt" style:font-weight-asian="normal" style:font-name-complex="JetBrains Mono" style:font-size-complex="19.5pt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ff" loext:opacity="100%"/>
    </style:style>
    <style:style style:name="T28" style:family="text">
      <style:text-properties fo:font-variant="normal" fo:text-transform="none" fo:color="#00627a" loext:opacity="100%" style:text-outline="false" style:text-line-through-style="none" style:text-line-through-type="none" style:font-name="JetBrains Mono" fo:font-size="19.5pt" fo:font-style="italic" fo:text-shadow="none" style:text-underline-style="none" fo:font-weight="normal" style:letter-kerning="true" style:font-name-asian="JetBrains Mono" style:font-size-asian="19.5pt" style:font-style-asian="italic" style:font-weight-asian="normal" style:font-name-complex="JetBrains Mono" style:font-size-complex="19.5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80808" loext:opacity="100%" style:text-outline="false" style:text-line-through-style="none" style:text-line-through-type="none" style:font-name="JetBrains Mono" fo:font-size="19.5pt" fo:font-style="italic" fo:text-shadow="none" style:text-underline-style="none" fo:font-weight="normal" style:letter-kerning="true" style:font-name-asian="JetBrains Mono" style:font-size-asian="19.5pt" style:font-style-asian="italic" style:font-weight-asian="normal" style:font-name-complex="JetBrains Mono" style:font-size-complex="19.5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9.5pt" fo:font-style="italic" fo:text-shadow="none" style:text-underline-style="none" fo:font-weight="normal" style:letter-kerning="true" style:font-name-asian="JetBrains Mono" style:font-size-asian="19.5pt" style:font-style-asian="italic" style:font-weight-asian="normal" style:font-name-complex="JetBrains Mono" style:font-size-complex="19.5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17pt" style:font-size-asian="17pt" style:font-size-complex="17pt"/>
    </style:style>
    <style:style style:name="T32" style:family="text">
      <style:text-properties fo:font-size="18pt" style:font-size-asian="18pt" style:font-size-complex="18pt"/>
    </style:style>
    <style:style style:name="T33" style:family="text">
      <style:text-properties fo:font-variant="normal" fo:text-transform="none" fo:color="#871094" loext:opacity="100%" style:text-outline="false" style:text-line-through-style="none" style:text-line-through-type="none" style:font-name="JetBrains Mono" fo:font-size="19.5pt" fo:font-style="normal" fo:text-shadow="none" style:text-underline-style="none" fo:font-weight="normal" style:letter-kerning="true" style:font-name-asian="JetBrains Mono" style:font-size-asian="19.5pt" style:font-style-asian="normal" style:font-weight-asian="normal" style:font-name-complex="JetBrains Mono" style:font-size-complex="19.5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15pt" style:font-size-asian="15pt" style:font-size-complex="15pt"/>
    </style:style>
    <style:style style:name="T35" style:family="text">
      <style:text-properties fo:font-variant="normal" fo:text-transform="none" fo:color="#0033b3" loext:opacity="100%" style:text-outline="false" style:text-line-through-style="none" style:text-line-through-type="none" style:font-name="JetBrains Mono" fo:font-size="19.5pt" fo:font-style="italic" fo:text-shadow="none" style:text-underline-style="none" fo:font-weight="normal" style:letter-kerning="true" style:font-name-asian="JetBrains Mono" style:font-size-asian="19.5pt" style:font-style-asian="italic" style:font-weight-asian="normal" style:font-name-complex="JetBrains Mono" style:font-size-complex="19.5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67d17" loext:opacity="100%" style:text-outline="false" style:text-line-through-style="none" style:text-line-through-type="none" style:font-name="JetBrains Mono" fo:font-size="19.5pt" fo:font-style="italic" fo:text-shadow="none" style:text-underline-style="none" fo:font-weight="normal" style:letter-kerning="true" style:font-name-asian="JetBrains Mono" style:font-size-asian="19.5pt" style:font-style-asian="italic" style:font-weight-asian="normal" style:font-name-complex="JetBrains Mono" style:font-size-complex="19.5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37a6" loext:opacity="100%" style:text-outline="false" style:text-line-through-style="none" style:text-line-through-type="none" style:font-name="JetBrains Mono" fo:font-size="19.5pt" fo:font-style="italic" fo:text-shadow="none" style:text-underline-style="none" fo:font-weight="normal" style:letter-kerning="true" style:font-name-asian="JetBrains Mono" style:font-size-asian="19.5pt" style:font-style-asian="italic" style:font-weight-asian="normal" style:font-name-complex="JetBrains Mono" style:font-size-complex="19.5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33b3" loext:opacity="100%"/>
    </style:style>
    <style:style style:name="T39" style:family="text">
      <style:text-properties fo:font-variant="normal" fo:text-transform="none" fo:color="#080808" loext:opacity="100%" style:text-outline="false" style:text-line-through-style="none" style:text-line-through-type="none" style:font-name="Liberation Sans" fo:font-size="19.5pt" fo:font-style="normal" fo:text-shadow="none" style:text-underline-style="none" fo:font-weight="normal" style:letter-kerning="true" style:font-name-asian="Noto Sans CJK SC" style:font-size-asian="19.5pt" style:font-style-asian="normal" style:font-weight-asian="normal" style:font-name-complex="Noto Sans Devanagari" style:font-size-complex="19.5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80808" loext:opacity="100%" style:text-outline="false" style:text-line-through-style="none" style:text-line-through-type="none" style:font-name="Liberation Sans" fo:font-size="19.5pt" fo:font-style="normal" fo:text-shadow="none" style:text-underline-style="none" fo:font-weight="normal" style:letter-kerning="true" style:font-name-asian="Noto Sans CJK SC" style:font-size-asian="19.5pt" style:font-style-asian="normal" style:font-weight-asian="normal" style:font-name-complex="JetBrains Mono" style:font-size-complex="19.5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9.5pt" fo:font-style="normal" fo:text-shadow="none" style:text-underline-style="none" fo:font-weight="normal" style:letter-kerning="true" style:font-name-asian="Noto Sans CJK SC" style:font-size-asian="19.5pt" style:font-style-asian="normal" style:font-weight-asian="normal" style:font-name-complex="JetBrains Mono" style:font-size-complex="19.5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871094" loext:opacity="100%" style:text-outline="false" style:text-line-through-style="none" style:text-line-through-type="none" style:font-name="Liberation Sans" fo:font-size="19.5pt" fo:font-style="normal" fo:text-shadow="none" style:text-underline-style="none" fo:font-weight="normal" style:letter-kerning="true" style:font-name-asian="Noto Sans CJK SC" style:font-size-asian="19.5pt" style:font-style-asian="normal" style:font-weight-asian="normal" style:font-name-complex="JetBrains Mono" style:font-size-complex="19.5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1750eb" loext:opacity="100%" style:text-outline="false" style:text-line-through-style="none" style:text-line-through-type="none" style:font-name="Liberation Sans" fo:font-size="19.5pt" fo:font-style="normal" fo:text-shadow="none" style:text-underline-style="none" fo:font-weight="normal" style:letter-kerning="true" style:font-name-asian="Noto Sans CJK SC" style:font-size-asian="19.5pt" style:font-style-asian="normal" style:font-weight-asian="normal" style:font-name-complex="JetBrains Mono" style:font-size-complex="19.5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627a" loext:opacity="100%" style:text-outline="false" style:text-line-through-style="none" style:text-line-through-type="none" style:font-name="Liberation Sans" fo:font-size="19.5pt" fo:font-style="normal" fo:text-shadow="none" style:text-underline-style="none" fo:font-weight="normal" style:letter-kerning="true" style:font-name-asian="Noto Sans CJK SC" style:font-size-asian="19.5pt" style:font-style-asian="normal" style:font-weight-asian="normal" style:font-name-complex="JetBrains Mono" style:font-size-complex="19.5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67d17" loext:opacity="100%" style:text-outline="false" style:text-line-through-style="none" style:text-line-through-type="none" style:font-name="Liberation Sans" fo:font-size="19.5pt" fo:font-style="normal" fo:text-shadow="none" style:text-underline-style="none" fo:font-weight="normal" style:letter-kerning="true" style:font-name-asian="Noto Sans CJK SC" style:font-size-asian="19.5pt" style:font-style-asian="normal" style:font-weight-asian="normal" style:font-name-complex="JetBrains Mono" style:font-size-complex="19.5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37a6" loext:opacity="100%" style:text-outline="false" style:text-line-through-style="none" style:text-line-through-type="none" style:font-name="Liberation Sans" fo:font-size="19.5pt" fo:font-style="normal" fo:text-shadow="none" style:text-underline-style="none" fo:font-weight="normal" style:letter-kerning="true" style:font-name-asian="Noto Sans CJK SC" style:font-size-asian="19.5pt" style:font-style-asian="normal" style:font-weight-asian="normal" style:font-name-complex="JetBrains Mono" style:font-size-complex="19.5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8c8c8c" loext:opacity="100%" style:text-outline="false" style:text-line-through-style="none" style:text-line-through-type="none" style:font-name="Liberation Sans" fo:font-size="19.5pt" fo:font-style="italic" fo:text-shadow="none" style:text-underline-style="none" fo:font-weight="normal" style:letter-kerning="true" style:font-name-asian="Noto Sans CJK SC" style:font-size-asian="19.5pt" style:font-style-asian="italic" style:font-weight-asian="normal" style:font-name-complex="JetBrains Mono" style:font-size-complex="19.5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JetBrains Mono" fo:font-size="19.5pt" fo:font-style="normal" fo:text-shadow="none" style:text-underline-style="none" fo:font-weight="normal" style:letter-kerning="true" style:font-name-asian="JetBrains Mono" style:font-size-asian="19.5pt" style:font-style-asian="normal" style:font-weight-asian="normal" style:font-name-complex="JetBrains Mono" style:font-size-complex="19.5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627a" loext:opacity="100%" style:text-outline="false" style:text-line-through-style="none" style:text-line-through-type="none" style:font-name="JetBrains Mono" fo:font-size="20pt" fo:font-style="normal" fo:text-shadow="none" style:text-underline-style="none" fo:font-weight="normal" style:letter-kerning="true" style:font-name-asian="JetBrains Mono" style:font-size-asian="20pt" style:font-style-asian="normal" style:font-weight-asian="normal" style:font-name-complex="JetBrains Mono" style:font-size-complex="20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20pt" fo:font-style="normal" fo:text-shadow="none" style:text-underline-style="none" fo:font-weight="normal" style:letter-kerning="true" fo:background-color="transparent" style:font-name-asian="JetBrains Mono" style:font-size-asian="20pt" style:font-style-asian="normal" style:font-weight-asian="normal" style:font-name-complex="JetBrains Mono" style:font-size-complex="2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627a" loext:opacity="100%" style:text-outline="false" style:text-line-through-style="none" style:text-line-through-type="none" style:font-name="JetBrains Mono" fo:font-size="20pt" fo:font-style="normal" fo:text-shadow="none" style:text-underline-style="none" fo:font-weight="normal" style:letter-kerning="true" fo:background-color="transparent" style:font-name-asian="JetBrains Mono" style:font-size-asian="20pt" style:font-style-asian="normal" style:font-weight-asian="normal" style:font-name-complex="JetBrains Mono" style:font-size-complex="20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1750eb" loext:opacity="100%" style:text-outline="false" style:text-line-through-style="none" style:text-line-through-type="none" style:font-name="JetBrains Mono" fo:font-size="20pt" fo:font-style="normal" fo:text-shadow="none" style:text-underline-style="none" fo:font-weight="normal" style:letter-kerning="true" fo:background-color="transparent" style:font-name-asian="JetBrains Mono" style:font-size-asian="20pt" style:font-style-asian="normal" style:font-weight-asian="normal" style:font-name-complex="JetBrains Mono" style:font-size-complex="20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80808" loext:opacity="100%" style:text-outline="false" style:text-line-through-style="none" style:text-line-through-type="none" style:font-name="JetBrains Mono" fo:font-size="20pt" fo:font-style="normal" fo:text-shadow="none" style:text-underline-style="none" fo:font-weight="normal" style:letter-kerning="true" fo:background-color="transparent" style:font-name-asian="JetBrains Mono" style:font-size-asian="20pt" style:font-style-asian="normal" style:font-weight-asian="normal" style:font-name-complex="JetBrains Mono" style:font-size-complex="2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627a" loext:opacity="100%" style:text-outline="false" style:text-line-through-style="none" style:text-line-through-type="none" style:font-name="JetBrains Mono" fo:font-size="19.5pt" fo:font-style="normal" fo:text-shadow="none" style:text-underline-style="none" fo:font-weight="normal" style:letter-kerning="true" fo:background-color="transparent" style:font-name-asian="JetBrains Mono" style:font-size-asian="19.5pt" style:font-style-asian="normal" style:font-weight-asian="normal" style:font-name-complex="JetBrains Mono" style:font-size-complex="19.5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33b3" loext:opacity="100%" fo:font-size="20pt" style:font-size-asian="20pt" style:font-size-complex="20pt"/>
    </style:style>
    <style:style style:name="T57" style:family="text">
      <style:text-properties fo:color="#00627a" loext:opacity="100%" fo:font-size="20pt" style:font-size-asian="20pt" style:font-size-complex="20pt"/>
    </style:style>
    <style:style style:name="T58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9" style:family="text">
      <style:text-properties fo:font-variant="normal" fo:text-transform="none" fo:color="#2a6099" loext:opacity="100%" style:text-outline="false" style:text-line-through-style="none" style:text-line-through-type="none" style:font-name="JetBrains Mono" fo:font-size="19.5pt" fo:font-style="normal" fo:text-shadow="none" style:text-underline-style="none" fo:font-weight="normal" style:letter-kerning="true" style:font-name-asian="JetBrains Mono" style:font-size-asian="19.5pt" style:font-style-asian="normal" style:font-weight-asian="normal" style:font-name-complex="JetBrains Mono" style:font-size-complex="19.5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2a6099" loext:opacity="100%" fo:font-size="20pt" style:font-size-asian="20pt" style:font-size-complex="20pt"/>
    </style:style>
    <style:style style:name="T61" style:family="text">
      <style:text-properties fo:font-variant="normal" fo:text-transform="none" fo:color="#0033b3" loext:opacity="100%" style:text-outline="false" style:text-line-through-style="none" style:text-line-through-type="none" style:font-name="JetBrains Mono" fo:font-size="19.5pt" fo:font-style="normal" fo:text-shadow="none" style:text-underline-style="none" fo:font-weight="normal" style:letter-kerning="true" fo:background-color="transparent" style:font-name-asian="JetBrains Mono" style:font-size-asian="19.5pt" style:font-style-asian="normal" style:font-weight-asian="normal" style:font-name-complex="JetBrains Mono" style:font-size-complex="19.5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9.5pt" fo:font-style="normal" fo:text-shadow="none" style:text-underline-style="none" fo:font-weight="normal" style:letter-kerning="true" fo:background-color="transparent" style:font-name-asian="JetBrains Mono" style:font-size-asian="19.5pt" style:font-style-asian="normal" style:font-weight-asian="normal" style:font-name-complex="JetBrains Mono" style:font-size-complex="19.5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80808" loext:opacity="100%" style:text-outline="false" style:text-line-through-style="none" style:text-line-through-type="none" style:font-name="JetBrains Mono" fo:font-size="19.5pt" fo:font-style="normal" fo:text-shadow="none" style:text-underline-style="none" fo:font-weight="normal" style:letter-kerning="true" fo:background-color="transparent" style:font-name-asian="JetBrains Mono" style:font-size-asian="19.5pt" style:font-style-asian="normal" style:font-weight-asian="normal" style:font-name-complex="JetBrains Mono" style:font-size-complex="19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►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►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►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►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►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►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►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►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►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►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5.209cm" svg:x="1.401cm" svg:y="5.271cm" presentation:class="title" presentation:user-transformed="true">
          <draw:text-box>
            <text:p>Управление памятью в C++.<text:line-break/>Указатели, ссылки, <text:line-break/>move-семантика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32">
        <office:forms form:automatic-focus="false" form:apply-design-mode="false"/>
        <draw:frame presentation:style-name="pr3" draw:text-style-name="P2" draw:layer="layout" svg:width="25.199cm" svg:height="12.19cm" svg:x="1.4cm" svg:y="0.628cm" presentation:class="subtitle">
          <draw:text-box>
            <text:p><text:span text:style-name="T1">Сег</text:span><text:span text:style-name="T1">мен</text:span><text:span text:style-name="T1">ты </text:span><text:span text:style-name="T1">пам</text:span><text:span text:style-name="T1">яти </text:span><text:span text:style-name="T1">и их </text:span><text:span text:style-name="T1">устр</text:span><text:span text:style-name="T1">ойст</text:span><text:span text:style-name="T1">во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3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Сегменты памяти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ОЗУ:</text:span></text:p>
                <text:list>
                  <text:list-item>
                    <text:p><text:span text:style-name="T2">Сегмент кода</text:span></text:p>
                  </text:list-item>
                  <text:list-item>
                    <text:p><text:span text:style-name="T2">Сегмент данных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2">Сегмент глобальных данных</text:span></text:p>
                      </text:list-item>
                      <text:list-item>
                        <text:p><text:span text:style-name="T2">Стек вызовов</text:span></text:p>
                      </text:list-item>
                      <text:list-item>
                        <text:p><text:span text:style-name="T2">Динамическая память (куча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2">Регистры процессора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4T3">
        <office:forms form:automatic-focus="false" form:apply-design-mode="false"/>
        <draw:frame presentation:style-name="pr6" draw:layer="layout" svg:width="25.199cm" svg:height="3.473cm" svg:x="1.5cm" svg:y="0cm" presentation:class="title" presentation:user-transformed="true">
          <draw:text-box>
            <text:p>Сегмент глобальных данных.<text:line-break/>Глобальные переменные</text:p>
          </draw:text-box>
        </draw:frame>
        <draw:frame presentation:style-name="pr5" draw:text-style-name="P4" draw:layer="layout" svg:width="12.297cm" svg:height="9cm" svg:x="14.5cm" svg:y="4.5cm" presentation:class="outline" presentation:user-transformed="true">
          <draw:text-box>
            <text:list text:style-name="L2">
              <text:list-item>
                <text:p><text:span text:style-name="T3">Всегда инициализируются</text:span></text:p>
              </text:list-item>
              <text:list-item>
                <text:p><text:span text:style-name="T3">Проблема порядка инициализации</text:span></text:p>
              </text:list-item>
            </text:list>
          </draw:text-box>
        </draw:frame>
        <draw:frame draw:style-name="gr2" draw:text-style-name="P6" draw:layer="layout" svg:width="13cm" svg:height="8.711cm" svg:x="1.5cm" svg:y="4.609cm">
          <draw:text-box>
            <text:p text:style-name="P5"><text:span text:style-name="T4">int </text:span><text:span text:style-name="T5">a1</text:span><text:span text:style-name="T6">; </text:span><text:span text:style-name="T7">// </text:span><text:span text:style-name="T7">a1 == 0</text:span><text:span text:style-name="T7"><text:line-break/></text:span><text:span text:style-name="T4">int </text:span><text:span text:style-name="T5">a2 </text:span><text:span text:style-name="T6">= </text:span><text:span text:style-name="T8">0</text:span><text:span text:style-name="T6">;</text:span><text:span text:style-name="T6"><text:line-break/></text:span><text:span text:style-name="T4">int </text:span><text:span text:style-name="T5">a3 </text:span><text:span text:style-name="T6">{ </text:span><text:span text:style-name="T8">0 </text:span><text:span text:style-name="T6">};</text:span><text:span text:style-name="T6"><text:line-break/></text:span><text:span text:style-name="T4">int </text:span><text:span text:style-name="T5">a4 </text:span><text:span text:style-name="T6">= { </text:span><text:span text:style-name="T8">0 </text:span><text:span text:style-name="T6">};</text:span><text:span text:style-name="T6"><text:line-break/></text:span><text:span text:style-name="T6"><text:line-break/></text:span><text:span text:style-name="T5">string </text:span><text:span text:style-name="T5">s1</text:span><text:span text:style-name="T6">; </text:span><text:span text:style-name="T7">// </text:span><text:span text:style-name="T7">Переменн</text:span><text:span text:style-name="T7">ая s == "" </text:span><text:span text:style-name="T7"><text:line-break/></text:span><text:span text:style-name="T5">string </text:span><text:span text:style-name="T9">s2</text:span><text:span text:style-name="T6">(); </text:span><text:span text:style-name="T7">// </text:span><text:span text:style-name="T7">Функция </text:span><text:span text:style-name="T7">"s"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4T3">
        <office:forms form:automatic-focus="false" form:apply-design-mode="false"/>
        <draw:custom-shape draw:style-name="gr3" draw:text-style-name="P7" draw:layer="layout" svg:width="5cm" svg:height="11cm" svg:x="4.5cm" svg:y="3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2.629cm" svg:x="1.4cm" svg:y="0.628cm" presentation:class="title" presentation:user-transformed="true">
          <draw:text-box>
            <text:p>Стек вызовов. Общие сведения</text:p>
          </draw:text-box>
        </draw:frame>
        <draw:frame presentation:style-name="pr5" draw:text-style-name="P4" draw:layer="layout" svg:width="12.297cm" svg:height="10cm" svg:x="14.302cm" svg:y="3.5cm" presentation:class="outline" presentation:user-transformed="true">
          <draw:text-box>
            <text:list text:style-name="L2">
              <text:list-item>
                <text:p text:style-name="P8"><text:span text:style-name="T10">Складываются локальные переменные и временные значения</text:span></text:p>
              </text:list-item>
              <text:list-item>
                <text:p text:style-name="P8"><text:span text:style-name="T10">У каждого потока свой стек вызовов</text:span></text:p>
              </text:list-item>
              <text:list-item>
                <text:p text:style-name="P8"><text:span text:style-name="T10">Размер стека по-умолчанию:</text:span></text:p>
                <text:list>
                  <text:list-item>
                    <text:p text:style-name="P9"><text:span text:style-name="T10">Linux: 8 Мб</text:span></text:p>
                    <text:list>
                      <text:list-item>
                        <text:p text:style-name="P10"><text:span text:style-name="T3">ulimit -s &lt;размер в Кб&gt;</text:span></text:p>
                      </text:list-item>
                    </text:list>
                  </text:list-item>
                  <text:list-item>
                    <text:p text:style-name="P10"><text:span text:style-name="T3">Windows, MacOS: 1 Мб</text:span></text:p>
                    <text:list>
                      <text:list-item>
                        <text:p text:style-name="P10"><text:span text:style-name="T3">Устанавливается через настройки компилятора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11" draw:layer="layout" svg:width="4cm" svg:height="1cm" svg:x="5.001cm" svg:y="3.201cm">
          <text:p text:style-name="P7">main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" draw:text-style-name="P11" draw:layer="layout" svg:width="4cm" svg:height="1cm" svg:x="5.001cm" svg:y="4.401cm">
          <text:p text:style-name="P7">g = 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" draw:text-style-name="P11" draw:layer="layout" svg:width="4cm" svg:height="1cm" svg:x="5.001cm" svg:y="4.401cm">
          <text:p text:style-name="P7">g = 1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" draw:text-style-name="P11" draw:layer="layout" svg:width="4cm" svg:height="1cm" svg:x="5.001cm" svg:y="4.401cm">
          <text:p text:style-name="P7">average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g draw:style-name="gr5">
          <draw:line draw:style-name="gr6" draw:text-style-name="P12" draw:layer="layout" svg:x1="2cm" svg:y1="3.496cm" svg:x2="4.5cm" svg:y2="2.958cm">
            <text:p/>
          </draw:line>
          <draw:frame draw:style-name="gr7" draw:text-style-name="P13" draw:layer="layout" svg:width="4.243cm" svg:height="0.962cm" svg:x="0cm" svg:y="3.496cm">
            <draw:text-box>
              <text:p>frame pointer</text:p>
            </draw:text-box>
          </draw:frame>
        </draw:g>
        <draw:g draw:style-name="gr5">
          <draw:line draw:style-name="gr6" draw:text-style-name="P12" draw:layer="layout" svg:x1="11cm" svg:y1="4.576cm" svg:x2="9.5cm" svg:y2="4.076cm">
            <text:p/>
          </draw:line>
          <draw:frame draw:style-name="gr8" draw:text-style-name="P13" draw:layer="layout" svg:width="4.102cm" svg:height="0.962cm" svg:x="10cm" svg:y="4.476cm">
            <draw:text-box>
              <text:p>stack pointer</text:p>
            </draw:text-box>
          </draw:frame>
        </draw:g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4T3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Стек вызовов. Пример работы</text:p>
          </draw:text-box>
        </draw:frame>
        <draw:frame draw:style-name="gr9" draw:text-style-name="P14" draw:layer="layout" svg:width="12.449cm" svg:height="10.591cm" svg:x="14.5cm" svg:y="3.257cm">
          <draw:text-box>
            <text:p text:style-name="P5"><text:span text:style-name="T11">double </text:span><text:span text:style-name="T12">average</text:span><text:span text:style-name="T13">(</text:span><text:span text:style-name="T11">d</text:span><text:span text:style-name="T11">ouble </text:span><text:span text:style-name="T14">a</text:span><text:span text:style-name="T13">, </text:span><text:span text:style-name="T11">double </text:span><text:span text:style-name="T14">b</text:span><text:span text:style-name="T13">) </text:span><text:span text:style-name="T13">{</text:span><text:span text:style-name="T13"><text:line-break/></text:span><text:span text:style-name="T13"> <text:s text:c="3"/></text:span><text:span text:style-name="T11">double </text:span><text:span text:style-name="T14">result </text:span><text:span text:style-name="T13">= (</text:span><text:span text:style-name="T14">a </text:span><text:span text:style-name="T13">+ </text:span><text:span text:style-name="T14">b</text:span><text:span text:style-name="T13">) / </text:span><text:span text:style-name="T15">2</text:span><text:span text:style-name="T13">;</text:span><text:span text:style-name="T13"><text:line-break/></text:span><text:span text:style-name="T13"> <text:s text:c="3"/></text:span><text:span text:style-name="T11">return </text:span><text:span text:style-name="T14">result</text:span><text:span text:style-name="T13">;</text:span><text:span text:style-name="T13"><text:line-break/></text:span><text:span text:style-name="T13">}</text:span><text:span text:style-name="T13"><text:line-break/></text:span><text:span text:style-name="T13"><text:line-break/></text:span><text:span text:style-name="T11">int </text:span><text:span text:style-name="T12">main</text:span><text:span text:style-name="T13">() </text:span><text:span text:style-name="T13">{</text:span><text:span text:style-name="T13"><text:line-break/></text:span><text:span text:style-name="T13"> <text:s text:c="3"/></text:span><text:span text:style-name="T11">int </text:span><text:span text:style-name="T14">f </text:span><text:span text:style-name="T13">= </text:span><text:span text:style-name="T15">12</text:span><text:span text:style-name="T13">;</text:span><text:span text:style-name="T13"><text:line-break/></text:span><text:span text:style-name="T13"> <text:s text:c="3"/></text:span><text:span text:style-name="T11">double </text:span><text:span text:style-name="T14">g </text:span><text:span text:style-name="T13">= </text:span><text:span text:style-name="T12">average</text:span><text:span text:style-name="T13">(</text:span><text:span text:style-name="T14">f</text:span><text:span text:style-name="T13">, </text:span><text:span text:style-name="T14">f </text:span><text:span text:style-name="T13">+ </text:span><text:span text:style-name="T15">10</text:span><text:span text:style-name="T13">);</text:span><text:span text:style-name="T13"><text:line-break/></text:span><text:span text:style-name="T13"> <text:s text:c="3"/></text:span><text:span text:style-name="T14">g </text:span><text:span text:style-name="T13">/= </text:span><text:span text:style-name="T11">15</text:span><text:span text:style-name="T13">;</text:span><text:span text:style-name="T13"><text:line-break/></text:span><text:span text:style-name="T13"> <text:s text:c="3"/></text:span><text:span text:style-name="T11">return </text:span><text:span text:style-name="T15">0</text:span><text:span text:style-name="T13">;</text:span><text:span text:style-name="T13"><text:line-break/></text:span><text:span text:style-name="T13">}</text:span></text:p>
          </draw:text-box>
        </draw:frame>
        <draw:custom-shape draw:style-name="gr3" draw:text-style-name="P7" draw:layer="layout" svg:width="5cm" svg:height="11cm" svg:x="4.5cm" svg:y="3cm">
          <text:p/>
          <draw:enhanced-geometry svg:viewBox="0 0 21600 21600" draw:type="rectangle" draw:enhanced-path="M 0 0 L 21600 0 21600 21600 0 21600 0 0 Z N"/>
        </draw:custom-shape>
        <draw:g draw:style-name="gr5" xml:id="id6" draw:id="id6">
          <draw:line draw:style-name="gr6" draw:text-style-name="P12" draw:layer="layout" svg:x1="2cm" svg:y1="3.538cm" svg:x2="4.5cm" svg:y2="3cm">
            <text:p/>
          </draw:line>
          <draw:frame draw:style-name="gr7" draw:text-style-name="P13" draw:layer="layout" svg:width="4.243cm" svg:height="0.962cm" svg:x="0cm" svg:y="3.538cm">
            <draw:text-box>
              <text:p>frame pointer</text:p>
            </draw:text-box>
          </draw:frame>
        </draw:g>
        <draw:custom-shape draw:style-name="gr4" draw:text-style-name="P11" draw:layer="layout" svg:width="4cm" svg:height="1cm" svg:x="5cm" svg:y="3.2cm">
          <text:p text:style-name="P7">f = 1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" draw:text-style-name="P11" xml:id="id1" draw:id="id1" draw:layer="layout" svg:width="4cm" svg:height="1cm" svg:x="5cm" svg:y="4.4cm">
          <text:p text:style-name="P7">g = 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" draw:text-style-name="P11" xml:id="id3" draw:id="id3" draw:layer="layout" svg:width="4cm" svg:height="1cm" svg:x="5.001cm" svg:y="5.601cm">
          <text:p text:style-name="P7">ret v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" draw:text-style-name="P11" xml:id="id4" draw:id="id4" draw:layer="layout" svg:width="4cm" svg:height="1cm" svg:x="5.002cm" svg:y="6.802cm">
          <text:p text:style-name="P7">ret add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" draw:text-style-name="P11" xml:id="id5" draw:id="id5" draw:layer="layout" svg:width="4cm" svg:height="1cm" svg:x="5.003cm" svg:y="8.003cm">
          <text:p text:style-name="P7">prev fr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" draw:text-style-name="P11" xml:id="id7" draw:id="id7" draw:layer="layout" svg:width="4cm" svg:height="1cm" svg:x="5.004cm" svg:y="9.204cm">
          <text:p text:style-name="P7">b = 2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" draw:text-style-name="P11" xml:id="id8" draw:id="id8" draw:layer="layout" svg:width="4cm" svg:height="1cm" svg:x="5.005cm" svg:y="10.405cm">
          <text:p text:style-name="P7">a = 1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" draw:text-style-name="P11" xml:id="id9" draw:id="id9" draw:layer="layout" svg:width="4cm" svg:height="1cm" svg:x="5.006cm" svg:y="11.606cm">
          <text:p text:style-name="P7">result = ?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" draw:text-style-name="P11" xml:id="id10" draw:id="id10" draw:layer="layout" svg:width="4cm" svg:height="1cm" svg:x="5.007cm" svg:y="12.807cm">
          <text:p text:style-name="P7">a + b = 3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" draw:text-style-name="P11" xml:id="id11" draw:id="id11" draw:layer="layout" svg:width="4cm" svg:height="1cm" svg:x="5.007cm" svg:y="11.607cm">
          <text:p text:style-name="P7">result = 17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g draw:style-name="gr5" xml:id="id2" draw:id="id2">
          <draw:line draw:style-name="gr6" draw:text-style-name="P12" draw:layer="layout" svg:x1="11cm" svg:y1="4.6cm" svg:x2="9.5cm" svg:y2="4.1cm">
            <text:p/>
          </draw:line>
          <draw:frame draw:style-name="gr8" draw:text-style-name="P13" draw:layer="layout" svg:width="4.102cm" svg:height="0.962cm" svg:x="10cm" svg:y="4.5cm">
            <draw:text-box>
              <text:p>stack pointer</text:p>
            </draw:text-box>
          </draw:frame>
        </draw:g>
        <draw:custom-shape draw:style-name="gr4" draw:text-style-name="P11" xml:id="id12" draw:id="id12" draw:layer="layout" svg:width="4cm" svg:height="1cm" svg:x="5.002cm" svg:y="5.602cm">
          <text:p text:style-name="P7">ret val = 1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" draw:text-style-name="P11" xml:id="id13" draw:id="id13" draw:layer="layout" svg:width="4cm" svg:height="1cm" svg:x="5cm" svg:y="4.4cm">
          <text:p text:style-name="P7">g = 1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" draw:text-style-name="P11" xml:id="id14" draw:id="id14" draw:layer="layout" svg:width="4cm" svg:height="1cm" svg:x="5cm" svg:y="4.4cm">
          <text:p text:style-name="P7">g = 1.1333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smil:accelerate="0.5" smil:decelerate="0.5" presentation:node-type="with-previous" presentation:preset-class="motion-path" presentation:preset-id="libo-motionpath-curve">
                  <anim:animateMotion smil:dur="0.01s" smil:fill="hold" smil:targetElement="id2" svg:path="M-3.57142857142857E-005 0.0602527912257383v0.019242882953281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smil:accelerate="0.5" smil:decelerate="0.5" presentation:node-type="with-previous" presentation:preset-class="motion-path" presentation:preset-id="libo-motionpath-curve">
                  <anim:animateMotion smil:dur="0.01s" smil:fill="hold" smil:targetElement="id2" svg:path="M-3.57142857142857E-005 0.134486201995524c0 0.0211069511234693 0 0.0211069511234693 0 0.0211069511234693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smil:accelerate="0.5" smil:decelerate="0.5" presentation:node-type="with-previous" presentation:preset-class="motion-path" presentation:preset-id="libo-motionpath-curve">
                  <anim:animateMotion smil:dur="0.01s" smil:fill="hold" smil:targetElement="id2" svg:path="M-3.57142857142857E-005 0.209989382119697c0 0.0167831405225118 0 0.0167831405225116 0 0.0167831405225116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smil:accelerate="0.5" smil:decelerate="0.5" presentation:node-type="with-previous" presentation:preset-class="motion-path" presentation:preset-id="libo-motionpath-curve">
                  <anim:animateMotion smil:dur="0.01s" smil:fill="hold" smil:targetElement="id2" svg:path="M-3.57142857142857E-005 0.291078125002842c0 0.042207719082119 0 0.0211038595410597 0 0.0211038595410597"/>
                </anim:par>
                <anim:par smil:begin="0s" smil:fill="hold" smil:accelerate="0.5" smil:decelerate="0.5" presentation:node-type="with-previous" presentation:preset-class="motion-path" presentation:preset-id="libo-motionpath-curve">
                  <anim:animateMotion smil:dur="0.01s" smil:fill="hold" smil:targetElement="id6" svg:path="M-0.00178571428571429 0.0756825396825397v0.30476190476190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smil:accelerate="0.5" smil:decelerate="0.5" presentation:node-type="with-previous" presentation:preset-class="motion-path" presentation:preset-id="libo-motionpath-curve">
                  <anim:animateMotion smil:dur="0.01s" smil:fill="hold" smil:targetElement="id2" svg:path="M-3.57142857142857E-005 0.36914706774567c0 0.0404991858421096 0 0.0202495929210549 0 0.0202495929210549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smil:accelerate="0.5" smil:decelerate="0.5" presentation:node-type="with-previous" presentation:preset-class="motion-path" presentation:preset-id="libo-motionpath-curve">
                  <anim:animateMotion smil:dur="0.01s" smil:fill="hold" smil:targetElement="id2" svg:path="M-3.57142857142857E-005 0.44115029404377v0.019454899933456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smil:accelerate="0.5" smil:decelerate="0.5" presentation:node-type="with-previous" presentation:preset-class="motion-path" presentation:preset-id="libo-motionpath-curve">
                  <anim:animateMotion smil:dur="0.01s" smil:fill="hold" smil:targetElement="id2" svg:path="M-3.57142857142857E-005 0.513590415639462v0.0259504346697806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smil:accelerate="0.5" smil:decelerate="0.5" presentation:node-type="with-previous" presentation:preset-class="motion-path" presentation:preset-id="libo-motionpath-curve">
                  <anim:animateMotion smil:dur="0.01s" smil:fill="hold" smil:targetElement="id2" svg:path="M-3.57142857142857E-005 0.588016262272393v0.0230958868561048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smil:accelerate="0.5" smil:decelerate="0.5" presentation:node-type="with-previous" presentation:preset-class="motion-path" presentation:preset-id="libo-motionpath-curve">
                  <anim:animateMotion smil:dur="0.01s" smil:fill="hold" smil:targetElement="id2" svg:path="M-3.57142857142857E-005 0.604679009178169v-0.065497848376606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smil:accelerate="0.5" smil:decelerate="0.5" presentation:node-type="with-previous" presentation:preset-class="motion-path" presentation:preset-id="libo-motionpath-curve">
                  <anim:animateMotion smil:dur="0.01s" smil:fill="hold" smil:targetElement="id2" svg:path="M-3.57142857142857E-005 0.50431746031746c0-0.412698412698413 0-0.0952380952380952 0-0.349206349206349"/>
                </anim:par>
                <anim:par smil:begin="0s" smil:fill="hold" smil:accelerate="0.5" smil:decelerate="0.5" presentation:node-type="with-previous" presentation:preset-class="motion-path" presentation:preset-id="libo-motionpath-curve">
                  <anim:animateMotion smil:dur="0.01s" smil:fill="hold" smil:targetElement="id6" svg:path="M-0.00178571428571429 0.304253968253968v-0.30476190476190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smil:accelerate="0.5" smil:decelerate="0.5" presentation:node-type="with-previous" presentation:preset-class="motion-path" presentation:preset-id="libo-motionpath-curve">
                  <anim:animateMotion smil:dur="0.01s" smil:fill="hold" smil:targetElement="id2" svg:path="M-3.57142857142857E-005 0.142412698412698c0-0.0634920634920635 0-0.0634920634920635 0-0.063492063492063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32">
        <office:forms form:automatic-focus="false" form:apply-design-mode="false"/>
        <draw:frame presentation:style-name="pr7" draw:text-style-name="P2" draw:layer="layout" svg:width="25.199cm" svg:height="12.19cm" svg:x="1.4cm" svg:y="0.628cm" presentation:class="subtitle">
          <draw:text-box>
            <text:p><text:span text:style-name="T1">Пер</text:span><text:span text:style-name="T1">еме</text:span><text:span text:style-name="T1">нны</text:span><text:span text:style-name="T1">е, </text:span><text:span text:style-name="T1">указ</text:span><text:span text:style-name="T1">ател</text:span><text:span text:style-name="T1">и, </text:span><text:span text:style-name="T1">ссы</text:span><text:span text:style-name="T1">лки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4T3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Переменные в памяти</text:p>
          </draw:text-box>
        </draw:frame>
        <draw:frame presentation:style-name="pr5" draw:text-style-name="P4" draw:layer="layout" svg:width="12.297cm" svg:height="9.134cm" svg:x="14.313cm" svg:y="3.685cm" presentation:class="outline">
          <draw:text-box>
            <text:list text:style-name="L2">
              <text:list-item>
                <text:p><text:span text:style-name="T3">Переменная = адрес первого байта + кол-во байт + способ интерпретации</text:span></text:p>
              </text:list-item>
              <text:list-item>
                <text:p><text:span text:style-name="T3">Разряды могут располагаться в разном порядке в зависимости от железа</text:span></text:p>
              </text:list-item>
              <text:list-item>
                <text:p><text:span text:style-name="T3">Отрицательные целые числа: дополнительный код</text:span></text:p>
              </text:list-item>
              <text:list-item>
                <text:p><text:span text:style-name="T3">Вещественные числа = мантисса + экспонента</text:span></text:p>
              </text:list-item>
            </text:list>
          </draw:text-box>
        </draw:frame>
        <draw:custom-shape draw:style-name="gr10" draw:text-style-name="P7" draw:layer="layout" svg:width="11.5cm" svg:height="2cm" svg:x="1.4cm" svg:y="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5cm" svg:height="2cm" svg:x="1.7cm" svg:y="5cm">
          <text:p text:style-name="P7">4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1" draw:layer="layout" svg:width="2.5cm" svg:height="2cm" svg:x="4.501cm" svg:y="5.001cm">
          <text:p text:style-name="P7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1" draw:layer="layout" svg:width="2.5cm" svg:height="2cm" svg:x="7.302cm" svg:y="5.002cm">
          <text:p text:style-name="P7"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1" draw:layer="layout" svg:width="2.5cm" svg:height="2cm" svg:x="10.103cm" svg:y="5.003cm">
          <text:p text:style-name="P7"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12" draw:text-style-name="P13" draw:layer="layout" svg:width="4.045cm" svg:height="1.191cm" svg:x="1.455cm" svg:y="3.5cm">
          <draw:text-box>
            <text:p text:style-name="P5"><text:span text:style-name="T11">int </text:span><text:span text:style-name="T14">a </text:span><text:span text:style-name="T13">= </text:span><text:span text:style-name="T15">300</text:span><text:span text:style-name="T13">;</text:span></text:p>
          </draw:text-box>
        </draw:frame>
        <draw:g draw:style-name="gr13">
          <draw:custom-shape draw:style-name="gr14" draw:text-style-name="P7" draw:layer="layout" svg:width="3.5cm" svg:height="2cm" svg:x="1.5cm" svg:y="9.99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1" draw:layer="layout" svg:width="2.5cm" svg:height="2cm" svg:x="2cm" svg:y="9.997cm">
            <text:p text:style-name="P7">44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frame draw:style-name="gr15" draw:text-style-name="P13" draw:layer="layout" svg:width="4.179cm" svg:height="1.191cm" svg:x="1.5cm" svg:y="8.497cm">
          <draw:text-box>
            <text:p text:style-name="P5"><text:span text:style-name="T11">char </text:span><text:span text:style-name="T14">b </text:span><text:span text:style-name="T13">= </text:span><text:span text:style-name="T16">'5'</text:span><text:span text:style-name="T13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4T3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Указатели</text:p>
          </draw:text-box>
        </draw:frame>
        <draw:frame presentation:style-name="pr5" draw:text-style-name="P4" draw:layer="layout" svg:width="12.297cm" svg:height="11.743cm" svg:x="14.313cm" svg:y="3.257cm" presentation:class="outline" presentation:user-transformed="true">
          <draw:text-box>
            <text:list text:style-name="L2">
              <text:list-item>
                <text:p><text:span text:style-name="T3">Указатель — объект, хранящий <text:s/>адрес первого байта переменной</text:span></text:p>
              </text:list-item>
              <text:list-item>
                <text:p><text:span text:style-name="T3">Указатель весит 8 б</text:span></text:p>
              </text:list-item>
              <text:list-item>
                <text:p><text:span text:style-name="T3">Тип указателя зависит от типа переменной, на которой он ссылается</text:span></text:p>
              </text:list-item>
              <text:list-item>
                <text:p><text:span text:style-name="T3">Ни на что не ссылающийся указатель должен содержать значение nullptr</text:span></text:p>
              </text:list-item>
              <text:list-item>
                <text:p><text:span text:style-name="T3">Разрешены операции:</text:span></text:p>
                <text:list>
                  <text:list-item>
                    <text:p><text:span text:style-name="T3">Взятие адреса (&amp;)</text:span></text:p>
                  </text:list-item>
                  <text:list-item>
                    <text:p><text:span text:style-name="T3">Разыменование (*)</text:span></text:p>
                  </text:list-item>
                  <text:list-item>
                    <text:p><text:span text:style-name="T3">Приведение типов указателей ((char*)c)</text:span></text:p>
                  </text:list-item>
                </text:list>
              </text:list-item>
            </text:list>
          </draw:text-box>
        </draw:frame>
        <draw:g draw:style-name="gr13">
          <draw:custom-shape draw:style-name="gr16" draw:text-style-name="P7" draw:layer="layout" svg:width="8.1cm" svg:height="0.996cm" svg:x="0.7cm" svg:y="5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1" draw:layer="layout" svg:width="1.762cm" svg:height="0.996cm" svg:x="0.911cm" svg:y="5.002cm">
            <text:p text:style-name="P7">44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18" draw:text-style-name="P11" draw:layer="layout" svg:width="1.761cm" svg:height="0.996cm" svg:x="2.884cm" svg:y="5.002cm">
            <text:p text:style-name="P7">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18" draw:text-style-name="P11" draw:layer="layout" svg:width="1.761cm" svg:height="0.996cm" svg:x="4.857cm" svg:y="5.003cm">
            <text:p text:style-name="P7">0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18" draw:text-style-name="P11" draw:layer="layout" svg:width="1.761cm" svg:height="0.996cm" svg:x="6.83cm" svg:y="5.003cm">
            <text:p text:style-name="P7">0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frame draw:style-name="gr12" draw:text-style-name="P13" draw:layer="layout" svg:width="4.045cm" svg:height="1.191cm" svg:x="0.655cm" svg:y="3.502cm">
          <draw:text-box>
            <text:p text:style-name="P5"><text:span text:style-name="T11">int </text:span><text:span text:style-name="T14">a </text:span><text:span text:style-name="T13">= </text:span><text:span text:style-name="T15">300</text:span><text:span text:style-name="T13">;</text:span></text:p>
          </draw:text-box>
        </draw:frame>
        <draw:frame draw:style-name="gr19" draw:text-style-name="P15" draw:layer="layout" svg:width="4.078cm" svg:height="1.191cm" svg:x="0.5cm" svg:y="13cm">
          <draw:text-box>
            <text:p text:style-name="P5"><text:span text:style-name="T11">int</text:span><text:span text:style-name="T13">* </text:span><text:span text:style-name="T14">c </text:span><text:span text:style-name="T13">= </text:span><text:span text:style-name="T13">&amp;</text:span><text:span text:style-name="T14">a</text:span><text:span text:style-name="T13">;</text:span></text:p>
          </draw:text-box>
        </draw:frame>
        <draw:line draw:style-name="gr20" draw:text-style-name="P12" draw:layer="layout" svg:x1="6.5cm" svg:y1="11cm" svg:x2="1.5cm" svg:y2="6.5cm">
          <text:p/>
        </draw:line>
        <draw:g draw:style-name="gr13">
          <draw:custom-shape draw:style-name="gr21" draw:text-style-name="P7" draw:layer="layout" svg:width="6cm" svg:height="0.998cm" svg:x="0.5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1" draw:layer="layout" svg:width="1.304cm" svg:height="0.998cm" svg:x="0.656cm" svg:y="11.5cm">
            <text:p text:style-name="P7">?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23" draw:text-style-name="P11" draw:layer="layout" svg:width="1.303cm" svg:height="0.998cm" svg:x="2.119cm" svg:y="11.5cm">
            <text:p text:style-name="P7">?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24" draw:text-style-name="P11" draw:layer="layout" svg:width="1.306cm" svg:height="0.998cm" svg:x="3.578cm" svg:y="11.501cm">
            <text:p text:style-name="P7">?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22" draw:text-style-name="P11" draw:layer="layout" svg:width="1.304cm" svg:height="0.998cm" svg:x="5.041cm" svg:y="11.501cm">
            <text:p text:style-name="P7">?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g draw:style-name="gr13">
          <draw:custom-shape draw:style-name="gr21" draw:text-style-name="P7" draw:layer="layout" svg:width="6cm" svg:height="0.998cm" svg:x="6.4cm" svg:y="11.5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1" draw:layer="layout" svg:width="1.304cm" svg:height="0.998cm" svg:x="6.556cm" svg:y="11.501cm">
            <text:p text:style-name="P7">?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23" draw:text-style-name="P11" draw:layer="layout" svg:width="1.303cm" svg:height="0.998cm" svg:x="8.019cm" svg:y="11.501cm">
            <text:p text:style-name="P7">?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24" draw:text-style-name="P11" draw:layer="layout" svg:width="1.306cm" svg:height="0.998cm" svg:x="9.478cm" svg:y="11.502cm">
            <text:p text:style-name="P7">?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22" draw:text-style-name="P11" draw:layer="layout" svg:width="1.304cm" svg:height="0.998cm" svg:x="10.941cm" svg:y="11.502cm">
            <text:p text:style-name="P7">?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4T3">
        <office:forms form:automatic-focus="false" form:apply-design-mode="false"/>
        <draw:g draw:style-name="gr13">
          <draw:custom-shape draw:style-name="gr25" draw:text-style-name="P7" draw:layer="layout" svg:width="7.5cm" svg:height="1.001cm" svg:x="9.8cm" svg:y="4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1" draw:layer="layout" svg:width="1.63cm" svg:height="1.001cm" svg:x="9.995cm" svg:y="4.998cm">
            <text:p text:style-name="P7">45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26" draw:text-style-name="P11" draw:layer="layout" svg:width="1.63cm" svg:height="1.001cm" svg:x="11.823cm" svg:y="4.998cm">
            <text:p text:style-name="P7">0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27" draw:text-style-name="P11" draw:layer="layout" svg:width="1.631cm" svg:height="1.001cm" svg:x="13.649cm" svg:y="4.999cm">
            <text:p text:style-name="P7">0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26" draw:text-style-name="P11" draw:layer="layout" svg:width="1.63cm" svg:height="1.001cm" svg:x="15.476cm" svg:y="4.999cm">
            <text:p text:style-name="P7">?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frame presentation:style-name="pr4" draw:layer="layout" svg:width="25.199cm" svg:height="2.629cm" svg:x="1.4cm" svg:y="0.628cm" presentation:class="title" presentation:user-transformed="true">
          <draw:text-box>
            <text:p>Арифметика указателей</text:p>
          </draw:text-box>
        </draw:frame>
        <draw:frame presentation:style-name="pr5" draw:text-style-name="P4" draw:layer="layout" svg:width="10.5cm" svg:height="4.815cm" svg:x="17cm" svg:y="3.685cm" presentation:class="outline" presentation:user-transformed="true">
          <draw:text-box>
            <text:list text:style-name="L2">
              <text:list-item>
                <text:p><text:span text:style-name="T3">Разрешены операции:</text:span></text:p>
                <text:list>
                  <text:list-item>
                    <text:p><text:span text:style-name="T3">ptr + число</text:span></text:p>
                  </text:list-item>
                  <text:list-item>
                    <text:p text:style-name="P16"><text:span text:style-name="T10">ptr - число или </text:span><text:span text:style-name="T3">ptr - ptr</text:span></text:p>
                  </text:list-item>
                  <text:list-item>
                    <text:p text:style-name="P16"><text:span text:style-name="T3">ptr[число]</text:span></text:p>
                  </text:list-item>
                </text:list>
              </text:list-item>
            </text:list>
          </draw:text-box>
        </draw:frame>
        <draw:frame draw:style-name="gr28" draw:text-style-name="P15" draw:layer="layout" svg:width="4.486cm" svg:height="5.031cm" svg:x="17.514cm" svg:y="9.469cm">
          <draw:text-box>
            <text:p text:style-name="P5"><text:span text:style-name="T11">int </text:span><text:span text:style-name="T14">a </text:span><text:span text:style-name="T13">= </text:span><text:span text:style-name="T15">12</text:span><text:span text:style-name="T13">;</text:span><text:span text:style-name="T13"><text:line-break/></text:span><text:span text:style-name="T11">int </text:span><text:span text:style-name="T14">b </text:span><text:span text:style-name="T13">= </text:span><text:span text:style-name="T15">45</text:span><text:span text:style-name="T13">;</text:span><text:span text:style-name="T13"><text:line-break/></text:span><text:span text:style-name="T13"><text:line-break/></text:span><text:span text:style-name="T11">int</text:span><text:span text:style-name="T13">* </text:span><text:span text:style-name="T14">p </text:span><text:span text:style-name="T13">= </text:span><text:span text:style-name="T13">&amp;</text:span><text:span text:style-name="T14">a</text:span><text:span text:style-name="T13">;</text:span><text:span text:style-name="T13"><text:line-break/></text:span><text:span text:style-name="T11">int</text:span><text:span text:style-name="T13">* </text:span><text:span text:style-name="T14">q </text:span><text:span text:style-name="T13">= </text:span><text:span text:style-name="T13">&amp;</text:span><text:span text:style-name="T14">b</text:span><text:span text:style-name="T13">;</text:span></text:p>
          </draw:text-box>
        </draw:frame>
        <draw:g draw:style-name="gr13">
          <draw:custom-shape draw:style-name="gr29" draw:text-style-name="P7" draw:layer="layout" svg:width="7.306cm" svg:height="0.999cm" svg:x="0.5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1" draw:layer="layout" svg:width="1.588cm" svg:height="0.999cm" svg:x="0.69cm" svg:y="5cm">
            <text:p text:style-name="P7">12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30" draw:text-style-name="P11" draw:layer="layout" svg:width="1.588cm" svg:height="0.999cm" svg:x="2.471cm" svg:y="5cm">
            <text:p text:style-name="P7">0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31" draw:text-style-name="P11" draw:layer="layout" svg:width="1.589cm" svg:height="0.999cm" svg:x="4.249cm" svg:y="5.001cm">
            <text:p text:style-name="P7">0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30" draw:text-style-name="P11" draw:layer="layout" svg:width="1.588cm" svg:height="0.999cm" svg:x="6.029cm" svg:y="5.001cm">
            <text:p text:style-name="P7">0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frame draw:style-name="gr32" draw:text-style-name="P13" draw:layer="layout" svg:width="1.074cm" svg:height="1.191cm" svg:x="0.555cm" svg:y="3.603cm">
          <draw:text-box>
            <text:p text:style-name="P5"><text:span text:style-name="T17">a:</text:span></text:p>
          </draw:text-box>
        </draw:frame>
        <draw:g draw:style-name="gr5">
          <draw:frame draw:style-name="gr33" draw:text-style-name="P13" draw:layer="layout" svg:width="0.926cm" svg:height="1.191cm" svg:x="2.1cm" svg:y="9cm">
            <draw:text-box>
              <text:p text:style-name="P5"><text:span text:style-name="T17">p</text:span></text:p>
            </draw:text-box>
          </draw:frame>
          <draw:line draw:style-name="gr20" draw:text-style-name="P12" draw:layer="layout" svg:x1="2.3cm" svg:y1="9cm" svg:x2="1.8cm" svg:y2="6.5cm">
            <text:p/>
          </draw:line>
        </draw:g>
        <draw:g draw:style-name="gr13">
          <draw:custom-shape draw:style-name="gr25" draw:text-style-name="P7" draw:layer="layout" svg:width="7.5cm" svg:height="1.001cm" svg:x="7.8cm" svg:y="4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1" draw:layer="layout" svg:width="1.63cm" svg:height="1.001cm" svg:x="7.995cm" svg:y="4.998cm">
            <text:p text:style-name="P7">45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26" draw:text-style-name="P11" draw:layer="layout" svg:width="1.63cm" svg:height="1.001cm" svg:x="9.823cm" svg:y="4.998cm">
            <text:p text:style-name="P7">0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27" draw:text-style-name="P11" draw:layer="layout" svg:width="1.631cm" svg:height="1.001cm" svg:x="11.649cm" svg:y="4.999cm">
            <text:p text:style-name="P7">0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26" draw:text-style-name="P11" draw:layer="layout" svg:width="1.63cm" svg:height="1.001cm" svg:x="13.476cm" svg:y="4.999cm">
            <text:p text:style-name="P7">0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frame draw:style-name="gr34" draw:text-style-name="P13" draw:layer="layout" svg:width="1.111cm" svg:height="1.191cm" svg:x="7.855cm" svg:y="3.604cm">
          <draw:text-box>
            <text:p text:style-name="P5"><text:span text:style-name="T17">b:</text:span></text:p>
          </draw:text-box>
        </draw:frame>
        <draw:g draw:style-name="gr5">
          <draw:frame draw:style-name="gr33" draw:text-style-name="P13" draw:layer="layout" svg:width="0.926cm" svg:height="1.191cm" svg:x="9.244cm" svg:y="9.001cm">
            <draw:text-box>
              <text:p text:style-name="P5"><text:span text:style-name="T17">q</text:span></text:p>
            </draw:text-box>
          </draw:frame>
          <draw:line draw:style-name="gr20" draw:text-style-name="P12" draw:layer="layout" svg:x1="9.544cm" svg:y1="9.001cm" svg:x2="9.044cm" svg:y2="6.501cm">
            <text:p/>
          </draw:line>
        </draw:g>
        <draw:g draw:style-name="gr5">
          <draw:frame draw:style-name="gr35" draw:text-style-name="P13" draw:layer="layout" svg:width="2.075cm" svg:height="1.191cm" svg:x="6.744cm" svg:y="9.001cm">
            <draw:text-box>
              <text:p text:style-name="P5"><text:span text:style-name="T17">p + 1</text:span></text:p>
            </draw:text-box>
          </draw:frame>
          <draw:line draw:style-name="gr20" draw:text-style-name="P12" draw:layer="layout" svg:x1="7.844cm" svg:y1="9.001cm" svg:x2="8.6cm" svg:y2="6.5cm">
            <text:p/>
          </draw:line>
        </draw:g>
        <draw:g draw:style-name="gr5">
          <draw:frame draw:style-name="gr36" draw:text-style-name="P13" draw:layer="layout" svg:width="1.902cm" svg:height="1.191cm" svg:x="-0.155cm" svg:y="9.001cm">
            <draw:text-box>
              <text:p text:style-name="P5"><text:span text:style-name="T17">q - 1</text:span></text:p>
            </draw:text-box>
          </draw:frame>
          <draw:line draw:style-name="gr20" draw:text-style-name="P12" draw:layer="layout" svg:x1="0.645cm" svg:y1="9.001cm" svg:x2="1.3cm" svg:y2="6.5cm">
            <text:p/>
          </draw:line>
        </draw:g>
        <draw:g draw:style-name="gr5">
          <draw:frame draw:style-name="gr35" draw:text-style-name="P13" draw:layer="layout" svg:width="2.075cm" svg:height="1.191cm" svg:x="14.245cm" svg:y="9.001cm">
            <draw:text-box>
              <text:p text:style-name="P5"><text:span text:style-name="T17">p + 2</text:span></text:p>
            </draw:text-box>
          </draw:frame>
          <draw:line draw:style-name="gr20" draw:text-style-name="P12" draw:layer="layout" svg:x1="15.345cm" svg:y1="9.001cm" svg:x2="16.101cm" svg:y2="6.5cm">
            <text:p/>
          </draw:line>
        </draw:g>
        <draw:frame draw:style-name="gr37" draw:text-style-name="P17" draw:layer="layout" svg:width="5.5cm" svg:height="2.962cm" svg:x="5.5cm" svg:y="11.115cm">
          <draw:text-box>
            <text:p><text:span text:style-name="T3">q - p == 1</text:span></text:p>
            <text:p><text:span text:style-name="T3">p[1] <text:s/>== </text:span><text:span text:style-name="T3">*(p + 1)</text:span></text:p>
            <text:p><text:span text:style-name="T3">q[-1] == </text:span><text:span text:style-name="T3">*(q -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4T3">
        <office:forms form:automatic-focus="false" form:apply-design-mode="false"/>
        <draw:frame presentation:style-name="pr8" draw:layer="layout" svg:width="25.199cm" svg:height="3.473cm" svg:x="1.4cm" svg:y="0.206cm" presentation:class="title" presentation:user-transformed="true">
          <draw:text-box>
            <text:p>Примеры. Исследование стека вызовов</text:p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Порядок расположения переменных</text:p>
              </text:list-item>
              <text:list-item>
                <text:p>Расположение разрядов переменной в памяти</text:p>
              </text:list-item>
            </text:list>
          </draw:text-box>
        </draw:frame>
        <draw:frame draw:style-name="gr38" draw:text-style-name="P13" draw:layer="layout" svg:width="7.768cm" svg:height="8.736cm" svg:x="1.014cm" svg:y="3.469cm">
          <draw:text-box>
            <text:p text:style-name="P18"><text:span text:style-name="T11">int </text:span><text:span text:style-name="T14">a </text:span><text:span text:style-name="T13">= </text:span><text:span text:style-name="T15">12</text:span><text:span text:style-name="T13">;</text:span><text:span text:style-name="T13"><text:line-break/></text:span><text:span text:style-name="T11">int </text:span><text:span text:style-name="T14">b</text:span><text:span text:style-name="T18"> </text:span><text:span text:style-name="T13">= </text:span><text:span text:style-name="T11">45</text:span><text:span text:style-name="T13">;</text:span><text:span text:style-name="T13"><text:line-break/></text:span><text:span text:style-name="T11">char </text:span><text:span text:style-name="T14">c </text:span><text:span text:style-name="T13">= </text:span><text:span text:style-name="T19">'5'</text:span><text:span text:style-name="T13">;</text:span><text:span text:style-name="T13"><text:line-break/></text:span><text:span text:style-name="T13"><text:line-break/></text:span><text:span text:style-name="T11">int</text:span><text:span text:style-name="T13">* </text:span><text:span text:style-name="T14">p </text:span><text:span text:style-name="T13">= </text:span><text:span text:style-name="T13">&amp;</text:span><text:span text:style-name="T14">a</text:span><text:span text:style-name="T13">;</text:span><text:span text:style-name="T13"><text:line-break/></text:span><text:span text:style-name="T14">cout </text:span><text:span text:style-name="T12">&lt;&lt; </text:span><text:span text:style-name="T13">*</text:span><text:span text:style-name="T14">p </text:span><text:span text:style-name="T12">&lt;&lt; </text:span><text:span text:style-name="T16">'</text:span><text:span text:style-name="T20">\n</text:span><text:span text:style-name="T16">'</text:span><text:span text:style-name="T13">;</text:span><text:span text:style-name="T13"><text:line-break/></text:span><text:span text:style-name="T14">cout </text:span><text:span text:style-name="T12">&lt;&lt; </text:span><text:span text:style-name="T13">*(</text:span><text:span text:style-name="T14">p </text:span><text:span text:style-name="T13">+ </text:span><text:span text:style-name="T15">1</text:span><text:span text:style-name="T13">) </text:span><text:span text:style-name="T12">&lt;&lt; </text:span><text:span text:style-name="T16">'</text:span><text:span text:style-name="T20">\n</text:span><text:span text:style-name="T16">'</text:span><text:span text:style-name="T13">;</text:span><text:span text:style-name="T13"><text:line-break/></text:span><text:span text:style-name="T11">char</text:span><text:span text:style-name="T13">* </text:span><text:span text:style-name="T14">q </text:span><text:span text:style-name="T13">= </text:span><text:span text:style-name="T13">(</text:span><text:span text:style-name="T11">char</text:span><text:span text:style-name="T13">*)</text:span><text:span text:style-name="T14">p </text:span><text:span text:style-name="T13">- </text:span><text:span text:style-name="T15">1</text:span><text:span text:style-name="T13">;</text:span><text:span text:style-name="T13"><text:line-break/></text:span><text:span text:style-name="T14">cout </text:span><text:span text:style-name="T12">&lt;&lt; </text:span><text:span text:style-name="T13">*</text:span><text:span text:style-name="T14">q </text:span><text:span text:style-name="T12">&lt;&lt; </text:span><text:span text:style-name="T16">'</text:span><text:span text:style-name="T20">\n</text:span><text:span text:style-name="T16">'</text:span><text:span text:style-name="T13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4T3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Ссылки</text:p>
          </draw:text-box>
        </draw:frame>
        <draw:frame presentation:style-name="pr5" draw:text-style-name="P4" draw:layer="layout" svg:width="12.297cm" svg:height="10.815cm" svg:x="14.313cm" svg:y="3.685cm" presentation:class="outline" presentation:user-transformed="true">
          <draw:text-box>
            <text:list text:style-name="L2">
              <text:list-item>
                <text:p><text:span text:style-name="T3">Ссылка — псевдоним для переменной</text:span></text:p>
              </text:list-item>
              <text:list-item>
                <text:p><text:span text:style-name="T3">Ссылка не хранится в памяти</text:span></text:p>
              </text:list-item>
              <text:list-item>
                <text:p><text:span text:style-name="T3">Ссылка должна быть инициализирована при создании</text:span></text:p>
              </text:list-item>
              <text:list-item>
                <text:p><text:span text:style-name="T3">Ссылку нельзя сослать на другую переменную</text:span></text:p>
              </text:list-item>
              <text:list-item>
                <text:p><text:span text:style-name="T3">Любое действие над ссылкой аналогично действию над соответствующей переменной</text:span></text:p>
              </text:list-item>
              <text:list-item>
                <text:p><text:span text:style-name="T3">Нельзя создать ссылку на ссылку и массив ссылок</text:span></text:p>
              </text:list-item>
            </text:list>
          </draw:text-box>
        </draw:frame>
        <draw:custom-shape draw:style-name="gr10" draw:text-style-name="P7" draw:layer="layout" svg:width="11.5cm" svg:height="2cm" svg:x="0.8cm" svg:y="5.00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5cm" svg:height="2cm" svg:x="1.1cm" svg:y="5.004cm">
          <text:p text:style-name="P7">4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1" draw:layer="layout" svg:width="2.5cm" svg:height="2cm" svg:x="3.901cm" svg:y="5.005cm">
          <text:p text:style-name="P7">25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1" draw:layer="layout" svg:width="2.5cm" svg:height="2cm" svg:x="6.702cm" svg:y="5.006cm">
          <text:p text:style-name="P7"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1" draw:layer="layout" svg:width="2.5cm" svg:height="2cm" svg:x="9.503cm" svg:y="5.007cm">
          <text:p text:style-name="P7"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9" draw:text-style-name="P15" draw:layer="layout" svg:width="13cm" svg:height="7.771cm" svg:x="0.5cm" svg:y="7.5cm">
          <draw:text-box>
            <text:p text:style-name="P5"><text:span text:style-name="T11">int </text:span><text:span text:style-name="T14">a </text:span><text:span text:style-name="T13">= </text:span><text:span text:style-name="T15">300</text:span><text:span text:style-name="T13">;</text:span><text:span text:style-name="T13"><text:line-break/></text:span><text:span text:style-name="T11">int</text:span><text:span text:style-name="T13">&amp; </text:span><text:span text:style-name="T14">ref </text:span><text:span text:style-name="T13">= </text:span><text:span text:style-name="T14">a</text:span><text:span text:style-name="T13">;</text:span><text:span text:style-name="T13"><text:line-break/></text:span><text:span text:style-name="T11">int</text:span><text:span text:style-name="T13">&amp; </text:span><text:span text:style-name="T13">ref2; </text:span><text:span text:style-name="T7">// </text:span><text:span text:style-name="T7">ошибка</text:span><text:span text:style-name="T7"><text:line-break/></text:span><text:span text:style-name="T11">int</text:span><text:span text:style-name="T13">&amp; </text:span><text:span text:style-name="T13">ref3[</text:span><text:span text:style-name="T15">5</text:span><text:span text:style-name="T13">]; </text:span><text:span text:style-name="T7">// </text:span><text:span text:style-name="T7">ошибка</text:span><text:span text:style-name="T7"><text:line-break/></text:span><text:span text:style-name="T7"><text:line-break/></text:span><text:span text:style-name="T11">int </text:span><text:span text:style-name="T14">b </text:span><text:span text:style-name="T13">= </text:span><text:span text:style-name="T15">10</text:span><text:span text:style-name="T13">;</text:span><text:span text:style-name="T13"><text:line-break/></text:span><text:span text:style-name="T14">ref </text:span><text:span text:style-name="T13">= </text:span><text:span text:style-name="T14">b</text:span><text:span text:style-name="T13">; </text:span><text:span text:style-name="T7">// </text:span><text:span text:style-name="T7">аналогич</text:span><text:span text:style-name="T7">но </text:span><text:span text:style-name="T7">операции </text:span><text:span text:style-name="T7">a = b;</text:span></text:p>
          </draw:text-box>
        </draw:frame>
        <draw:frame draw:style-name="gr19" draw:text-style-name="P15" draw:layer="layout" svg:width="2.693cm" svg:height="1.191cm" svg:x="0.907cm" svg:y="3.663cm">
          <draw:text-box>
            <text:p text:style-name="P5"><text:span text:style-name="T17">a, ref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32">
        <office:forms form:automatic-focus="false" form:apply-design-mode="false"/>
        <draw:frame presentation:style-name="pr3" draw:text-style-name="P2" draw:layer="layout" svg:width="25.199cm" svg:height="12.19cm" svg:x="1.4cm" svg:y="0.628cm" presentation:class="subtitle">
          <draw:text-box>
            <text:p><text:span text:style-name="T1">Мас</text:span><text:span text:style-name="T1">сив</text:span><text:span text:style-name="T1">ы и </text:span><text:span text:style-name="T1">конт</text:span><text:span text:style-name="T1">ейн</text:span><text:span text:style-name="T1">еры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4T3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Статические массивы</text:p>
          </draw:text-box>
        </draw:frame>
        <draw:frame presentation:style-name="pr5" draw:text-style-name="P4" draw:layer="layout" svg:width="12.297cm" svg:height="10.815cm" svg:x="14.313cm" svg:y="3.685cm" presentation:class="outline" presentation:user-transformed="true">
          <draw:text-box>
            <text:list text:style-name="L2">
              <text:list-item>
                <text:p><text:span text:style-name="T3">Массив — множество объектов одного типа</text:span></text:p>
              </text:list-item>
              <text:list-item>
                <text:p><text:span text:style-name="T3">Размер статического массива всегда известен на этапе компиляции</text:span></text:p>
              </text:list-item>
              <text:list-item>
                <text:p><text:span text:style-name="T3">Элементы располагаются друг за другом без «отступов»</text:span></text:p>
              </text:list-item>
              <text:list-item>
                <text:p><text:span text:style-name="T3">Имя массива приводится компилятором к указателю на 1-й элемент</text:span></text:p>
              </text:list-item>
              <text:list-item>
                <text:p><text:span text:style-name="T3">Размер массива можно узнать только в байтах через sizeof</text:span></text:p>
              </text:list-item>
            </text:list>
          </draw:text-box>
        </draw:frame>
        <draw:frame draw:style-name="gr40" draw:text-style-name="P19" draw:layer="layout" svg:width="11.784cm" svg:height="12.471cm" svg:x="1.5cm" svg:y="3cm">
          <draw:text-box>
            <text:p text:style-name="P5"><text:span text:style-name="T11">int </text:span><text:span text:style-name="T14">a</text:span><text:span text:style-name="T13">[</text:span><text:span text:style-name="T15">5</text:span><text:span text:style-name="T13">]; </text:span><text:span text:style-name="T7">// </text:span><text:span text:style-name="T7">не </text:span><text:span text:style-name="T7">инициали</text:span><text:span text:style-name="T7">зирован</text:span><text:span text:style-name="T21"><text:line-break/></text:span><text:span text:style-name="T11">int </text:span><text:span text:style-name="T14">b</text:span><text:span text:style-name="T13">[] = </text:span><text:span text:style-name="T13">{</text:span><text:span text:style-name="T15">1</text:span><text:span text:style-name="T13">, </text:span><text:span text:style-name="T15">2</text:span><text:span text:style-name="T13">};</text:span><text:span text:style-name="T13"><text:line-break/></text:span><text:span text:style-name="T7">// длина </text:span><text:span text:style-name="T7">массива </text:span><text:span text:style-name="T7">угадывае</text:span><text:span text:style-name="T7">тся</text:span><text:span text:style-name="T21"><text:line-break/></text:span><text:span text:style-name="T11">int </text:span><text:span text:style-name="T14">c</text:span><text:span text:style-name="T13">[</text:span><text:span text:style-name="T15">5</text:span><text:span text:style-name="T13">] = </text:span><text:span text:style-name="T13">{</text:span><text:span text:style-name="T15">1</text:span><text:span text:style-name="T13">, </text:span><text:span text:style-name="T15">2</text:span><text:span text:style-name="T13">};</text:span><text:span text:style-name="T13"><text:line-break/></text:span><text:span text:style-name="T7">// </text:span><text:span text:style-name="T7">элементы</text:span><text:span text:style-name="T7">, значения </text:span><text:span text:style-name="T7"><text:line-break/></text:span><text:span text:style-name="T7">// </text:span><text:span text:style-name="T7">которых </text:span><text:span text:style-name="T7">не </text:span><text:span text:style-name="T7">указаны </text:span><text:span text:style-name="T7">явно,</text:span><text:span text:style-name="T7"><text:line-break/></text:span><text:span text:style-name="T7">// </text:span><text:span text:style-name="T7">инициали</text:span><text:span text:style-name="T7">зируются </text:span><text:span text:style-name="T7">нулями</text:span><text:span text:style-name="T21"><text:line-break/></text:span><text:span text:style-name="T13">*</text:span><text:span text:style-name="T14">a </text:span><text:span text:style-name="T13">= </text:span><text:span text:style-name="T15">6</text:span><text:span text:style-name="T13">;</text:span><text:span text:style-name="T13"><text:line-break/></text:span><text:span text:style-name="T13">*(</text:span><text:span text:style-name="T14">a </text:span><text:span text:style-name="T13">+ </text:span><text:span text:style-name="T15">1</text:span><text:span text:style-name="T13">) = </text:span><text:span text:style-name="T15">8</text:span><text:span text:style-name="T13">; </text:span><text:span text:style-name="T7">// a[1] = </text:span><text:span text:style-name="T7">8;</text:span><text:span text:style-name="T21"><text:line-break/></text:span><text:span text:style-name="T14">cout </text:span><text:span text:style-name="T12">&lt;&lt; </text:span><text:span text:style-name="T11">sizeof</text:span><text:span text:style-name="T13">(</text:span><text:span text:style-name="T14">c</text:span><text:span text:style-name="T13">) / </text:span><text:span text:style-name="T11">sizeof</text:span><text:span text:style-name="T13">(</text:span><text:span text:style-name="T11">int</text:span><text:span text:style-name="T13">) </text:span><text:span text:style-name="T12">&lt;&lt; </text:span><text:span text:style-name="T16">'</text:span><text:span text:style-name="T20">\n</text:span><text:span text:style-name="T16">'</text:span><text:span text:style-name="T13">;</text:span><text:span text:style-name="T13"><text:line-break/></text:span><text:span text:style-name="T7">// </text:span><text:span text:style-name="T7">выводим </text:span><text:span text:style-name="T7">размер </text:span><text:span text:style-name="T7">«c»</text:span><text:span text:style-name="T21"><text:line-break/></text:span><text:span text:style-name="T14">cout </text:span><text:span text:style-name="T12">&lt;&lt; </text:span><text:span text:style-name="T14">std</text:span><text:span text:style-name="T13">::</text:span><text:span text:style-name="T12">size</text:span><text:span text:style-name="T13">(</text:span><text:span text:style-name="T14">c</text:span><text:span text:style-name="T13">) </text:span><text:span text:style-name="T12">&lt;&lt; </text:span><text:span text:style-name="T16">'</text:span><text:span text:style-name="T20">\n</text:span><text:span text:style-name="T16">'</text:span><text:span text:style-name="T13">;</text:span><text:span text:style-name="T13"><text:line-break/></text:span><text:span text:style-name="T7">// более </text:span><text:span text:style-name="T7">современ</text:span><text:span text:style-name="T7">ный </text:span><text:span text:style-name="T7">метод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4T3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Конетейнер array</text:p>
          </draw:text-box>
        </draw:frame>
        <draw:frame presentation:style-name="pr5" draw:text-style-name="P4" draw:layer="layout" svg:width="12.297cm" svg:height="11.815cm" svg:x="14.313cm" svg:y="3.585cm" presentation:class="outline" presentation:user-transformed="true">
          <draw:text-box>
            <text:list text:style-name="L2">
              <text:list-item>
                <text:p><text:span text:style-name="T3">array — шаблон класса, обёртывающий работу над статическим массивом</text:span></text:p>
              </text:list-item>
              <text:list-item>
                <text:p><text:span text:style-name="T3">Самые популярные методы:</text:span></text:p>
                <text:list>
                  <text:list-item>
                    <text:p><text:span text:style-name="T3">front() и back() — первый и последний элемент</text:span></text:p>
                  </text:list-item>
                  <text:list-item>
                    <text:p><text:span text:style-name="T3">size() - кол-во элементов</text:span></text:p>
                  </text:list-item>
                  <text:list-item>
                    <text:p><text:span text:style-name="T3">at() - обращение по индексу с проверкой выхода за границы</text:span></text:p>
                  </text:list-item>
                  <text:list-item>
                    <text:p><text:span text:style-name="T3">data() - указатель на первый элемент статического массива</text:span></text:p>
                  </text:list-item>
                  <text:list-item>
                    <text:p><text:span text:style-name="T3">begin() и end() - итераторы</text:span></text:p>
                  </text:list-item>
                </text:list>
              </text:list-item>
            </text:list>
          </draw:text-box>
        </draw:frame>
        <draw:frame draw:style-name="gr41" draw:text-style-name="P15" draw:layer="layout" svg:width="12.813cm" svg:height="9cm" svg:x="1.5cm" svg:y="4.5cm">
          <draw:text-box>
            <text:p text:style-name="P5"><text:span text:style-name="T22">#include </text:span><text:span text:style-name="T16">&lt;array&gt;</text:span><text:span text:style-name="T16"><text:line-break/></text:span><text:span text:style-name="T7">/*...*/</text:span><text:span text:style-name="T13"><text:line-break/></text:span><text:span text:style-name="T14">std</text:span><text:span text:style-name="T13">::</text:span><text:span text:style-name="T14">array</text:span><text:span text:style-name="T13">&lt;</text:span><text:span text:style-name="T11">int</text:span><text:span text:style-name="T13">, </text:span><text:span text:style-name="T15">4</text:span><text:span text:style-name="T13">&gt; </text:span><text:span text:style-name="T14">a</text:span><text:span text:style-name="T12">{}</text:span><text:span text:style-name="T13">;</text:span></text:p>
            <text:p text:style-name="P5"><text:span text:style-name="T7">// </text:span><text:span text:style-name="T7">инициали</text:span><text:span text:style-name="T7">зируется </text:span><text:span text:style-name="T7">нулями</text:span><text:span text:style-name="T7"><text:line-break/></text:span><text:span text:style-name="T14">a</text:span><text:span text:style-name="T12">[</text:span><text:span text:style-name="T15">3</text:span><text:span text:style-name="T12">] </text:span><text:span text:style-name="T13">= </text:span><text:span text:style-name="T15">8</text:span><text:span text:style-name="T13">;</text:span><text:span text:style-name="T13"><text:line-break/></text:span><text:span text:style-name="T14">cout </text:span><text:span text:style-name="T12">&lt;&lt; </text:span><text:span text:style-name="T14">a</text:span><text:span text:style-name="T12">[</text:span><text:span text:style-name="T15">8</text:span><text:span text:style-name="T12">] &lt;&lt; </text:span><text:span text:style-name="T16">'</text:span><text:span text:style-name="T20">\n</text:span><text:span text:style-name="T16">'</text:span><text:span text:style-name="T13">; </text:span><text:span text:style-name="T7">// UB, </text:span><text:span text:style-name="T7">OK</text:span><text:span text:style-name="T7"><text:line-break/></text:span><text:span text:style-name="T14">cout </text:span><text:span text:style-name="T12">&lt;&lt; </text:span><text:span text:style-name="T14">a</text:span><text:span text:style-name="T13">.</text:span><text:span text:style-name="T12">at</text:span><text:span text:style-name="T13">(</text:span><text:span text:style-name="T15">8</text:span><text:span text:style-name="T13">) </text:span><text:span text:style-name="T12">&lt;&lt; </text:span><text:span text:style-name="T16">'</text:span><text:span text:style-name="T20">\n</text:span><text:span text:style-name="T16">'</text:span><text:span text:style-name="T13">; </text:span><text:span text:style-name="T7">// </text:span><text:span text:style-name="T7">ошибка</text:span><text:span text:style-name="T7"><text:line-break/></text:span><text:span text:style-name="T14">cout </text:span><text:span text:style-name="T12">&lt;&lt; </text:span><text:span text:style-name="T13">(</text:span><text:span text:style-name="T14">a</text:span><text:span text:style-name="T13">.</text:span><text:span text:style-name="T12">front</text:span><text:span text:style-name="T13">() </text:span><text:span text:style-name="T13">== </text:span><text:span text:style-name="T14">a</text:span><text:span text:style-name="T12">[</text:span><text:span text:style-name="T15">0</text:span><text:span text:style-name="T12">]</text:span><text:span text:style-name="T13">) </text:span><text:span text:style-name="T12">&lt;&lt; </text:span><text:span text:style-name="T16">'</text:span><text:span text:style-name="T20">\n</text:span><text:span text:style-name="T16">'</text:span><text:span text:style-name="T13">; </text:span><text:span text:style-name="T7">// 1</text:span><text:span text:style-name="T7"><text:line-break/></text:span><text:span text:style-name="T14">cout </text:span><text:span text:style-name="T12">&lt;&lt; </text:span><text:span text:style-name="T13">*</text:span><text:span text:style-name="T14">a</text:span><text:span text:style-name="T13">.</text:span><text:span text:style-name="T12">data</text:span><text:span text:style-name="T13">() </text:span><text:span text:style-name="T12">&lt;&lt; </text:span><text:span text:style-name="T16">'</text:span><text:span text:style-name="T20">\n</text:span><text:span text:style-name="T16">'</text:span><text:span text:style-name="T13">; </text:span><text:span text:style-name="T7">// 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4T3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Динамическая память</text:p>
          </draw:text-box>
        </draw:frame>
        <draw:frame presentation:style-name="pr5" draw:text-style-name="P4" draw:layer="layout" svg:width="12.297cm" svg:height="11.315cm" svg:x="14.313cm" svg:y="3.685cm" presentation:class="outline" presentation:user-transformed="true">
          <draw:text-box>
            <text:list text:style-name="L2">
              <text:list-item>
                <text:p><text:span text:style-name="T3">Механизм «Куча» позволяет выделять дополнительную память во время работы программы</text:span></text:p>
              </text:list-item>
              <text:list-item>
                <text:p><text:span text:style-name="T3">Размер выделяемой памяти не должен быть известен во время компиляции</text:span></text:p>
              </text:list-item>
              <text:list-item>
                <text:p><text:span text:style-name="T3">Время жизни переменных в куче — период с вызова new до вызова delete</text:span></text:p>
              </text:list-item>
              <text:list-item>
                <text:p><text:span text:style-name="T3">Потеря всех указателей на объект в куче — утечка памяти</text:span></text:p>
              </text:list-item>
            </text:list>
          </draw:text-box>
        </draw:frame>
        <draw:frame draw:style-name="gr42" draw:text-style-name="P15" draw:layer="layout" svg:width="12.738cm" svg:height="12.031cm" svg:x="1cm" svg:y="3.469cm">
          <draw:text-box>
            <text:p text:style-name="P5"><text:span text:style-name="T4">int</text:span><text:span text:style-name="T6">* </text:span><text:span text:style-name="T5">p </text:span><text:span text:style-name="T6">= </text:span><text:span text:style-name="T4">new int</text:span><text:span text:style-name="T6">;</text:span><text:span text:style-name="T6"><text:line-break/></text:span><text:span text:style-name="T7">// объект </text:span><text:span text:style-name="T7">в куче не </text:span><text:span text:style-name="T7">инициали</text:span><text:span text:style-name="T7">зирован</text:span><text:span text:style-name="T7"><text:line-break/></text:span><text:span text:style-name="T6">*</text:span><text:span text:style-name="T5">p </text:span><text:span text:style-name="T6">= </text:span><text:span text:style-name="T8">9</text:span><text:span text:style-name="T6">; </text:span><text:span text:style-name="T7">// </text:span><text:span text:style-name="T7">инициали</text:span><text:span text:style-name="T7">зируем </text:span><text:span text:style-name="T7">объект</text:span><text:span text:style-name="T7"><text:line-break/></text:span><text:span text:style-name="T4">delete </text:span><text:span text:style-name="T5">p</text:span><text:span text:style-name="T6">; </text:span><text:span text:style-name="T7">// </text:span><text:span text:style-name="T7">освобожд</text:span><text:span text:style-name="T7">аем </text:span><text:span text:style-name="T7">память</text:span><text:span text:style-name="T7"><text:line-break/></text:span><text:span text:style-name="T5">p </text:span><text:span text:style-name="T6">= </text:span><text:span text:style-name="T4">nullptr</text:span><text:span text:style-name="T6">; </text:span><text:span text:style-name="T7">// </text:span><text:span text:style-name="T7">обнуляем </text:span><text:span text:style-name="T7">указател</text:span><text:span text:style-name="T7">ь</text:span><text:span text:style-name="T7"><text:line-break/></text:span><text:span text:style-name="T7"><text:line-break/></text:span><text:span text:style-name="T4">double</text:span><text:span text:style-name="T6">* </text:span><text:span text:style-name="T5">q </text:span><text:span text:style-name="T6">= </text:span><text:span text:style-name="T4">new </text:span><text:span text:style-name="T4">double</text:span><text:span text:style-name="T6">(</text:span><text:span text:style-name="T8">9.</text:span><text:span text:style-name="T8">7</text:span><text:span text:style-name="T6">);</text:span><text:span text:style-name="T6"><text:line-break/></text:span><text:span text:style-name="T7">// объект </text:span><text:span text:style-name="T7">в куче </text:span><text:span text:style-name="T7">инициали</text:span><text:span text:style-name="T7">зирован</text:span><text:span text:style-name="T7"><text:line-break/></text:span><text:span text:style-name="T7">// </text:span><text:span text:style-name="T7">значение</text:span><text:span text:style-name="T7">м 9.7 </text:span><text:span text:style-name="T7"><text:line-break/></text:span><text:span text:style-name="T5">cout </text:span><text:span text:style-name="T9">&lt;&lt; </text:span><text:span text:style-name="T6">*</text:span><text:span text:style-name="T5">q </text:span><text:span text:style-name="T9">&lt;&lt; </text:span><text:span text:style-name="T23">'</text:span><text:span text:style-name="T24">\n</text:span><text:span text:style-name="T23">'</text:span><text:span text:style-name="T6">; </text:span><text:span text:style-name="T7">// </text:span><text:span text:style-name="T7">9.7</text:span><text:span text:style-name="T7"><text:line-break/></text:span><text:span text:style-name="T4">delete </text:span><text:span text:style-name="T5">q</text:span><text:span text:style-name="T6">; </text:span><text:span text:style-name="T7">// </text:span><text:span text:style-name="T7">освобожд</text:span><text:span text:style-name="T7">аем </text:span><text:span text:style-name="T7">память</text:span><text:span text:style-name="T7"><text:line-break/></text:span><text:span text:style-name="T5">q </text:span><text:span text:style-name="T6">= </text:span><text:span text:style-name="T4">nullptr</text:span><text:span text:style-name="T6">; </text:span><text:span text:style-name="T7">// </text:span><text:span text:style-name="T7">обнуляем </text:span><text:span text:style-name="T7">указател</text:span><text:span text:style-name="T7">ь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4T3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Динамические массивы</text:p>
          </draw:text-box>
        </draw:frame>
        <draw:frame presentation:style-name="pr5" draw:text-style-name="P4" draw:layer="layout" svg:width="12.297cm" svg:height="10.815cm" svg:x="14.313cm" svg:y="3.685cm" presentation:class="outline" presentation:user-transformed="true">
          <draw:text-box>
            <text:list text:style-name="L2">
              <text:list-item>
                <text:p><text:span text:style-name="T3">Расположены в куче</text:span></text:p>
              </text:list-item>
              <text:list-item>
                <text:p><text:span text:style-name="T3">Их размер может быть неизвестен на этапе компиляции</text:span></text:p>
              </text:list-item>
              <text:list-item>
                <text:p><text:span text:style-name="T3">По-умолчанию элементы массива ничем не инициализируются</text:span></text:p>
              </text:list-item>
              <text:list-item>
                <text:p><text:span text:style-name="T3">Не хранят информации о кол-ве элементов, нам необходимо хранить её отдельно</text:span></text:p>
              </text:list-item>
            </text:list>
          </draw:text-box>
        </draw:frame>
        <draw:frame draw:style-name="gr43" draw:text-style-name="P13" draw:layer="layout" svg:width="12.134cm" svg:height="11.531cm" svg:x="1cm" svg:y="3.5cm">
          <draw:text-box>
            <text:p text:style-name="P20"><text:span text:style-name="T4">int</text:span><text:span text:style-name="T6">* q</text:span><text:span text:style-name="T5"> </text:span><text:span text:style-name="T6">= </text:span><text:span text:style-name="T4">new int</text:span><text:span text:style-name="T6">[] </text:span><text:span text:style-name="T6">{</text:span><text:span text:style-name="T4">1</text:span><text:span text:style-name="T6">, </text:span><text:span text:style-name="T4">2</text:span><text:span text:style-name="T6">, </text:span><text:span text:style-name="T4">3</text:span><text:span text:style-name="T6">};</text:span></text:p>
            <text:p text:style-name="P20"><text:span text:style-name="T7">// массив </text:span><text:span text:style-name="T7">инициали</text:span><text:span text:style-name="T7">зирован</text:span></text:p>
            <text:p text:style-name="P5"><text:span text:style-name="T4">int</text:span><text:span text:style-name="T6">* </text:span><text:span text:style-name="T5">p </text:span><text:span text:style-name="T6">= </text:span><text:span text:style-name="T4">new </text:span><text:span text:style-name="T4">int</text:span><text:span text:style-name="T6">[</text:span><text:span text:style-name="T8">100</text:span><text:span text:style-name="T6">];</text:span><text:span text:style-name="T6"><text:line-break/></text:span><text:span text:style-name="T7">// массив </text:span><text:span text:style-name="T7">не </text:span><text:span text:style-name="T7">инициали</text:span><text:span text:style-name="T7">зирован</text:span><text:span text:style-name="T7"><text:line-break/></text:span><text:span text:style-name="T4">int </text:span><text:span text:style-name="T5">size </text:span><text:span text:style-name="T6">= </text:span><text:span text:style-name="T8">100</text:span><text:span text:style-name="T6">;</text:span><text:span text:style-name="T6"><text:line-break/></text:span><text:span text:style-name="T7">// </text:span><text:span text:style-name="T7">сохраняе</text:span><text:span text:style-name="T7">м размер </text:span><text:span text:style-name="T7">массива</text:span><text:span text:style-name="T7"><text:line-break/></text:span><text:span text:style-name="T4">for </text:span><text:span text:style-name="T6">(</text:span><text:span text:style-name="T4">int </text:span><text:span text:style-name="T5">i </text:span><text:span text:style-name="T6">= </text:span><text:span text:style-name="T8">0</text:span><text:span text:style-name="T6">; </text:span><text:span text:style-name="T5">i </text:span><text:span text:style-name="T6">&lt; </text:span><text:span text:style-name="T5">size</text:span><text:span text:style-name="T6">; </text:span><text:span text:style-name="T6">++</text:span><text:span text:style-name="T5">i</text:span><text:span text:style-name="T6">) {</text:span><text:span text:style-name="T6"><text:line-break/></text:span><text:span text:style-name="T6"> <text:s text:c="3"/></text:span><text:span text:style-name="T5">p</text:span><text:span text:style-name="T6">[</text:span><text:span text:style-name="T5">i</text:span><text:span text:style-name="T6">] = </text:span><text:span text:style-name="T5">i</text:span><text:span text:style-name="T6">; </text:span><text:span text:style-name="T7">// </text:span><text:span text:style-name="T7">инициали</text:span><text:span text:style-name="T7">зируем </text:span><text:span text:style-name="T7">массив</text:span><text:span text:style-name="T7"><text:line-break/></text:span><text:span text:style-name="T6">}</text:span><text:span text:style-name="T6"><text:line-break/></text:span><text:span text:style-name="T4">delete </text:span><text:span text:style-name="T6">[] </text:span><text:span text:style-name="T5">p</text:span><text:span text:style-name="T6">;</text:span></text:p>
            <text:p text:style-name="P5"><text:span text:style-name="T4">delete </text:span><text:span text:style-name="T6">[] </text:span><text:span text:style-name="T5">q</text:span><text:span text:style-name="T6">;</text:span><text:span text:style-name="T6"><text:line-break/></text:span><text:span text:style-name="T7">// </text:span><text:span text:style-name="T7">освобожд</text:span><text:span text:style-name="T7">аем </text:span><text:span text:style-name="T7">память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4T3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Контейнер vector</text:p>
          </draw:text-box>
        </draw:frame>
        <draw:frame presentation:style-name="pr5" draw:text-style-name="P4" draw:layer="layout" svg:width="14.5cm" svg:height="12.5cm" svg:x="13cm" svg:y="3cm" presentation:class="outline" presentation:user-transformed="true">
          <draw:text-box>
            <text:list text:style-name="L2">
              <text:list-item>
                <text:p><text:span text:style-name="T3">vector — шаблон класса, обёртывающий работу над динамическим массивом. Вызывает new в конструкторе и delete в деструкторе</text:span></text:p>
              </text:list-item>
              <text:list-item>
                <text:p><text:span text:style-name="T3">Самые популярные методы:</text:span></text:p>
                <text:list>
                  <text:list-item>
                    <text:p><text:span text:style-name="T3">front(), back(), at(index), size(), begin(), end(), data() - аналогичны методам «array»</text:span></text:p>
                  </text:list-item>
                  <text:list-item>
                    <text:p text:style-name="P16"><text:span text:style-name="T10">push_back(val), pop_back() - </text:span><text:span text:style-name="T3">добавляют/удаляют конечный элемент</text:span></text:p>
                  </text:list-item>
                  <text:list-item>
                    <text:p><text:span text:style-name="T3">insert(iter, val), erase(iter) — вставляет элемент со сдвигом вправо и удаляет со сдвигом влево</text:span></text:p>
                  </text:list-item>
                </text:list>
              </text:list-item>
            </text:list>
          </draw:text-box>
        </draw:frame>
        <draw:frame draw:style-name="gr44" draw:text-style-name="P15" draw:layer="layout" svg:width="10cm" svg:height="11.531cm" svg:x="1cm" svg:y="3.2cm">
          <draw:text-box>
            <text:p text:style-name="P5"><text:span text:style-name="T25">#include </text:span><text:span text:style-name="T23">&lt;vector&gt;</text:span><text:span text:style-name="T23"><text:line-break/></text:span><text:span text:style-name="T7">/*...*/</text:span><text:span text:style-name="T7"><text:line-break/></text:span><text:span text:style-name="T14">std</text:span><text:span text:style-name="T13">::</text:span><text:span text:style-name="T5">vector</text:span><text:span text:style-name="T5">&lt;</text:span><text:span text:style-name="T4">int</text:span><text:span text:style-name="T5">&gt;</text:span><text:span text:style-name="T26"> </text:span><text:span text:style-name="T5">ar </text:span><text:span text:style-name="T9">{</text:span><text:span text:style-name="T8">1</text:span><text:span text:style-name="T6">, </text:span><text:span text:style-name="T8">2</text:span><text:span text:style-name="T6">, </text:span><text:span text:style-name="T8">4</text:span><text:span text:style-name="T9">}</text:span><text:span text:style-name="T6">;</text:span><text:span text:style-name="T6"><text:line-break/></text:span><text:span text:style-name="T5">ar</text:span><text:span text:style-name="T6">.</text:span><text:span text:style-name="T9">insert</text:span><text:span text:style-name="T6">(</text:span><text:span text:style-name="T5">a</text:span><text:span text:style-name="T5">r</text:span><text:span text:style-name="T6">.</text:span><text:span text:style-name="T9">begin</text:span><text:span text:style-name="T6">() </text:span><text:span text:style-name="T9">+ </text:span><text:span text:style-name="T8">1</text:span><text:span text:style-name="T6">, </text:span><text:span text:style-name="T8">7</text:span><text:span text:style-name="T6">);</text:span><text:span text:style-name="T6"><text:line-break/></text:span><text:span text:style-name="T7">// ar == {1, </text:span><text:span text:style-name="T7">7, 2, 4}</text:span><text:span text:style-name="T7"><text:line-break/></text:span><text:span text:style-name="T5">ar</text:span><text:span text:style-name="T6">.</text:span><text:span text:style-name="T9">push_b</text:span><text:span text:style-name="T9">ack</text:span><text:span text:style-name="T6">(</text:span><text:span text:style-name="T8">5</text:span><text:span text:style-name="T6">);</text:span><text:span text:style-name="T6"><text:line-break/></text:span><text:span text:style-name="T7">// ar == {1, </text:span><text:span text:style-name="T7">7, 2, 4, 5}</text:span><text:span text:style-name="T7"><text:line-break/></text:span><text:span text:style-name="T5">ar</text:span><text:span text:style-name="T6">.</text:span><text:span text:style-name="T9">erase</text:span><text:span text:style-name="T6">(</text:span><text:span text:style-name="T5">a</text:span><text:span text:style-name="T5">r</text:span><text:span text:style-name="T6">.</text:span><text:span text:style-name="T9">begin</text:span><text:span text:style-name="T6">() </text:span><text:span text:style-name="T9">+ </text:span><text:span text:style-name="T8">2</text:span><text:span text:style-name="T6">);</text:span><text:span text:style-name="T6"><text:line-break/></text:span><text:span text:style-name="T7">// ar == {1, </text:span><text:span text:style-name="T7">7, 4, 5}</text:span><text:span text:style-name="T7"><text:line-break/></text:span><text:span text:style-name="T5">ar</text:span><text:span text:style-name="T6">.</text:span><text:span text:style-name="T9">pop_ba</text:span><text:span text:style-name="T9">ck</text:span><text:span text:style-name="T6">();</text:span><text:span text:style-name="T6"><text:line-break/></text:span><text:span text:style-name="T7">// ar == {1, </text:span><text:span text:style-name="T7">7, 4}</text:span><text:span text:style-name="T7"><text:line-break/></text:span><text:span text:style-name="T14">cout </text:span><text:span text:style-name="T12">&lt;&lt; </text:span><text:span text:style-name="T14">ar</text:span><text:span text:style-name="T13">.</text:span><text:span text:style-name="T12">at</text:span><text:span text:style-name="T13">(</text:span><text:span text:style-name="T15">1</text:span><text:span text:style-name="T13">) </text:span><text:span text:style-name="T12">&lt;&lt; </text:span><text:span text:style-name="T16">'</text:span><text:span text:style-name="T20">\n</text:span><text:span text:style-name="T16">'</text:span><text:span text:style-name="T13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4T3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Контейнер vector</text:p>
          </draw:text-box>
        </draw:frame>
        <draw:frame presentation:style-name="pr5" draw:text-style-name="P4" draw:layer="layout" svg:width="13.187cm" svg:height="11.815cm" svg:x="14.313cm" svg:y="3.5cm" presentation:class="outline" presentation:user-transformed="true">
          <draw:text-box>
            <text:list text:style-name="L2">
              <text:list-item>
                <text:p><text:span text:style-name="T3">Конструкторы:</text:span></text:p>
                <text:list>
                  <text:list-item>
                    <text:p><text:span text:style-name="T3">vector(n) — вектор из n неинициализированных элементов</text:span></text:p>
                  </text:list-item>
                  <text:list-item>
                    <text:p><text:span text:style-name="T3">vector(n, val) — вектор из n элементов, равных val</text:span></text:p>
                  </text:list-item>
                  <text:list-item>
                    <text:p><text:span text:style-name="T3">vector(iter1, iter2) — вектор, состоящий из элементов другого контейнера</text:span></text:p>
                  </text:list-item>
                </text:list>
              </text:list-item>
              <text:list-item>
                <text:p><text:span text:style-name="T3">assign(n, val), assign(iter1, iter2) — «переинициализация» существующего вектора.</text:span></text:p>
              </text:list-item>
              <text:list-item>
                <text:p><text:span text:style-name="T3">resize(n) — изменение размера</text:span></text:p>
              </text:list-item>
            </text:list>
          </draw:text-box>
        </draw:frame>
        <draw:frame draw:style-name="gr45" draw:text-style-name="P13" draw:layer="layout" svg:width="13.367cm" svg:height="9.651cm" svg:x="0.915cm" svg:y="4.027cm">
          <draw:text-box>
            <text:p text:style-name="P5"><text:span text:style-name="T5">array</text:span><text:span text:style-name="T6">&lt;</text:span><text:span text:style-name="T4">cha</text:span><text:span text:style-name="T4">r</text:span><text:span text:style-name="T6">, </text:span><text:span text:style-name="T8">3</text:span><text:span text:style-name="T6">&gt; </text:span><text:span text:style-name="T5">ar1 </text:span><text:span text:style-name="T6">= </text:span><text:span text:style-name="T9">{</text:span><text:span text:style-name="T8">1</text:span><text:span text:style-name="T6">, </text:span><text:span text:style-name="T8">2</text:span><text:span text:style-name="T6">, </text:span><text:span text:style-name="T8">3</text:span><text:span text:style-name="T9">}</text:span><text:span text:style-name="T6">;</text:span></text:p>
            <text:p text:style-name="P5"><text:span text:style-name="T5">vector</text:span><text:span text:style-name="T26">&lt;</text:span><text:span text:style-name="T4">ch</text:span><text:span text:style-name="T4">ar</text:span><text:span text:style-name="T26">&gt; </text:span><text:span text:style-name="T5">ar2</text:span><text:span text:style-name="T9">(</text:span><text:span text:style-name="T8">3</text:span><text:span text:style-name="T9">)</text:span><text:span text:style-name="T6">;</text:span><text:span text:style-name="T6"><text:line-break/></text:span><text:span text:style-name="T7">// ar2 == </text:span><text:span text:style-name="T7">{?, ?, ?}</text:span><text:span text:style-name="T6"><text:line-break/></text:span><text:span text:style-name="T5">vector</text:span><text:span text:style-name="T26">&lt;</text:span><text:span text:style-name="T4">ch</text:span><text:span text:style-name="T4">ar</text:span><text:span text:style-name="T26">&gt; </text:span><text:span text:style-name="T5">ar3</text:span><text:span text:style-name="T9">(</text:span><text:span text:style-name="T8">3</text:span><text:span text:style-name="T6">, </text:span><text:span text:style-name="T23">'9'</text:span><text:span text:style-name="T9">)</text:span><text:span text:style-name="T6">;</text:span><text:span text:style-name="T6"><text:line-break/></text:span><text:span text:style-name="T7">// ar3 == </text:span><text:span text:style-name="T7">{'9', '9', '9'}</text:span><text:span text:style-name="T7"><text:line-break/></text:span><text:span text:style-name="T5">vector</text:span><text:span text:style-name="T26">&lt;</text:span><text:span text:style-name="T4">ch</text:span><text:span text:style-name="T4">ar</text:span><text:span text:style-name="T26">&gt; </text:span><text:span text:style-name="T5">ar4</text:span><text:span text:style-name="T9">(</text:span><text:span text:style-name="T5">ar1</text:span><text:span text:style-name="T6">.</text:span><text:span text:style-name="T9">be</text:span><text:span text:style-name="T9">gin</text:span><text:span text:style-name="T6">(), </text:span><text:span text:style-name="T5">ar1</text:span><text:span text:style-name="T6">.</text:span><text:span text:style-name="T9">end</text:span><text:span text:style-name="T6">()</text:span><text:span text:style-name="T9">)</text:span><text:span text:style-name="T6">;</text:span><text:span text:style-name="T6"><text:line-break/></text:span><text:span text:style-name="T7">// ar4 == </text:span><text:span text:style-name="T7">{1, 2, 3}</text:span><text:span text:style-name="T7"><text:line-break/></text:span><text:span text:style-name="T7"><text:line-break/></text:span><text:span text:style-name="T5">ar3</text:span><text:span text:style-name="T6">.</text:span><text:span text:style-name="T9">assign</text:span><text:span text:style-name="T6">(</text:span><text:span text:style-name="T8">3</text:span><text:span text:style-name="T6">, </text:span><text:span text:style-name="T23">'9'</text:span><text:span text:style-name="T6">);</text:span><text:span text:style-name="T6"><text:line-break/></text:span><text:span text:style-name="T7">// ar3 == </text:span><text:span text:style-name="T7">{'9', '9', '9'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4T3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Контейнер vector</text:p>
          </draw:text-box>
        </draw:frame>
        <draw:frame presentation:style-name="pr5" draw:text-style-name="P4" draw:layer="layout" svg:width="12.297cm" svg:height="9.134cm" svg:x="14.313cm" svg:y="3.685cm" presentation:class="outline">
          <draw:text-box>
            <text:list text:style-name="L2">
              <text:list-item>
                <text:p><text:span text:style-name="T3">Методы управления буфером в vector:</text:span></text:p>
                <text:list>
                  <text:list-item>
                    <text:p><text:span text:style-name="T10">capacity() </text:span><text:span text:style-name="T3">— возвращает текущий размер буфера</text:span></text:p>
                  </text:list-item>
                  <text:list-item>
                    <text:p><text:span text:style-name="T3">reserve(n) — если текущий размер буфера меньше n, расширяет буфер до n, сохраняя элементы массива</text:span></text:p>
                  </text:list-item>
                  <text:list-item>
                    <text:p><text:span text:style-name="T10">shrink_to_fit() </text:span><text:span text:style-name="T3">— подгоняет размер буфера под размер его активной части</text:span></text:p>
                  </text:list-item>
                </text:list>
              </text:list-item>
            </text:list>
          </draw:text-box>
        </draw:frame>
        <draw:frame draw:style-name="gr46" draw:text-style-name="P13" draw:layer="layout" svg:width="10.922cm" svg:height="8.711cm" svg:x="1cm" svg:y="4cm">
          <draw:text-box>
            <text:p text:style-name="P5"><text:span text:style-name="T5">vector</text:span><text:span text:style-name="T6">&lt;</text:span><text:span text:style-name="T4">do</text:span><text:span text:style-name="T4">uble</text:span><text:span text:style-name="T6">&gt; </text:span><text:span text:style-name="T5">ar</text:span><text:span text:style-name="T9">(</text:span><text:span text:style-name="T8">5</text:span><text:span text:style-name="T6">, </text:span><text:span text:style-name="T8">0</text:span><text:span text:style-name="T9">)</text:span><text:span text:style-name="T6">;</text:span><text:span text:style-name="T6"><text:line-break/></text:span><text:span text:style-name="T5">cout </text:span><text:span text:style-name="T9">&lt;&lt; </text:span><text:span text:style-name="T5">ar</text:span><text:span text:style-name="T6">.</text:span><text:span text:style-name="T9">capacit</text:span><text:span text:style-name="T9">y</text:span><text:span text:style-name="T6">() </text:span><text:span text:style-name="T9">&lt;&lt; </text:span><text:span text:style-name="T23">'</text:span><text:span text:style-name="T24">\n</text:span><text:span text:style-name="T23">'</text:span><text:span text:style-name="T6">; </text:span><text:span text:style-name="T7">// 5</text:span><text:span text:style-name="T7"><text:line-break/></text:span><text:span text:style-name="T5">ar</text:span><text:span text:style-name="T6">.</text:span><text:span text:style-name="T9">push_b</text:span><text:span text:style-name="T9">ack</text:span><text:span text:style-name="T6">(</text:span><text:span text:style-name="T8">1</text:span><text:span text:style-name="T6">);</text:span><text:span text:style-name="T6"><text:line-break/></text:span><text:span text:style-name="T7">// ar == {0, </text:span><text:span text:style-name="T7">0, 0, 0, 0, </text:span><text:span text:style-name="T7">1}</text:span><text:span text:style-name="T7"><text:line-break/></text:span><text:span text:style-name="T5">cout </text:span><text:span text:style-name="T9">&lt;&lt; </text:span><text:span text:style-name="T5">ar</text:span><text:span text:style-name="T6">.</text:span><text:span text:style-name="T9">capacit</text:span><text:span text:style-name="T9">y</text:span><text:span text:style-name="T6">() </text:span><text:span text:style-name="T9">&lt;&lt; </text:span><text:span text:style-name="T23">'</text:span><text:span text:style-name="T24">\n</text:span><text:span text:style-name="T23">'</text:span><text:span text:style-name="T6">; </text:span><text:span text:style-name="T7">// 10</text:span><text:span text:style-name="T7"><text:line-break/></text:span><text:span text:style-name="T5">ar</text:span><text:span text:style-name="T6">.</text:span><text:span text:style-name="T9">reserve</text:span><text:span text:style-name="T6">(</text:span><text:span text:style-name="T8">15</text:span><text:span text:style-name="T6">);</text:span><text:span text:style-name="T6"><text:line-break/></text:span><text:span text:style-name="T5">cout </text:span><text:span text:style-name="T9">&lt;&lt; </text:span><text:span text:style-name="T5">ar</text:span><text:span text:style-name="T6">.</text:span><text:span text:style-name="T9">capacit</text:span><text:span text:style-name="T9">y</text:span><text:span text:style-name="T6">() </text:span><text:span text:style-name="T9">&lt;&lt; </text:span><text:span text:style-name="T23">'</text:span><text:span text:style-name="T24">\n</text:span><text:span text:style-name="T23">'</text:span><text:span text:style-name="T6">; </text:span><text:span text:style-name="T7">// 15</text:span><text:span text:style-name="T7"><text:line-break/></text:span><text:span text:style-name="T5">ar</text:span><text:span text:style-name="T6">.</text:span><text:span text:style-name="T9">shrink_</text:span><text:span text:style-name="T9">to_fit</text:span><text:span text:style-name="T6">();</text:span><text:span text:style-name="T6"><text:line-break/></text:span><text:span text:style-name="T5">cout </text:span><text:span text:style-name="T9">&lt;&lt; </text:span><text:span text:style-name="T5">ar</text:span><text:span text:style-name="T6">.</text:span><text:span text:style-name="T9">capacit</text:span><text:span text:style-name="T9">y</text:span><text:span text:style-name="T6">() </text:span><text:span text:style-name="T9">&lt;&lt; </text:span><text:span text:style-name="T23">'</text:span><text:span text:style-name="T24">\n</text:span><text:span text:style-name="T23">'</text:span><text:span text:style-name="T6">; </text:span><text:span text:style-name="T7">// 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4T3">
        <office:forms form:automatic-focus="false" form:apply-design-mode="false"/>
        <draw:frame presentation:style-name="pr8" draw:layer="layout" svg:width="25.199cm" svg:height="3.473cm" svg:x="1.4cm" svg:y="0.206cm" presentation:class="title" presentation:user-transformed="true">
          <draw:text-box>
            <text:p>Многомерные статические массивы</text:p>
          </draw:text-box>
        </draw:frame>
        <draw:frame presentation:style-name="pr5" draw:text-style-name="P4" draw:layer="layout" svg:width="12.297cm" svg:height="11.815cm" svg:x="14.313cm" svg:y="3.685cm" presentation:class="outline" presentation:user-transformed="true">
          <draw:text-box>
            <text:list text:style-name="L2">
              <text:list-item>
                <text:p><text:span text:style-name="T3">Если инициализируются во время определения, то внешняя размерность угадывается</text:span></text:p>
              </text:list-item>
              <text:list-item>
                <text:p><text:span text:style-name="T3">a[i] — возвращает i-ю строчку (тип возвращаемого значения — массив)</text:span></text:p>
              </text:list-item>
              <text:list-item>
                <text:p><text:span text:style-name="T3">a[i][j] — элемент на пересечении i-й строки и j-го столбца</text:span></text:p>
              </text:list-item>
              <text:list-item>
                <text:p><text:span text:style-name="T3">Для многомерного массива sizeof возвращает суммарный размер всех строк в байтах, а std::size — длину внешней размерности</text:span></text:p>
              </text:list-item>
            </text:list>
          </draw:text-box>
        </draw:frame>
        <draw:frame draw:style-name="gr47" draw:text-style-name="P13" draw:layer="layout" svg:width="12.689cm" svg:height="12.471cm" svg:x="1cm" svg:y="3.4cm">
          <draw:text-box>
            <text:p text:style-name="P5"><text:span text:style-name="T4">int </text:span><text:span text:style-name="T5">a</text:span><text:span text:style-name="T6">[][</text:span><text:span text:style-name="T8">5</text:span><text:span text:style-name="T6">] = </text:span><text:span text:style-name="T6">{</text:span><text:span text:style-name="T6"><text:line-break/></text:span><text:span text:style-name="T6"> <text:s text:c="3"/>{</text:span><text:span text:style-name="T8">1</text:span><text:span text:style-name="T6">, </text:span><text:span text:style-name="T8">2</text:span><text:span text:style-name="T6">, </text:span><text:span text:style-name="T8">3</text:span><text:span text:style-name="T6">, </text:span><text:span text:style-name="T8">4</text:span><text:span text:style-name="T6">, </text:span><text:span text:style-name="T8">5</text:span><text:span text:style-name="T6">},</text:span><text:span text:style-name="T6"><text:line-break/></text:span><text:span text:style-name="T6"> <text:s text:c="3"/>{</text:span><text:span text:style-name="T8">6</text:span><text:span text:style-name="T6">, </text:span><text:span text:style-name="T8">7</text:span><text:span text:style-name="T6">, </text:span><text:span text:style-name="T8">8</text:span><text:span text:style-name="T6">, </text:span><text:span text:style-name="T8">9</text:span><text:span text:style-name="T6">, </text:span><text:span text:style-name="T8">10</text:span><text:span text:style-name="T6">},</text:span><text:span text:style-name="T6"><text:line-break/></text:span><text:span text:style-name="T6"> <text:s text:c="3"/>{</text:span><text:span text:style-name="T8">11</text:span><text:span text:style-name="T6">, </text:span><text:span text:style-name="T8">12</text:span><text:span text:style-name="T6">, </text:span><text:span text:style-name="T8">13</text:span><text:span text:style-name="T6">, </text:span><text:span text:style-name="T8">14</text:span><text:span text:style-name="T6">, </text:span><text:span text:style-name="T8">15</text:span><text:span text:style-name="T6">}</text:span><text:span text:style-name="T6"><text:line-break/></text:span><text:span text:style-name="T6">};</text:span><text:span text:style-name="T6"><text:line-break/></text:span><text:span text:style-name="T5">cout </text:span><text:span text:style-name="T9">&lt;&lt; </text:span><text:span text:style-name="T4">typeid</text:span><text:span text:style-name="T6">(</text:span><text:span text:style-name="T5">a</text:span><text:span text:style-name="T6">[</text:span><text:span text:style-name="T8">0</text:span><text:span text:style-name="T6">]).</text:span><text:span text:style-name="T9">name</text:span><text:span text:style-name="T6">() </text:span><text:span text:style-name="T9">&lt;&lt; </text:span><text:span text:style-name="T23">'</text:span><text:span text:style-name="T24">\n</text:span><text:span text:style-name="T23">'</text:span><text:span text:style-name="T6">;</text:span><text:span text:style-name="T6"><text:line-break/></text:span><text:span text:style-name="T7">// A5_i == </text:span><text:span text:style-name="T7">int [5] (c+</text:span><text:span text:style-name="T7">+filt -t </text:span><text:span text:style-name="T7">A5_i)</text:span><text:span text:style-name="T7"><text:line-break/></text:span><text:span text:style-name="T5">cout </text:span><text:span text:style-name="T9">&lt;&lt; </text:span><text:span text:style-name="T4">sizeof</text:span><text:span text:style-name="T6">(</text:span><text:span text:style-name="T5">a</text:span><text:span text:style-name="T6">[</text:span><text:span text:style-name="T8">0</text:span><text:span text:style-name="T6">]</text:span><text:span text:style-name="T6">) / </text:span><text:span text:style-name="T4">sizeof</text:span><text:span text:style-name="T6">(</text:span><text:span text:style-name="T4">int</text:span><text:span text:style-name="T6">) </text:span><text:span text:style-name="T9">&lt;&lt; </text:span><text:span text:style-name="T23">'</text:span><text:span text:style-name="T24">\n</text:span><text:span text:style-name="T23">'</text:span><text:span text:style-name="T6">;</text:span><text:span text:style-name="T6"><text:line-break/></text:span><text:span text:style-name="T7">// 5</text:span><text:span text:style-name="T7"><text:line-break/></text:span><text:span text:style-name="T5">cout </text:span><text:span text:style-name="T9">&lt;&lt; </text:span><text:span text:style-name="T4">sizeof</text:span><text:span text:style-name="T6">(</text:span><text:span text:style-name="T5">a</text:span><text:span text:style-name="T6">) / </text:span><text:span text:style-name="T4">sizeof</text:span><text:span text:style-name="T6">(</text:span><text:span text:style-name="T4">int</text:span><text:span text:style-name="T6">) </text:span><text:span text:style-name="T9">&lt;&lt; </text:span><text:span text:style-name="T23">'</text:span><text:span text:style-name="T24">\n</text:span><text:span text:style-name="T23">'</text:span><text:span text:style-name="T6">;</text:span><text:span text:style-name="T6"><text:line-break/></text:span><text:span text:style-name="T7">// 15</text:span><text:span text:style-name="T7"><text:line-break/></text:span><text:span text:style-name="T5">cout </text:span><text:span text:style-name="T9">&lt;&lt; </text:span><text:span text:style-name="T5">std</text:span><text:span text:style-name="T6">::</text:span><text:span text:style-name="T9">size</text:span><text:span text:style-name="T6">(</text:span><text:span text:style-name="T5">a</text:span><text:span text:style-name="T6">) </text:span><text:span text:style-name="T9">&lt;&lt; </text:span><text:span text:style-name="T23">'</text:span><text:span text:style-name="T24">\n</text:span><text:span text:style-name="T23">'</text:span><text:span text:style-name="T6">;</text:span><text:span text:style-name="T6"><text:line-break/></text:span><text:span text:style-name="T7">// 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4T3">
        <office:forms form:automatic-focus="false" form:apply-design-mode="false"/>
        <draw:frame presentation:style-name="pr8" draw:layer="layout" svg:width="25.199cm" svg:height="3.473cm" svg:x="1.4cm" svg:y="0.206cm" presentation:class="title" presentation:user-transformed="true">
          <draw:text-box>
            <text:p text:style-name="P7">Многомерные статические массивы</text:p>
          </draw:text-box>
        </draw:frame>
        <draw:g draw:style-name="gr13">
          <draw:custom-shape draw:style-name="gr48" draw:text-style-name="P7" draw:layer="layout" svg:width="3cm" svg:height="11cm" svg:x="24.1cm" svg:y="3.6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1" draw:layer="layout" svg:width="1.997cm" svg:height="1cm" svg:x="24.6cm" svg:y="3.879cm">
            <text:p text:style-name="P7">15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49" draw:text-style-name="P11" draw:layer="layout" svg:width="1.997cm" svg:height="1cm" svg:x="24.601cm" svg:y="7.481cm">
            <text:p text:style-name="P7">6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49" draw:text-style-name="P11" draw:layer="layout" svg:width="1.997cm" svg:height="1cm" svg:x="24.601cm" svg:y="8.682cm">
            <text:p text:style-name="P7">5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49" draw:text-style-name="P11" draw:layer="layout" svg:width="1.997cm" svg:height="1cm" svg:x="24.602cm" svg:y="9.883cm">
            <text:p text:style-name="P7">4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49" draw:text-style-name="P11" draw:layer="layout" svg:width="1.997cm" svg:height="1cm" svg:x="24.602cm" svg:y="11.084cm">
            <text:p text:style-name="P7">3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49" draw:text-style-name="P11" draw:layer="layout" svg:width="1.997cm" svg:height="1cm" svg:x="24.603cm" svg:y="13.486cm">
            <text:p text:style-name="P7">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49" draw:text-style-name="P11" draw:layer="layout" svg:width="1.997cm" svg:height="1cm" svg:x="24.603cm" svg:y="12.286cm">
            <text:p text:style-name="P7">2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49" draw:text-style-name="P11" draw:layer="layout" svg:width="1.997cm" svg:height="1cm" svg:x="24.601cm" svg:y="6.281cm">
            <text:p text:style-name="P7">...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49" draw:text-style-name="P11" draw:layer="layout" svg:width="1.997cm" svg:height="1cm" svg:x="24.6cm" svg:y="5.079cm">
            <text:p text:style-name="P7">14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frame draw:style-name="gr40" draw:text-style-name="P15" draw:layer="layout" svg:width="14.499cm" svg:height="12.471cm" svg:x="1.001cm" svg:y="3.401cm">
          <draw:text-box>
            <text:p text:style-name="P5"><text:span text:style-name="T5">cout </text:span><text:span text:style-name="T9">&lt;&lt; </text:span><text:span text:style-name="T6">*(*(</text:span><text:span text:style-name="T5">a </text:span><text:span text:style-name="T6">+ </text:span><text:span text:style-name="T8">1</text:span><text:span text:style-name="T6">) </text:span><text:span text:style-name="T6">+ </text:span><text:span text:style-name="T8">2</text:span><text:span text:style-name="T6">) </text:span><text:span text:style-name="T9">&lt;&lt; </text:span><text:span text:style-name="T23">'</text:span><text:span text:style-name="T24">\n</text:span><text:span text:style-name="T23">'</text:span><text:span text:style-name="T6">;</text:span><text:span text:style-name="T6"><text:line-break/></text:span><text:span text:style-name="T7">// 8 (==a[1]</text:span><text:span text:style-name="T7">[2])</text:span><text:span text:style-name="T7"><text:line-break/></text:span><text:span text:style-name="T7">// Обходы </text:span><text:span text:style-name="T7">массива:</text:span><text:span text:style-name="T7"><text:line-break/></text:span><text:span text:style-name="T4">for </text:span><text:span text:style-name="T6">(</text:span><text:span text:style-name="T4">int </text:span><text:span text:style-name="T5">i </text:span><text:span text:style-name="T6">= </text:span><text:span text:style-name="T8">0</text:span><text:span text:style-name="T6">; </text:span><text:span text:style-name="T5">i </text:span><text:span text:style-name="T6">&lt; </text:span><text:span text:style-name="T4">sizeof</text:span><text:span text:style-name="T6">(</text:span><text:span text:style-name="T5">a</text:span><text:span text:style-name="T6">) / </text:span><text:span text:style-name="T4">sizeof</text:span><text:span text:style-name="T6">(</text:span><text:span text:style-name="T4">int</text:span><text:span text:style-name="T6">); </text:span><text:span text:style-name="T6">++</text:span><text:span text:style-name="T5">i</text:span><text:span text:style-name="T6">)</text:span><text:span text:style-name="T6"><text:line-break/></text:span><text:span text:style-name="T6"> <text:s text:c="3"/></text:span><text:span text:style-name="T5">cout </text:span><text:span text:style-name="T9">&lt;&lt; </text:span><text:span text:style-name="T5">a</text:span><text:span text:style-name="T6">[</text:span><text:span text:style-name="T8">0</text:span><text:span text:style-name="T6">][</text:span><text:span text:style-name="T5">i</text:span><text:span text:style-name="T6">] </text:span><text:span text:style-name="T9">&lt;&lt; </text:span><text:span text:style-name="T23">'</text:span><text:span text:style-name="T24">\n</text:span><text:span text:style-name="T23">'</text:span><text:span text:style-name="T6">; </text:span><text:span text:style-name="T7">// или </text:span><text:span text:style-name="T7">((int*)a)[i]</text:span></text:p>
            <text:p text:style-name="P5"><text:span text:style-name="T7"><text:line-break/></text:span><text:span text:style-name="T11">for </text:span><text:span text:style-name="T13">(</text:span><text:span text:style-name="T11">int </text:span><text:span text:style-name="T14">row </text:span><text:span text:style-name="T13">= </text:span><text:span text:style-name="T15">0</text:span><text:span text:style-name="T13">; </text:span><text:span text:style-name="T14">row </text:span><text:span text:style-name="T13">&lt; </text:span><text:span text:style-name="T14">std</text:span><text:span text:style-name="T13">::</text:span><text:span text:style-name="T12">size</text:span><text:span text:style-name="T13">(</text:span><text:span text:style-name="T14">a</text:span><text:span text:style-name="T13">)</text:span><text:span text:style-name="T13">; ++</text:span><text:span text:style-name="T14">row</text:span><text:span text:style-name="T13">)</text:span><text:span text:style-name="T13"><text:line-break/></text:span><text:span text:style-name="T13"> <text:s text:c="3"/></text:span><text:span text:style-name="T11">for </text:span><text:span text:style-name="T13">(</text:span><text:span text:style-name="T11">int </text:span><text:span text:style-name="T14">col </text:span><text:span text:style-name="T13">= </text:span><text:span text:style-name="T15">0</text:span><text:span text:style-name="T13">; </text:span><text:span text:style-name="T14">col </text:span><text:span text:style-name="T13">&lt; </text:span><text:span text:style-name="T14">std</text:span><text:span text:style-name="T13">::</text:span><text:span text:style-name="T12">size</text:span><text:span text:style-name="T13">(</text:span><text:span text:style-name="T14">a</text:span><text:span text:style-name="T13">[</text:span><text:span text:style-name="T15">0</text:span><text:span text:style-name="T13">]); ++</text:span><text:span text:style-name="T14">col</text:span><text:span text:style-name="T13">)</text:span><text:span text:style-name="T13"><text:line-break/></text:span><text:span text:style-name="T13"> <text:s text:c="7"/></text:span><text:span text:style-name="T14">cout </text:span><text:span text:style-name="T12">&lt;&lt; </text:span><text:span text:style-name="T14">a</text:span><text:span text:style-name="T13">[</text:span><text:span text:style-name="T14">row</text:span><text:span text:style-name="T13">]</text:span><text:span text:style-name="T13">[</text:span><text:span text:style-name="T14">col</text:span><text:span text:style-name="T13">] </text:span><text:span text:style-name="T12">&lt;&lt; </text:span><text:span text:style-name="T16">'</text:span><text:span text:style-name="T20">\n</text:span><text:span text:style-name="T16">'</text:span><text:span text:style-name="T13">;</text:span></text:p>
            <text:p text:style-name="P5"><text:span text:style-name="T13"><text:line-break/></text:span><text:span text:style-name="T11">for </text:span><text:span text:style-name="T13">(</text:span><text:span text:style-name="T11">auto</text:span><text:span text:style-name="T13">&amp; </text:span><text:span text:style-name="T14">row </text:span><text:span text:style-name="T13">: </text:span><text:span text:style-name="T14">a</text:span><text:span text:style-name="T13">)</text:span><text:span text:style-name="T13"><text:line-break/></text:span><text:span text:style-name="T13"> <text:s text:c="3"/></text:span><text:span text:style-name="T11">for </text:span><text:span text:style-name="T13">(</text:span><text:span text:style-name="T11">auto </text:span><text:span text:style-name="T14">col </text:span><text:span text:style-name="T13">: </text:span><text:span text:style-name="T14">row</text:span><text:span text:style-name="T13">)</text:span><text:span text:style-name="T13"><text:line-break/></text:span><text:span text:style-name="T13"> <text:s text:c="7"/></text:span><text:span text:style-name="T14">cout </text:span><text:span text:style-name="T12">&lt;&lt; </text:span><text:span text:style-name="T14">col </text:span><text:span text:style-name="T12">&lt;&lt; </text:span><text:span text:style-name="T16">'</text:span><text:span text:style-name="T20">\n</text:span><text:span text:style-name="T16">'</text:span><text:span text:style-name="T13">;</text:span></text:p>
          </draw:text-box>
        </draw:frame>
        <draw:line draw:style-name="gr6" draw:text-style-name="P12" draw:layer="layout" svg:x1="21.7cm" svg:y1="14.788cm" svg:x2="24.2cm" svg:y2="14.25cm">
          <text:p/>
        </draw:line>
        <draw:line draw:style-name="gr6" draw:text-style-name="P12" draw:layer="layout" svg:x1="21.7cm" svg:y1="8.846cm" svg:x2="24.2cm" svg:y2="8.308cm">
          <text:p/>
        </draw:line>
        <draw:line draw:style-name="gr6" draw:text-style-name="P12" draw:layer="layout" svg:x1="21.7cm" svg:y1="4.104cm" svg:x2="24.2cm" svg:y2="3.566cm">
          <text:p/>
        </draw:line>
        <draw:g draw:style-name="gr13">
          <draw:custom-shape draw:style-name="gr50" draw:text-style-name="P7" draw:layer="layout" svg:width="2.5cm" svg:height="12.071cm" svg:x="19cm" svg:y="3.4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1" draw:layer="layout" svg:width="1.665cm" svg:height="1.07cm" svg:x="19.418cm" svg:y="3.705cm">
            <text:p text:style-name="P7">a[3]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52" draw:text-style-name="P22" draw:layer="layout" svg:width="1.664cm" svg:height="1.07cm" svg:x="19.503cm" svg:y="14.373cm">
            <text:p text:style-name="P21">a<text:span text:style-name="T27">[0]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53" draw:text-style-name="P11" draw:layer="layout" svg:width="1.664cm" svg:height="1.07cm" svg:x="19.419cm" svg:y="8.63cm">
            <text:p text:style-name="P7">a[1]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54" draw:text-style-name="P22" draw:layer="layout" svg:width="1.664cm" svg:height="1.07cm" svg:x="16.104cm" svg:y="14.374cm">
            <text:p text:style-name="P21">a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53" draw:text-style-name="P11" draw:layer="layout" svg:width="1.664cm" svg:height="1.07cm" svg:x="19.42cm" svg:y="6.831cm">
            <text:p text:style-name="P7">a[2]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line draw:style-name="gr6" draw:text-style-name="P12" draw:layer="layout" svg:x1="18cm" svg:y1="15cm" svg:x2="19cm" svg:y2="15cm">
          <text:p/>
        </draw:line>
        <draw:frame draw:style-name="gr55" draw:text-style-name="P13" draw:layer="layout" svg:width="1.875cm" svg:height="0.962cm" svg:x="24.5cm" svg:y="2.5cm">
          <draw:text-box>
            <text:p>Стек</text:p>
          </draw:text-box>
        </draw:frame>
        <draw:line draw:style-name="gr6" draw:text-style-name="P12" draw:layer="layout" svg:x1="21.7cm" svg:y1="7.405cm" svg:x2="24.2cm" svg:y2="6.867cm">
          <text:p/>
        </draw:lin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4T3">
        <office:forms form:automatic-focus="false" form:apply-design-mode="false"/>
        <draw:frame presentation:style-name="pr8" draw:layer="layout" svg:width="25.199cm" svg:height="3.473cm" svg:x="1.4cm" svg:y="0.206cm" presentation:class="title" presentation:user-transformed="true">
          <draw:text-box>
            <text:p>Многомерные динамические массивы</text:p>
          </draw:text-box>
        </draw:frame>
        <draw:frame draw:style-name="gr44" draw:text-style-name="P15" draw:layer="layout" svg:width="14.499cm" svg:height="11.531cm" svg:x="1.002cm" svg:y="3.702cm">
          <draw:text-box>
            <text:p text:style-name="P20"><text:span text:style-name="T7">// Создаём </text:span><text:span text:style-name="T7">тело </text:span><text:span text:style-name="T7">массива</text:span><text:span text:style-name="T7"><text:line-break/></text:span><text:span text:style-name="T11">int</text:span><text:span text:style-name="T13">* </text:span><text:span text:style-name="T14">arr </text:span><text:span text:style-name="T13">= </text:span><text:span text:style-name="T11">new </text:span><text:span text:style-name="T11">int</text:span><text:span text:style-name="T13">[</text:span><text:span text:style-name="T15">15</text:span><text:span text:style-name="T13">]</text:span><text:span text:style-name="T13"><text:line-break/></text:span><text:span text:style-name="T13"> <text:s text:c="3"/>{</text:span><text:span text:style-name="T15">1</text:span><text:span text:style-name="T13">, </text:span><text:span text:style-name="T15">2</text:span><text:span text:style-name="T13">, </text:span><text:span text:style-name="T15">3</text:span><text:span text:style-name="T13">, </text:span><text:span text:style-name="T15">4</text:span><text:span text:style-name="T13">, </text:span><text:span text:style-name="T15">5</text:span><text:span text:style-name="T13">, </text:span><text:span text:style-name="T15">6</text:span><text:span text:style-name="T13">, </text:span><text:span text:style-name="T15">7</text:span><text:span text:style-name="T13">, </text:span><text:span text:style-name="T15">8</text:span><text:span text:style-name="T13">, </text:span><text:span text:style-name="T15">9</text:span><text:span text:style-name="T13">, </text:span><text:span text:style-name="T15">10</text:span><text:span text:style-name="T13">, </text:span><text:span text:style-name="T15">11</text:span><text:span text:style-name="T13">, </text:span><text:span text:style-name="T15">12</text:span><text:span text:style-name="T13">, </text:span><text:span text:style-name="T15">13</text:span><text:span text:style-name="T13">, </text:span><text:span text:style-name="T15">14</text:span><text:span text:style-name="T13">, </text:span><text:span text:style-name="T15">15</text:span><text:span text:style-name="T13">};</text:span><text:span text:style-name="T13"><text:line-break/></text:span><text:span text:style-name="T7">// Создаём </text:span><text:span text:style-name="T7">таблицу </text:span><text:span text:style-name="T7">индексов</text:span><text:span text:style-name="T7"><text:line-break/></text:span><text:span text:style-name="T11">int</text:span><text:span text:style-name="T13">** </text:span><text:span text:style-name="T14">index_tabl</text:span><text:span text:style-name="T14">e </text:span><text:span text:style-name="T13">= </text:span><text:span text:style-name="T11">new </text:span><text:span text:style-name="T11">int</text:span><text:span text:style-name="T13">*[</text:span><text:span text:style-name="T15">3</text:span><text:span text:style-name="T13">] </text:span><text:span text:style-name="T13">{</text:span><text:span text:style-name="T14">arr</text:span><text:span text:style-name="T13">, </text:span><text:span text:style-name="T14">arr </text:span><text:span text:style-name="T13">+ </text:span><text:span text:style-name="T15">5</text:span><text:span text:style-name="T13">, </text:span><text:span text:style-name="T14">arr </text:span><text:span text:style-name="T13">+ </text:span><text:span text:style-name="T15">10</text:span><text:span text:style-name="T13">};</text:span><text:span text:style-name="T13"><text:line-break/></text:span><text:span text:style-name="T7">// </text:span><text:span text:style-name="T7">Выводим </text:span><text:span text:style-name="T7">элемент</text:span><text:span text:style-name="T7"><text:line-break/></text:span><text:span text:style-name="T14">cout </text:span><text:span text:style-name="T12">&lt;&lt; </text:span><text:span text:style-name="T14">index_tabl</text:span><text:span text:style-name="T14">e</text:span><text:span text:style-name="T13">[</text:span><text:span text:style-name="T15">1</text:span><text:span text:style-name="T13">][</text:span><text:span text:style-name="T15">2</text:span><text:span text:style-name="T13">] </text:span><text:span text:style-name="T12">&lt;&lt; </text:span><text:span text:style-name="T16">'</text:span><text:span text:style-name="T20">\n</text:span><text:span text:style-name="T16">'</text:span><text:span text:style-name="T13">; </text:span><text:span text:style-name="T7">// 8</text:span><text:span text:style-name="T7"><text:line-break/></text:span><text:span text:style-name="T7">// </text:span><text:span text:style-name="T7">Очищаем </text:span><text:span text:style-name="T7">память</text:span><text:span text:style-name="T7"><text:line-break/></text:span><text:span text:style-name="T11">delete</text:span><text:span text:style-name="T13">[] </text:span><text:span text:style-name="T14">index_tabl</text:span><text:span text:style-name="T14">e</text:span><text:span text:style-name="T13">;</text:span><text:span text:style-name="T13"><text:line-break/></text:span><text:span text:style-name="T11">delete</text:span><text:span text:style-name="T13">[] </text:span><text:span text:style-name="T14">arr</text:span><text:span text:style-name="T13">;</text:span></text:p>
          </draw:text-box>
        </draw:frame>
        <draw:frame presentation:style-name="pr5" draw:text-style-name="P4" draw:layer="layout" svg:width="10.111cm" svg:height="11.815cm" svg:x="16.5cm" svg:y="3.686cm" presentation:class="outline" presentation:user-transformed="true">
          <draw:text-box>
            <text:list text:style-name="L2">
              <text:list-item>
                <text:p><text:span text:style-name="T3">Надо, чтобы работала инструкция: a[i][j]</text:span></text:p>
              </text:list-item>
              <text:list-item>
                <text:p><text:span text:style-name="T3">Оператор [ ] работает со значением a[i] и возвращает int. Тогда тип a[i] — int*</text:span></text:p>
              </text:list-item>
              <text:list-item>
                <text:p><text:span text:style-name="T10">Аналогично, тип a </text:span><text:span text:style-name="T3">— int**</text:span></text:p>
              </text:list-item>
              <text:list-item>
                <text:p><text:span text:style-name="T3">Будем хранить сам массив и «таблицу индексов» отдельно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4T3">
        <office:forms form:automatic-focus="false" form:apply-design-mode="false"/>
        <draw:frame presentation:style-name="pr8" draw:layer="layout" svg:width="25.199cm" svg:height="3.473cm" svg:x="1.4cm" svg:y="0.206cm" presentation:class="title" presentation:user-transformed="true">
          <draw:text-box>
            <text:p>Многомерные массивы:<text:line-break/>array и vector</text:p>
          </draw:text-box>
        </draw:frame>
        <draw:frame draw:style-name="gr56" draw:text-style-name="P15" draw:layer="layout" svg:width="15.997cm" svg:height="10.097cm" svg:x="1.303cm" svg:y="4.403cm">
          <draw:text-box>
            <text:p text:style-name="P5"><text:span text:style-name="T5">array</text:span><text:span text:style-name="T6">&lt;</text:span><text:span text:style-name="T5">arra</text:span><text:span text:style-name="T5">y</text:span><text:span text:style-name="T6">&lt;</text:span><text:span text:style-name="T4">int</text:span><text:span text:style-name="T6">, </text:span><text:span text:style-name="T8">5</text:span><text:span text:style-name="T6">&gt;, </text:span><text:span text:style-name="T8">3</text:span><text:span text:style-name="T6">&gt; </text:span><text:span text:style-name="T5">a </text:span><text:span text:style-name="T6">= </text:span><text:span text:style-name="T9">{</text:span><text:span text:style-name="T9"><text:line-break/></text:span><text:span text:style-name="T9"> <text:s text:c="3"/></text:span><text:span text:style-name="T8">1</text:span><text:span text:style-name="T6">, </text:span><text:span text:style-name="T8">2</text:span><text:span text:style-name="T6">, </text:span><text:span text:style-name="T8">3</text:span><text:span text:style-name="T6">, </text:span><text:span text:style-name="T8">4</text:span><text:span text:style-name="T6">, </text:span><text:span text:style-name="T8">5</text:span><text:span text:style-name="T6">, </text:span><text:span text:style-name="T8">6</text:span><text:span text:style-name="T6">, </text:span><text:span text:style-name="T8">7</text:span><text:span text:style-name="T6">, </text:span><text:span text:style-name="T8">8</text:span><text:span text:style-name="T6">, </text:span><text:span text:style-name="T8">9</text:span><text:span text:style-name="T6">, </text:span><text:span text:style-name="T8">10</text:span><text:span text:style-name="T6">, </text:span><text:span text:style-name="T8">11</text:span><text:span text:style-name="T6">, </text:span><text:span text:style-name="T8">12</text:span><text:span text:style-name="T6">, </text:span><text:span text:style-name="T8">13</text:span><text:span text:style-name="T6">, </text:span><text:span text:style-name="T8">14</text:span><text:span text:style-name="T6">, </text:span><text:span text:style-name="T8">15</text:span><text:span text:style-name="T8"><text:line-break/></text:span><text:span text:style-name="T9">}</text:span><text:span text:style-name="T6">;</text:span><text:span text:style-name="T6"><text:line-break/></text:span><text:span text:style-name="T5">cout </text:span><text:span text:style-name="T9">&lt;&lt; </text:span><text:span text:style-name="T5">a</text:span><text:span text:style-name="T9">[</text:span><text:span text:style-name="T8">1</text:span><text:span text:style-name="T9">][</text:span><text:span text:style-name="T8">2</text:span><text:span text:style-name="T9">] &lt;&lt; </text:span><text:span text:style-name="T23">'</text:span><text:span text:style-name="T24">\n</text:span><text:span text:style-name="T23">'</text:span><text:span text:style-name="T6">; </text:span><text:span text:style-name="T7">// 8</text:span><text:span text:style-name="T7"><text:line-break/></text:span><text:span text:style-name="T5">vector</text:span><text:span text:style-name="T6">&lt;</text:span><text:span text:style-name="T5">ve</text:span><text:span text:style-name="T5">ctor</text:span><text:span text:style-name="T6">&lt;</text:span><text:span text:style-name="T4">int</text:span><text:span text:style-name="T6">&gt;&gt; </text:span><text:span text:style-name="T5">b </text:span><text:span text:style-name="T6">= </text:span><text:span text:style-name="T9">{</text:span><text:span text:style-name="T9"><text:line-break/></text:span><text:span text:style-name="T9"> <text:s text:c="3"/>{</text:span><text:span text:style-name="T8">1</text:span><text:span text:style-name="T6">, </text:span><text:span text:style-name="T8">2</text:span><text:span text:style-name="T6">, </text:span><text:span text:style-name="T8">3</text:span><text:span text:style-name="T6">, </text:span><text:span text:style-name="T8">4</text:span><text:span text:style-name="T6">, </text:span><text:span text:style-name="T8">5</text:span><text:span text:style-name="T9">}</text:span><text:span text:style-name="T6">,</text:span><text:span text:style-name="T6"><text:line-break/></text:span><text:span text:style-name="T6"> <text:s text:c="3"/></text:span><text:span text:style-name="T9">{</text:span><text:span text:style-name="T8">6</text:span><text:span text:style-name="T6">, </text:span><text:span text:style-name="T8">7</text:span><text:span text:style-name="T6">, </text:span><text:span text:style-name="T8">8</text:span><text:span text:style-name="T6">, </text:span><text:span text:style-name="T8">9</text:span><text:span text:style-name="T6">, </text:span><text:span text:style-name="T8">10</text:span><text:span text:style-name="T9">}</text:span><text:span text:style-name="T6">,</text:span><text:span text:style-name="T6"><text:line-break/></text:span><text:span text:style-name="T6"> <text:s text:c="3"/></text:span><text:span text:style-name="T9">{</text:span><text:span text:style-name="T8">11</text:span><text:span text:style-name="T6">, </text:span><text:span text:style-name="T8">12</text:span><text:span text:style-name="T6">, </text:span><text:span text:style-name="T8">13</text:span><text:span text:style-name="T6">, </text:span><text:span text:style-name="T8">14</text:span><text:span text:style-name="T6">, </text:span><text:span text:style-name="T8">15</text:span><text:span text:style-name="T9">}</text:span><text:span text:style-name="T9"><text:line-break/></text:span><text:span text:style-name="T9">}</text:span><text:span text:style-name="T6">;</text:span><text:span text:style-name="T6"><text:line-break/></text:span><text:span text:style-name="T5">cout </text:span><text:span text:style-name="T9">&lt;&lt; </text:span><text:span text:style-name="T5">b</text:span><text:span text:style-name="T9">[</text:span><text:span text:style-name="T8">1</text:span><text:span text:style-name="T9">][</text:span><text:span text:style-name="T8">2</text:span><text:span text:style-name="T9">] &lt;&lt; </text:span><text:span text:style-name="T23">'</text:span><text:span text:style-name="T24">\n</text:span><text:span text:style-name="T23">'</text:span><text:span text:style-name="T6">; </text:span><text:span text:style-name="T7">// 8</text:span></text:p>
          </draw:text-box>
        </draw:frame>
        <draw:frame presentation:style-name="pr5" draw:text-style-name="P4" draw:layer="layout" svg:width="10.6cm" svg:height="11.321cm" svg:x="17cm" svg:y="3.979cm" presentation:class="outline" presentation:user-transformed="true">
          <draw:text-box>
            <text:list text:style-name="L2">
              <text:list-item>
                <text:p><text:span text:style-name="T3">Многомерность достигается «вкладыванием» контейнера в контейнер</text:span></text:p>
              </text:list-item>
              <text:list-item>
                <text:p><text:span text:style-name="T3">Многомерный array инициализируется линейно (без вложенных фигурных скобок)</text:span></text:p>
              </text:list-item>
              <text:list-item>
                <text:p><text:span text:style-name="T3">Многомерный vector инициализируется только с синтаксисом вложенных фигурных скобок</text:span></text:p>
              </text:list-item>
              <text:list-item>
                <text:p><text:span text:style-name="T3">Многомерный vector может содержать вектора разных длин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2T32">
        <office:forms form:automatic-focus="false" form:apply-design-mode="false"/>
        <draw:frame presentation:style-name="pr3" draw:text-style-name="P2" draw:layer="layout" svg:width="25.199cm" svg:height="12.19cm" svg:x="1.4cm" svg:y="0.628cm" presentation:class="subtitle">
          <draw:text-box>
            <text:p><text:span text:style-name="T1">Plac</text:span><text:span text:style-name="T1">eme</text:span><text:span text:style-name="T1">nt </text:span><text:span text:style-name="T1">new </text:span><text:span text:style-name="T1">и </text:span><text:span text:style-name="T1">выр</text:span><text:span text:style-name="T1">авн</text:span><text:span text:style-name="T1">ива</text:span><text:span text:style-name="T1">ние </text:span><text:span text:style-name="T1">пам</text:span><text:span text:style-name="T1">яти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4T3">
        <office:forms form:automatic-focus="false" form:apply-design-mode="false"/>
        <draw:frame presentation:style-name="pr8" draw:layer="layout" svg:width="25.199cm" svg:height="3.473cm" svg:x="1.4cm" svg:y="0.206cm" presentation:class="title" presentation:user-transformed="true">
          <draw:text-box>
            <text:p>Оператор new с размещением<text:line-break/>(Placement new)</text:p>
          </draw:text-box>
        </draw:frame>
        <draw:frame presentation:style-name="pr5" draw:text-style-name="P4" draw:layer="layout" svg:width="12.297cm" svg:height="10.019cm" svg:x="14.313cm" svg:y="5cm" presentation:class="outline" presentation:user-transformed="true">
          <draw:text-box>
            <text:list text:style-name="L2">
              <text:list-item>
                <text:p><text:span text:style-name="T3">Преобразует переданный указатель к указатели на нужный тип + вызывает конструктор</text:span></text:p>
              </text:list-item>
              <text:list-item>
                <text:p><text:span text:style-name="T3">Нужен, если Вы получили выделенную в стиле C память, в которой нужно хранить объект класса</text:span></text:p>
              </text:list-item>
              <text:list-item>
                <text:p><text:span text:style-name="T3">Также можно использовать для создания нового объекта «поверх» текущего, переиспользования памяти</text:span></text:p>
              </text:list-item>
            </text:list>
          </draw:text-box>
        </draw:frame>
        <draw:frame draw:style-name="gr57" draw:text-style-name="P15" draw:layer="layout" svg:width="13.813cm" svg:height="9.651cm" svg:x="0.5cm" svg:y="4.5cm">
          <draw:text-box>
            <text:p text:style-name="P5"><text:span text:style-name="T25">#include </text:span><text:span text:style-name="T23">&lt;cstdlib&gt;</text:span><text:span text:style-name="T6"><text:line-break/></text:span><text:span text:style-name="T7">/* ... */</text:span><text:span text:style-name="T13"><text:line-break/></text:span><text:span text:style-name="T7">// </text:span><text:span text:style-name="T7">Выделяем </text:span><text:span text:style-name="T7">память в </text:span><text:span text:style-name="T7">стиле C:</text:span><text:span text:style-name="T7"><text:line-break/></text:span><text:span text:style-name="T11">void</text:span><text:span text:style-name="T13">* </text:span><text:span text:style-name="T14">ptr </text:span><text:span text:style-name="T13">= </text:span><text:span text:style-name="T12">malloc</text:span><text:span text:style-name="T13">(</text:span><text:span text:style-name="T11">siz</text:span><text:span text:style-name="T11">eof</text:span><text:span text:style-name="T13">(</text:span><text:span text:style-name="T14">std</text:span><text:span text:style-name="T13">::</text:span><text:span text:style-name="T14">st</text:span><text:span text:style-name="T14">ring</text:span><text:span text:style-name="T13">));</text:span><text:span text:style-name="T13"><text:line-break/></text:span><text:span text:style-name="T7">// </text:span><text:span text:style-name="T7">Размещае</text:span><text:span text:style-name="T7">м в ней </text:span><text:span text:style-name="T7">объект </text:span><text:span text:style-name="T7">std::string:</text:span><text:span text:style-name="T7"><text:line-break/></text:span><text:span text:style-name="T11">auto </text:span><text:span text:style-name="T14">str </text:span><text:span text:style-name="T13">= </text:span><text:span text:style-name="T11">new</text:span><text:span text:style-name="T13">(</text:span><text:span text:style-name="T14">ptr</text:span><text:span text:style-name="T13">) </text:span><text:span text:style-name="T14">std</text:span><text:span text:style-name="T13">::</text:span><text:span text:style-name="T14">string</text:span><text:span text:style-name="T12">(</text:span><text:span text:style-name="T16">"Hi!"</text:span><text:span text:style-name="T12">)</text:span><text:span text:style-name="T13">;</text:span><text:span text:style-name="T13"><text:line-break/></text:span><text:span text:style-name="T7">// </text:span><text:span text:style-name="T7">Выводим </text:span><text:span text:style-name="T7">получивш</text:span><text:span text:style-name="T7">ийся </text:span><text:span text:style-name="T7">объект:</text:span><text:span text:style-name="T7"><text:line-break/></text:span><text:span text:style-name="T14">cout </text:span><text:span text:style-name="T12">&lt;&lt; </text:span><text:span text:style-name="T13">*</text:span><text:span text:style-name="T14">str </text:span><text:span text:style-name="T12">&lt;&lt; </text:span><text:span text:style-name="T16">'</text:span><text:span text:style-name="T20">\n</text:span><text:span text:style-name="T16">'</text:span><text:span text:style-name="T13">;</text:span><text:span text:style-name="T13"><text:line-break/></text:span><text:span text:style-name="T7">// </text:span><text:span text:style-name="T7">Освобожд</text:span><text:span text:style-name="T7">аем </text:span><text:span text:style-name="T7">память в </text:span><text:span text:style-name="T7">стиле C:</text:span></text:p>
            <text:p text:style-name="P5"><text:span text:style-name="T28">free</text:span><text:span text:style-name="T29">(</text:span><text:span text:style-name="T30">ptr</text:span><text:span text:style-name="T29">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 presentation:presentation-page-layout-name="AL4T3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Выравнивание памяти. Истоки</text:p>
          </draw:text-box>
        </draw:frame>
        <draw:frame presentation:style-name="pr5" draw:text-style-name="P4" draw:layer="layout" svg:width="13.5cm" svg:height="12.493cm" svg:x="14cm" svg:y="3.257cm" presentation:class="outline" presentation:user-transformed="true">
          <draw:text-box>
            <text:list text:style-name="L2">
              <text:list-item>
                <text:p><text:span text:style-name="T3">Память состоит из множества строк</text:span></text:p>
              </text:list-item>
              <text:list-item>
                <text:p><text:span text:style-name="T3">Процессор за раз может считать только 1 строку</text:span></text:p>
              </text:list-item>
              <text:list-item>
                <text:p><text:span text:style-name="T3">Если переменная будет разбита на 2 строки, то считывание её будет происходить дольше</text:span></text:p>
              </text:list-item>
              <text:list-item>
                <text:p><text:span text:style-name="T3">Выравнивание — расположение переменной целиком в одной строке</text:span></text:p>
              </text:list-item>
              <text:list-item>
                <text:p><text:span text:style-name="T10">В приведённом слева примере переменная «b» выровнена, а переменная «a» </text:span><text:span text:style-name="T3">— нет</text:span></text:p>
              </text:list-item>
            </text:list>
          </draw:text-box>
        </draw:frame>
        <draw:g draw:style-name="gr13">
          <draw:g draw:style-name="gr13">
            <draw:custom-shape draw:style-name="gr21" draw:text-style-name="P7" draw:layer="layout" svg:width="6cm" svg:height="0.998cm" svg:x="0.9cm" svg:y="4.6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11" draw:layer="layout" svg:width="1.304cm" svg:height="0.998cm" svg:x="1.056cm" svg:y="4.601cm">
              <text:p text:style-name="P7">?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23" draw:text-style-name="P11" draw:layer="layout" svg:width="1.303cm" svg:height="0.998cm" svg:x="2.519cm" svg:y="4.601cm">
              <text:p text:style-name="P7">?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24" draw:text-style-name="P11" draw:layer="layout" svg:width="1.306cm" svg:height="0.998cm" svg:x="3.978cm" svg:y="4.602cm">
              <text:p text:style-name="P7">?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22" draw:text-style-name="P11" draw:layer="layout" svg:width="1.304cm" svg:height="0.998cm" svg:x="5.441cm" svg:y="4.602cm">
              <text:p text:style-name="P7">?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</draw:g>
          <draw:g draw:style-name="gr13">
            <draw:custom-shape draw:style-name="gr21" draw:text-style-name="P7" draw:layer="layout" svg:width="6cm" svg:height="0.998cm" svg:x="0.9cm" svg:y="4.6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11" draw:layer="layout" svg:width="1.304cm" svg:height="0.998cm" svg:x="1.056cm" svg:y="4.601cm">
              <text:p text:style-name="P7">?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23" draw:text-style-name="P11" draw:layer="layout" svg:width="1.303cm" svg:height="0.998cm" svg:x="2.519cm" svg:y="4.601cm">
              <text:p text:style-name="P7">?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24" draw:text-style-name="P11" draw:layer="layout" svg:width="1.306cm" svg:height="0.998cm" svg:x="3.978cm" svg:y="4.602cm">
              <text:p text:style-name="P7">?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22" draw:text-style-name="P11" draw:layer="layout" svg:width="1.304cm" svg:height="0.998cm" svg:x="5.441cm" svg:y="4.602cm">
              <text:p text:style-name="P7">?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</draw:g>
          <draw:g draw:style-name="gr13">
            <draw:custom-shape draw:style-name="gr21" draw:text-style-name="P7" draw:layer="layout" svg:width="6cm" svg:height="0.998cm" svg:x="0.9cm" svg:y="4.6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8" draw:text-style-name="P23" draw:layer="layout" svg:width="1.304cm" svg:height="0.998cm" svg:x="1.056cm" svg:y="4.601cm">
              <text:p text:style-name="P7">1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59" draw:text-style-name="P23" draw:layer="layout" svg:width="1.303cm" svg:height="0.998cm" svg:x="2.519cm" svg:y="4.601cm">
              <text:p text:style-name="P7">45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60" draw:text-style-name="P23" draw:layer="layout" svg:width="1.306cm" svg:height="0.998cm" svg:x="3.978cm" svg:y="4.602cm">
              <text:p text:style-name="P7">10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58" draw:text-style-name="P23" draw:layer="layout" svg:width="1.304cm" svg:height="0.998cm" svg:x="5.441cm" svg:y="4.602cm">
              <text:p text:style-name="P7">20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</draw:g>
          <draw:g draw:style-name="gr13">
            <draw:custom-shape draw:style-name="gr21" draw:text-style-name="P7" draw:layer="layout" svg:width="6cm" svg:height="0.998cm" svg:x="6.9cm" svg:y="4.60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11" draw:layer="layout" svg:width="1.304cm" svg:height="0.998cm" svg:x="7.056cm" svg:y="4.602cm">
              <text:p text:style-name="P7">?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23" draw:text-style-name="P11" draw:layer="layout" svg:width="1.303cm" svg:height="0.998cm" svg:x="8.519cm" svg:y="4.602cm">
              <text:p text:style-name="P7">?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61" draw:text-style-name="P25" draw:layer="layout" svg:width="1.306cm" svg:height="0.998cm" svg:x="9.978cm" svg:y="4.603cm">
              <text:p text:style-name="P24"><text:span text:style-name="T31">1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62" draw:text-style-name="P27" draw:layer="layout" svg:width="1.304cm" svg:height="0.998cm" svg:x="11.441cm" svg:y="4.603cm">
              <text:p text:style-name="P26"><text:span text:style-name="T32">20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</draw:g>
        </draw:g>
        <draw:g draw:style-name="gr13">
          <draw:g draw:style-name="gr13">
            <draw:custom-shape draw:style-name="gr21" draw:text-style-name="P7" draw:layer="layout" svg:width="6cm" svg:height="0.998cm" svg:x="0.9cm" svg:y="6.30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11" draw:layer="layout" svg:width="1.304cm" svg:height="0.998cm" svg:x="1.056cm" svg:y="6.302cm">
              <text:p text:style-name="P7">?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23" draw:text-style-name="P11" draw:layer="layout" svg:width="1.303cm" svg:height="0.998cm" svg:x="2.519cm" svg:y="6.302cm">
              <text:p text:style-name="P7">?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24" draw:text-style-name="P11" draw:layer="layout" svg:width="1.306cm" svg:height="0.998cm" svg:x="3.978cm" svg:y="6.303cm">
              <text:p text:style-name="P7">?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22" draw:text-style-name="P11" draw:layer="layout" svg:width="1.304cm" svg:height="0.998cm" svg:x="5.441cm" svg:y="6.303cm">
              <text:p text:style-name="P7">?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</draw:g>
          <draw:g draw:style-name="gr13">
            <draw:custom-shape draw:style-name="gr21" draw:text-style-name="P7" draw:layer="layout" svg:width="6cm" svg:height="0.998cm" svg:x="0.9cm" svg:y="6.30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11" draw:layer="layout" svg:width="1.304cm" svg:height="0.998cm" svg:x="1.056cm" svg:y="6.302cm">
              <text:p text:style-name="P7">?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23" draw:text-style-name="P11" draw:layer="layout" svg:width="1.303cm" svg:height="0.998cm" svg:x="2.519cm" svg:y="6.302cm">
              <text:p text:style-name="P7">?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24" draw:text-style-name="P11" draw:layer="layout" svg:width="1.306cm" svg:height="0.998cm" svg:x="3.978cm" svg:y="6.303cm">
              <text:p text:style-name="P7">?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22" draw:text-style-name="P11" draw:layer="layout" svg:width="1.304cm" svg:height="0.998cm" svg:x="5.441cm" svg:y="6.303cm">
              <text:p text:style-name="P7">?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</draw:g>
          <draw:g draw:style-name="gr13">
            <draw:custom-shape draw:style-name="gr21" draw:text-style-name="P7" draw:layer="layout" svg:width="6cm" svg:height="0.998cm" svg:x="0.9cm" svg:y="6.30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2" draw:text-style-name="P28" draw:layer="layout" svg:width="1.304cm" svg:height="0.998cm" svg:x="1.056cm" svg:y="6.302cm">
              <text:p text:style-name="P7">15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63" draw:text-style-name="P28" draw:layer="layout" svg:width="1.303cm" svg:height="0.998cm" svg:x="2.519cm" svg:y="6.302cm">
              <text:p text:style-name="P7">59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24" draw:text-style-name="P11" draw:layer="layout" svg:width="1.306cm" svg:height="0.998cm" svg:x="3.978cm" svg:y="6.303cm">
              <text:p text:style-name="P7">?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22" draw:text-style-name="P11" draw:layer="layout" svg:width="1.304cm" svg:height="0.998cm" svg:x="5.441cm" svg:y="6.303cm">
              <text:p text:style-name="P7">?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</draw:g>
          <draw:g draw:style-name="gr13">
            <draw:custom-shape draw:style-name="gr21" draw:text-style-name="P7" draw:layer="layout" svg:width="6cm" svg:height="0.998cm" svg:x="6.9cm" svg:y="6.3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11" draw:layer="layout" svg:width="1.304cm" svg:height="0.998cm" svg:x="7.056cm" svg:y="6.303cm">
              <text:p text:style-name="P7">?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23" draw:text-style-name="P11" draw:layer="layout" svg:width="1.303cm" svg:height="0.998cm" svg:x="8.519cm" svg:y="6.303cm">
              <text:p text:style-name="P7">?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24" draw:text-style-name="P11" draw:layer="layout" svg:width="1.306cm" svg:height="0.998cm" svg:x="9.978cm" svg:y="6.304cm">
              <text:p text:style-name="P7">?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22" draw:text-style-name="P11" draw:layer="layout" svg:width="1.304cm" svg:height="0.998cm" svg:x="11.441cm" svg:y="6.304cm">
              <text:p text:style-name="P7">?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</draw:g>
        </draw:g>
        <draw:frame draw:style-name="gr64" draw:text-style-name="P13" draw:layer="layout" svg:width="2.714cm" svg:height="0.962cm" svg:x="5.5cm" svg:y="3.257cm">
          <draw:text-box>
            <text:p>Память</text:p>
          </draw:text-box>
        </draw:frame>
        <draw:frame draw:style-name="gr65" draw:text-style-name="P13" draw:layer="layout" svg:width="6.449cm" svg:height="2.131cm" svg:x="3.691cm" svg:y="11.809cm">
          <draw:text-box>
            <text:p text:style-name="P5"><text:span text:style-name="T11">int </text:span><text:span text:style-name="T14">a </text:span><text:span text:style-name="T13">= </text:span><text:span text:style-name="T15">99084390</text:span><text:span text:style-name="T15">5</text:span><text:span text:style-name="T13">;</text:span><text:span text:style-name="T13"><text:line-break/></text:span><text:span text:style-name="T11">int </text:span><text:span text:style-name="T14">b</text:span><text:span text:style-name="T18"> </text:span><text:span text:style-name="T13">= </text:span><text:span text:style-name="T15">33621120</text:span><text:span text:style-name="T15">1</text:span><text:span text:style-name="T13">;</text:span></text:p>
          </draw:text-box>
        </draw:frame>
        <draw:frame draw:style-name="gr66" draw:text-style-name="P13" draw:layer="layout" svg:width="8.1cm" svg:height="1.038cm" svg:x="3.8cm" svg:y="7.938cm">
          <draw:text-box>
            <text:p><text:span text:style-name="T3">—</text:span> байт переменной «a»</text:p>
          </draw:text-box>
        </draw:frame>
        <draw:custom-shape draw:style-name="gr61" draw:text-style-name="P25" draw:layer="layout" svg:width="1.306cm" svg:height="0.998cm" svg:x="2.379cm" svg:y="7.904cm">
          <text:p text:style-name="P24"><text:span text:style-name="T31">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66" draw:text-style-name="P13" draw:layer="layout" svg:width="8.1cm" svg:height="1.038cm" svg:x="3.8cm" svg:y="9.338cm">
          <draw:text-box>
            <text:p><text:span text:style-name="T3">—</text:span> байт переменной «b»</text:p>
          </draw:text-box>
        </draw:frame>
        <draw:custom-shape draw:style-name="gr60" draw:text-style-name="P29" draw:layer="layout" svg:width="1.306cm" svg:height="0.998cm" svg:x="2.379cm" svg:y="9.304cm">
          <text:p text:style-name="P24"><text:span text:style-name="T31">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Обычный" presentation:presentation-page-layout-name="AL4T3">
        <office:forms form:automatic-focus="false" form:apply-design-mode="false"/>
        <draw:frame presentation:style-name="pr8" draw:layer="layout" svg:width="25.199cm" svg:height="3.473cm" svg:x="1.4cm" svg:y="0.206cm" presentation:class="title" presentation:user-transformed="true">
          <draw:text-box>
            <text:p>Выравнивание памяти. Конкретика</text:p>
          </draw:text-box>
        </draw:frame>
        <draw:frame presentation:style-name="pr5" draw:text-style-name="P4" draw:layer="layout" svg:width="12.297cm" svg:height="9.134cm" svg:x="14.313cm" svg:y="4.485cm" presentation:class="outline" presentation:user-transformed="true">
          <draw:text-box>
            <text:list text:style-name="L2">
              <text:list-item>
                <text:p><text:span text:style-name="T3">Выравнивание переменной в C — расположение её первого байта в ячейке с номером, кратным некоторой степени 2-ки</text:span></text:p>
              </text:list-item>
              <text:list-item>
                <text:p><text:span text:style-name="T3">Все типы выравниваются по-умолчанию по своему размеру</text:span></text:p>
              </text:list-item>
              <text:list-item>
                <text:p><text:span text:style-name="T10">alignof() </text:span><text:span text:style-name="T3">— возвращает выравнивание (степень 2-ки)</text:span></text:p>
              </text:list-item>
              <text:list-item>
                <text:p><text:span text:style-name="T3">alignas(2**n) — задаёт выравнивание</text:span></text:p>
              </text:list-item>
            </text:list>
          </draw:text-box>
        </draw:frame>
        <draw:frame draw:style-name="gr67" draw:text-style-name="P13" draw:layer="layout" svg:width="10.724cm" svg:height="9.651cm" svg:x="1.5cm" svg:y="4.5cm">
          <draw:text-box>
            <text:p text:style-name="P5"><text:span text:style-name="T11">int </text:span><text:span text:style-name="T14">a</text:span><text:span text:style-name="T18"> </text:span><text:span text:style-name="T13">= </text:span><text:span text:style-name="T15">12</text:span><text:span text:style-name="T6">;</text:span><text:span text:style-name="T6"><text:line-break/></text:span><text:span text:style-name="T5">cout </text:span><text:span text:style-name="T9">&lt;&lt; </text:span><text:span text:style-name="T4">alignof</text:span><text:span text:style-name="T6">(</text:span><text:span text:style-name="T5">a</text:span><text:span text:style-name="T6">) </text:span><text:span text:style-name="T9">&lt;&lt; </text:span><text:span text:style-name="T23">'</text:span><text:span text:style-name="T24">\n</text:span><text:span text:style-name="T23">'</text:span><text:span text:style-name="T6">; </text:span><text:span text:style-name="T7">// 4</text:span><text:span text:style-name="T7"><text:line-break/></text:span><text:span text:style-name="T7"><text:line-break/></text:span><text:span text:style-name="T11">alignas</text:span><text:span text:style-name="T13">(</text:span><text:span text:style-name="T11">do</text:span><text:span text:style-name="T11">uble</text:span><text:span text:style-name="T13">) </text:span><text:span text:style-name="T11">int </text:span><text:span text:style-name="T14">b</text:span><text:span text:style-name="T26"> </text:span><text:span text:style-name="T6">= </text:span><text:span text:style-name="T8">89</text:span><text:span text:style-name="T6">;</text:span><text:span text:style-name="T6"><text:line-break/></text:span><text:span text:style-name="T5">cout </text:span><text:span text:style-name="T9">&lt;&lt; </text:span><text:span text:style-name="T4">alignof</text:span><text:span text:style-name="T6">(</text:span><text:span text:style-name="T5">b</text:span><text:span text:style-name="T6">) </text:span><text:span text:style-name="T9">&lt;&lt; </text:span><text:span text:style-name="T23">'</text:span><text:span text:style-name="T24">\n</text:span><text:span text:style-name="T23">'</text:span><text:span text:style-name="T6">; </text:span><text:span text:style-name="T7">// 8</text:span><text:span text:style-name="T7"><text:line-break/></text:span><text:span text:style-name="T7"><text:line-break/></text:span><text:span text:style-name="T4">alignas</text:span><text:span text:style-name="T6">(</text:span><text:span text:style-name="T8">16</text:span><text:span text:style-name="T6">) </text:span><text:span text:style-name="T4">int </text:span><text:span text:style-name="T5">c</text:span><text:span text:style-name="T26"> </text:span><text:span text:style-name="T6">= </text:span><text:span text:style-name="T8">12</text:span><text:span text:style-name="T6">;</text:span><text:span text:style-name="T6"><text:line-break/></text:span><text:span text:style-name="T5">cout </text:span><text:span text:style-name="T9">&lt;&lt; </text:span><text:span text:style-name="T4">alignof</text:span><text:span text:style-name="T6">(</text:span><text:span text:style-name="T5">c</text:span><text:span text:style-name="T6">) </text:span><text:span text:style-name="T9">&lt;&lt; </text:span><text:span text:style-name="T23">'</text:span><text:span text:style-name="T24">\n</text:span><text:span text:style-name="T23">'</text:span><text:span text:style-name="T6">; </text:span><text:span text:style-name="T7">// </text:span><text:span text:style-name="T7">16</text:span><text:span text:style-name="T7"><text:line-break/></text:span><text:span text:style-name="T7"><text:line-break/></text:span><text:span text:style-name="T5">cout </text:span><text:span text:style-name="T9">&lt;&lt; </text:span><text:span text:style-name="T4">alignof</text:span><text:span text:style-name="T6">(</text:span><text:span text:style-name="T4">ch</text:span><text:span text:style-name="T4">ar</text:span><text:span text:style-name="T6">) </text:span><text:span text:style-name="T9">&lt;&lt; </text:span><text:span text:style-name="T23">'</text:span><text:span text:style-name="T24">\n</text:span><text:span text:style-name="T23">'</text:span><text:span text:style-name="T6">; </text:span><text:span text:style-name="T7">// 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Обычный" presentation:presentation-page-layout-name="AL4T3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Выравнивание структур</text:p>
          </draw:text-box>
        </draw:frame>
        <draw:frame presentation:style-name="pr5" draw:text-style-name="P4" draw:layer="layout" svg:width="13.5cm" svg:height="12cm" svg:x="14cm" svg:y="3.5cm" presentation:class="outline" presentation:user-transformed="true">
          <draw:text-box>
            <text:list text:style-name="L2">
              <text:list-item>
                <text:p><text:span text:style-name="T3">Структуры выравниваются по-умолчанию по самому требовательному полю</text:span></text:p>
              </text:list-item>
              <text:list-item>
                <text:p><text:span text:style-name="T3">Однако поля структур выравниваются по-особому:</text:span></text:p>
                <text:list>
                  <text:list-item>
                    <text:p><text:span text:style-name="T3">Память под них выделяется блоками, размер каждого = выравнивание самого требовательного поля</text:span></text:p>
                  </text:list-item>
                  <text:list-item>
                    <text:p><text:span text:style-name="T3">Внутри блока поля выравниваются, как обычно</text:span></text:p>
                  </text:list-item>
                </text:list>
              </text:list-item>
              <text:list-item>
                <text:p text:style-name="P30"><text:span text:style-name="T3">Поэтому размер структуры ≠ суммарный размер полей</text:span></text:p>
              </text:list-item>
              <text:list-item>
                <text:p text:style-name="P30"><text:span text:style-name="T3">Всё это позволяет хранить экземпляры структур в массивах, друг за другом</text:span></text:p>
              </text:list-item>
            </text:list>
          </draw:text-box>
        </draw:frame>
        <draw:frame draw:style-name="gr68" draw:text-style-name="P13" draw:layer="layout" svg:width="13.105cm" svg:height="8.711cm" svg:x="0.9cm" svg:y="3.5cm">
          <draw:text-box>
            <text:p text:style-name="P5"><text:span text:style-name="T11">struct </text:span><text:span text:style-name="T14">CarNumb</text:span><text:span text:style-name="T14">er </text:span><text:span text:style-name="T13">{</text:span><text:span text:style-name="T13"><text:line-break/></text:span><text:span text:style-name="T13"> <text:s text:c="3"/></text:span><text:span text:style-name="T11">char </text:span><text:span text:style-name="T33">l1</text:span><text:span text:style-name="T13">;</text:span><text:span text:style-name="T13"><text:line-break/></text:span><text:span text:style-name="T13"> <text:s text:c="3"/></text:span><text:span text:style-name="T11">int </text:span><text:span text:style-name="T33">n</text:span><text:span text:style-name="T13">;</text:span><text:span text:style-name="T13"><text:line-break/></text:span><text:span text:style-name="T13"> <text:s text:c="3"/></text:span><text:span text:style-name="T11">char </text:span><text:span text:style-name="T33">l2</text:span><text:span text:style-name="T13">;</text:span><text:span text:style-name="T13"><text:line-break/></text:span><text:span text:style-name="T13"> <text:s text:c="3"/></text:span><text:span text:style-name="T11">char </text:span><text:span text:style-name="T33">l3</text:span><text:span text:style-name="T13">;</text:span><text:span text:style-name="T13"><text:line-break/></text:span><text:span text:style-name="T13">};</text:span></text:p>
            <text:p text:style-name="P5"><text:span text:style-name="T7">/* ... */</text:span></text:p>
            <text:p text:style-name="P5"><text:span text:style-name="T14">cout </text:span><text:span text:style-name="T12">&lt;&lt; </text:span><text:span text:style-name="T11">sizeof</text:span><text:span text:style-name="T13">(</text:span><text:span text:style-name="T14">Car</text:span><text:span text:style-name="T14">Number</text:span><text:span text:style-name="T13">) </text:span><text:span text:style-name="T12">&lt;&lt; </text:span><text:span text:style-name="T16">'</text:span><text:span text:style-name="T20">\n</text:span><text:span text:style-name="T16">'</text:span><text:span text:style-name="T13">; </text:span><text:span text:style-name="T7">// </text:span><text:span text:style-name="T7">12</text:span><text:span text:style-name="T7"><text:line-break/></text:span><text:span text:style-name="T14">cout </text:span><text:span text:style-name="T12">&lt;&lt; </text:span><text:span text:style-name="T11">alignof</text:span><text:span text:style-name="T13">(</text:span><text:span text:style-name="T14">Ca</text:span><text:span text:style-name="T14">rNumber</text:span><text:span text:style-name="T13">) </text:span><text:span text:style-name="T12">&lt;&lt; </text:span><text:span text:style-name="T16">'</text:span><text:span text:style-name="T20">\n</text:span><text:span text:style-name="T16">'</text:span><text:span text:style-name="T13">; </text:span><text:span text:style-name="T7">// 4</text:span></text:p>
          </draw:text-box>
        </draw:frame>
        <draw:g draw:style-name="gr13">
          <draw:custom-shape draw:style-name="gr21" draw:text-style-name="P7" draw:layer="layout" svg:width="6cm" svg:height="0.998cm" svg:x="1cm" svg:y="13.4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32" draw:layer="layout" svg:width="1.304cm" svg:height="0.998cm" svg:x="1.156cm" svg:y="13.401cm">
            <text:p text:style-name="P31"><text:span text:style-name="T34">l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23" draw:text-style-name="P11" draw:layer="layout" svg:width="1.303cm" svg:height="0.998cm" svg:x="2.619cm" svg:y="13.401cm">
            <text:p text:style-name="P7">?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24" draw:text-style-name="P11" draw:layer="layout" svg:width="1.306cm" svg:height="0.998cm" svg:x="4.078cm" svg:y="13.402cm">
            <text:p text:style-name="P7">?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22" draw:text-style-name="P11" draw:layer="layout" svg:width="1.304cm" svg:height="0.998cm" svg:x="5.541cm" svg:y="13.402cm">
            <text:p text:style-name="P7">?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g draw:style-name="gr13">
          <draw:custom-shape draw:style-name="gr21" draw:text-style-name="P7" draw:layer="layout" svg:width="6cm" svg:height="0.998cm" svg:x="7cm" svg:y="13.4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1" draw:layer="layout" svg:width="1.304cm" svg:height="0.998cm" svg:x="7.156cm" svg:y="13.402cm">
            <text:p text:style-name="P7">n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23" draw:text-style-name="P11" draw:layer="layout" svg:width="1.303cm" svg:height="0.998cm" svg:x="8.619cm" svg:y="13.402cm">
            <text:p text:style-name="P7">n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24" draw:text-style-name="P11" draw:layer="layout" svg:width="1.306cm" svg:height="0.998cm" svg:x="10.078cm" svg:y="13.403cm">
            <text:p text:style-name="P7">n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22" draw:text-style-name="P11" draw:layer="layout" svg:width="1.304cm" svg:height="0.998cm" svg:x="11.541cm" svg:y="13.403cm">
            <text:p text:style-name="P7">n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g draw:style-name="gr13">
          <draw:custom-shape draw:style-name="gr21" draw:text-style-name="P7" draw:layer="layout" svg:width="6cm" svg:height="0.998cm" svg:x="4cm" svg:y="14.6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1" draw:layer="layout" svg:width="1.304cm" svg:height="0.998cm" svg:x="4.156cm" svg:y="14.603cm">
            <text:p text:style-name="P7">l2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23" draw:text-style-name="P11" draw:layer="layout" svg:width="1.303cm" svg:height="0.998cm" svg:x="5.619cm" svg:y="14.603cm">
            <text:p text:style-name="P7">l3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24" draw:text-style-name="P11" draw:layer="layout" svg:width="1.306cm" svg:height="0.998cm" svg:x="7.078cm" svg:y="14.604cm">
            <text:p text:style-name="P7">?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22" draw:text-style-name="P11" draw:layer="layout" svg:width="1.304cm" svg:height="0.998cm" svg:x="8.541cm" svg:y="14.604cm">
            <text:p text:style-name="P7">?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frame draw:style-name="gr69" draw:text-style-name="P33" draw:layer="layout" svg:width="4.8cm" svg:height="1.191cm" svg:x="4.7cm" svg:y="12.2cm">
          <draw:text-box>
            <text:p text:style-name="P20"><text:span text:style-name="T14">CarNumb</text:span><text:span text:style-name="T14">er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Обычный" presentation:presentation-page-layout-name="AL4T3">
        <office:forms form:automatic-focus="false" form:apply-design-mode="false"/>
        <draw:frame presentation:style-name="pr8" draw:layer="layout" svg:width="25.199cm" svg:height="3.473cm" svg:x="1.4cm" svg:y="0.206cm" presentation:class="title" presentation:user-transformed="true">
          <draw:text-box>
            <text:p>Изменение выравнивания структур</text:p>
          </draw:text-box>
        </draw:frame>
        <draw:frame draw:style-name="gr70" draw:text-style-name="P13" draw:layer="layout" svg:width="13.001cm" svg:height="8.711cm" svg:x="1.2cm" svg:y="3.9cm">
          <draw:text-box>
            <text:p text:style-name="P5"><text:span text:style-name="T11">struct </text:span><text:span text:style-name="T11">alignas</text:span><text:span text:style-name="T13">(</text:span><text:span text:style-name="T15">16</text:span><text:span text:style-name="T13">) </text:span><text:span text:style-name="T14">CarNumb</text:span><text:span text:style-name="T14">er </text:span><text:span text:style-name="T13">{</text:span><text:span text:style-name="T13"><text:line-break/></text:span><text:span text:style-name="T13"> <text:s text:c="3"/></text:span><text:span text:style-name="T11">char </text:span><text:span text:style-name="T33">l1</text:span><text:span text:style-name="T13">;</text:span><text:span text:style-name="T13"><text:line-break/></text:span><text:span text:style-name="T13"> <text:s text:c="3"/></text:span><text:span text:style-name="T11">alignas</text:span><text:span text:style-name="T13">(</text:span><text:span text:style-name="T15">8</text:span><text:span text:style-name="T13">) </text:span><text:span text:style-name="T11">int </text:span><text:span text:style-name="T33">n</text:span><text:span text:style-name="T13">;</text:span><text:span text:style-name="T13"><text:line-break/></text:span><text:span text:style-name="T13"> <text:s text:c="3"/></text:span><text:span text:style-name="T11">char </text:span><text:span text:style-name="T33">l2</text:span><text:span text:style-name="T13">;</text:span><text:span text:style-name="T13"><text:line-break/></text:span><text:span text:style-name="T13"> <text:s text:c="3"/></text:span><text:span text:style-name="T11">char </text:span><text:span text:style-name="T33">l3</text:span><text:span text:style-name="T13">;</text:span><text:span text:style-name="T13"><text:line-break/></text:span><text:span text:style-name="T13">};</text:span></text:p>
            <text:p text:style-name="P5"><text:span text:style-name="T7">/* ... */</text:span></text:p>
            <text:p text:style-name="P5"><text:span text:style-name="T30">cout </text:span><text:span text:style-name="T28">&lt;&lt; </text:span><text:span text:style-name="T35">sizeof</text:span><text:span text:style-name="T29">(</text:span><text:span text:style-name="T30">Car</text:span><text:span text:style-name="T30">Number</text:span><text:span text:style-name="T29">) </text:span><text:span text:style-name="T28">&lt;&lt; </text:span><text:span text:style-name="T36">'</text:span><text:span text:style-name="T37">\n</text:span><text:span text:style-name="T36">'</text:span><text:span text:style-name="T29">; </text:span><text:span text:style-name="T7">// </text:span><text:span text:style-name="T7">16</text:span><text:span text:style-name="T7"><text:line-break/></text:span><text:span text:style-name="T30">cout </text:span><text:span text:style-name="T28">&lt;&lt; </text:span><text:span text:style-name="T35">alignof</text:span><text:span text:style-name="T29">(</text:span><text:span text:style-name="T30">Ca</text:span><text:span text:style-name="T30">rNumber</text:span><text:span text:style-name="T29">) </text:span><text:span text:style-name="T28">&lt;&lt; </text:span><text:span text:style-name="T36">'</text:span><text:span text:style-name="T37">\n</text:span><text:span text:style-name="T36">'</text:span><text:span text:style-name="T29">; </text:span><text:span text:style-name="T7">// </text:span><text:span text:style-name="T7">16</text:span></text:p>
          </draw:text-box>
        </draw:frame>
        <draw:frame draw:style-name="gr71" draw:text-style-name="P13" draw:layer="layout" svg:width="4.9cm" svg:height="0.962cm" svg:x="4.6cm" svg:y="3.1cm">
          <draw:text-box>
            <text:p>Через <text:span text:style-name="T38">alignas</text:span>:</text:p>
          </draw:text-box>
        </draw:frame>
        <draw:g draw:style-name="gr13">
          <draw:custom-shape draw:style-name="gr21" draw:text-style-name="P7" draw:layer="layout" svg:width="6cm" svg:height="0.998cm" svg:x="1cm" svg:y="13.4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32" draw:layer="layout" svg:width="1.304cm" svg:height="0.998cm" svg:x="1.156cm" svg:y="13.402cm">
            <text:p text:style-name="P31"><text:span text:style-name="T34">l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23" draw:text-style-name="P11" draw:layer="layout" svg:width="1.303cm" svg:height="0.998cm" svg:x="2.619cm" svg:y="13.402cm">
            <text:p text:style-name="P7">?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24" draw:text-style-name="P11" draw:layer="layout" svg:width="1.306cm" svg:height="0.998cm" svg:x="4.078cm" svg:y="13.403cm">
            <text:p text:style-name="P7">?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22" draw:text-style-name="P11" draw:layer="layout" svg:width="1.304cm" svg:height="0.998cm" svg:x="5.541cm" svg:y="13.403cm">
            <text:p text:style-name="P7">?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g draw:style-name="gr13">
          <draw:custom-shape draw:style-name="gr21" draw:text-style-name="P7" draw:layer="layout" svg:width="6cm" svg:height="0.998cm" svg:x="7cm" svg:y="13.4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1" draw:layer="layout" svg:width="1.304cm" svg:height="0.998cm" svg:x="7.156cm" svg:y="13.403cm">
            <text:p text:style-name="P7">?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23" draw:text-style-name="P11" draw:layer="layout" svg:width="1.303cm" svg:height="0.998cm" svg:x="8.619cm" svg:y="13.403cm">
            <text:p text:style-name="P7">?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24" draw:text-style-name="P11" draw:layer="layout" svg:width="1.306cm" svg:height="0.998cm" svg:x="10.078cm" svg:y="13.404cm">
            <text:p text:style-name="P7">?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22" draw:text-style-name="P11" draw:layer="layout" svg:width="1.304cm" svg:height="0.998cm" svg:x="11.541cm" svg:y="13.404cm">
            <text:p text:style-name="P7">?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g draw:style-name="gr13">
          <draw:custom-shape draw:style-name="gr21" draw:text-style-name="P7" draw:layer="layout" svg:width="6cm" svg:height="0.998cm" svg:x="1cm" svg:y="14.6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1" draw:layer="layout" svg:width="1.304cm" svg:height="0.998cm" svg:x="1.156cm" svg:y="14.604cm">
            <text:p text:style-name="P7">n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23" draw:text-style-name="P11" draw:layer="layout" svg:width="1.303cm" svg:height="0.998cm" svg:x="2.619cm" svg:y="14.604cm">
            <text:p text:style-name="P7">n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24" draw:text-style-name="P11" draw:layer="layout" svg:width="1.306cm" svg:height="0.998cm" svg:x="4.078cm" svg:y="14.605cm">
            <text:p text:style-name="P7">n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22" draw:text-style-name="P11" draw:layer="layout" svg:width="1.304cm" svg:height="0.998cm" svg:x="5.541cm" svg:y="14.605cm">
            <text:p text:style-name="P7">n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frame draw:style-name="gr72" draw:text-style-name="P33" draw:layer="layout" svg:width="4.8cm" svg:height="1.191cm" svg:x="4.7cm" svg:y="12.401cm">
          <draw:text-box>
            <text:p text:style-name="P20"><text:span text:style-name="T14">CarNumb</text:span><text:span text:style-name="T14">er:</text:span></text:p>
          </draw:text-box>
        </draw:frame>
        <draw:g draw:style-name="gr13">
          <draw:custom-shape draw:style-name="gr21" draw:text-style-name="P7" draw:layer="layout" svg:width="6cm" svg:height="0.998cm" svg:x="7cm" svg:y="14.6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1" draw:layer="layout" svg:width="1.304cm" svg:height="0.998cm" svg:x="7.156cm" svg:y="14.605cm">
            <text:p text:style-name="P7">l2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23" draw:text-style-name="P11" draw:layer="layout" svg:width="1.303cm" svg:height="0.998cm" svg:x="8.619cm" svg:y="14.605cm">
            <text:p text:style-name="P7">l3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24" draw:text-style-name="P11" draw:layer="layout" svg:width="1.306cm" svg:height="0.998cm" svg:x="10.078cm" svg:y="14.606cm">
            <text:p text:style-name="P7">?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22" draw:text-style-name="P11" draw:layer="layout" svg:width="1.304cm" svg:height="0.998cm" svg:x="11.541cm" svg:y="14.606cm">
            <text:p text:style-name="P7">?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frame draw:style-name="gr73" draw:text-style-name="P13" draw:layer="layout" svg:width="12.621cm" svg:height="9.651cm" svg:x="15cm" svg:y="3.901cm">
          <draw:text-box>
            <text:p text:style-name="P5"><text:span text:style-name="T22">#pragma </text:span><text:span text:style-name="T11">pack</text:span><text:span text:style-name="T13">(push</text:span><text:span text:style-name="T13">, </text:span><text:span text:style-name="T15">1</text:span><text:span text:style-name="T13">)</text:span><text:span text:style-name="T13"><text:line-break/></text:span><text:span text:style-name="T11">struct </text:span><text:span text:style-name="T14">CarNumb</text:span><text:span text:style-name="T14">er </text:span><text:span text:style-name="T13">{</text:span><text:span text:style-name="T13"><text:line-break/></text:span><text:span text:style-name="T13"> <text:s text:c="3"/></text:span><text:span text:style-name="T11">char </text:span><text:span text:style-name="T33">l1</text:span><text:span text:style-name="T13">;</text:span><text:span text:style-name="T13"><text:line-break/></text:span><text:span text:style-name="T13"> <text:s text:c="3"/></text:span><text:span text:style-name="T11">int </text:span><text:span text:style-name="T33">number</text:span><text:span text:style-name="T13">;</text:span><text:span text:style-name="T13"><text:line-break/></text:span><text:span text:style-name="T13"> <text:s text:c="3"/></text:span><text:span text:style-name="T11">char </text:span><text:span text:style-name="T33">l2</text:span><text:span text:style-name="T14">,</text:span><text:span text:style-name="T33"> </text:span><text:span text:style-name="T33">l3</text:span><text:span text:style-name="T13">;</text:span><text:span text:style-name="T13"><text:line-break/></text:span><text:span text:style-name="T13">};</text:span><text:span text:style-name="T13"><text:line-break/></text:span><text:span text:style-name="T22">#pragma </text:span><text:span text:style-name="T11">pack</text:span><text:span text:style-name="T13">(pop)</text:span></text:p>
            <text:p text:style-name="P5"><text:span text:style-name="T7">/* ... */</text:span></text:p>
            <text:p text:style-name="P5"><text:span text:style-name="T30">cout </text:span><text:span text:style-name="T28">&lt;&lt; </text:span><text:span text:style-name="T35">sizeof</text:span><text:span text:style-name="T29">(</text:span><text:span text:style-name="T30">Car</text:span><text:span text:style-name="T30">Number</text:span><text:span text:style-name="T29">) </text:span><text:span text:style-name="T28">&lt;&lt; </text:span><text:span text:style-name="T36">'</text:span><text:span text:style-name="T37">\n</text:span><text:span text:style-name="T36">'</text:span><text:span text:style-name="T29">; </text:span><text:span text:style-name="T7">// 7</text:span><text:span text:style-name="T7"><text:line-break/></text:span><text:span text:style-name="T30">cout </text:span><text:span text:style-name="T28">&lt;&lt; </text:span><text:span text:style-name="T35">alignof</text:span><text:span text:style-name="T29">(</text:span><text:span text:style-name="T30">Ca</text:span><text:span text:style-name="T30">rNumber</text:span><text:span text:style-name="T29">) </text:span><text:span text:style-name="T28">&lt;&lt; </text:span><text:span text:style-name="T36">'</text:span><text:span text:style-name="T37">\n</text:span><text:span text:style-name="T36">'</text:span><text:span text:style-name="T29">; </text:span><text:span text:style-name="T7">// 1</text:span></text:p>
          </draw:text-box>
        </draw:frame>
        <draw:frame draw:style-name="gr71" draw:text-style-name="P13" draw:layer="layout" svg:width="4.9cm" svg:height="0.962cm" svg:x="18.4cm" svg:y="3.101cm">
          <draw:text-box>
            <text:p>Через <text:span text:style-name="T38">pack</text:span>:</text:p>
          </draw:text-box>
        </draw:frame>
        <draw:g draw:style-name="gr13">
          <draw:custom-shape draw:style-name="gr74" draw:text-style-name="P7" draw:layer="layout" svg:width="4.744cm" svg:height="0.998cm" svg:x="21.156cm" svg:y="14.6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1" draw:layer="layout" svg:width="1.304cm" svg:height="0.998cm" svg:x="22.956cm" svg:y="14.604cm">
            <text:p text:style-name="P7">l2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23" draw:text-style-name="P11" draw:layer="layout" svg:width="1.303cm" svg:height="0.998cm" svg:x="24.419cm" svg:y="14.604cm">
            <text:p text:style-name="P7">l3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22" draw:text-style-name="P11" draw:layer="layout" svg:width="1.304cm" svg:height="0.998cm" svg:x="21.457cm" svg:y="14.605cm">
            <text:p text:style-name="P7">n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frame draw:style-name="gr75" draw:text-style-name="P33" draw:layer="layout" svg:width="4.8cm" svg:height="1.191cm" svg:x="18.5cm" svg:y="13.602cm">
          <draw:text-box>
            <text:p text:style-name="P20"><text:span text:style-name="T14">CarNumb</text:span><text:span text:style-name="T14">er:</text:span></text:p>
          </draw:text-box>
        </draw:frame>
        <draw:g draw:style-name="gr13">
          <draw:custom-shape draw:style-name="gr21" draw:text-style-name="P7" draw:layer="layout" svg:width="6cm" svg:height="0.998cm" svg:x="15.4cm" svg:y="14.6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32" draw:layer="layout" svg:width="1.304cm" svg:height="0.998cm" svg:x="15.556cm" svg:y="14.603cm">
            <text:p text:style-name="P31"><text:span text:style-name="T34">l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23" draw:text-style-name="P11" draw:layer="layout" svg:width="1.303cm" svg:height="0.998cm" svg:x="17.019cm" svg:y="14.603cm">
            <text:p text:style-name="P7">n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24" draw:text-style-name="P11" draw:layer="layout" svg:width="1.306cm" svg:height="0.998cm" svg:x="18.478cm" svg:y="14.604cm">
            <text:p text:style-name="P7">n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22" draw:text-style-name="P11" draw:layer="layout" svg:width="1.304cm" svg:height="0.998cm" svg:x="19.941cm" svg:y="14.604cm">
            <text:p text:style-name="P7">n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Обычный" presentation:presentation-page-layout-name="AL2T32">
        <office:forms form:automatic-focus="false" form:apply-design-mode="false"/>
        <draw:frame presentation:style-name="pr3" draw:text-style-name="P2" draw:layer="layout" svg:width="25.199cm" svg:height="12.19cm" svg:x="1.4cm" svg:y="0.628cm" presentation:class="subtitle">
          <draw:text-box>
            <text:p><text:span text:style-name="T1">Кон</text:span><text:span text:style-name="T1">стру</text:span><text:span text:style-name="T1">ктор </text:span><text:span text:style-name="T1">копи</text:span><text:span text:style-name="T1">ров</text:span><text:span text:style-name="T1">ани</text:span><text:span text:style-name="T1">я и </text:span><text:span text:style-name="T1">опе</text:span><text:span text:style-name="T1">рато</text:span><text:span text:style-name="T1">р </text:span><text:span text:style-name="T1">прис</text:span><text:span text:style-name="T1">ваив</text:span><text:span text:style-name="T1">ани</text:span><text:span text:style-name="T1">я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Обычный" presentation:presentation-page-layout-name="AL4T3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Классы. Пишем свой vector</text:p>
          </draw:text-box>
        </draw:frame>
        <draw:frame presentation:style-name="pr5" draw:text-style-name="P4" draw:layer="layout" svg:width="9.874cm" svg:height="12.165cm" svg:x="17.626cm" svg:y="3.385cm" presentation:class="outline" presentation:user-transformed="true">
          <draw:text-box>
            <text:list text:style-name="L2">
              <text:list-item>
                <text:p><text:span text:style-name="T3">Начнём писать аналог vector&lt;int&gt;</text:span></text:p>
              </text:list-item>
              <text:list-item>
                <text:p><text:span text:style-name="T3">Агрегатный тип:</text:span></text:p>
                <text:list>
                  <text:list-item>
                    <text:p><text:span text:style-name="T3">Массив</text:span></text:p>
                  </text:list-item>
                  <text:list-item>
                    <text:p><text:span text:style-name="T3">Класс, где нет: </text:span></text:p>
                    <text:list>
                      <text:list-item>
                        <text:p><text:span text:style-name="T3">Пользовательского конструктора</text:span></text:p>
                      </text:list-item>
                      <text:list-item>
                        <text:p><text:span text:style-name="T3">Базового класса</text:span></text:p>
                      </text:list-item>
                      <text:list-item>
                        <text:p><text:span text:style-name="T3">Не-public членов</text:span></text:p>
                      </text:list-item>
                      <text:list-item>
                        <text:p><text:span text:style-name="T3">Виртуальных методов</text:span></text:p>
                      </text:list-item>
                    </text:list>
                  </text:list-item>
                </text:list>
              </text:list-item>
              <text:list-item>
                <text:p><text:span text:style-name="T3">Для агрегатных типов работает инициализация = {...}</text:span></text:p>
              </text:list-item>
            </text:list>
          </draw:text-box>
        </draw:frame>
        <draw:frame draw:style-name="gr76" draw:text-style-name="P13" draw:layer="layout" svg:width="16.626cm" svg:height="11.531cm" svg:x="1cm" svg:y="3.5cm">
          <draw:text-box>
            <text:p text:style-name="P5"><text:span text:style-name="T11">struct </text:span><text:span text:style-name="T12">IntVector</text:span><text:span text:style-name="T14"> </text:span><text:span text:style-name="T13">{</text:span><text:span text:style-name="T13"><text:line-break/></text:span><text:span text:style-name="T13"> <text:s text:c="3"/></text:span><text:span text:style-name="T11">int</text:span><text:span text:style-name="T13">* </text:span><text:span text:style-name="T33">data_ </text:span><text:span text:style-name="T13">= </text:span><text:span text:style-name="T11">nullptr</text:span><text:span text:style-name="T13">;</text:span><text:span text:style-name="T13"><text:line-break/></text:span><text:span text:style-name="T13"> <text:s text:c="3"/></text:span><text:span text:style-name="T14">size_t </text:span><text:span text:style-name="T33">size_ </text:span><text:span text:style-name="T13">= </text:span><text:span text:style-name="T15">0</text:span><text:span text:style-name="T13">;</text:span><text:span text:style-name="T13"><text:line-break/></text:span><text:span text:style-name="T13">};</text:span></text:p>
            <text:p text:style-name="P5"><text:span text:style-name="T7">/* ... */</text:span></text:p>
            <text:p text:style-name="P5"><text:span text:style-name="T12">IntVector</text:span><text:span text:style-name="T14"> </text:span><text:span text:style-name="T14">arr1 </text:span><text:span text:style-name="T12">{</text:span><text:span text:style-name="T11">new </text:span><text:span text:style-name="T11">int</text:span><text:span text:style-name="T13">[</text:span><text:span text:style-name="T15">100</text:span><text:span text:style-name="T13">], </text:span><text:span text:style-name="T15">100</text:span><text:span text:style-name="T12">}</text:span><text:span text:style-name="T13">;</text:span><text:span text:style-name="T29"><text:line-break/></text:span><text:span text:style-name="T7">// </text:span><text:span text:style-name="T7">IntVector </text:span><text:span text:style-name="T7">arr1 = </text:span><text:span text:style-name="T7">{..., ...};</text:span><text:span text:style-name="T7"><text:line-break/></text:span><text:span text:style-name="T12">IntVector</text:span><text:span text:style-name="T14"> </text:span><text:span text:style-name="T14">arr2 </text:span><text:span text:style-name="T12">{</text:span><text:span text:style-name="T13">.</text:span><text:span text:style-name="T33">data_ </text:span><text:span text:style-name="T13">= </text:span><text:span text:style-name="T11">new </text:span><text:span text:style-name="T11">int</text:span><text:span text:style-name="T13">[</text:span><text:span text:style-name="T15">100</text:span><text:span text:style-name="T13">], .</text:span><text:span text:style-name="T33">s</text:span><text:span text:style-name="T33">ize_ </text:span><text:span text:style-name="T13">= </text:span><text:span text:style-name="T15">100</text:span><text:span text:style-name="T12">}</text:span><text:span text:style-name="T13">;</text:span><text:span text:style-name="T29"><text:line-break/></text:span><text:span text:style-name="T7">// </text:span><text:span text:style-name="T7">IntVector </text:span><text:span text:style-name="T7">arr2 = </text:span><text:span text:style-name="T7">{.data_ </text:span><text:span text:style-name="T7">= ..., .size_ </text:span><text:span text:style-name="T7">= ...};</text:span><text:span text:style-name="T7"><text:line-break/></text:span><text:span text:style-name="T7"><text:line-break/></text:span><text:span text:style-name="T11">delete</text:span><text:span text:style-name="T13">[] </text:span><text:span text:style-name="T14">arr1</text:span><text:span text:style-name="T13">.</text:span><text:span text:style-name="T33">data_</text:span><text:span text:style-name="T13">;</text:span><text:span text:style-name="T13"><text:line-break/></text:span><text:span text:style-name="T11">delete</text:span><text:span text:style-name="T13">[] </text:span><text:span text:style-name="T14">arr2</text:span><text:span text:style-name="T13">.</text:span><text:span text:style-name="T33">data_</text:span><text:span text:style-name="T13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Обычный" presentation:presentation-page-layout-name="AL4T3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Классы. Добавляем деструктор</text:p>
          </draw:text-box>
        </draw:frame>
        <draw:frame presentation:style-name="pr5" draw:text-style-name="P4" draw:layer="layout" svg:width="9.11cm" svg:height="9.134cm" svg:x="18.1cm" svg:y="3.685cm" presentation:class="outline" presentation:user-transformed="true">
          <draw:text-box>
            <text:list text:style-name="L2">
              <text:list-item>
                <text:p><text:span text:style-name="T3">Агрегатная инициализация всё ещё работает</text:span></text:p>
              </text:list-item>
            </text:list>
          </draw:text-box>
        </draw:frame>
        <draw:frame draw:style-name="gr77" draw:text-style-name="P13" draw:layer="layout" svg:width="16.626cm" svg:height="12.471cm" svg:x="1cm" svg:y="3.3cm">
          <draw:text-box>
            <text:p text:style-name="P5"><text:span text:style-name="T11">struct </text:span><text:span text:style-name="T12">IntVector</text:span><text:span text:style-name="T14"> </text:span><text:span text:style-name="T13">{</text:span><text:span text:style-name="T13"><text:line-break/></text:span><text:span text:style-name="T13"> <text:s text:c="3"/></text:span><text:span text:style-name="T11">int</text:span><text:span text:style-name="T13">* </text:span><text:span text:style-name="T33">data_ </text:span><text:span text:style-name="T13">= </text:span><text:span text:style-name="T11">nullptr</text:span><text:span text:style-name="T13">;</text:span><text:span text:style-name="T13"><text:line-break/></text:span><text:span text:style-name="T13"> <text:s text:c="3"/></text:span><text:span text:style-name="T14">size_t </text:span><text:span text:style-name="T33">size_ </text:span><text:span text:style-name="T13">= </text:span><text:span text:style-name="T15">0</text:span><text:span text:style-name="T13">;</text:span></text:p>
            <text:p><text:span text:style-name="T13"><text:line-break/></text:span><text:span text:style-name="T13"> <text:s text:c="3"/></text:span><text:span text:style-name="T12">~IntVector</text:span><text:span text:style-name="T13">() {</text:span><text:span text:style-name="T13"><text:line-break/></text:span><text:span text:style-name="T13"> <text:s text:c="7"/></text:span><text:span text:style-name="T11">delet</text:span><text:span text:style-name="T11">e</text:span><text:span text:style-name="T13">[] </text:span><text:span text:style-name="T33">data_</text:span><text:span text:style-name="T13">;</text:span><text:span text:style-name="T13"><text:line-break/></text:span><text:span text:style-name="T13"> <text:s text:c="3"/>}</text:span><text:span text:style-name="T13"><text:line-break/></text:span><text:span text:style-name="T13">};</text:span></text:p>
            <text:p text:style-name="P5"><text:span text:style-name="T7">/* ... */</text:span></text:p>
            <text:p text:style-name="P5"><text:span text:style-name="T12">IntVector</text:span><text:span text:style-name="T14"> </text:span><text:span text:style-name="T14">arr1 </text:span><text:span text:style-name="T12">{</text:span><text:span text:style-name="T11">new </text:span><text:span text:style-name="T11">int</text:span><text:span text:style-name="T13">[</text:span><text:span text:style-name="T15">100</text:span><text:span text:style-name="T13">], </text:span><text:span text:style-name="T15">100</text:span><text:span text:style-name="T12">}</text:span><text:span text:style-name="T13">;</text:span><text:span text:style-name="T29"><text:line-break/></text:span><text:span text:style-name="T7">// </text:span><text:span text:style-name="T7">IntVector </text:span><text:span text:style-name="T7">arr1 = </text:span><text:span text:style-name="T7">{..., ...};</text:span><text:span text:style-name="T7"><text:line-break/></text:span><text:span text:style-name="T12">IntVector</text:span><text:span text:style-name="T14"> </text:span><text:span text:style-name="T14">arr2 </text:span><text:span text:style-name="T12">{</text:span><text:span text:style-name="T13">.</text:span><text:span text:style-name="T33">data_ </text:span><text:span text:style-name="T13">= </text:span><text:span text:style-name="T11">new </text:span><text:span text:style-name="T11">int</text:span><text:span text:style-name="T13">[</text:span><text:span text:style-name="T15">100</text:span><text:span text:style-name="T13">], .</text:span><text:span text:style-name="T33">s</text:span><text:span text:style-name="T33">ize_ </text:span><text:span text:style-name="T13">= </text:span><text:span text:style-name="T15">100</text:span><text:span text:style-name="T12">}</text:span><text:span text:style-name="T13">;</text:span><text:span text:style-name="T29"><text:line-break/></text:span><text:span text:style-name="T7">// </text:span><text:span text:style-name="T7">IntVector </text:span><text:span text:style-name="T7">arr2 = </text:span><text:span text:style-name="T7">{.data_ </text:span><text:span text:style-name="T7">= ..., .size_ </text:span><text:span text:style-name="T7">= ...}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Обычный" presentation:presentation-page-layout-name="AL4T3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Классы. Добавляем конструктор</text:p>
          </draw:text-box>
        </draw:frame>
        <draw:frame draw:style-name="gr40" draw:text-style-name="P15" draw:layer="layout" svg:width="15cm" svg:height="12.471cm" svg:x="1cm" svg:y="3.1cm">
          <draw:text-box>
            <text:p text:style-name="P5"><text:span text:style-name="T11">struct </text:span><text:span text:style-name="T12">IntVector</text:span><text:span text:style-name="T14"> </text:span><text:span text:style-name="T13">{</text:span><text:span text:style-name="T13"><text:line-break/></text:span><text:span text:style-name="T13"> <text:s text:c="2"/></text:span><text:span text:style-name="T7">/* ... */</text:span><text:span text:style-name="T7"><text:line-break/></text:span><text:span text:style-name="T7"> <text:s text:c="2"/></text:span><text:span text:style-name="T12">IntVector</text:span><text:span text:style-name="T13">(</text:span><text:span text:style-name="T11">i</text:span><text:span text:style-name="T11">nt</text:span><text:span text:style-name="T13">* </text:span><text:span text:style-name="T14">p</text:span><text:span text:style-name="T13">, </text:span><text:span text:style-name="T14">size_t size</text:span><text:span text:style-name="T13">)</text:span><text:span text:style-name="T13"><text:line-break/></text:span><text:span text:style-name="T13"> <text:s text:c="6"/>: </text:span><text:span text:style-name="T33">data_</text:span><text:span text:style-name="T13">(</text:span><text:span text:style-name="T11">new </text:span><text:span text:style-name="T11">int</text:span><text:span text:style-name="T13">[</text:span><text:span text:style-name="T14">size</text:span><text:span text:style-name="T13">]), </text:span><text:span text:style-name="T33">size_</text:span><text:span text:style-name="T13">(</text:span><text:span text:style-name="T14">size</text:span><text:span text:style-name="T13">) </text:span><text:span text:style-name="T13">{</text:span><text:span text:style-name="T13"><text:line-break/></text:span><text:span text:style-name="T13"> <text:s text:c="6"/></text:span><text:span text:style-name="T11">for </text:span><text:span text:style-name="T13">(</text:span><text:span text:style-name="T11">int </text:span><text:span text:style-name="T14">i </text:span><text:span text:style-name="T13">= </text:span><text:span text:style-name="T15">0</text:span><text:span text:style-name="T13">; </text:span><text:span text:style-name="T14">i </text:span><text:span text:style-name="T13">&lt; </text:span><text:span text:style-name="T14">size</text:span><text:span text:style-name="T13">; </text:span><text:span text:style-name="T14">i</text:span><text:span text:style-name="T13">++)</text:span><text:span text:style-name="T13"><text:line-break/></text:span><text:span text:style-name="T13"> <text:s text:c="10"/></text:span><text:span text:style-name="T33">data_</text:span><text:span text:style-name="T13">[</text:span><text:span text:style-name="T14">i</text:span><text:span text:style-name="T13">] = </text:span><text:span text:style-name="T14">p</text:span><text:span text:style-name="T13">[</text:span><text:span text:style-name="T14">i</text:span><text:span text:style-name="T13">];</text:span><text:span text:style-name="T13"><text:line-break/></text:span><text:span text:style-name="T13"> <text:s text:c="2"/>}</text:span><text:span text:style-name="T13"><text:line-break/></text:span><text:span text:style-name="T13">};</text:span></text:p>
            <text:p text:style-name="P20"><text:span text:style-name="T7">/* ... */</text:span></text:p>
            <text:p><text:span text:style-name="T11">int</text:span><text:span text:style-name="T13">* </text:span><text:span text:style-name="T14">p </text:span><text:span text:style-name="T13">= </text:span><text:span text:style-name="T11">new int</text:span><text:span text:style-name="T13">[</text:span><text:span text:style-name="T15">2</text:span><text:span text:style-name="T13">];</text:span><text:span text:style-name="T13"><text:line-break/></text:span><text:span text:style-name="T12">IntVector</text:span><text:span text:style-name="T14"> </text:span><text:span text:style-name="T14">arr1 </text:span><text:span text:style-name="T12">{</text:span><text:span text:style-name="T14">p</text:span><text:span text:style-name="T13">, </text:span><text:span text:style-name="T15">2</text:span><text:span text:style-name="T12">}</text:span><text:span text:style-name="T13">; </text:span><text:span text:style-name="T7">// </text:span><text:span text:style-name="T7">==IntVecto</text:span><text:span text:style-name="T7">r arr1(p, 2)</text:span><text:span text:style-name="T13"><text:line-break/></text:span><text:span text:style-name="T7">// </text:span><text:span text:style-name="T7">IntVector </text:span><text:span text:style-name="T7">arr1 = </text:span><text:span text:style-name="T7">{..., ...};</text:span><text:span text:style-name="T7"><text:line-break/></text:span><text:span text:style-name="T11">delete</text:span><text:span text:style-name="T13">[] </text:span><text:span text:style-name="T14">p</text:span><text:span text:style-name="T13">;</text:span></text:p>
          </draw:text-box>
        </draw:frame>
        <draw:frame presentation:style-name="pr5" draw:text-style-name="P4" draw:layer="layout" svg:width="11.21cm" svg:height="9.134cm" svg:x="16cm" svg:y="3.685cm" presentation:class="outline" presentation:user-transformed="true">
          <draw:text-box>
            <text:list text:style-name="L2">
              <text:list-item>
                <text:p><text:span text:style-name="T3">Список инициализации {...} теперь вызывает соответствующий конструктор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Обычный" presentation:presentation-page-layout-name="AL4T3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Конструктор по-умолчанию</text:p>
          </draw:text-box>
        </draw:frame>
        <draw:frame draw:style-name="gr78" draw:text-style-name="P15" draw:layer="layout" svg:width="15cm" svg:height="6.9cm" svg:x="1cm" svg:y="3.6cm">
          <draw:text-box>
            <text:p text:style-name="P5"><text:span text:style-name="T11">struct </text:span><text:span text:style-name="T12">IntVector</text:span><text:span text:style-name="T14"> </text:span><text:span text:style-name="T13">{</text:span><text:span text:style-name="T13"><text:line-break/></text:span><text:span text:style-name="T13"> <text:s text:c="2"/></text:span><text:span text:style-name="T7">/* ... */</text:span><text:span text:style-name="T7"><text:line-break/></text:span><text:span text:style-name="T7"> <text:s text:c="2"/></text:span><text:span text:style-name="T12">IntVector</text:span><text:span text:style-name="T13">() </text:span><text:span text:style-name="T13">{}</text:span><text:span text:style-name="T13"><text:line-break/></text:span><text:span text:style-name="T13">};</text:span></text:p>
            <text:p text:style-name="P20"><text:span text:style-name="T7">/* ... */</text:span><text:span text:style-name="T13"><text:line-break/></text:span><text:span text:style-name="T12">IntVector</text:span><text:span text:style-name="T14"> </text:span><text:span text:style-name="T14">arr1</text:span><text:span text:style-name="T13">; </text:span><text:span text:style-name="T7">// OK</text:span><text:span text:style-name="T13"><text:line-break/></text:span><text:span text:style-name="T13"/></text:p>
          </draw:text-box>
        </draw:frame>
        <draw:frame presentation:style-name="pr5" draw:text-style-name="P4" draw:layer="layout" svg:width="11.21cm" svg:height="11.315cm" svg:x="16cm" svg:y="3.685cm" presentation:class="outline" presentation:user-transformed="true">
          <draw:text-box>
            <text:list text:style-name="L2">
              <text:list-item>
                <text:p><text:span text:style-name="T3">Теперь при создании объекта IntVector мы всегда обязаны указать 2 аргумента конструктора: p и size</text:span></text:p>
              </text:list-item>
              <text:list-item>
                <text:p text:style-name="P34"><text:span text:style-name="T10">Чтобы можно было не передавать аргументов, определим конструктор без параметров </text:span><text:span text:style-name="T3">(=конструктор по умолчанию)</text:span></text:p>
              </text:list-item>
              <text:list-item>
                <text:p><text:span text:style-name="T3">Если у класса ни один конструктор не определён явным образом, то компилятор сам создаст конструктор без параметров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Обычный" presentation:presentation-page-layout-name="AL4T3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Классы. std::initializer_list</text:p>
          </draw:text-box>
        </draw:frame>
        <draw:frame draw:style-name="gr79" draw:text-style-name="P15" draw:layer="layout" svg:width="15cm" svg:height="11.9cm" svg:x="1cm" svg:y="3.1cm">
          <draw:text-box>
            <text:p><text:span text:style-name="T11">struct </text:span><text:span text:style-name="T12">IntVector</text:span><text:span text:style-name="T14"> </text:span><text:span text:style-name="T13">{</text:span><text:span text:style-name="T13"><text:line-break/></text:span><text:span text:style-name="T13"> <text:s text:c="3"/></text:span><text:span text:style-name="T7">/* ... */</text:span><text:span text:style-name="T7"><text:line-break/></text:span><text:span text:style-name="T7"> <text:s text:c="3"/></text:span><text:span text:style-name="T12">IntVector</text:span><text:span text:style-name="T13">(</text:span><text:span text:style-name="T14">i</text:span><text:span text:style-name="T14">nitializer_l</text:span><text:span text:style-name="T14">ist</text:span><text:span text:style-name="T13">&lt;</text:span><text:span text:style-name="T11">int</text:span><text:span text:style-name="T13">&gt; </text:span><text:span text:style-name="T14">arr</text:span><text:span text:style-name="T13">)</text:span><text:span text:style-name="T13"><text:line-break/></text:span><text:span text:style-name="T13"> <text:s text:c="6"/>: </text:span><text:span text:style-name="T33">data_</text:span><text:span text:style-name="T13">(</text:span><text:span text:style-name="T11">new </text:span><text:span text:style-name="T11">int</text:span><text:span text:style-name="T13">[</text:span><text:span text:style-name="T14">arr</text:span><text:span text:style-name="T13">.</text:span><text:span text:style-name="T12">siz</text:span><text:span text:style-name="T12">e</text:span><text:span text:style-name="T13">()]), </text:span><text:span text:style-name="T33">size_</text:span><text:span text:style-name="T13">(</text:span><text:span text:style-name="T14">arr</text:span><text:span text:style-name="T13">.</text:span><text:span text:style-name="T12">si</text:span><text:span text:style-name="T12">ze</text:span><text:span text:style-name="T13">()) {</text:span><text:span text:style-name="T13"><text:line-break/></text:span><text:span text:style-name="T13"> <text:s text:c="7"/></text:span><text:span text:style-name="T11">int </text:span><text:span text:style-name="T14">i </text:span><text:span text:style-name="T13">= </text:span><text:span text:style-name="T15">0</text:span><text:span text:style-name="T13">;</text:span><text:span text:style-name="T13"><text:line-break/></text:span><text:span text:style-name="T13"> <text:s text:c="7"/></text:span><text:span text:style-name="T11">for </text:span><text:span text:style-name="T13">(</text:span><text:span text:style-name="T11">auto</text:span><text:span text:style-name="T13">&amp; </text:span><text:span text:style-name="T14">elem </text:span><text:span text:style-name="T13">: </text:span><text:span text:style-name="T14">arr</text:span><text:span text:style-name="T13">)</text:span><text:span text:style-name="T13"><text:line-break/></text:span><text:span text:style-name="T13"> <text:s text:c="11"/></text:span><text:span text:style-name="T33">data_</text:span><text:span text:style-name="T13">[</text:span><text:span text:style-name="T14">i</text:span><text:span text:style-name="T13">++] </text:span><text:span text:style-name="T13">= </text:span><text:span text:style-name="T14">elem</text:span><text:span text:style-name="T13">;</text:span><text:span text:style-name="T13"><text:line-break/></text:span><text:span text:style-name="T13"> <text:s text:c="3"/>}</text:span><text:span text:style-name="T13"><text:line-break/></text:span><text:span text:style-name="T13">};</text:span></text:p>
            <text:p text:style-name="P20"><text:span text:style-name="T7">/* ... */</text:span></text:p>
            <text:p text:style-name="P5"><text:span text:style-name="T12">IntVector</text:span><text:span text:style-name="T14"> </text:span><text:span text:style-name="T14">arr2 </text:span><text:span text:style-name="T12">{</text:span><text:span text:style-name="T15">1</text:span><text:span text:style-name="T13">, </text:span><text:span text:style-name="T15">2</text:span><text:span text:style-name="T13">, </text:span><text:span text:style-name="T15">3</text:span><text:span text:style-name="T13">, </text:span><text:span text:style-name="T15">4</text:span><text:span text:style-name="T12">}</text:span><text:span text:style-name="T13">;</text:span></text:p>
          </draw:text-box>
        </draw:frame>
        <draw:frame presentation:style-name="pr5" draw:text-style-name="P4" draw:layer="layout" svg:width="11.5cm" svg:height="11.815cm" svg:x="16cm" svg:y="3.685cm" presentation:class="outline" presentation:user-transformed="true">
          <draw:text-box>
            <text:list text:style-name="L2">
              <text:list-item>
                <text:p><text:span text:style-name="T3">Список инициализации {...} теперь работает, как у массива</text:span></text:p>
              </text:list-item>
              <text:list-item>
                <text:p><text:span text:style-name="T3">Синтаксис {…} всё ещё может вызвать конструктор от 2-х аргументов, если передать ему параметры нужных типов (int*, size_t)</text:span></text:p>
              </text:list-item>
              <text:list-item>
                <text:p><text:span text:style-name="T3">initializer_list — это объект, содержащий указатель на начало массива и его размер. Поэтому его можно передавать по значению, а не по ссылке</text:span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Обычный" presentation:presentation-page-layout-name="AL4T3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Конструктор от одного аргумента</text:p>
          </draw:text-box>
        </draw:frame>
        <draw:frame draw:style-name="gr79" draw:text-style-name="P15" draw:layer="layout" svg:width="15cm" svg:height="11.9cm" svg:x="1cm" svg:y="3.1cm">
          <draw:text-box>
            <text:p><text:span text:style-name="T11">struct </text:span><text:span text:style-name="T12">IntVector</text:span><text:span text:style-name="T14"> </text:span><text:span text:style-name="T13">{</text:span><text:span text:style-name="T13"><text:line-break/></text:span><text:span text:style-name="T13"> <text:s text:c="3"/></text:span><text:span text:style-name="T7">/* ... */</text:span><text:span text:style-name="T7"><text:line-break/></text:span><text:span text:style-name="T7"> <text:s text:c="3"/></text:span><text:span text:style-name="T12">IntVector</text:span><text:span text:style-name="T13">(</text:span><text:span text:style-name="T14">size_t size</text:span><text:span text:style-name="T13">)</text:span><text:span text:style-name="T13"><text:line-break/></text:span><text:span text:style-name="T13"> <text:s text:c="6"/>: </text:span><text:span text:style-name="T33">data_</text:span><text:span text:style-name="T13">(</text:span><text:span text:style-name="T11">new </text:span><text:span text:style-name="T11">int</text:span><text:span text:style-name="T13">[</text:span><text:span text:style-name="T14">size</text:span><text:span text:style-name="T13">]), </text:span><text:span text:style-name="T33">size_</text:span><text:span text:style-name="T13">(</text:span><text:span text:style-name="T14">size</text:span><text:span text:style-name="T13">) </text:span><text:span text:style-name="T13">{ }</text:span><text:span text:style-name="T13"><text:line-break/></text:span><text:span text:style-name="T13">};</text:span></text:p>
            <text:p text:style-name="P20"><text:span text:style-name="T7">/* ... */</text:span></text:p>
            <text:p text:style-name="P5"><text:span text:style-name="T12">IntVector</text:span><text:span text:style-name="T14"> </text:span><text:span text:style-name="T14">arr1 </text:span><text:span text:style-name="T12">{</text:span><text:span text:style-name="T15">10</text:span><text:span text:style-name="T12">}</text:span><text:span text:style-name="T13">; </text:span><text:span text:style-name="T7">// </text:span><text:span text:style-name="T7">==IntVecto</text:span><text:span text:style-name="T7">r </text:span><text:span text:style-name="T7">arr1({10});</text:span><text:span text:style-name="T7"><text:line-break/></text:span><text:span text:style-name="T14">cout </text:span><text:span text:style-name="T12">&lt;&lt; </text:span><text:span text:style-name="T14">arr1</text:span><text:span text:style-name="T13">.</text:span><text:span text:style-name="T33">size_ </text:span><text:span text:style-name="T12">&lt;&lt; </text:span><text:span text:style-name="T16">'</text:span><text:span text:style-name="T20">\n</text:span><text:span text:style-name="T16">'</text:span><text:span text:style-name="T13">; </text:span><text:span text:style-name="T7">// 1</text:span><text:span text:style-name="T7"><text:line-break/></text:span><text:span text:style-name="T7"><text:line-break/></text:span><text:span text:style-name="T12">IntVector</text:span><text:span text:style-name="T14"> </text:span><text:span text:style-name="T14">arr2</text:span><text:span text:style-name="T12">(</text:span><text:span text:style-name="T15">10</text:span><text:span text:style-name="T12">)</text:span><text:span text:style-name="T13">;</text:span><text:span text:style-name="T13"><text:line-break/></text:span><text:span text:style-name="T12">IntVector</text:span><text:span text:style-name="T14"> </text:span><text:span text:style-name="T14">arr3 </text:span><text:span text:style-name="T12">= </text:span><text:span text:style-name="T15">10</text:span><text:span text:style-name="T13">; </text:span><text:span text:style-name="T7">// </text:span><text:span text:style-name="T7">==IntVecto</text:span><text:span text:style-name="T7">r arr3(10);</text:span></text:p>
          </draw:text-box>
        </draw:frame>
        <draw:frame presentation:style-name="pr5" draw:text-style-name="P4" draw:layer="layout" svg:width="11.21cm" svg:height="9.134cm" svg:x="16cm" svg:y="3.685cm" presentation:class="outline" presentation:user-transformed="true">
          <draw:text-box>
            <text:list text:style-name="L2">
              <text:list-item>
                <text:p><text:span text:style-name="T3">К этому конструктору не обратиться через {...}</text:span></text:p>
              </text:list-item>
              <text:list-item>
                <text:p><text:span text:style-name="T3">Любой конструктор от одного аргумента может быть вызван неявно, когда используем оператор «=» во время создания переменной</text:span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Обычный" presentation:presentation-page-layout-name="AL4T3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Ключевое слово explicit</text:p>
          </draw:text-box>
        </draw:frame>
        <draw:frame draw:style-name="gr79" draw:text-style-name="P15" draw:layer="layout" svg:width="15cm" svg:height="11.9cm" svg:x="1cm" svg:y="3.1cm">
          <draw:text-box>
            <text:p><text:span text:style-name="T11">struct </text:span><text:span text:style-name="T12">IntVector</text:span><text:span text:style-name="T14"> </text:span><text:span text:style-name="T13">{</text:span><text:span text:style-name="T13"><text:line-break/></text:span><text:span text:style-name="T13"> <text:s text:c="2"/></text:span><text:span text:style-name="T7">/* ... */</text:span><text:span text:style-name="T7"><text:line-break/></text:span><text:span text:style-name="T7"> <text:s text:c="2"/></text:span><text:span text:style-name="T11">explicit </text:span><text:span text:style-name="T12">IntVector</text:span><text:span text:style-name="T13">(</text:span><text:span text:style-name="T14">size_t size</text:span><text:span text:style-name="T13">)</text:span><text:span text:style-name="T13"><text:line-break/></text:span><text:span text:style-name="T13"> <text:s text:c="6"/>: </text:span><text:span text:style-name="T33">data_</text:span><text:span text:style-name="T13">(</text:span><text:span text:style-name="T11">new </text:span><text:span text:style-name="T11">int</text:span><text:span text:style-name="T13">[</text:span><text:span text:style-name="T14">size</text:span><text:span text:style-name="T13">]), </text:span><text:span text:style-name="T33">size_</text:span><text:span text:style-name="T13">(</text:span><text:span text:style-name="T14">size</text:span><text:span text:style-name="T13">) </text:span><text:span text:style-name="T13">{ }</text:span><text:span text:style-name="T13"><text:line-break/></text:span><text:span text:style-name="T13">};</text:span></text:p>
            <text:p text:style-name="P20"><text:span text:style-name="T7">/* ... */</text:span></text:p>
            <text:p text:style-name="P5"><text:span text:style-name="T12">IntVector</text:span><text:span text:style-name="T14"> </text:span><text:span text:style-name="T14">arr2</text:span><text:span text:style-name="T12">(</text:span><text:span text:style-name="T15">10</text:span><text:span text:style-name="T12">)</text:span><text:span text:style-name="T13">; </text:span><text:span text:style-name="T7">// </text:span><text:span text:style-name="T7">OK</text:span><text:span text:style-name="T13"><text:line-break/></text:span><text:span text:style-name="T12">IntVector</text:span><text:span text:style-name="T14"> </text:span><text:span text:style-name="T14">arr3 </text:span><text:span text:style-name="T12">= </text:span><text:span text:style-name="T15">10</text:span><text:span text:style-name="T13">; </text:span><text:span text:style-name="T7">// </text:span><text:span text:style-name="T7">Ошибка</text:span></text:p>
          </draw:text-box>
        </draw:frame>
        <draw:frame presentation:style-name="pr5" draw:text-style-name="P4" draw:layer="layout" svg:width="11.21cm" svg:height="9.134cm" svg:x="16cm" svg:y="3.685cm" presentation:class="outline" presentation:user-transformed="true">
          <draw:text-box>
            <text:list text:style-name="L2">
              <text:list-item>
                <text:p><text:span text:style-name="T3">Запрещает вызывать конструктор от одного аргумента неявно</text:span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Обычный" presentation:presentation-page-layout-name="AL4T3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Классы. Проблема копирования</text:p>
          </draw:text-box>
        </draw:frame>
        <draw:frame draw:style-name="gr79" draw:text-style-name="P15" draw:layer="layout" svg:width="15cm" svg:height="11.9cm" svg:x="1cm" svg:y="3.1cm">
          <draw:text-box>
            <text:p><text:span text:style-name="T11">struct </text:span><text:span text:style-name="T12">IntVector</text:span><text:span text:style-name="T14"> </text:span><text:span text:style-name="T13">{</text:span><text:span text:style-name="T13"><text:line-break/></text:span><text:span text:style-name="T13"> <text:s text:c="3"/></text:span><text:span text:style-name="T7">/* ... */</text:span><text:span text:style-name="T13"><text:line-break/></text:span><text:span text:style-name="T13">};</text:span></text:p>
            <text:p text:style-name="P20"><text:span text:style-name="T7">/* ... */</text:span></text:p>
            <text:p text:style-name="P5"><text:span text:style-name="T12">IntVector</text:span><text:span text:style-name="T14"> </text:span><text:span text:style-name="T14">arr1 </text:span><text:span text:style-name="T12">{</text:span><text:span text:style-name="T15">1</text:span><text:span text:style-name="T13">, </text:span><text:span text:style-name="T15">2</text:span><text:span text:style-name="T13">, </text:span><text:span text:style-name="T15">3</text:span><text:span text:style-name="T13">, </text:span><text:span text:style-name="T15">4</text:span><text:span text:style-name="T12">}</text:span><text:span text:style-name="T13">;</text:span><text:span text:style-name="T13"><text:line-break/></text:span><text:span text:style-name="T12">IntVector</text:span><text:span text:style-name="T14"> </text:span><text:span text:style-name="T14">arr2 </text:span><text:span text:style-name="T12">= </text:span><text:span text:style-name="T14">arr1</text:span><text:span text:style-name="T13">;</text:span><text:span text:style-name="T13"><text:line-break/></text:span><text:span text:style-name="T13"><text:line-break/></text:span><text:span text:style-name="T14">arr1</text:span><text:span text:style-name="T13">.</text:span><text:span text:style-name="T33">data_</text:span><text:span text:style-name="T13">[</text:span><text:span text:style-name="T15">0</text:span><text:span text:style-name="T13">] = </text:span><text:span text:style-name="T15">10</text:span><text:span text:style-name="T13">;</text:span><text:span text:style-name="T13"><text:line-break/></text:span><text:span text:style-name="T14">cout </text:span><text:span text:style-name="T12">&lt;&lt; </text:span><text:span text:style-name="T14">arr2</text:span><text:span text:style-name="T13">.</text:span><text:span text:style-name="T33">data_</text:span><text:span text:style-name="T13">[</text:span><text:span text:style-name="T15">0</text:span><text:span text:style-name="T13">] </text:span><text:span text:style-name="T12">&lt;&lt; </text:span><text:span text:style-name="T16">'</text:span><text:span text:style-name="T20">\n</text:span><text:span text:style-name="T16">'</text:span><text:span text:style-name="T13">; </text:span><text:span text:style-name="T7">// 10</text:span><text:span text:style-name="T7"><text:line-break/></text:span><text:span text:style-name="T7"><text:line-break/></text:span><text:span text:style-name="T7">//Ошибка: </text:span><text:span text:style-name="T7">двойное </text:span><text:span text:style-name="T7">освобожд</text:span><text:span text:style-name="T7">ение </text:span><text:span text:style-name="T7">памяти!</text:span></text:p>
          </draw:text-box>
        </draw:frame>
        <draw:frame presentation:style-name="pr5" draw:text-style-name="P4" draw:layer="layout" svg:width="11.21cm" svg:height="11.315cm" svg:x="16cm" svg:y="3.485cm" presentation:class="outline" presentation:user-transformed="true">
          <draw:text-box>
            <text:list text:style-name="L2">
              <text:list-item>
                <text:p><text:span text:style-name="T3">Если во время создания переменной присвоить ей значение другой переменной того же типа, то вызовется конструктор копирования</text:span></text:p>
              </text:list-item>
              <text:list-item>
                <text:p><text:span text:style-name="T3">Компилятор сам определяет конструктор копирования для всех классов так, что тот копирует все поля одного класса в соответствующие поля другого</text:span></text:p>
              </text:list-item>
              <text:list-item>
                <text:p><text:span text:style-name="T3">Мы можем переопределить его поведение</text:span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Обычный" presentation:presentation-page-layout-name="AL4T3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Классы. Проблема копирования</text:p>
          </draw:text-box>
        </draw:frame>
        <draw:frame draw:style-name="gr40" draw:text-style-name="P15" draw:layer="layout" svg:width="15cm" svg:height="12.471cm" svg:x="1cm" svg:y="3.1cm">
          <draw:text-box>
            <text:p><text:span text:style-name="T11">struct </text:span><text:span text:style-name="T12">IntVector</text:span><text:span text:style-name="T14"> </text:span><text:span text:style-name="T13">{</text:span><text:span text:style-name="T13"><text:line-break/></text:span><text:span text:style-name="T13"> <text:s text:c="3"/></text:span><text:span text:style-name="T7">/* ... */</text:span><text:span text:style-name="T13"><text:line-break/></text:span><text:span text:style-name="T13">};</text:span></text:p>
            <text:p text:style-name="P20"><text:span text:style-name="T7">/* ... */</text:span></text:p>
            <text:p><text:span text:style-name="T12">IntVector</text:span><text:span text:style-name="T14"> </text:span><text:span text:style-name="T14">arr1 </text:span><text:span text:style-name="T12">{</text:span><text:span text:style-name="T15">1</text:span><text:span text:style-name="T13">, </text:span><text:span text:style-name="T15">2</text:span><text:span text:style-name="T13">, </text:span><text:span text:style-name="T15">3</text:span><text:span text:style-name="T13">, </text:span><text:span text:style-name="T15">4</text:span><text:span text:style-name="T12">}</text:span><text:span text:style-name="T13">;</text:span></text:p>
            <text:p><text:span text:style-name="T12">IntVector</text:span><text:span text:style-name="T14"> </text:span><text:span text:style-name="T14">arr2 </text:span><text:span text:style-name="T12">= </text:span><text:span text:style-name="T14">arr1</text:span><text:span text:style-name="T13">;</text:span><text:span text:style-name="T13"><text:line-break/></text:span><text:span text:style-name="T7">/*</text:span><text:span text:style-name="T7"><text:line-break/></text:span><text:span text:style-name="T7">arr2.data_ </text:span><text:span text:style-name="T7">= </text:span><text:span text:style-name="T7">arr1.data_;</text:span><text:span text:style-name="T7"><text:line-break/></text:span><text:span text:style-name="T7">arr2.size_ </text:span><text:span text:style-name="T7">= </text:span><text:span text:style-name="T7">arr1.size_;</text:span><text:span text:style-name="T7"><text:line-break/></text:span><text:span text:style-name="T7">*/</text:span><text:span text:style-name="T13"><text:line-break/></text:span><text:span text:style-name="T14">arr1</text:span><text:span text:style-name="T13">.</text:span><text:span text:style-name="T33">data_</text:span><text:span text:style-name="T13">[</text:span><text:span text:style-name="T15">0</text:span><text:span text:style-name="T13">] = </text:span><text:span text:style-name="T15">10</text:span><text:span text:style-name="T13">;</text:span><text:span text:style-name="T13"><text:line-break/></text:span><text:span text:style-name="T14">cout </text:span><text:span text:style-name="T12">&lt;&lt; </text:span><text:span text:style-name="T14">arr2</text:span><text:span text:style-name="T13">.</text:span><text:span text:style-name="T33">data_</text:span><text:span text:style-name="T13">[</text:span><text:span text:style-name="T15">0</text:span><text:span text:style-name="T13">] </text:span><text:span text:style-name="T12">&lt;&lt; </text:span><text:span text:style-name="T16">'</text:span><text:span text:style-name="T20">\n</text:span><text:span text:style-name="T16">'</text:span><text:span text:style-name="T13">; </text:span><text:span text:style-name="T7">// 10</text:span><text:span text:style-name="T7"><text:line-break/></text:span><text:span text:style-name="T7">//Ошибка: </text:span><text:span text:style-name="T7">двойное </text:span><text:span text:style-name="T7">освобожд</text:span><text:span text:style-name="T7">ение </text:span><text:span text:style-name="T7">памяти!</text:span></text:p>
          </draw:text-box>
        </draw:frame>
        <draw:line draw:style-name="gr6" draw:text-style-name="P12" draw:layer="layout" svg:x1="17.4cm" svg:y1="7.4cm" svg:x2="18.4cm" svg:y2="5.4cm">
          <text:p/>
        </draw:line>
        <draw:g draw:style-name="gr13">
          <draw:custom-shape draw:style-name="gr80" draw:text-style-name="P7" draw:layer="layout" svg:width="5cm" svg:height="0.998cm" svg:x="16cm" svg:y="7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32" draw:layer="layout" svg:width="2.244cm" svg:height="0.998cm" svg:x="16.156cm" svg:y="7.8cm">
            <text:p text:style-name="P31"><text:span text:style-name="T32">data</text:span><text:span text:style-name="T34">_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82" draw:text-style-name="P11" draw:layer="layout" svg:width="2.245cm" svg:height="0.998cm" svg:x="18.6cm" svg:y="7.801cm">
            <text:p text:style-name="P7">size_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g draw:style-name="gr13">
          <draw:custom-shape draw:style-name="gr80" draw:text-style-name="P7" draw:layer="layout" svg:width="5cm" svg:height="0.998cm" svg:x="21.5cm" svg:y="7.8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32" draw:layer="layout" svg:width="2.244cm" svg:height="0.998cm" svg:x="21.656cm" svg:y="7.801cm">
            <text:p text:style-name="P31"><text:span text:style-name="T32">data</text:span><text:span text:style-name="T34">_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82" draw:text-style-name="P11" draw:layer="layout" svg:width="2.245cm" svg:height="0.998cm" svg:x="24.1cm" svg:y="7.802cm">
            <text:p text:style-name="P7">size_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line draw:style-name="gr6" draw:text-style-name="P12" draw:layer="layout" svg:x1="22.664cm" svg:y1="7.401cm" svg:x2="18.5cm" svg:y2="5.4cm">
          <text:p/>
        </draw:line>
        <draw:g draw:style-name="gr13">
          <draw:custom-shape draw:style-name="gr21" draw:text-style-name="P7" draw:layer="layout" svg:width="6cm" svg:height="0.998cm" svg:x="17.7cm" svg:y="4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32" draw:layer="layout" svg:width="1.304cm" svg:height="0.998cm" svg:x="17.856cm" svg:y="4.301cm">
            <text:p text:style-name="P31"><text:span text:style-name="T34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23" draw:text-style-name="P11" draw:layer="layout" svg:width="1.303cm" svg:height="0.998cm" svg:x="19.319cm" svg:y="4.301cm">
            <text:p text:style-name="P7">2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24" draw:text-style-name="P11" draw:layer="layout" svg:width="1.306cm" svg:height="0.998cm" svg:x="20.778cm" svg:y="4.302cm">
            <text:p text:style-name="P7">3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22" draw:text-style-name="P11" draw:layer="layout" svg:width="1.304cm" svg:height="0.998cm" svg:x="22.241cm" svg:y="4.302cm">
            <text:p text:style-name="P7">4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frame draw:style-name="gr83" draw:text-style-name="P13" draw:layer="layout" svg:width="1.631cm" svg:height="0.962cm" svg:x="17.7cm" svg:y="9.5cm">
          <draw:text-box>
            <text:p>arr1</text:p>
          </draw:text-box>
        </draw:frame>
        <draw:frame draw:style-name="gr83" draw:text-style-name="P13" draw:layer="layout" svg:width="1.631cm" svg:height="0.962cm" svg:x="23.101cm" svg:y="9.5cm">
          <draw:text-box>
            <text:p>arr2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Обычный" presentation:presentation-page-layout-name="AL4T3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Конструктор копирования</text:p>
          </draw:text-box>
        </draw:frame>
        <draw:frame draw:style-name="gr40" draw:text-style-name="P15" draw:layer="layout" svg:width="15cm" svg:height="12.471cm" svg:x="1cm" svg:y="3.1cm">
          <draw:text-box>
            <text:p><text:span text:style-name="T11">struct </text:span><text:span text:style-name="T12">IntVector</text:span><text:span text:style-name="T14"> </text:span><text:span text:style-name="T13">{</text:span><text:span text:style-name="T13"><text:line-break/></text:span><text:span text:style-name="T13"> <text:s text:c="3"/></text:span><text:span text:style-name="T7">/* ... */</text:span><text:span text:style-name="T7"><text:line-break/></text:span><text:span text:style-name="T7"> <text:s text:c="3"/></text:span><text:span text:style-name="T12">IntVector</text:span><text:span text:style-name="T13">(</text:span><text:span text:style-name="T11">const </text:span><text:span text:style-name="T14">IntVector</text:span><text:span text:style-name="T13">&amp; </text:span><text:span text:style-name="T14">other</text:span><text:span text:style-name="T13">)</text:span><text:span text:style-name="T13"><text:line-break/></text:span><text:span text:style-name="T13"> <text:s text:c="3"/>: </text:span><text:span text:style-name="T12">IntVector(</text:span><text:span text:style-name="T14">other</text:span><text:span text:style-name="T13">.</text:span><text:span text:style-name="T33">data</text:span><text:span text:style-name="T33">_</text:span><text:span text:style-name="T13">, </text:span><text:span text:style-name="T14">other</text:span><text:span text:style-name="T13">.</text:span><text:span text:style-name="T33">size</text:span><text:span text:style-name="T33">_</text:span><text:span text:style-name="T12">) </text:span><text:span text:style-name="T13">{ }</text:span><text:span text:style-name="T13"><text:line-break/></text:span><text:span text:style-name="T13">};</text:span></text:p>
            <text:p text:style-name="P20"><text:span text:style-name="T7">/* ... */</text:span></text:p>
            <text:p text:style-name="P5"><text:span text:style-name="T12">IntVector</text:span><text:span text:style-name="T14"> </text:span><text:span text:style-name="T14">arr1 </text:span><text:span text:style-name="T12">{</text:span><text:span text:style-name="T15">1</text:span><text:span text:style-name="T13">, </text:span><text:span text:style-name="T15">2</text:span><text:span text:style-name="T13">, </text:span><text:span text:style-name="T15">3</text:span><text:span text:style-name="T13">, </text:span><text:span text:style-name="T15">4</text:span><text:span text:style-name="T12">}</text:span><text:span text:style-name="T13">;</text:span><text:span text:style-name="T13"><text:line-break/></text:span><text:span text:style-name="T12">IntVector</text:span><text:span text:style-name="T14"> </text:span><text:span text:style-name="T14">arr2 </text:span><text:span text:style-name="T12">= </text:span><text:span text:style-name="T14">arr1</text:span><text:span text:style-name="T13">;</text:span><text:span text:style-name="T13"><text:line-break/></text:span><text:span text:style-name="T13"><text:line-break/></text:span><text:span text:style-name="T14">arr1</text:span><text:span text:style-name="T13">.</text:span><text:span text:style-name="T33">data_</text:span><text:span text:style-name="T13">[</text:span><text:span text:style-name="T15">0</text:span><text:span text:style-name="T13">] = </text:span><text:span text:style-name="T15">10</text:span><text:span text:style-name="T13">;</text:span><text:span text:style-name="T13"><text:line-break/></text:span><text:span text:style-name="T14">cout </text:span><text:span text:style-name="T12">&lt;&lt; </text:span><text:span text:style-name="T14">arr2</text:span><text:span text:style-name="T13">.</text:span><text:span text:style-name="T33">data_</text:span><text:span text:style-name="T13">[</text:span><text:span text:style-name="T15">0</text:span><text:span text:style-name="T13">] </text:span><text:span text:style-name="T12">&lt;&lt; </text:span><text:span text:style-name="T16">'</text:span><text:span text:style-name="T20">\n</text:span><text:span text:style-name="T16">'</text:span><text:span text:style-name="T13">; </text:span><text:span text:style-name="T7">// 1</text:span><text:span text:style-name="T7"><text:line-break/></text:span><text:span text:style-name="T7"><text:line-break/></text:span><text:span text:style-name="T7">//OK, нет </text:span><text:span text:style-name="T7">ошибок</text:span></text:p>
          </draw:text-box>
        </draw:frame>
        <draw:frame presentation:style-name="pr5" draw:text-style-name="P4" draw:layer="layout" svg:width="11.21cm" svg:height="11.315cm" svg:x="16cm" svg:y="3.485cm" presentation:class="outline" presentation:user-transformed="true">
          <draw:text-box>
            <text:list text:style-name="L2">
              <text:list-item>
                <text:p><text:span text:style-name="T3">Переопределим конструктор копирования, используя механизм «делегирования конструкторов»</text:span></text:p>
              </text:list-item>
              <text:list-item>
                <text:p><text:span text:style-name="T3">Теперь копирующая инициализация работает, как задумано</text:span></text:p>
              </text:list-item>
              <text:list-item>
                <text:p><text:span text:style-name="T3">Ошибок двойного освобождения памяти нет</text:span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Обычный" presentation:presentation-page-layout-name="AL4T3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Проблема присваивания</text:p>
          </draw:text-box>
        </draw:frame>
        <draw:frame draw:style-name="gr79" draw:text-style-name="P15" draw:layer="layout" svg:width="15cm" svg:height="11.9cm" svg:x="1cm" svg:y="3.1cm">
          <draw:text-box>
            <text:p><text:span text:style-name="T11">struct </text:span><text:span text:style-name="T12">IntVector</text:span><text:span text:style-name="T14"> </text:span><text:span text:style-name="T13">{</text:span><text:span text:style-name="T13"><text:line-break/></text:span><text:span text:style-name="T13"> <text:s text:c="3"/></text:span><text:span text:style-name="T7">/* ... */</text:span><text:span text:style-name="T13"><text:line-break/></text:span><text:span text:style-name="T13">};</text:span></text:p>
            <text:p text:style-name="P20"><text:span text:style-name="T7">/* ... */</text:span></text:p>
            <text:p text:style-name="P18"><text:span text:style-name="T12">IntVector</text:span><text:span text:style-name="T14"> </text:span><text:span text:style-name="T14">arr1 </text:span><text:span text:style-name="T12">{</text:span><text:span text:style-name="T15">1</text:span><text:span text:style-name="T13">, </text:span><text:span text:style-name="T15">2</text:span><text:span text:style-name="T13">, </text:span><text:span text:style-name="T15">3</text:span><text:span text:style-name="T13">, </text:span><text:span text:style-name="T15">4</text:span><text:span text:style-name="T12">}</text:span><text:span text:style-name="T13">;</text:span><text:span text:style-name="T13"><text:line-break/></text:span><text:span text:style-name="T12">IntVector</text:span><text:span text:style-name="T14"> </text:span><text:span text:style-name="T14">arr2 </text:span><text:span text:style-name="T12">{</text:span><text:span text:style-name="T15">1</text:span><text:span text:style-name="T13">, </text:span><text:span text:style-name="T15">2</text:span><text:span text:style-name="T12">}</text:span><text:span text:style-name="T13">;</text:span><text:span text:style-name="T13"><text:line-break/></text:span><text:span text:style-name="T14">arr2 </text:span><text:span text:style-name="T12">= </text:span><text:span text:style-name="T14">arr1</text:span><text:span text:style-name="T39">;</text:span><text:span text:style-name="T40"><text:line-break/></text:span><text:span text:style-name="T40"><text:line-break/></text:span><text:span text:style-name="T41">arr1</text:span><text:span text:style-name="T40">.</text:span><text:span text:style-name="T42">data_</text:span><text:span text:style-name="T40">[</text:span><text:span text:style-name="T43">0</text:span><text:span text:style-name="T40">] = </text:span><text:span text:style-name="T43">10</text:span><text:span text:style-name="T40">;</text:span><text:span text:style-name="T40"><text:line-break/></text:span><text:span text:style-name="T41">cout </text:span><text:span text:style-name="T44">&lt;&lt; </text:span><text:span text:style-name="T41">arr2</text:span><text:span text:style-name="T40">.</text:span><text:span text:style-name="T42">data_</text:span><text:span text:style-name="T40">[</text:span><text:span text:style-name="T43">0</text:span><text:span text:style-name="T40">] </text:span><text:span text:style-name="T44">&lt;&lt; </text:span><text:span text:style-name="T45">'</text:span><text:span text:style-name="T46">\n</text:span><text:span text:style-name="T45">'</text:span><text:span text:style-name="T40">; </text:span><text:span text:style-name="T47">// </text:span><text:span text:style-name="T47">10</text:span><text:span text:style-name="T47"><text:line-break/></text:span><text:span text:style-name="T47"><text:line-break/></text:span><text:span text:style-name="T7">//Ошибка: </text:span><text:span text:style-name="T7">двойное </text:span><text:span text:style-name="T7">освобожд</text:span><text:span text:style-name="T7">ение </text:span><text:span text:style-name="T7">памяти!</text:span></text:p>
          </draw:text-box>
        </draw:frame>
        <draw:frame presentation:style-name="pr5" draw:text-style-name="P4" draw:layer="layout" svg:width="11.21cm" svg:height="11.315cm" svg:x="16cm" svg:y="3.485cm" presentation:class="outline" presentation:user-transformed="true">
          <draw:text-box>
            <text:list text:style-name="L2">
              <text:list-item>
                <text:p text:style-name="P34"><text:span text:style-name="T3">Если после создания переменной присвоить ей значение другой переменной того же типа, то вызовется оператор присваивания</text:span></text:p>
              </text:list-item>
              <text:list-item>
                <text:p text:style-name="P34"><text:span text:style-name="T3">Компилятор сам определяет оператор присваивания для всех классов так, что тот копирует все поля одного класса в соответствующие поля другого</text:span></text:p>
              </text:list-item>
              <text:list-item>
                <text:p text:style-name="P34"><text:span text:style-name="T3">Мы можем переопределить его поведение</text:span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Обычный" presentation:presentation-page-layout-name="AL4T3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Оператор присваивания</text:p>
          </draw:text-box>
        </draw:frame>
        <draw:frame draw:style-name="gr84" draw:text-style-name="P15" draw:layer="layout" svg:width="18cm" svg:height="12.5cm" svg:x="1cm" svg:y="3cm">
          <draw:text-box>
            <text:p><text:span text:style-name="T11">struct </text:span><text:span text:style-name="T12">IntVector</text:span><text:span text:style-name="T14"> </text:span><text:span text:style-name="T13">{</text:span><text:span text:style-name="T13"><text:line-break/></text:span><text:span text:style-name="T13"> <text:s text:c="3"/></text:span><text:span text:style-name="T7">/* ... */</text:span><text:span text:style-name="T7"><text:line-break/></text:span><text:span text:style-name="T7"> <text:s text:c="3"/></text:span><text:span text:style-name="T12">IntVector</text:span><text:span text:style-name="T13">&amp; </text:span><text:span text:style-name="T11">operator</text:span><text:span text:style-name="T13">=</text:span><text:span text:style-name="T13">(</text:span><text:span text:style-name="T11">const </text:span><text:span text:style-name="T14">IntVector</text:span><text:span text:style-name="T13">&amp; </text:span><text:span text:style-name="T14">other</text:span><text:span text:style-name="T13">) {</text:span><text:span text:style-name="T13"><text:line-break/></text:span><text:span text:style-name="T13"> <text:s text:c="7"/></text:span><text:span text:style-name="T11">if </text:span><text:span text:style-name="T13">(</text:span><text:span text:style-name="T11">this </text:span><text:span text:style-name="T13">== </text:span><text:span text:style-name="T13">&amp;</text:span><text:span text:style-name="T14">other</text:span><text:span text:style-name="T13">)</text:span><text:span text:style-name="T13"><text:line-break/></text:span><text:span text:style-name="T13"> <text:s text:c="11"/></text:span><text:span text:style-name="T11">return </text:span><text:span text:style-name="T13">*</text:span><text:span text:style-name="T11">this</text:span><text:span text:style-name="T13">;</text:span><text:span text:style-name="T13"><text:line-break/></text:span><text:span text:style-name="T13"> <text:s text:c="7"/></text:span><text:span text:style-name="T11">this</text:span><text:span text:style-name="T13">-</text:span><text:span text:style-name="T13">&gt;</text:span><text:span text:style-name="T12">~IntVect</text:span><text:span text:style-name="T12">or</text:span><text:span text:style-name="T13">();</text:span><text:span text:style-name="T13"><text:line-break/></text:span><text:span text:style-name="T13"> <text:s text:c="7"/></text:span><text:span text:style-name="T11">new</text:span><text:span text:style-name="T13">(</text:span><text:span text:style-name="T11">this</text:span><text:span text:style-name="T13">) </text:span><text:span text:style-name="T12">IntVector(</text:span><text:span text:style-name="T14">other</text:span><text:span text:style-name="T12">)</text:span><text:span text:style-name="T13">;</text:span><text:span text:style-name="T13"><text:line-break/></text:span><text:span text:style-name="T13"> <text:s text:c="7"/></text:span><text:span text:style-name="T11">return </text:span><text:span text:style-name="T13">*</text:span><text:span text:style-name="T11">this</text:span><text:span text:style-name="T13">;</text:span><text:span text:style-name="T13"><text:line-break/></text:span><text:span text:style-name="T13"> <text:s text:c="3"/>}</text:span><text:span text:style-name="T13"><text:line-break/></text:span><text:span text:style-name="T13">};</text:span></text:p>
            <text:p text:style-name="P18"><text:span text:style-name="T7">/* ... */</text:span></text:p>
            <text:p text:style-name="P5"><text:span text:style-name="T13">(</text:span><text:span text:style-name="T14">arr2 </text:span><text:span text:style-name="T12">= </text:span><text:span text:style-name="T14">arr1</text:span><text:span text:style-name="T13">).</text:span><text:span text:style-name="T33">data</text:span><text:span text:style-name="T33">_</text:span><text:span text:style-name="T13">[</text:span><text:span text:style-name="T15">1</text:span><text:span text:style-name="T13">] = </text:span><text:span text:style-name="T15">10</text:span><text:span text:style-name="T13">;</text:span><text:span text:style-name="T13"><text:line-break/></text:span><text:span text:style-name="T14">cout </text:span><text:span text:style-name="T12">&lt;&lt; </text:span><text:span text:style-name="T14">arr2</text:span><text:span text:style-name="T13">.</text:span><text:span text:style-name="T33">data_</text:span><text:span text:style-name="T13">[</text:span><text:span text:style-name="T15">1</text:span><text:span text:style-name="T13">] </text:span><text:span text:style-name="T12">&lt;&lt; </text:span><text:span text:style-name="T16">'</text:span><text:span text:style-name="T20">\n</text:span><text:span text:style-name="T16">'</text:span><text:span text:style-name="T13">;</text:span></text:p>
          </draw:text-box>
        </draw:frame>
        <draw:frame presentation:style-name="pr5" draw:text-style-name="P4" draw:layer="layout" svg:width="8.71cm" svg:height="11.315cm" svg:x="18.5cm" svg:y="3.186cm" presentation:class="outline" presentation:user-transformed="true">
          <draw:text-box>
            <text:list text:style-name="L2">
              <text:list-item>
                <text:p text:style-name="P34"><text:span text:style-name="T3">Оператор присваивания возвращает ссылку на свой левый операнд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Обычный" presentation:presentation-page-layout-name="AL4T3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operator[ ] и метод size()</text:p>
          </draw:text-box>
        </draw:frame>
        <draw:frame draw:style-name="gr84" draw:text-style-name="P15" draw:layer="layout" svg:width="11.5cm" svg:height="12.5cm" svg:x="1cm" svg:y="3cm">
          <draw:text-box>
            <text:p><text:span text:style-name="T11">struct </text:span><text:span text:style-name="T12">IntVector</text:span><text:span text:style-name="T14"> </text:span><text:span text:style-name="T13">{</text:span><text:span text:style-name="T13"><text:line-break/></text:span><text:span text:style-name="T13"> <text:s text:c="3"/></text:span><text:span text:style-name="T7">/* ... */</text:span><text:span text:style-name="T7"><text:line-break/></text:span><text:span text:style-name="T7"> <text:s text:c="3"/></text:span><text:span text:style-name="T11">int</text:span><text:span text:style-name="T13">&amp; </text:span><text:span text:style-name="T11">operator</text:span><text:span text:style-name="T13">[]</text:span><text:span text:style-name="T13">(</text:span><text:span text:style-name="T14">size_t </text:span><text:span text:style-name="T14">pos</text:span><text:span text:style-name="T13">) {</text:span><text:span text:style-name="T13"><text:line-break/></text:span><text:span text:style-name="T13"> <text:s text:c="7"/></text:span><text:span text:style-name="T11">retur</text:span><text:span text:style-name="T11">n </text:span><text:span text:style-name="T33">data_</text:span><text:span text:style-name="T13">[</text:span><text:span text:style-name="T14">pos</text:span><text:span text:style-name="T13">]</text:span><text:span text:style-name="T13">;</text:span><text:span text:style-name="T13"><text:line-break/></text:span><text:span text:style-name="T13"> <text:s text:c="3"/>}</text:span></text:p>
            <text:p><text:span text:style-name="T14"><text:s text:c="4"/>size_t </text:span><text:span text:style-name="T12">size</text:span><text:span text:style-name="T13">() </text:span><text:span text:style-name="T11">const </text:span><text:span text:style-name="T13">{</text:span><text:span text:style-name="T13"><text:line-break/></text:span><text:span text:style-name="T13"> <text:s text:c="7"/></text:span><text:span text:style-name="T11">retur</text:span><text:span text:style-name="T11">n </text:span><text:span text:style-name="T33">size_</text:span><text:span text:style-name="T13">;</text:span><text:span text:style-name="T13"><text:line-break/></text:span><text:span text:style-name="T13"> <text:s text:c="3"/>}</text:span><text:span text:style-name="T13"><text:line-break/></text:span><text:span text:style-name="T13">};</text:span></text:p>
            <text:p text:style-name="P18"><text:span text:style-name="T7">/* ... */</text:span></text:p>
            <text:p text:style-name="P5"><text:span text:style-name="T12">IntVector</text:span><text:span text:style-name="T14"> </text:span><text:span text:style-name="T14">arr1 </text:span><text:span text:style-name="T12">{</text:span><text:span text:style-name="T15">1</text:span><text:span text:style-name="T13">, </text:span><text:span text:style-name="T15">2</text:span><text:span text:style-name="T13">, </text:span><text:span text:style-name="T15">3</text:span><text:span text:style-name="T13">, </text:span><text:span text:style-name="T15">4</text:span><text:span text:style-name="T12">}</text:span><text:span text:style-name="T13">;</text:span><text:span text:style-name="T13"><text:line-break/></text:span><text:span text:style-name="T11">for </text:span><text:span text:style-name="T13">(</text:span><text:span text:style-name="T11">int </text:span><text:span text:style-name="T14">i </text:span><text:span text:style-name="T13">= </text:span><text:span text:style-name="T15">0</text:span><text:span text:style-name="T13">; </text:span><text:span text:style-name="T14">i </text:span><text:span text:style-name="T13">&lt; </text:span><text:span text:style-name="T14">arr1</text:span><text:span text:style-name="T13">.</text:span><text:span text:style-name="T14">size</text:span><text:span text:style-name="T13">(); </text:span><text:span text:style-name="T13">++</text:span><text:span text:style-name="T14">i</text:span><text:span text:style-name="T13">)</text:span><text:span text:style-name="T13"><text:line-break/></text:span><text:span text:style-name="T13"> <text:s text:c="3"/></text:span><text:span text:style-name="T14">cout </text:span><text:span text:style-name="T12">&lt;&lt; </text:span><text:span text:style-name="T14">arr1</text:span><text:span text:style-name="T12">[</text:span><text:span text:style-name="T14">i</text:span><text:span text:style-name="T12">] &lt;&lt; </text:span><text:span text:style-name="T16">' </text:span><text:span text:style-name="T16">'</text:span><text:span text:style-name="T13">;</text:span></text:p>
          </draw:text-box>
        </draw:frame>
        <draw:frame presentation:style-name="pr5" draw:text-style-name="P4" draw:layer="layout" svg:width="10.21cm" svg:height="11.315cm" svg:x="17cm" svg:y="3.486cm" presentation:class="outline" presentation:user-transformed="true">
          <draw:text-box>
            <text:list text:style-name="L2">
              <text:list-item>
                <text:p text:style-name="P34"><text:span text:style-name="T3">Теперь к элементам IntVector можно обращаться, как к элементам массива</text:span></text:p>
              </text:list-item>
              <text:list-item>
                <text:p text:style-name="P34"><text:span text:style-name="T3">Поля data_ и size_ можно сделать приватными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Обычный" presentation:presentation-page-layout-name="AL2T32">
        <office:forms form:automatic-focus="false" form:apply-design-mode="false"/>
        <draw:frame presentation:style-name="pr3" draw:text-style-name="P2" draw:layer="layout" svg:width="25.199cm" svg:height="12.19cm" svg:x="1.4cm" svg:y="0.628cm" presentation:class="subtitle" presentation:user-transformed="true">
          <draw:text-box>
            <text:p><text:span text:style-name="T1">Сем</text:span><text:span text:style-name="T1">анти</text:span><text:span text:style-name="T1">ка </text:span><text:span text:style-name="T1">пер</text:span><text:span text:style-name="T1">еме</text:span><text:span text:style-name="T1">щен</text:span><text:span text:style-name="T1">ий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Обычный" presentation:presentation-page-layout-name="AL4T3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l-value и r-value значения</text:p>
          </draw:text-box>
        </draw:frame>
        <draw:frame presentation:style-name="pr5" draw:text-style-name="P4" draw:layer="layout" svg:width="12.297cm" svg:height="9.134cm" svg:x="14.813cm" svg:y="4.185cm" presentation:class="outline" presentation:user-transformed="true">
          <draw:text-box>
            <text:list text:style-name="L2">
              <text:list-item>
                <text:p><text:span text:style-name="T3">l-value — всё, что может стоять слева от «=»</text:span></text:p>
                <text:list>
                  <text:list-item>
                    <text:p><text:span text:style-name="T3">Переменные, указатели, ссылки</text:span></text:p>
                  </text:list-item>
                </text:list>
              </text:list-item>
              <text:list-item>
                <text:p><text:span text:style-name="T3">r-value — всё, что не может стоять лева от «=»</text:span></text:p>
                <text:list>
                  <text:list-item>
                    <text:p><text:span text:style-name="T3">Временные значения</text:span></text:p>
                  </text:list-item>
                </text:list>
              </text:list-item>
              <text:list-item>
                <text:p><text:span text:style-name="T3">Указатели могут ссылаться только на l-value или C-строки</text:span></text:p>
              </text:list-item>
            </text:list>
          </draw:text-box>
        </draw:frame>
        <draw:frame draw:style-name="gr85" draw:text-style-name="P13" draw:layer="layout" svg:width="12.91cm" svg:height="4.951cm" svg:x="1.4cm" svg:y="4.4cm">
          <draw:text-box>
            <text:p text:style-name="P5"><text:span text:style-name="T11">int </text:span><text:span text:style-name="T14">a </text:span><text:span text:style-name="T13">= </text:span><text:span text:style-name="T15">12</text:span><text:span text:style-name="T13">;</text:span><text:span text:style-name="T13"><text:line-break/></text:span><text:span text:style-name="T11">double </text:span><text:span text:style-name="T14">b </text:span><text:span text:style-name="T13">= (</text:span><text:span text:style-name="T14">a </text:span><text:span text:style-name="T13">+ </text:span><text:span text:style-name="T15">32</text:span><text:span text:style-name="T13">) / </text:span><text:span text:style-name="T15">4.0</text:span><text:span text:style-name="T13">;</text:span><text:span text:style-name="T13"><text:line-break/></text:span><text:span text:style-name="T11">int</text:span><text:span text:style-name="T13">* </text:span><text:span text:style-name="T14">p </text:span><text:span text:style-name="T13">= </text:span><text:span text:style-name="T13">&amp;</text:span><text:span text:style-name="T14">a</text:span><text:span text:style-name="T13">;</text:span></text:p>
            <text:p text:style-name="P5"><text:span text:style-name="T11">char</text:span><text:span text:style-name="T13">* </text:span><text:span text:style-name="T14">q </text:span><text:span text:style-name="T13">= </text:span><text:span text:style-name="T16">"Compiler</text:span><text:span text:style-name="T16">"</text:span><text:span text:style-name="T13">;</text:span></text:p>
            <text:p text:style-name="P5"><text:span text:style-name="T12">IntVector</text:span><text:span text:style-name="T14"> </text:span><text:span text:style-name="T14">arr </text:span><text:span text:style-name="T13">= </text:span><text:span text:style-name="T12">IntVector(</text:span><text:span text:style-name="T13">{</text:span><text:span text:style-name="T15">1</text:span><text:span text:style-name="T13">, </text:span><text:span text:style-name="T15">2</text:span><text:span text:style-name="T13">, </text:span><text:span text:style-name="T15">3</text:span><text:span text:style-name="T13">, </text:span><text:span text:style-name="T15">4</text:span><text:span text:style-name="T13">, </text:span><text:span text:style-name="T15">5</text:span><text:span text:style-name="T13">}</text:span><text:span text:style-name="T12">)</text:span><text:span text:style-name="T13">;</text:span></text:p>
          </draw:text-box>
        </draw:frame>
        <draw:frame draw:style-name="gr86" draw:text-style-name="P15" draw:layer="layout" svg:width="12.6cm" svg:height="4.011cm" svg:x="1.4cm" svg:y="10.401cm">
          <draw:text-box>
            <text:p text:style-name="P5"><text:span text:style-name="T17">l-value: a, </text:span><text:span text:style-name="T17">b, p, q</text:span></text:p>
            <text:p text:style-name="P20"><text:span text:style-name="T14">r-value: </text:span><text:span text:style-name="T15">12</text:span><text:span text:style-name="T48">, </text:span><text:span text:style-name="T13">(</text:span><text:span text:style-name="T14">a </text:span><text:span text:style-name="T13">+ </text:span><text:span text:style-name="T15">32</text:span><text:span text:style-name="T13">) / </text:span><text:span text:style-name="T15">4.0</text:span><text:span text:style-name="T14">, </text:span><text:span text:style-name="T14">&amp;a, </text:span><text:span text:style-name="T16">"Compiler</text:span><text:span text:style-name="T16">", </text:span><text:span text:style-name="T12">IntVector(</text:span><text:span text:style-name="T13">{</text:span><text:span text:style-name="T15">1</text:span><text:span text:style-name="T13">, </text:span><text:span text:style-name="T15">2</text:span><text:span text:style-name="T13">, </text:span><text:span text:style-name="T15">3</text:span><text:span text:style-name="T13">, </text:span><text:span text:style-name="T15">4</text:span><text:span text:style-name="T13">, </text:span><text:span text:style-name="T15">5</text:span><text:span text:style-name="T13">}</text:span><text:span text:style-name="T12">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Обычный" presentation:presentation-page-layout-name="AL4T3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l-value и r-value ссылки</text:p>
          </draw:text-box>
        </draw:frame>
        <draw:frame presentation:style-name="pr5" draw:text-style-name="P4" draw:layer="layout" svg:width="12.297cm" svg:height="9.134cm" svg:x="14.313cm" svg:y="3.685cm" presentation:class="outline">
          <draw:text-box>
            <text:list text:style-name="L2">
              <text:list-item>
                <text:p><text:span text:style-name="T3">Существуют 2 типа ссылок: </text:span></text:p>
                <text:list>
                  <text:list-item>
                    <text:p><text:span text:style-name="T3">Ссылка на l-value значение (далее: l-value ссылка)</text:span></text:p>
                  </text:list-item>
                  <text:list-item>
                    <text:p><text:span text:style-name="T3">Ссылка на r-value значение (далее: r-value ссылка)</text:span></text:p>
                  </text:list-item>
                </text:list>
              </text:list-item>
            </text:list>
          </draw:text-box>
        </draw:frame>
        <draw:frame draw:style-name="gr87" draw:text-style-name="P13" draw:layer="layout" svg:width="5.886cm" svg:height="4.951cm" svg:x="1.4cm" svg:y="3.8cm">
          <draw:text-box>
            <text:p text:style-name="P5"><text:span text:style-name="T11">int </text:span><text:span text:style-name="T14">a </text:span><text:span text:style-name="T13">= </text:span><text:span text:style-name="T15">12</text:span><text:span text:style-name="T13">;</text:span><text:span text:style-name="T13"><text:line-break/></text:span><text:span text:style-name="T7">// l-value </text:span><text:span text:style-name="T7">ссылка:</text:span><text:span text:style-name="T7"><text:line-break/></text:span><text:span text:style-name="T11">int</text:span><text:span text:style-name="T13">&amp; </text:span><text:span text:style-name="T14">l_ref </text:span><text:span text:style-name="T13">= </text:span><text:span text:style-name="T14">a</text:span><text:span text:style-name="T13">;</text:span><text:span text:style-name="T13"><text:line-break/></text:span><text:span text:style-name="T7">// r-value </text:span><text:span text:style-name="T7">ссылка:</text:span><text:span text:style-name="T7"><text:line-break/></text:span><text:span text:style-name="T11">int</text:span><text:span text:style-name="T13">&amp;&amp; </text:span><text:span text:style-name="T14">r_ref </text:span><text:span text:style-name="T13">= </text:span><text:span text:style-name="T15">14</text:span><text:span text:style-name="T13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Обычный" presentation:presentation-page-layout-name="AL4T3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 text:style-name="P7">Постановка проблемы</text:p>
          </draw:text-box>
        </draw:frame>
        <draw:frame draw:style-name="gr88" draw:text-style-name="P13" draw:layer="layout" svg:width="13.109cm" svg:height="12.471cm" svg:x="0.1cm" svg:y="3.3cm">
          <draw:text-box>
            <text:p text:style-name="P5"><text:span text:style-name="T11">double </text:span><text:span text:style-name="T12">average</text:span><text:span text:style-name="T13">(</text:span><text:span text:style-name="T14">v</text:span><text:span text:style-name="T14">ector</text:span><text:span text:style-name="T13">&lt;</text:span><text:span text:style-name="T11">dou</text:span><text:span text:style-name="T11">ble</text:span><text:span text:style-name="T13">&gt;&amp; </text:span><text:span text:style-name="T14">arr</text:span><text:span text:style-name="T13">) </text:span><text:span text:style-name="T13">{</text:span><text:span text:style-name="T13"><text:line-break/></text:span><text:span text:style-name="T13"> <text:s text:c="3"/></text:span><text:span text:style-name="T11">double </text:span><text:span text:style-name="T14">sum </text:span><text:span text:style-name="T13">= </text:span><text:span text:style-name="T12">accumulat</text:span><text:span text:style-name="T12">e</text:span><text:span text:style-name="T13">(</text:span><text:span text:style-name="T13"><text:line-break/></text:span><text:span text:style-name="T13"> <text:s text:c="7"/></text:span><text:span text:style-name="T14">arr</text:span><text:span text:style-name="T13">.</text:span><text:span text:style-name="T12">be</text:span><text:span text:style-name="T12">gin</text:span><text:span text:style-name="T13">(), </text:span><text:span text:style-name="T14">arr</text:span><text:span text:style-name="T13">.</text:span><text:span text:style-name="T12">end</text:span><text:span text:style-name="T13">(),</text:span><text:span text:style-name="T13"><text:line-break/></text:span><text:span text:style-name="T13"> <text:s text:c="7"/></text:span><text:span text:style-name="T15">0.0</text:span><text:span text:style-name="T15"><text:line-break/></text:span><text:span text:style-name="T15"> <text:s text:c="3"/></text:span><text:span text:style-name="T13">);</text:span><text:span text:style-name="T13"><text:line-break/></text:span><text:span text:style-name="T13"> <text:s text:c="3"/></text:span><text:span text:style-name="T11">return </text:span><text:span text:style-name="T14">sum </text:span><text:span text:style-name="T13">/ </text:span><text:span text:style-name="T14">arr</text:span><text:span text:style-name="T13">.</text:span><text:span text:style-name="T12">size</text:span><text:span text:style-name="T13">();</text:span><text:span text:style-name="T13"><text:line-break/></text:span><text:span text:style-name="T13">}</text:span></text:p>
            <text:p text:style-name="P5"><text:span text:style-name="T7">/* ... */</text:span></text:p>
            <text:p text:style-name="P5"><text:span text:style-name="T14">vector</text:span><text:span text:style-name="T13">&lt;</text:span><text:span text:style-name="T11">do</text:span><text:span text:style-name="T11">uble</text:span><text:span text:style-name="T13">&gt; </text:span><text:span text:style-name="T14">arr </text:span><text:span text:style-name="T13">= </text:span><text:span text:style-name="T12">{</text:span><text:span text:style-name="T15">1</text:span><text:span text:style-name="T13">, </text:span><text:span text:style-name="T15">2</text:span><text:span text:style-name="T13">, </text:span><text:span text:style-name="T15">3</text:span><text:span text:style-name="T13">, </text:span><text:span text:style-name="T15">4</text:span><text:span text:style-name="T12">}</text:span><text:span text:style-name="T13">;</text:span><text:span text:style-name="T13"><text:line-break/></text:span><text:span text:style-name="T14">cout </text:span><text:span text:style-name="T12">&lt;&lt; </text:span><text:span text:style-name="T12">average</text:span><text:span text:style-name="T13">(</text:span><text:span text:style-name="T14">a</text:span><text:span text:style-name="T14">rr</text:span><text:span text:style-name="T13">) </text:span><text:span text:style-name="T12">&lt;&lt; </text:span><text:span text:style-name="T16">'</text:span><text:span text:style-name="T20">\n</text:span><text:span text:style-name="T16">'</text:span><text:span text:style-name="T13">; </text:span></text:p>
            <text:p text:style-name="P5"><text:span text:style-name="T7">// OK</text:span><text:span text:style-name="T7"><text:line-break/></text:span><text:span text:style-name="T14">cout </text:span><text:span text:style-name="T12">&lt;&lt; </text:span><text:span text:style-name="T12">average</text:span><text:span text:style-name="T13">({</text:span><text:span text:style-name="T15">1</text:span><text:span text:style-name="T13">, </text:span><text:span text:style-name="T15">2</text:span><text:span text:style-name="T13">, </text:span><text:span text:style-name="T15">3</text:span><text:span text:style-name="T13">, </text:span><text:span text:style-name="T15">4</text:span><text:span text:style-name="T13">}); </text:span></text:p>
            <text:p text:style-name="P5"><text:span text:style-name="T7">// </text:span><text:span text:style-name="T7">Ошибка!</text:span></text:p>
          </draw:text-box>
        </draw:frame>
        <draw:frame presentation:style-name="pr5" draw:text-style-name="P4" draw:layer="layout" svg:width="12.297cm" svg:height="9.134cm" svg:x="15.715cm" svg:y="3.585cm" presentation:class="outline" presentation:user-transformed="true">
          <draw:text-box>
            <text:list text:style-name="L2">
              <text:list-item>
                <text:p><text:span text:style-name="T3">Функцию average нельзя вызвать от r-value значения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Обычный" presentation:presentation-page-layout-name="AL4T3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 text:style-name="P7">l-value ссылка на r-value значение</text:p>
          </draw:text-box>
        </draw:frame>
        <draw:frame draw:style-name="gr89" draw:text-style-name="P13" draw:layer="layout" svg:width="15.222cm" svg:height="12.471cm" svg:x="0.101cm" svg:y="3.302cm">
          <draw:text-box>
            <text:p><text:span text:style-name="T11">double </text:span><text:span text:style-name="T12">average</text:span><text:span text:style-name="T13"> </text:span><text:span text:style-name="T13">(</text:span><text:span text:style-name="T11">const</text:span><text:span text:style-name="T13"> </text:span><text:span text:style-name="T14">vector</text:span><text:span text:style-name="T13">&lt;</text:span><text:span text:style-name="T11">do</text:span><text:span text:style-name="T11">uble</text:span><text:span text:style-name="T13">&gt;&amp; </text:span><text:span text:style-name="T14">arr</text:span><text:span text:style-name="T13">) {</text:span><text:span text:style-name="T13"><text:line-break/></text:span><text:span text:style-name="T13"> <text:s text:c="3"/></text:span><text:span text:style-name="T11">double </text:span><text:span text:style-name="T14">sum </text:span><text:span text:style-name="T13">= </text:span><text:span text:style-name="T12">accumulat</text:span><text:span text:style-name="T12">e</text:span><text:span text:style-name="T13">(</text:span><text:span text:style-name="T13"><text:line-break/></text:span><text:span text:style-name="T13"> <text:s text:c="7"/></text:span><text:span text:style-name="T14">arr</text:span><text:span text:style-name="T13">.</text:span><text:span text:style-name="T12">be</text:span><text:span text:style-name="T12">gin</text:span><text:span text:style-name="T13">(), </text:span><text:span text:style-name="T14">arr</text:span><text:span text:style-name="T13">.</text:span><text:span text:style-name="T12">end</text:span><text:span text:style-name="T13">(),</text:span><text:span text:style-name="T13"><text:line-break/></text:span><text:span text:style-name="T13"> <text:s text:c="7"/></text:span><text:span text:style-name="T15">0.0</text:span><text:span text:style-name="T15"><text:line-break/></text:span><text:span text:style-name="T15"> <text:s text:c="3"/></text:span><text:span text:style-name="T13">);</text:span><text:span text:style-name="T13"><text:line-break/></text:span><text:span text:style-name="T13"> <text:s text:c="3"/></text:span><text:span text:style-name="T11">return </text:span><text:span text:style-name="T14">sum </text:span><text:span text:style-name="T13">/ </text:span><text:span text:style-name="T14">arr</text:span><text:span text:style-name="T13">.</text:span><text:span text:style-name="T12">size</text:span><text:span text:style-name="T13">();</text:span><text:span text:style-name="T13"><text:line-break/></text:span><text:span text:style-name="T13">}</text:span></text:p>
            <text:p text:style-name="P5"><text:span text:style-name="T7">/* ... */</text:span></text:p>
            <text:p text:style-name="P5"><text:span text:style-name="T14">vector</text:span><text:span text:style-name="T13">&lt;</text:span><text:span text:style-name="T11">do</text:span><text:span text:style-name="T11">uble</text:span><text:span text:style-name="T13">&gt; </text:span><text:span text:style-name="T14">arr </text:span><text:span text:style-name="T13">= </text:span><text:span text:style-name="T12">{</text:span><text:span text:style-name="T15">1</text:span><text:span text:style-name="T13">, </text:span><text:span text:style-name="T15">2</text:span><text:span text:style-name="T13">, </text:span><text:span text:style-name="T15">3</text:span><text:span text:style-name="T13">, </text:span><text:span text:style-name="T15">4</text:span><text:span text:style-name="T12">}</text:span><text:span text:style-name="T13">;</text:span><text:span text:style-name="T13"><text:line-break/></text:span><text:span text:style-name="T14">cout </text:span><text:span text:style-name="T12">&lt;&lt; </text:span><text:span text:style-name="T12">average</text:span><text:span text:style-name="T13">(</text:span><text:span text:style-name="T14">a</text:span><text:span text:style-name="T14">rr</text:span><text:span text:style-name="T13">) </text:span><text:span text:style-name="T12">&lt;&lt; </text:span><text:span text:style-name="T16">'</text:span><text:span text:style-name="T20">\n</text:span><text:span text:style-name="T16">'</text:span><text:span text:style-name="T13">; </text:span></text:p>
            <text:p text:style-name="P5"><text:span text:style-name="T7">// OK</text:span><text:span text:style-name="T7"><text:line-break/></text:span><text:span text:style-name="T14">cout </text:span><text:span text:style-name="T12">&lt;&lt; </text:span><text:span text:style-name="T12">average</text:span><text:span text:style-name="T13">({</text:span><text:span text:style-name="T15">1</text:span><text:span text:style-name="T13">, </text:span><text:span text:style-name="T15">2</text:span><text:span text:style-name="T13">, </text:span><text:span text:style-name="T15">3</text:span><text:span text:style-name="T13">, </text:span><text:span text:style-name="T15">4</text:span><text:span text:style-name="T13">}); </text:span></text:p>
            <text:p text:style-name="P5"><text:span text:style-name="T7">// OK</text:span></text:p>
          </draw:text-box>
        </draw:frame>
        <draw:frame presentation:style-name="pr5" draw:text-style-name="P4" draw:layer="layout" svg:width="12.297cm" svg:height="9.134cm" svg:x="15.714cm" svg:y="3.585cm" presentation:class="outline" presentation:user-transformed="true">
          <draw:text-box>
            <text:list text:style-name="L2">
              <text:list-item>
                <text:p><text:span text:style-name="T3">Разрешено преобразование:</text:span><text:span text:style-name="T3"><text:line-break/></text:span><text:span text:style-name="T3">r-value → const T&amp;</text:span></text:p>
              </text:list-item>
              <text:list-item>
                <text:p><text:span text:style-name="T3">Это преобразование выполняется неявно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Обычный" presentation:presentation-page-layout-name="AL4T3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 text:style-name="P7">r-value ссылка на l-value значение</text:p>
          </draw:text-box>
        </draw:frame>
        <draw:frame presentation:style-name="pr5" draw:text-style-name="P4" draw:layer="layout" svg:width="10.287cm" svg:height="9.134cm" svg:x="9.313cm" svg:y="3.685cm" presentation:class="outline" presentation:user-transformed="true">
          <draw:text-box>
            <text:list text:style-name="L2">
              <text:list-item>
                <text:p text:style-name="P34"><text:span text:style-name="T3">Разрешено преобразование:</text:span><text:span text:style-name="T3"><text:line-break/></text:span><text:span text:style-name="T3">l-value → T&amp;&amp;</text:span></text:p>
              </text:list-item>
              <text:list-item>
                <text:p text:style-name="P34"><text:span text:style-name="T3">Это преобразование должно быть выполнено явно</text:span></text:p>
              </text:list-item>
              <text:list-item>
                <text:p><text:span text:style-name="T3">см. example1.cpp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Обычный" presentation:presentation-page-layout-name="AL4T3">
        <office:forms form:automatic-focus="false" form:apply-design-mode="false"/>
        <draw:frame presentation:style-name="pr8" draw:layer="layout" svg:width="25.199cm" svg:height="3.473cm" svg:x="1.4cm" svg:y="0.206cm" presentation:class="title" presentation:user-transformed="true">
          <draw:text-box>
            <text:p text:style-name="P7">Копирование аргументов при вызове функции</text:p>
          </draw:text-box>
        </draw:frame>
        <draw:frame presentation:style-name="pr5" draw:text-style-name="P4" draw:layer="layout" svg:width="12.2cm" svg:height="11.5cm" svg:x="15.2cm" svg:y="4cm" presentation:class="outline" presentation:user-transformed="true">
          <draw:text-box>
            <text:list text:style-name="L2">
              <text:list-item>
                <text:p><text:span text:style-name="T3">Определять для каждой задачи 2 функции — долго</text:span></text:p>
              </text:list-item>
              <text:list-item>
                <text:p><text:span text:style-name="T3">Чтобы избежать копипаста — определим одну функцию, принимающую IntVector, а не &amp; или &amp;&amp;</text:span></text:p>
              </text:list-item>
              <text:list-item>
                <text:p><text:span text:style-name="T3">Тогда аргумент myMetric1 станет аргументом конструктора IntVector при создании переменной param</text:span></text:p>
              </text:list-item>
              <text:list-item>
                <text:p><text:span text:style-name="T3">Чтобы избежать копирования, нужно грамотно реализовать конструктор от IntVector&amp;&amp;</text:span></text:p>
              </text:list-item>
            </text:list>
          </draw:text-box>
        </draw:frame>
        <draw:frame draw:style-name="gr90" draw:text-style-name="P13" draw:layer="layout" svg:width="12.523cm" svg:height="8.711cm" svg:x="1.5cm" svg:y="4.4cm">
          <draw:text-box>
            <text:p text:style-name="P5"><text:span text:style-name="T4">double </text:span><text:span text:style-name="T9">myMetric</text:span><text:span text:style-name="T9">1</text:span><text:span text:style-name="T6">(</text:span><text:span text:style-name="T9">IntVecto</text:span><text:span text:style-name="T9">r</text:span><text:span text:style-name="T5"> param</text:span><text:span text:style-name="T6">) {</text:span><text:span text:style-name="T6"><text:line-break/></text:span><text:span text:style-name="T6"> <text:s text:c="3"/></text:span><text:span text:style-name="T7">/* ... */</text:span><text:span text:style-name="T7"><text:line-break/></text:span><text:span text:style-name="T6">}</text:span><text:span text:style-name="T6"><text:line-break/></text:span><text:span text:style-name="T7">/* .. */</text:span></text:p>
            <text:p text:style-name="P5"><text:span text:style-name="T12">IntVector</text:span><text:span text:style-name="T14"> </text:span><text:span text:style-name="T14">arr </text:span><text:span text:style-name="T13">= </text:span><text:span text:style-name="T12">{</text:span><text:span text:style-name="T15">6</text:span><text:span text:style-name="T13">, </text:span><text:span text:style-name="T15">5</text:span><text:span text:style-name="T13">, </text:span><text:span text:style-name="T15">4</text:span><text:span text:style-name="T13">, </text:span><text:span text:style-name="T15">3</text:span><text:span text:style-name="T13">, </text:span><text:span text:style-name="T15">2</text:span><text:span text:style-name="T13">, </text:span><text:span text:style-name="T15">1</text:span><text:span text:style-name="T12">}</text:span><text:span text:style-name="T13">;</text:span><text:span text:style-name="T13"><text:line-break/></text:span><text:span text:style-name="T12">myMetric</text:span><text:span text:style-name="T12">1</text:span><text:span text:style-name="T13">(</text:span><text:span text:style-name="T14">arr</text:span><text:span text:style-name="T13">);</text:span><text:span text:style-name="T29"><text:line-break/></text:span><text:span text:style-name="T7">// </text:span><text:span text:style-name="T7">IntVector </text:span><text:span text:style-name="T7">param(arr)</text:span><text:span text:style-name="T7">;</text:span><text:span text:style-name="T7"><text:line-break/></text:span><text:span text:style-name="T12">myMetric</text:span><text:span text:style-name="T12">1</text:span><text:span text:style-name="T13">(</text:span><text:span text:style-name="T14">(</text:span><text:span text:style-name="T12">IntVect</text:span><text:span text:style-name="T12">or</text:span><text:span text:style-name="T14">&amp;&amp;)arr</text:span><text:span text:style-name="T13">);</text:span><text:span text:style-name="T29"><text:line-break/></text:span><text:span text:style-name="T7">// </text:span><text:span text:style-name="T7">IntVector </text:span><text:span text:style-name="T7">param((Int</text:span><text:span text:style-name="T7">Vector&amp;&amp;)</text:span><text:span text:style-name="T7">arr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Обычный" presentation:presentation-page-layout-name="AL4T3">
        <office:forms form:automatic-focus="false" form:apply-design-mode="false"/>
        <draw:frame presentation:style-name="pr8" draw:layer="layout" svg:width="25.199cm" svg:height="3.473cm" svg:x="1.4cm" svg:y="0.206cm" presentation:class="title" presentation:user-transformed="true">
          <draw:text-box>
            <text:p text:style-name="P7">Перемещающий конструктор копирования</text:p>
          </draw:text-box>
        </draw:frame>
        <draw:frame presentation:style-name="pr5" draw:text-style-name="P4" draw:layer="layout" svg:width="12.2cm" svg:height="11.5cm" svg:x="15.2cm" svg:y="4cm" presentation:class="outline" presentation:user-transformed="true">
          <draw:text-box>
            <text:list text:style-name="L2">
              <text:list-item>
                <text:p><text:span text:style-name="T3">Дополним класс IntVector ещё одним конструктором</text:span></text:p>
              </text:list-item>
              <text:list-item>
                <text:p><text:span text:style-name="T3">Ему подаётся на вход ссылка на другой, «временный», объект IntVector, который вызывающему коду более не нужен</text:span></text:p>
              </text:list-item>
              <text:list-item>
                <text:p><text:span text:style-name="T3">Поэтому мы можем «захватить» динамическую память, используемую переданным объектом, а после — порвать его связь с этой памятью</text:span></text:p>
              </text:list-item>
            </text:list>
          </draw:text-box>
        </draw:frame>
        <draw:frame draw:style-name="gr91" draw:text-style-name="P13" draw:layer="layout" svg:width="14.404cm" svg:height="7.771cm" svg:x="0.6cm" svg:y="4.6cm">
          <draw:text-box>
            <text:p><text:span text:style-name="T11">struct </text:span><text:span text:style-name="T12">IntVector</text:span><text:span text:style-name="T5"> </text:span><text:span text:style-name="T6">{</text:span><text:span text:style-name="T6"><text:line-break/></text:span><text:span text:style-name="T6"> <text:s text:c="3"/></text:span><text:span text:style-name="T7">/* ... */</text:span><text:span text:style-name="T7"><text:line-break/></text:span><text:span text:style-name="T7"> <text:s text:c="3"/></text:span><text:span text:style-name="T12">IntVector</text:span><text:span text:style-name="T13">(</text:span><text:span text:style-name="T12">IntVector</text:span><text:span text:style-name="T13">&amp;&amp; </text:span><text:span text:style-name="T14">other</text:span><text:span text:style-name="T13">)</text:span><text:span text:style-name="T13"><text:line-break/></text:span><text:span text:style-name="T13"> <text:s text:c="7"/>: </text:span><text:span text:style-name="T33">data_</text:span><text:span text:style-name="T13">(</text:span><text:span text:style-name="T14">oth</text:span><text:span text:style-name="T14">er</text:span><text:span text:style-name="T13">.</text:span><text:span text:style-name="T33">data_</text:span><text:span text:style-name="T13">), </text:span><text:span text:style-name="T33">size_</text:span><text:span text:style-name="T13">(</text:span><text:span text:style-name="T14">othe</text:span><text:span text:style-name="T14">r</text:span><text:span text:style-name="T13">.</text:span><text:span text:style-name="T33">size_</text:span><text:span text:style-name="T13">) {</text:span><text:span text:style-name="T13"><text:line-break/></text:span><text:span text:style-name="T13"> <text:s text:c="7"/></text:span><text:span text:style-name="T14">other</text:span><text:span text:style-name="T13">.</text:span><text:span text:style-name="T33">data_ </text:span><text:span text:style-name="T13">= </text:span><text:span text:style-name="T11">nullptr</text:span><text:span text:style-name="T13">;</text:span><text:span text:style-name="T13"><text:line-break/></text:span><text:span text:style-name="T13"> <text:s text:c="3"/>}</text:span></text:p>
            <text:p><text:span text:style-name="T13">};</text:span><text:span text:style-name="T6"><text:line-break/></text:span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Обычный" presentation:presentation-page-layout-name="AL4T3">
        <office:forms form:automatic-focus="false" form:apply-design-mode="false"/>
        <draw:frame presentation:style-name="pr8" draw:layer="layout" svg:width="25.199cm" svg:height="3.473cm" svg:x="1.4cm" svg:y="0.206cm" presentation:class="title" presentation:user-transformed="true">
          <draw:text-box>
            <text:p text:style-name="P7">Перемещающий оператор присваивания</text:p>
          </draw:text-box>
        </draw:frame>
        <draw:frame presentation:style-name="pr5" draw:text-style-name="P4" draw:layer="layout" svg:width="12.2cm" svg:height="11.5cm" svg:x="15.2cm" svg:y="4cm" presentation:class="outline" presentation:user-transformed="true">
          <draw:text-box>
            <text:list text:style-name="L2">
              <text:list-item>
                <text:p><text:span text:style-name="T3">Действует аналогично перемещающему конструктору</text:span></text:p>
              </text:list-item>
              <text:list-item>
                <text:p><text:span text:style-name="T10">Позволяет перемещать уже созданные объекты: </text:span><text:span text:style-name="T10"><text:line-break/></text:span><text:span text:style-name="T49">IntVector</text:span><text:span text:style-name="T50"> arr1 </text:span><text:span text:style-name="T51">{</text:span><text:span text:style-name="T52">1</text:span><text:span text:style-name="T53">, </text:span><text:span text:style-name="T52">2</text:span><text:span text:style-name="T51">}</text:span><text:span text:style-name="T53">;</text:span><text:span text:style-name="T53"><text:line-break/></text:span><text:span text:style-name="T51">IntVector</text:span><text:span text:style-name="T50"> arr2 </text:span><text:span text:style-name="T51">{</text:span><text:span text:style-name="T52">3</text:span><text:span text:style-name="T53">, </text:span><text:span text:style-name="T52">4</text:span><text:span text:style-name="T51">}</text:span><text:span text:style-name="T53">;</text:span><text:span text:style-name="T53"><text:line-break/></text:span><text:span text:style-name="T50">arr2 </text:span><text:span text:style-name="T51">= </text:span><text:span text:style-name="T53">(</text:span><text:span text:style-name="T54">IntVector</text:span><text:span text:style-name="T53">&amp;&amp;)</text:span><text:span text:style-name="T50">arr1</text:span><text:span text:style-name="T53">;</text:span></text:p>
              </text:list-item>
            </text:list>
          </draw:text-box>
        </draw:frame>
        <draw:frame draw:style-name="gr44" draw:text-style-name="P15" draw:layer="layout" svg:width="14.917cm" svg:height="11.531cm" svg:x="0.1cm" svg:y="4.1cm">
          <draw:text-box>
            <text:p text:style-name="P5"><text:span text:style-name="T11">struct </text:span><text:span text:style-name="T12">IntVector</text:span><text:span text:style-name="T5"> </text:span><text:span text:style-name="T6">{</text:span><text:span text:style-name="T6"><text:line-break/></text:span><text:span text:style-name="T6"> <text:s text:c="3"/></text:span><text:span text:style-name="T7">/* ... */</text:span><text:span text:style-name="T7"><text:line-break/></text:span><text:span text:style-name="T7"> <text:s text:c="3"/></text:span><text:span text:style-name="T12">IntVector</text:span><text:span text:style-name="T13">&amp; </text:span><text:span text:style-name="T11">operator</text:span><text:span text:style-name="T13">=</text:span><text:span text:style-name="T13">(</text:span><text:span text:style-name="T12">IntVector</text:span><text:span text:style-name="T13">&amp;&amp; </text:span><text:span text:style-name="T14">other</text:span><text:span text:style-name="T13">) </text:span><text:span text:style-name="T13">{</text:span><text:span text:style-name="T13"><text:line-break/></text:span><text:span text:style-name="T13"> <text:s text:c="7"/></text:span><text:span text:style-name="T11">if </text:span><text:span text:style-name="T13">(</text:span><text:span text:style-name="T11">this </text:span><text:span text:style-name="T13">== </text:span><text:span text:style-name="T13">&amp;</text:span><text:span text:style-name="T14">other</text:span><text:span text:style-name="T13">)</text:span><text:span text:style-name="T13"><text:line-break/></text:span><text:span text:style-name="T13"> <text:s text:c="11"/></text:span><text:span text:style-name="T11">return </text:span><text:span text:style-name="T13">*</text:span><text:span text:style-name="T11">this</text:span><text:span text:style-name="T13">;</text:span><text:span text:style-name="T13"><text:line-break/></text:span><text:span text:style-name="T13"> <text:s text:c="7"/></text:span><text:span text:style-name="T11">delete</text:span><text:span text:style-name="T13">[] </text:span><text:span text:style-name="T33">data_</text:span><text:span text:style-name="T13">;</text:span><text:span text:style-name="T13"><text:line-break/></text:span><text:span text:style-name="T13"> <text:s text:c="7"/></text:span><text:span text:style-name="T33">data_ </text:span><text:span text:style-name="T13">= </text:span><text:span text:style-name="T14">other</text:span><text:span text:style-name="T13">.</text:span><text:span text:style-name="T33">data</text:span><text:span text:style-name="T33">_</text:span><text:span text:style-name="T13">;</text:span><text:span text:style-name="T13"><text:line-break/></text:span><text:span text:style-name="T13"> <text:s text:c="7"/></text:span><text:span text:style-name="T33">size_ </text:span><text:span text:style-name="T13">= </text:span><text:span text:style-name="T14">other</text:span><text:span text:style-name="T13">.</text:span><text:span text:style-name="T33">size</text:span><text:span text:style-name="T33">_</text:span><text:span text:style-name="T13">;</text:span><text:span text:style-name="T13"><text:line-break/></text:span><text:span text:style-name="T13"> <text:s text:c="7"/></text:span><text:span text:style-name="T14">other</text:span><text:span text:style-name="T13">.</text:span><text:span text:style-name="T33">data</text:span><text:span text:style-name="T33">_ </text:span><text:span text:style-name="T13">= </text:span><text:span text:style-name="T11">nullptr</text:span><text:span text:style-name="T13">;</text:span><text:span text:style-name="T13"><text:line-break/></text:span><text:span text:style-name="T13"> <text:s text:c="7"/></text:span><text:span text:style-name="T11">return </text:span><text:span text:style-name="T13">*</text:span><text:span text:style-name="T11">this</text:span><text:span text:style-name="T13">;</text:span><text:span text:style-name="T13"><text:line-break/></text:span><text:span text:style-name="T13"> <text:s text:c="3"/>}</text:span></text:p>
            <text:p><text:span text:style-name="T13">}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Обычный" presentation:presentation-page-layout-name="AL4T3">
        <office:forms form:automatic-focus="false" form:apply-design-mode="false"/>
        <draw:frame presentation:style-name="pr8" draw:layer="layout" svg:width="25.199cm" svg:height="3.473cm" svg:x="1.4cm" svg:y="0.206cm" presentation:class="title" presentation:user-transformed="true">
          <draw:text-box>
            <text:p text:style-name="P7">Возврат из функции локального объекта класса</text:p>
          </draw:text-box>
        </draw:frame>
        <draw:frame draw:style-name="gr92" draw:text-style-name="P13" draw:layer="layout" svg:width="15.191cm" svg:height="10.591cm" svg:x="0.1cm" svg:y="4.3cm">
          <draw:text-box>
            <text:p><text:span text:style-name="T12">IntVector</text:span><text:span text:style-name="T14"> </text:span><text:span text:style-name="T12">sort</text:span><text:span text:style-name="T13">(</text:span><text:span text:style-name="T12">IntVe</text:span><text:span text:style-name="T12">ctor</text:span><text:span text:style-name="T14"> arr1</text:span><text:span text:style-name="T13">, </text:span><text:span text:style-name="T12">IntVector</text:span><text:span text:style-name="T14"> </text:span><text:span text:style-name="T14">arr2</text:span><text:span text:style-name="T13">) {</text:span><text:span text:style-name="T13"><text:line-break/></text:span><text:span text:style-name="T13"> <text:s text:c="3"/></text:span><text:span text:style-name="T14">std</text:span><text:span text:style-name="T13">::</text:span><text:span text:style-name="T12">sort</text:span><text:span text:style-name="T13">(&amp;</text:span><text:span text:style-name="T14">arr1</text:span><text:span text:style-name="T12">[</text:span><text:span text:style-name="T15">0</text:span><text:span text:style-name="T12">]</text:span><text:span text:style-name="T13">, </text:span><text:span text:style-name="T13">&amp;</text:span><text:span text:style-name="T14">arr1</text:span><text:span text:style-name="T12">[</text:span><text:span text:style-name="T14">arr</text:span><text:span text:style-name="T14">1</text:span><text:span text:style-name="T13">.</text:span><text:span text:style-name="T12">size</text:span><text:span text:style-name="T13">() - </text:span><text:span text:style-name="T15">1</text:span><text:span text:style-name="T12">] </text:span><text:span text:style-name="T13">+ </text:span><text:span text:style-name="T15">1</text:span><text:span text:style-name="T13">);</text:span><text:span text:style-name="T13"><text:line-break/></text:span><text:span text:style-name="T13"> <text:s text:c="3"/></text:span><text:span text:style-name="T14">std</text:span><text:span text:style-name="T13">::</text:span><text:span text:style-name="T12">sort</text:span><text:span text:style-name="T13">(&amp;</text:span><text:span text:style-name="T14">arr2</text:span><text:span text:style-name="T12">[</text:span><text:span text:style-name="T15">0</text:span><text:span text:style-name="T12">]</text:span><text:span text:style-name="T13">, </text:span><text:span text:style-name="T13">&amp;</text:span><text:span text:style-name="T14">arr2</text:span><text:span text:style-name="T12">[</text:span><text:span text:style-name="T14">arr</text:span><text:span text:style-name="T14">2</text:span><text:span text:style-name="T13">.</text:span><text:span text:style-name="T12">size</text:span><text:span text:style-name="T13">() - </text:span><text:span text:style-name="T15">1</text:span><text:span text:style-name="T12">] </text:span><text:span text:style-name="T13">+ </text:span><text:span text:style-name="T15">1</text:span><text:span text:style-name="T13">);</text:span><text:span text:style-name="T13"><text:line-break/></text:span><text:span text:style-name="T13"> <text:s text:c="3"/></text:span><text:span text:style-name="T12">IntVector</text:span><text:span text:style-name="T14"> </text:span><text:span text:style-name="T14">arr3(arr1</text:span><text:span text:style-name="T13">.</text:span><text:span text:style-name="T12">size</text:span><text:span text:style-name="T13">() + </text:span><text:span text:style-name="T14">arr2</text:span><text:span text:style-name="T13">.</text:span><text:span text:style-name="T12">size</text:span><text:span text:style-name="T13">()</text:span><text:span text:style-name="T14">)</text:span><text:span text:style-name="T13">;</text:span></text:p>
            <text:p><text:span text:style-name="T7"><text:s text:c="4"/>/* ... */</text:span><text:span text:style-name="T7"><text:line-break/></text:span><text:span text:style-name="T7"> <text:s text:c="3"/></text:span><text:span text:style-name="T11">return </text:span><text:span text:style-name="T14">arr3</text:span><text:span text:style-name="T13">;</text:span><text:span text:style-name="T13"><text:line-break/></text:span><text:span text:style-name="T13">}</text:span></text:p>
            <text:p text:style-name="P18"><text:span text:style-name="T7">/* ... */</text:span></text:p>
            <text:p text:style-name="P5"><text:span text:style-name="T12">IntVector</text:span><text:span text:style-name="T14"> </text:span><text:span text:style-name="T14">arr4 </text:span><text:span text:style-name="T13">= </text:span><text:span text:style-name="T12">{</text:span><text:span text:style-name="T15">5</text:span><text:span text:style-name="T13">, </text:span><text:span text:style-name="T15">6</text:span><text:span text:style-name="T13">, </text:span><text:span text:style-name="T15">3</text:span><text:span text:style-name="T13">, </text:span><text:span text:style-name="T15">8</text:span><text:span text:style-name="T12">}</text:span><text:span text:style-name="T13">;</text:span><text:span text:style-name="T13"><text:line-break/></text:span><text:span text:style-name="T12">IntVector</text:span><text:span text:style-name="T14"> </text:span><text:span text:style-name="T14">arr5 </text:span><text:span text:style-name="T13">= </text:span><text:span text:style-name="T12">{</text:span><text:span text:style-name="T15">1</text:span><text:span text:style-name="T13">, </text:span><text:span text:style-name="T15">4</text:span><text:span text:style-name="T13">, </text:span><text:span text:style-name="T15">2</text:span><text:span text:style-name="T13">, </text:span><text:span text:style-name="T15">9</text:span><text:span text:style-name="T12">}</text:span><text:span text:style-name="T13">;</text:span><text:span text:style-name="T13"><text:line-break/></text:span><text:span text:style-name="T12">IntVector</text:span><text:span text:style-name="T14"> </text:span><text:span text:style-name="T14">arr6 </text:span><text:span text:style-name="T13">= </text:span><text:span text:style-name="T12">sort</text:span><text:span text:style-name="T13">(</text:span><text:span text:style-name="T14">arr4</text:span><text:span text:style-name="T13">, </text:span><text:span text:style-name="T14">arr5</text:span><text:span text:style-name="T13">);</text:span></text:p>
          </draw:text-box>
        </draw:frame>
        <draw:g draw:style-name="gr13">
          <draw:custom-shape draw:style-name="gr93" draw:text-style-name="P7" draw:layer="layout" svg:width="3.5cm" svg:height="8cm" svg:x="16.1cm" svg:y="6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11" draw:layer="layout" svg:width="2.5cm" svg:height="1cm" svg:x="16.6cm" svg:y="6.179cm">
            <text:p text:style-name="P7">arr6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95" draw:text-style-name="P11" draw:layer="layout" svg:width="2.499cm" svg:height="1cm" svg:x="16.601cm" svg:y="7.58cm">
            <text:p text:style-name="P7">...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96" draw:text-style-name="P11" draw:layer="layout" svg:width="2.498cm" svg:height="1cm" svg:x="16.602cm" svg:y="9.181cm">
            <text:p text:style-name="P7">ret va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97" draw:text-style-name="P11" draw:layer="layout" svg:width="2.497cm" svg:height="1cm" svg:x="16.603cm" svg:y="10.682cm">
            <text:p text:style-name="P7">...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98" draw:text-style-name="P11" draw:layer="layout" svg:width="2.496cm" svg:height="1cm" svg:x="16.604cm" svg:y="12.183cm">
            <text:p text:style-name="P7">arr3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g draw:style-name="gr13">
          <draw:custom-shape draw:style-name="gr99" draw:text-style-name="P7" draw:layer="layout" svg:width="7.5cm" svg:height="8cm" svg:x="20.1cm" svg:y="6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11" draw:layer="layout" svg:width="5.358cm" svg:height="1cm" svg:x="21.171cm" svg:y="6.179cm">
            <text:p text:style-name="P7">IntVector(ret val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101" draw:text-style-name="P11" draw:layer="layout" svg:width="5.357cm" svg:height="1cm" svg:x="21.172cm" svg:y="7.58cm">
            <text:p text:style-name="P7">...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102" draw:text-style-name="P11" draw:layer="layout" svg:width="5.353cm" svg:height="1cm" svg:x="21.176cm" svg:y="9.181cm">
            <text:p text:style-name="P7">IntVector(arr3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103" draw:text-style-name="P11" draw:layer="layout" svg:width="5.351cm" svg:height="1cm" svg:x="21.178cm" svg:y="10.682cm">
            <text:p text:style-name="P7">...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104" draw:text-style-name="P11" draw:layer="layout" svg:width="5.349cm" svg:height="1cm" svg:x="21.18cm" svg:y="12.183cm">
            <text:p text:style-name="P7">arr3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line draw:style-name="gr105" draw:text-style-name="P12" draw:layer="layout" svg:x1="19.1cm" svg:y1="6.5cm" svg:x2="21.171cm" svg:y2="6.5cm">
          <text:p/>
        </draw:line>
        <draw:line draw:style-name="gr105" draw:text-style-name="P12" draw:layer="layout" svg:x1="19.087cm" svg:y1="9.7cm" svg:x2="21.158cm" svg:y2="9.7cm">
          <text:p/>
        </draw:line>
        <draw:line draw:style-name="gr105" draw:text-style-name="P12" draw:layer="layout" svg:x1="19.074cm" svg:y1="12.7cm" svg:x2="21.145cm" svg:y2="12.7cm">
          <text:p/>
        </draw:line>
        <draw:frame draw:style-name="gr106" draw:text-style-name="P13" draw:layer="layout" svg:width="5.821cm" svg:height="0.962cm" svg:x="20.9cm" svg:y="4.7cm">
          <draw:text-box>
            <text:p>Во время «return»</text:p>
          </draw:text-box>
        </draw:frame>
        <draw:frame draw:style-name="gr55" draw:text-style-name="P13" draw:layer="layout" svg:width="1.875cm" svg:height="0.962cm" svg:x="16.901cm" svg:y="4.7cm">
          <draw:text-box>
            <text:p>Стек</text:p>
          </draw:text-box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Обычный" presentation:presentation-page-layout-name="AL4T3">
        <office:forms form:automatic-focus="false" form:apply-design-mode="false"/>
        <draw:frame presentation:style-name="pr8" draw:layer="layout" svg:width="25.199cm" svg:height="3.473cm" svg:x="1.4cm" svg:y="0.206cm" presentation:class="title" presentation:user-transformed="true">
          <draw:text-box>
            <text:p text:style-name="P7">Оптимизация возврата из функции</text:p>
          </draw:text-box>
        </draw:frame>
        <draw:frame draw:style-name="gr92" draw:text-style-name="P13" draw:layer="layout" svg:width="15.191cm" svg:height="10.591cm" svg:x="0.1cm" svg:y="4.3cm">
          <draw:text-box>
            <text:p><text:span text:style-name="T12">IntVector</text:span><text:span text:style-name="T14"> </text:span><text:span text:style-name="T12">sort</text:span><text:span text:style-name="T13">(</text:span><text:span text:style-name="T12">IntVe</text:span><text:span text:style-name="T12">ctor</text:span><text:span text:style-name="T14"> arr1</text:span><text:span text:style-name="T13">, </text:span><text:span text:style-name="T12">IntVector</text:span><text:span text:style-name="T14"> </text:span><text:span text:style-name="T14">arr2</text:span><text:span text:style-name="T13">) {</text:span><text:span text:style-name="T13"><text:line-break/></text:span><text:span text:style-name="T13"> <text:s text:c="3"/></text:span><text:span text:style-name="T14">std</text:span><text:span text:style-name="T13">::</text:span><text:span text:style-name="T12">sort</text:span><text:span text:style-name="T13">(&amp;</text:span><text:span text:style-name="T14">arr1</text:span><text:span text:style-name="T12">[</text:span><text:span text:style-name="T15">0</text:span><text:span text:style-name="T12">]</text:span><text:span text:style-name="T13">, </text:span><text:span text:style-name="T13">&amp;</text:span><text:span text:style-name="T14">arr1</text:span><text:span text:style-name="T12">[</text:span><text:span text:style-name="T14">arr</text:span><text:span text:style-name="T14">1</text:span><text:span text:style-name="T13">.</text:span><text:span text:style-name="T12">size</text:span><text:span text:style-name="T13">() - </text:span><text:span text:style-name="T15">1</text:span><text:span text:style-name="T12">] </text:span><text:span text:style-name="T13">+ </text:span><text:span text:style-name="T15">1</text:span><text:span text:style-name="T13">);</text:span><text:span text:style-name="T13"><text:line-break/></text:span><text:span text:style-name="T13"> <text:s text:c="3"/></text:span><text:span text:style-name="T14">std</text:span><text:span text:style-name="T13">::</text:span><text:span text:style-name="T12">sort</text:span><text:span text:style-name="T13">(&amp;</text:span><text:span text:style-name="T14">arr2</text:span><text:span text:style-name="T12">[</text:span><text:span text:style-name="T15">0</text:span><text:span text:style-name="T12">]</text:span><text:span text:style-name="T13">, </text:span><text:span text:style-name="T13">&amp;</text:span><text:span text:style-name="T14">arr2</text:span><text:span text:style-name="T12">[</text:span><text:span text:style-name="T14">arr</text:span><text:span text:style-name="T14">2</text:span><text:span text:style-name="T13">.</text:span><text:span text:style-name="T12">size</text:span><text:span text:style-name="T13">() - </text:span><text:span text:style-name="T15">1</text:span><text:span text:style-name="T12">] </text:span><text:span text:style-name="T13">+ </text:span><text:span text:style-name="T15">1</text:span><text:span text:style-name="T13">);</text:span><text:span text:style-name="T13"><text:line-break/></text:span><text:span text:style-name="T13"> <text:s text:c="3"/></text:span><text:span text:style-name="T12">IntVector</text:span><text:span text:style-name="T14"> </text:span><text:span text:style-name="T14">arr3(arr1</text:span><text:span text:style-name="T13">.</text:span><text:span text:style-name="T12">size</text:span><text:span text:style-name="T13">() + </text:span><text:span text:style-name="T14">arr2</text:span><text:span text:style-name="T13">.</text:span><text:span text:style-name="T12">size</text:span><text:span text:style-name="T13">()</text:span><text:span text:style-name="T14">)</text:span><text:span text:style-name="T13">;</text:span></text:p>
            <text:p><text:span text:style-name="T7"><text:s text:c="4"/>/* ... */</text:span><text:span text:style-name="T7"><text:line-break/></text:span><text:span text:style-name="T7"> <text:s text:c="3"/></text:span><text:span text:style-name="T11">return </text:span><text:span text:style-name="T13">(</text:span><text:span text:style-name="T12">IntVector</text:span><text:span text:style-name="T13">&amp;&amp;)</text:span><text:span text:style-name="T14">arr3</text:span><text:span text:style-name="T13">;</text:span><text:span text:style-name="T13"><text:line-break/></text:span><text:span text:style-name="T13">}</text:span></text:p>
            <text:p text:style-name="P18"><text:span text:style-name="T7">/* ... */</text:span></text:p>
            <text:p text:style-name="P5"><text:span text:style-name="T12">IntVector</text:span><text:span text:style-name="T14"> </text:span><text:span text:style-name="T14">arr4 </text:span><text:span text:style-name="T13">= </text:span><text:span text:style-name="T12">{</text:span><text:span text:style-name="T15">5</text:span><text:span text:style-name="T13">, </text:span><text:span text:style-name="T15">6</text:span><text:span text:style-name="T13">, </text:span><text:span text:style-name="T15">3</text:span><text:span text:style-name="T13">, </text:span><text:span text:style-name="T15">8</text:span><text:span text:style-name="T12">}</text:span><text:span text:style-name="T13">;</text:span><text:span text:style-name="T13"><text:line-break/></text:span><text:span text:style-name="T12">IntVector</text:span><text:span text:style-name="T14"> </text:span><text:span text:style-name="T14">arr5 </text:span><text:span text:style-name="T13">= </text:span><text:span text:style-name="T12">{</text:span><text:span text:style-name="T15">1</text:span><text:span text:style-name="T13">, </text:span><text:span text:style-name="T15">4</text:span><text:span text:style-name="T13">, </text:span><text:span text:style-name="T15">2</text:span><text:span text:style-name="T13">, </text:span><text:span text:style-name="T15">9</text:span><text:span text:style-name="T12">}</text:span><text:span text:style-name="T13">;</text:span><text:span text:style-name="T13"><text:line-break/></text:span><text:span text:style-name="T12">IntVector</text:span><text:span text:style-name="T14"> </text:span><text:span text:style-name="T14">arr6 </text:span><text:span text:style-name="T13">= </text:span><text:span text:style-name="T13">(</text:span><text:span text:style-name="T12">IntVector</text:span><text:span text:style-name="T13">&amp;&amp;)</text:span><text:span text:style-name="T12">sort</text:span><text:span text:style-name="T13">(</text:span><text:span text:style-name="T14">ar</text:span><text:span text:style-name="T14">r4</text:span><text:span text:style-name="T13">, </text:span><text:span text:style-name="T14">arr5</text:span><text:span text:style-name="T13">);</text:span></text:p>
          </draw:text-box>
        </draw:frame>
        <draw:g draw:style-name="gr13">
          <draw:custom-shape draw:style-name="gr107" draw:text-style-name="P7" draw:layer="layout" svg:width="3.1cm" svg:height="8cm" svg:x="16.1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11" draw:layer="layout" svg:width="2.5cm" svg:height="1cm" svg:x="16.4cm" svg:y="6.179cm">
            <text:p text:style-name="P7">arr6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95" draw:text-style-name="P11" draw:layer="layout" svg:width="2.499cm" svg:height="1cm" svg:x="16.401cm" svg:y="7.58cm">
            <text:p text:style-name="P7">...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96" draw:text-style-name="P11" draw:layer="layout" svg:width="2.498cm" svg:height="1cm" svg:x="16.402cm" svg:y="9.181cm">
            <text:p text:style-name="P7">ret val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97" draw:text-style-name="P11" draw:layer="layout" svg:width="2.497cm" svg:height="1cm" svg:x="16.403cm" svg:y="10.682cm">
            <text:p text:style-name="P7">...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98" draw:text-style-name="P11" draw:layer="layout" svg:width="2.496cm" svg:height="1cm" svg:x="16.404cm" svg:y="12.183cm">
            <text:p text:style-name="P7">arr3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g draw:style-name="gr13">
          <draw:custom-shape draw:style-name="gr108" draw:text-style-name="P7" draw:layer="layout" svg:width="7.3cm" svg:height="8cm" svg:x="20.2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9" draw:text-style-name="P11" draw:layer="layout" svg:width="6.358cm" svg:height="1cm" svg:x="20.671cm" svg:y="6.179cm">
            <text:p text:style-name="P7">IntVector(&amp;&amp;ret val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110" draw:text-style-name="P11" draw:layer="layout" svg:width="6.357cm" svg:height="1cm" svg:x="20.672cm" svg:y="7.58cm">
            <text:p text:style-name="P7">...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111" draw:text-style-name="P11" draw:layer="layout" svg:width="6.352cm" svg:height="1cm" svg:x="20.677cm" svg:y="9.181cm">
            <text:p text:style-name="P7">IntVector(&amp;&amp;arr3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112" draw:text-style-name="P11" draw:layer="layout" svg:width="6.35cm" svg:height="1cm" svg:x="20.679cm" svg:y="10.682cm">
            <text:p text:style-name="P7">...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113" draw:text-style-name="P11" draw:layer="layout" svg:width="6.348cm" svg:height="1cm" svg:x="20.681cm" svg:y="12.183cm">
            <text:p text:style-name="P7">arr3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line draw:style-name="gr105" draw:text-style-name="P12" draw:layer="layout" svg:x1="18.9cm" svg:y1="6.7cm" svg:x2="20.671cm" svg:y2="6.7cm">
          <text:p/>
        </draw:line>
        <draw:frame draw:style-name="gr106" draw:text-style-name="P13" draw:layer="layout" svg:width="5.821cm" svg:height="0.962cm" svg:x="20.8cm" svg:y="4.7cm">
          <draw:text-box>
            <text:p>Во время «return»</text:p>
          </draw:text-box>
        </draw:frame>
        <draw:frame draw:style-name="gr55" draw:text-style-name="P13" draw:layer="layout" svg:width="1.875cm" svg:height="0.962cm" svg:x="16.701cm" svg:y="4.7cm">
          <draw:text-box>
            <text:p>Стек</text:p>
          </draw:text-box>
        </draw:frame>
        <draw:line draw:style-name="gr105" draw:text-style-name="P12" draw:layer="layout" svg:x1="18.887cm" svg:y1="9.7cm" svg:x2="20.658cm" svg:y2="9.7cm">
          <text:p/>
        </draw:line>
        <draw:line draw:style-name="gr105" draw:text-style-name="P12" draw:layer="layout" svg:x1="18.874cm" svg:y1="12.7cm" svg:x2="20.645cm" svg:y2="12.7cm">
          <text:p/>
        </draw:lin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Обычный" presentation:presentation-page-layout-name="AL4T3">
        <office:forms form:automatic-focus="false" form:apply-design-mode="false"/>
        <draw:frame presentation:style-name="pr9" draw:layer="layout" svg:width="25.199cm" svg:height="5.209cm" svg:x="1.4cm" svg:y="0.038cm" presentation:class="title" presentation:user-transformed="true">
          <draw:text-box>
            <text:p text:style-name="P7"><text:span text:style-name="T55">Сем</text:span><text:span text:style-name="T55">анти</text:span><text:span text:style-name="T55">ка </text:span><text:span text:style-name="T55">пер</text:span><text:span text:style-name="T55">еме</text:span><text:span text:style-name="T55">щен</text:span><text:span text:style-name="T55">ий </text:span><text:span text:style-name="T55"><text:line-break/></text:span><text:span text:style-name="T55">(mo</text:span><text:span text:style-name="T55">ve-</text:span><text:span text:style-name="T55">сем</text:span><text:span text:style-name="T55">анти</text:span><text:span text:style-name="T55">ка).</text:span><text:span text:style-name="T55"><text:line-break/></text:span>std::move</text:p>
          </draw:text-box>
        </draw:frame>
        <draw:frame draw:style-name="gr114" draw:text-style-name="P13" draw:layer="layout" svg:width="15.191cm" svg:height="9.651cm" svg:x="0.601cm" svg:y="5.601cm">
          <draw:text-box>
            <text:p text:style-name="P5"><text:span text:style-name="T22">#include </text:span><text:span text:style-name="T16">&lt;utility&gt;</text:span><text:span text:style-name="T16"><text:line-break/></text:span><text:span text:style-name="T7">/* ... */</text:span></text:p>
            <text:p><text:span text:style-name="T12">IntVector</text:span><text:span text:style-name="T14"> </text:span><text:span text:style-name="T12">sort</text:span><text:span text:style-name="T13">(</text:span><text:span text:style-name="T12">IntVe</text:span><text:span text:style-name="T12">ctor</text:span><text:span text:style-name="T14"> arr1</text:span><text:span text:style-name="T13">, </text:span><text:span text:style-name="T12">IntVector</text:span><text:span text:style-name="T14"> </text:span><text:span text:style-name="T14">arr2</text:span><text:span text:style-name="T13">) {</text:span></text:p>
            <text:p><text:span text:style-name="T7"><text:s text:c="4"/>/* ... */</text:span><text:span text:style-name="T7"><text:line-break/></text:span><text:span text:style-name="T7"> <text:s text:c="3"/></text:span><text:span text:style-name="T11">return </text:span><text:span text:style-name="T14">std</text:span><text:span text:style-name="T13">::</text:span><text:span text:style-name="T12">move</text:span><text:span text:style-name="T13">(</text:span><text:span text:style-name="T14">arr3</text:span><text:span text:style-name="T13">);</text:span><text:span text:style-name="T13"><text:line-break/></text:span><text:span text:style-name="T13">}</text:span></text:p>
            <text:p text:style-name="P18"><text:span text:style-name="T7">/* ... */</text:span></text:p>
            <text:p><text:span text:style-name="T12">IntVector</text:span><text:span text:style-name="T14"> </text:span><text:span text:style-name="T14">arr4 </text:span><text:span text:style-name="T13">= </text:span><text:span text:style-name="T12">{</text:span><text:span text:style-name="T15">5</text:span><text:span text:style-name="T13">, </text:span><text:span text:style-name="T15">6</text:span><text:span text:style-name="T13">, </text:span><text:span text:style-name="T15">3</text:span><text:span text:style-name="T13">, </text:span><text:span text:style-name="T15">8</text:span><text:span text:style-name="T12">}</text:span><text:span text:style-name="T13">;</text:span><text:span text:style-name="T13"><text:line-break/></text:span><text:span text:style-name="T12">IntVector</text:span><text:span text:style-name="T14"> </text:span><text:span text:style-name="T14">arr5 </text:span><text:span text:style-name="T13">= </text:span><text:span text:style-name="T12">{</text:span><text:span text:style-name="T15">1</text:span><text:span text:style-name="T13">, </text:span><text:span text:style-name="T15">4</text:span><text:span text:style-name="T13">, </text:span><text:span text:style-name="T15">2</text:span><text:span text:style-name="T13">, </text:span><text:span text:style-name="T15">9</text:span><text:span text:style-name="T12">}</text:span><text:span text:style-name="T13">;</text:span><text:span text:style-name="T13"><text:line-break/></text:span><text:span text:style-name="T12">IntVector</text:span><text:span text:style-name="T14"> </text:span><text:span text:style-name="T14">arr6 </text:span><text:span text:style-name="T13">= </text:span><text:span text:style-name="T14">std</text:span><text:span text:style-name="T12">::move</text:span><text:span text:style-name="T14">(</text:span><text:span text:style-name="T12">sort</text:span><text:span text:style-name="T13">(</text:span><text:span text:style-name="T14">arr4</text:span><text:span text:style-name="T13">, </text:span><text:span text:style-name="T14">arr5</text:span><text:span text:style-name="T13">));</text:span></text:p>
          </draw:text-box>
        </draw:frame>
        <draw:frame presentation:style-name="pr5" draw:text-style-name="P4" draw:layer="layout" svg:width="10.4cm" svg:height="6.75cm" svg:x="17cm" svg:y="6.25cm" presentation:class="outline" presentation:user-transformed="true">
          <draw:text-box>
            <text:list text:style-name="L2">
              <text:list-item>
                <text:p><text:span text:style-name="T3">std::move принимает T и возвращает T&amp;&amp;</text:span></text:p>
              </text:list-item>
              <text:list-item>
                <text:p><text:span text:style-name="T3">move-семантика — концепция, при которой ненужные более объекты перемещаются, а не копируются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Обычный" presentation:presentation-page-layout-name="AL4T3">
        <office:forms form:automatic-focus="false" form:apply-design-mode="false"/>
        <draw:frame presentation:style-name="pr8" draw:layer="layout" svg:width="25.199cm" svg:height="3.473cm" svg:x="1.4cm" svg:y="0.906cm" presentation:class="title" presentation:user-transformed="true">
          <draw:text-box>
            <text:p text:style-name="P7">Основные правила <text:line-break/>move-семантики</text:p>
          </draw:text-box>
        </draw:frame>
        <draw:frame presentation:style-name="pr10" draw:text-style-name="P4" draw:layer="layout" svg:width="26.9cm" svg:height="8.75cm" svg:x="0.5cm" svg:y="6.25cm" presentation:class="outline" presentation:user-transformed="true">
          <draw:text-box>
            <text:list text:style-name="L2">
              <text:list-item>
                <text:p text:style-name="P35"><text:span text:style-name="T3">При возвращении локальной переменной из функции</text:span><text:span text:style-name="T3"><text:line-break/></text:span><text:span text:style-name="T56">return</text:span><text:span text:style-name="T3"> a == </text:span><text:span text:style-name="T56">return</text:span><text:span text:style-name="T3"> </text:span><text:span text:style-name="T57">move</text:span><text:span text:style-name="T3">(a)</text:span></text:p>
              </text:list-item>
              <text:list-item>
                <text:p text:style-name="P35"><text:span text:style-name="T3">При работе с любым r-value значением</text:span><text:span text:style-name="T3"><text:line-break/></text:span><text:span text:style-name="T3">r-value == </text:span><text:span text:style-name="T57">move</text:span><text:span text:style-name="T3">(r-value)</text:span></text:p>
              </text:list-item>
            </text:list>
          </draw:text-box>
        </draw:frame>
        <draw:frame draw:style-name="gr115" draw:text-style-name="P36" draw:layer="layout" svg:width="21.21cm" svg:height="1.119cm" svg:x="3cm" svg:y="4.8cm">
          <draw:text-box>
            <text:p><text:span text:style-name="T58">Компиля</text:span><text:span text:style-name="T58">тор </text:span><text:span text:style-name="T58">автома</text:span><text:span text:style-name="T58">тически </text:span><text:span text:style-name="T58">преобраз</text:span><text:span text:style-name="T58">ует T к </text:span><text:span text:style-name="T58">T&amp;&amp; при: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Обычный" presentation:presentation-page-layout-name="AL4T3">
        <office:forms form:automatic-focus="false" form:apply-design-mode="false"/>
        <draw:frame presentation:style-name="pr4" draw:layer="layout" svg:width="25.199cm" svg:height="2.629cm" svg:x="1.4cm" svg:y="0.128cm" presentation:class="title" presentation:user-transformed="true">
          <draw:text-box>
            <text:p text:style-name="P7">Ключевое слово noexcept</text:p>
          </draw:text-box>
        </draw:frame>
        <draw:frame draw:style-name="gr116" draw:text-style-name="P33" draw:layer="layout" svg:width="14.699cm" svg:height="5.891cm" svg:x="0.301cm" svg:y="4.201cm">
          <draw:text-box>
            <text:p><text:span text:style-name="T11">struct </text:span><text:span text:style-name="T12">IntVector</text:span><text:span text:style-name="T14"> </text:span><text:span text:style-name="T13">{</text:span><text:span text:style-name="T13"><text:line-break/></text:span><text:span text:style-name="T13"> <text:s text:c="3"/></text:span><text:span text:style-name="T7">/* ... */</text:span><text:span text:style-name="T7"><text:line-break/></text:span><text:span text:style-name="T7"> <text:s text:c="3"/></text:span><text:span text:style-name="T12">IntVector</text:span><text:span text:style-name="T13">(</text:span><text:span text:style-name="T12">IntVector</text:span><text:span text:style-name="T13">&amp;&amp; </text:span><text:span text:style-name="T14">other</text:span><text:span text:style-name="T13">) </text:span><text:span text:style-name="T11">noexcept</text:span><text:span text:style-name="T13">;</text:span></text:p>
            <text:p text:style-name="P20"><text:span text:style-name="T7"><text:s text:c="4"/></text:span><text:span text:style-name="T12">IntVector</text:span><text:span text:style-name="T13">&amp; </text:span><text:span text:style-name="T11">operator</text:span><text:span text:style-name="T13">=</text:span><text:span text:style-name="T13">(</text:span><text:span text:style-name="T12">IntVector</text:span><text:span text:style-name="T13">&amp;&amp; </text:span><text:span text:style-name="T14">other</text:span><text:span text:style-name="T13">) </text:span><text:span text:style-name="T11">noexcept;</text:span></text:p>
            <text:p text:style-name="P20"><text:span text:style-name="T13">};</text:span></text:p>
          </draw:text-box>
        </draw:frame>
        <draw:frame presentation:style-name="pr5" draw:text-style-name="P4" draw:layer="layout" svg:width="12cm" svg:height="11cm" svg:x="15cm" svg:y="4cm" presentation:class="outline" presentation:user-transformed="true">
          <draw:text-box>
            <text:list text:style-name="L2">
              <text:list-item>
                <text:p><text:span text:style-name="T3">Этим словом помечается метод, не бросающий исключений</text:span></text:p>
              </text:list-item>
              <text:list-item>
                <text:p><text:span text:style-name="T3">Перемещающие конструктор и оператор присваивания стоит объявлять как noexcept</text:span></text:p>
              </text:list-item>
              <text:list-item>
                <text:p><text:span text:style-name="T3">В противном случае стандартные контейнеры будут использовать их копирующие аналоги (подробнее — на сайте </text:span><text:span text:style-name="T3"><text:a xlink:href="https://metanit.com/cpp/tutorial/14.4.php" xlink:type="simple">metanit.com</text:a></text:span><text:span text:style-name="T3">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Обычный" presentation:presentation-page-layout-name="AL2T32">
        <office:forms form:automatic-focus="false" form:apply-design-mode="false"/>
        <draw:frame presentation:style-name="pr3" draw:text-style-name="P2" draw:layer="layout" svg:width="25.199cm" svg:height="12.19cm" svg:x="1.4cm" svg:y="0.628cm" presentation:class="subtitle">
          <draw:text-box>
            <text:p><text:span text:style-name="T1">Умн</text:span><text:span text:style-name="T1">ые </text:span><text:span text:style-name="T1">указ</text:span><text:span text:style-name="T1">ател</text:span><text:span text:style-name="T1">и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Обычный" presentation:presentation-page-layout-name="AL4T3">
        <office:forms form:automatic-focus="false" form:apply-design-mode="false"/>
        <draw:frame presentation:style-name="pr4" draw:layer="layout" svg:width="25.199cm" svg:height="2.629cm" svg:x="1.4cm" svg:y="0.128cm" presentation:class="title" presentation:user-transformed="true">
          <draw:text-box>
            <text:p text:style-name="P7">std::unique_ptr</text:p>
          </draw:text-box>
        </draw:frame>
        <draw:frame draw:style-name="gr117" draw:text-style-name="P33" draw:layer="layout" svg:width="14.699cm" svg:height="11.531cm" svg:x="0.301cm" svg:y="3.801cm">
          <draw:text-box>
            <text:p text:style-name="P5"><text:span text:style-name="T22">#include </text:span><text:span text:style-name="T16">&lt;memory</text:span><text:span text:style-name="T16">&gt;</text:span><text:span text:style-name="T16"><text:line-break/></text:span><text:span text:style-name="T7">/* ...*/</text:span><text:span text:style-name="T7"><text:line-break/></text:span><text:span text:style-name="T12">std::uniqu</text:span><text:span text:style-name="T12">e_ptr</text:span><text:span text:style-name="T13">&lt;</text:span><text:span text:style-name="T11">int</text:span><text:span text:style-name="T13">&gt; </text:span><text:span text:style-name="T14">ptr </text:span><text:span text:style-name="T12">{</text:span><text:span text:style-name="T11">new </text:span><text:span text:style-name="T11">int</text:span><text:span text:style-name="T13">(</text:span><text:span text:style-name="T15">100</text:span><text:span text:style-name="T13">)</text:span><text:span text:style-name="T12">}</text:span><text:span text:style-name="T13">;</text:span><text:span text:style-name="T13"><text:line-break/></text:span><text:span text:style-name="T14">cout </text:span><text:span text:style-name="T12">&lt;&lt; </text:span><text:span text:style-name="T16">"Адрес: " </text:span><text:span text:style-name="T12">&lt;&lt; </text:span><text:span text:style-name="T14">ptr</text:span><text:span text:style-name="T13">.</text:span><text:span text:style-name="T12">get</text:span><text:span text:style-name="T13">() </text:span><text:span text:style-name="T12">&lt;&lt; </text:span><text:span text:style-name="T16">'</text:span><text:span text:style-name="T20">\n</text:span><text:span text:style-name="T16">'</text:span><text:span text:style-name="T13">;</text:span><text:span text:style-name="T13"><text:line-break/></text:span><text:span text:style-name="T7">// Адрес: </text:span><text:span text:style-name="T7">0x5f9d457</text:span><text:span text:style-name="T7">d42f0</text:span><text:span text:style-name="T7"><text:line-break/></text:span><text:span text:style-name="T12">*</text:span><text:span text:style-name="T14">ptr </text:span><text:span text:style-name="T13">= </text:span><text:span text:style-name="T15">12</text:span><text:span text:style-name="T13">;</text:span><text:span text:style-name="T13"><text:line-break/></text:span><text:span text:style-name="T14">cout </text:span><text:span text:style-name="T12">&lt;&lt; </text:span><text:span text:style-name="T16">"Новое </text:span><text:span text:style-name="T16">значение</text:span><text:span text:style-name="T16">: " </text:span><text:span text:style-name="T12">&lt;&lt; *</text:span><text:span text:style-name="T14">ptr </text:span><text:span text:style-name="T12">&lt;&lt; </text:span><text:span text:style-name="T16">'</text:span><text:span text:style-name="T20">\n</text:span><text:span text:style-name="T16">'</text:span><text:span text:style-name="T13">;</text:span><text:span text:style-name="T13"><text:line-break/></text:span><text:span text:style-name="T7">// Новое </text:span><text:span text:style-name="T7">значение: </text:span><text:span text:style-name="T7">12</text:span><text:span text:style-name="T7"><text:line-break/></text:span><text:span text:style-name="T14">ptr</text:span><text:span text:style-name="T13">.</text:span><text:span text:style-name="T12">reset</text:span><text:span text:style-name="T13">(</text:span><text:span text:style-name="T11">n</text:span><text:span text:style-name="T11">ew </text:span><text:span text:style-name="T11">int</text:span><text:span text:style-name="T13">(</text:span><text:span text:style-name="T15">20</text:span><text:span text:style-name="T13">));</text:span><text:span text:style-name="T13"><text:line-break/></text:span><text:span text:style-name="T14">cout </text:span><text:span text:style-name="T12">&lt;&lt; </text:span><text:span text:style-name="T16">"Новый </text:span><text:span text:style-name="T16">адрес: " </text:span><text:span text:style-name="T12">&lt;&lt; </text:span><text:span text:style-name="T14">ptr</text:span><text:span text:style-name="T13">.</text:span><text:span text:style-name="T12">get</text:span><text:span text:style-name="T13">() </text:span><text:span text:style-name="T12">&lt;&lt; </text:span><text:span text:style-name="T16">'</text:span><text:span text:style-name="T20">\n</text:span><text:span text:style-name="T16">'</text:span><text:span text:style-name="T13">;</text:span></text:p>
            <text:p text:style-name="P20"><text:span text:style-name="T7">// Новый </text:span><text:span text:style-name="T7">адрес: </text:span><text:span text:style-name="T7">0x5a23dd</text:span><text:span text:style-name="T7">3fa310</text:span></text:p>
            <text:p text:style-name="P5"><text:span text:style-name="T12">std::uniqu</text:span><text:span text:style-name="T12">e_ptr</text:span><text:span text:style-name="T13">&lt;</text:span><text:span text:style-name="T11">int</text:span><text:span text:style-name="T13">&gt; </text:span><text:span text:style-name="T14">ptr2 </text:span><text:span text:style-name="T12">= </text:span><text:span text:style-name="T12">move</text:span><text:span text:style-name="T13">(</text:span><text:span text:style-name="T14">ptr</text:span><text:span text:style-name="T13">);</text:span></text:p>
          </draw:text-box>
        </draw:frame>
        <draw:frame presentation:style-name="pr5" draw:text-style-name="P4" draw:layer="layout" svg:width="12.5cm" svg:height="11.5cm" svg:x="15cm" svg:y="3.9cm" presentation:class="outline" presentation:user-transformed="true">
          <draw:text-box>
            <text:list text:style-name="L2">
              <text:list-item>
                <text:p><text:span text:style-name="T3">Класс-обёртка над указателем, обеспечивающий единоличное пользование хранимым объектом</text:span></text:p>
              </text:list-item>
              <text:list-item>
                <text:p><text:span text:style-name="T3">Может ссылаться на массивы</text:span></text:p>
              </text:list-item>
              <text:list-item>
                <text:p><text:span text:style-name="T3">У unique_ptr удалён конструктор копирования, его объекты можно только перемещать</text:span></text:p>
              </text:list-item>
              <text:list-item>
                <text:p><text:span text:style-name="T3">Методы:</text:span></text:p>
                <text:list>
                  <text:list-item>
                    <text:p><text:span text:style-name="T10">get() </text:span><text:span text:style-name="T3">— возвращает «сырой» указатель</text:span></text:p>
                  </text:list-item>
                  <text:list-item>
                    <text:p><text:span text:style-name="T10">reset(T*) </text:span><text:span text:style-name="T3">— освобождает память предыдущего объекта и захватывает новый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Обычный" presentation:presentation-page-layout-name="AL4T3">
        <office:forms form:automatic-focus="false" form:apply-design-mode="false"/>
        <draw:frame presentation:style-name="pr4" draw:layer="layout" svg:width="25.199cm" svg:height="2.629cm" svg:x="1.4cm" svg:y="0.128cm" presentation:class="title" presentation:user-transformed="true">
          <draw:text-box>
            <text:p text:style-name="P7">std::shared_ptr</text:p>
          </draw:text-box>
        </draw:frame>
        <draw:frame draw:style-name="gr118" draw:text-style-name="P33" draw:layer="layout" svg:width="14.699cm" svg:height="11.531cm" svg:x="0.301cm" svg:y="3.901cm">
          <draw:text-box>
            <text:p text:style-name="P20"><text:span text:style-name="T22">#include </text:span><text:span text:style-name="T16">&lt;memory</text:span><text:span text:style-name="T16">&gt;</text:span><text:span text:style-name="T16"><text:line-break/></text:span><text:span text:style-name="T7">/* ...*/</text:span></text:p>
            <text:p text:style-name="P5"><text:span text:style-name="T12">std::share</text:span><text:span text:style-name="T12">d_ptr</text:span><text:span text:style-name="T13">&lt;</text:span><text:span text:style-name="T11">int</text:span><text:span text:style-name="T13">[]</text:span><text:span text:style-name="T13">&gt; </text:span><text:span text:style-name="T14">ptr </text:span><text:span text:style-name="T12">{</text:span><text:span text:style-name="T11">new </text:span><text:span text:style-name="T11">int</text:span><text:span text:style-name="T13">[</text:span><text:span text:style-name="T15">100</text:span><text:span text:style-name="T13">]</text:span><text:span text:style-name="T12">}</text:span><text:span text:style-name="T13">;</text:span><text:span text:style-name="T13"><text:line-break/></text:span><text:span text:style-name="T14">cout </text:span><text:span text:style-name="T12">&lt;&lt; </text:span><text:span text:style-name="T16">"Адрес: " </text:span><text:span text:style-name="T12">&lt;&lt; </text:span><text:span text:style-name="T14">ptr </text:span><text:span text:style-name="T12">&lt;&lt; </text:span><text:span text:style-name="T16">'</text:span><text:span text:style-name="T20">\n</text:span><text:span text:style-name="T16">'</text:span><text:span text:style-name="T13">;</text:span><text:span text:style-name="T29"><text:line-break/></text:span><text:span text:style-name="T7">// Адрес: </text:span><text:span text:style-name="T7">0x5f42a0fe</text:span><text:span text:style-name="T7">2770</text:span><text:span text:style-name="T7"><text:line-break/></text:span><text:span text:style-name="T14">ptr</text:span><text:span text:style-name="T12">[</text:span><text:span text:style-name="T15">10</text:span><text:span text:style-name="T12">] </text:span><text:span text:style-name="T13">= </text:span><text:span text:style-name="T15">12</text:span><text:span text:style-name="T13">;</text:span><text:span text:style-name="T13"><text:line-break/></text:span><text:span text:style-name="T14">cout </text:span><text:span text:style-name="T12">&lt;&lt; </text:span><text:span text:style-name="T16">"Новое </text:span><text:span text:style-name="T16">значение</text:span><text:span text:style-name="T16">: " </text:span><text:span text:style-name="T12">&lt;&lt; </text:span><text:span text:style-name="T14">ptr</text:span><text:span text:style-name="T12">[</text:span><text:span text:style-name="T15">10</text:span><text:span text:style-name="T12">] &lt;&lt; </text:span><text:span text:style-name="T16">'</text:span><text:span text:style-name="T20">\n</text:span><text:span text:style-name="T16">'</text:span><text:span text:style-name="T13">;</text:span><text:span text:style-name="T29"><text:line-break/></text:span><text:span text:style-name="T7">// Новое </text:span><text:span text:style-name="T7">значение: </text:span><text:span text:style-name="T7">12</text:span><text:span text:style-name="T7"><text:line-break/></text:span><text:span text:style-name="T14">cout </text:span><text:span text:style-name="T12">&lt;&lt; </text:span><text:span text:style-name="T16">"Новый </text:span><text:span text:style-name="T16">адрес: " </text:span><text:span text:style-name="T12">&lt;&lt; </text:span><text:span text:style-name="T14">ptr</text:span><text:span text:style-name="T13">.</text:span><text:span text:style-name="T12">get</text:span><text:span text:style-name="T13">() </text:span><text:span text:style-name="T12">&lt;&lt; </text:span><text:span text:style-name="T16">'</text:span><text:span text:style-name="T20">\n</text:span><text:span text:style-name="T16">'</text:span><text:span text:style-name="T13">;</text:span></text:p>
            <text:p text:style-name="P5"><text:span text:style-name="T7">// Новый </text:span><text:span text:style-name="T7">адрес: </text:span><text:span text:style-name="T7">0x5f42a0fe</text:span><text:span text:style-name="T7">2770</text:span><text:span text:style-name="T13"><text:line-break/></text:span><text:span text:style-name="T12">std::share</text:span><text:span text:style-name="T12">d_ptr</text:span><text:span text:style-name="T13">&lt;</text:span><text:span text:style-name="T11">int</text:span><text:span text:style-name="T13">[]</text:span><text:span text:style-name="T13">&gt; </text:span><text:span text:style-name="T14">ptr2 </text:span><text:span text:style-name="T12">= </text:span><text:span text:style-name="T14">ptr</text:span><text:span text:style-name="T13">;</text:span></text:p>
          </draw:text-box>
        </draw:frame>
        <draw:frame presentation:style-name="pr5" draw:text-style-name="P4" draw:layer="layout" svg:width="12.5cm" svg:height="11.8cm" svg:x="15cm" svg:y="3.5cm" presentation:class="outline" presentation:user-transformed="true">
          <draw:text-box>
            <text:list text:style-name="L2">
              <text:list-item>
                <text:p><text:span text:style-name="T3">Класс-обёртка над указателем, обеспечивающий множественное пользование хранимым объектом</text:span></text:p>
              </text:list-item>
              <text:list-item>
                <text:p><text:span text:style-name="T3">Может ссылаться на массивы</text:span></text:p>
              </text:list-item>
              <text:list-item>
                <text:p><text:span text:style-name="T3">У shared_ptr конструктор копирования копирует лишь указатели, обеспечивая хранимый объект несколькими владельцами</text:span></text:p>
              </text:list-item>
              <text:list-item>
                <text:p><text:span text:style-name="T3">Память хранимого объекта очищается лишь после удаления последнего shared_ptr, связанного с ним</text:span></text:p>
              </text:list-item>
              <text:list-item>
                <text:p><text:span text:style-name="T3">Методы, как у unique_pt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Обычный" presentation:presentation-page-layout-name="AL4T3">
        <office:forms form:automatic-focus="false" form:apply-design-mode="false"/>
        <draw:frame presentation:style-name="pr4" draw:layer="layout" svg:width="25.199cm" svg:height="2.629cm" svg:x="1.4cm" svg:y="0.128cm" presentation:class="title" presentation:user-transformed="true">
          <draw:text-box>
            <text:p text:style-name="P7">Умные указатели</text:p>
          </draw:text-box>
        </draw:frame>
        <draw:frame draw:style-name="gr119" draw:text-style-name="P33" draw:layer="layout" svg:width="14.699cm" svg:height="6.831cm" svg:x="0.2cm" svg:y="3.709cm">
          <draw:text-box>
            <text:p text:style-name="P5"><text:span text:style-name="T25">#include </text:span><text:span text:style-name="T23">&lt;memory</text:span><text:span text:style-name="T23">&gt;</text:span><text:span text:style-name="T23"><text:line-break/></text:span><text:span text:style-name="T7">/* ...*/</text:span></text:p>
            <text:p><text:span text:style-name="T59">unique_pt</text:span><text:span text:style-name="T59">r</text:span><text:span text:style-name="T13">&lt;</text:span><text:span text:style-name="T11">int</text:span><text:span text:style-name="T13">&gt; </text:span><text:span text:style-name="T14">ptr</text:span><text:span text:style-name="T13">;</text:span><text:span text:style-name="T13"><text:line-break/></text:span><text:span text:style-name="T14">cout </text:span><text:span text:style-name="T12">&lt;&lt; </text:span><text:span text:style-name="T13">(</text:span><text:span text:style-name="T14">ptr </text:span><text:span text:style-name="T12">== </text:span><text:span text:style-name="T11">nullptr</text:span><text:span text:style-name="T13">) </text:span><text:span text:style-name="T12">&lt;&lt; </text:span><text:span text:style-name="T16">'</text:span><text:span text:style-name="T20">\n</text:span><text:span text:style-name="T16">'</text:span><text:span text:style-name="T13">;</text:span><text:span text:style-name="T13"><text:line-break/></text:span><text:span text:style-name="T21">// 1</text:span><text:span text:style-name="T7"><text:line-break/></text:span><text:span text:style-name="T11">auto </text:span><text:span text:style-name="T14">ptr </text:span><text:span text:style-name="T13">= </text:span><text:span text:style-name="T12">make_uni</text:span><text:span text:style-name="T12">que</text:span><text:span text:style-name="T13">&lt;</text:span><text:span text:style-name="T11">int</text:span><text:span text:style-name="T13">&gt;(</text:span><text:span text:style-name="T15">6</text:span><text:span text:style-name="T13">);</text:span><text:span text:style-name="T13"><text:line-break/></text:span><text:span text:style-name="T11">auto </text:span><text:span text:style-name="T14">ptr2 </text:span><text:span text:style-name="T13">= </text:span><text:span text:style-name="T12">make_sha</text:span><text:span text:style-name="T12">red</text:span><text:span text:style-name="T13">&lt;</text:span><text:span text:style-name="T11">doubl</text:span><text:span text:style-name="T11">e</text:span><text:span text:style-name="T13">&gt;(</text:span><text:span text:style-name="T15">6.7</text:span><text:span text:style-name="T13">);</text:span></text:p>
          </draw:text-box>
        </draw:frame>
        <draw:frame presentation:style-name="pr5" draw:text-style-name="P4" draw:layer="layout" svg:width="12.5cm" svg:height="7.5cm" svg:x="15cm" svg:y="3.5cm" presentation:class="outline" presentation:user-transformed="true">
          <draw:text-box>
            <text:list text:style-name="L2">
              <text:list-item>
                <text:p><text:span text:style-name="T3">Инициализируются значением </text:span><text:span text:style-name="T56">nullptr</text:span><text:span text:style-name="T3"> по-умолчанию</text:span></text:p>
              </text:list-item>
              <text:list-item>
                <text:p><text:span text:style-name="T3">Функции </text:span><text:span text:style-name="T60">std::make_unique()</text:span><text:span text:style-name="T3"> и </text:span><text:span text:style-name="T60">std::make_shared()</text:span><text:span text:style-name="T3"> принимают объект и возвращают умный указатель на его копию в динамической памяти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Обычный" presentation:presentation-page-layout-name="AL4T3">
        <office:forms form:automatic-focus="false" form:apply-design-mode="false"/>
        <draw:frame presentation:style-name="pr8" draw:layer="layout" svg:width="25.199cm" svg:height="3.473cm" svg:x="1.4cm" svg:y="0.006cm" presentation:class="title" presentation:user-transformed="true">
          <draw:text-box>
            <text:p text:style-name="P7">Умные указатели. <text:line-break/>Собственная реализация</text:p>
          </draw:text-box>
        </draw:frame>
        <draw:frame presentation:style-name="pr5" draw:text-style-name="P4" draw:layer="layout" svg:width="12.5cm" svg:height="7.5cm" svg:x="7.8cm" svg:y="4.1cm" presentation:class="outline" presentation:user-transformed="true">
          <draw:text-box>
            <text:list text:style-name="L2">
              <text:list-item>
                <text:p><text:span text:style-name="T3">см. файлы unique.hpp и shared.hpp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Обычный" presentation:presentation-page-layout-name="AL2T32">
        <office:forms form:automatic-focus="false" form:apply-design-mode="false"/>
        <draw:frame presentation:style-name="pr3" draw:text-style-name="P2" draw:layer="layout" svg:width="25.199cm" svg:height="12.19cm" svg:x="1.4cm" svg:y="0.628cm" presentation:class="subtitle">
          <draw:text-box>
            <text:p text:style-name="P37"><text:span text:style-name="T1">Гара</text:span><text:span text:style-name="T1">нтии </text:span><text:span text:style-name="T1">безо</text:span><text:span text:style-name="T1">пасн</text:span><text:span text:style-name="T1">ости </text:span><text:span text:style-name="T1">искл</text:span><text:span text:style-name="T1">юче</text:span><text:span text:style-name="T1">ний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Обычный" presentation:presentation-page-layout-name="AL4T3">
        <office:forms form:automatic-focus="false" form:apply-design-mode="false"/>
        <draw:frame presentation:style-name="pr8" draw:layer="layout" svg:width="25.199cm" svg:height="3.473cm" svg:x="1.4cm" svg:y="0.006cm" presentation:class="title" presentation:user-transformed="true">
          <draw:text-box>
            <text:p text:style-name="P7">Гарантии безопасности исключений</text:p>
          </draw:text-box>
        </draw:frame>
        <draw:frame presentation:style-name="pr5" draw:text-style-name="P4" draw:layer="layout" svg:width="27cm" svg:height="7.5cm" svg:x="0.5cm" svg:y="5.2cm" presentation:class="outline" presentation:user-transformed="true">
          <draw:text-box>
            <text:list text:style-name="L2">
              <text:list-item>
                <text:p><text:span text:style-name="T3">Полная гарантия: функция не бросает исключений (noexcept)</text:span></text:p>
              </text:list-item>
              <text:list-item>
                <text:p><text:span text:style-name="T3">Строгая гарантия: если во время исполнения функции выбрасывается исключение, она обязуется вернуть все данные программы к их состоянию до вызова этой функции</text:span></text:p>
              </text:list-item>
              <text:list-item>
                <text:p text:style-name="P34"><text:span text:style-name="T10">Базовая гарантия: </text:span><text:span text:style-name="T3">если во время исполнения функции выбрасывается исключение, она обязуется оставить данные программы в неком согласованном (годном для дальнейшего использования) виде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Обычный" presentation:presentation-page-layout-name="AL4T3">
        <office:forms form:automatic-focus="false" form:apply-design-mode="false"/>
        <draw:frame presentation:style-name="pr8" draw:layer="layout" svg:width="25.199cm" svg:height="3.473cm" svg:x="1.4cm" svg:y="0.006cm" presentation:class="title" presentation:user-transformed="true">
          <draw:text-box>
            <text:p text:style-name="P7">Строгая гарантия безопасности исключений</text:p>
          </draw:text-box>
        </draw:frame>
        <draw:frame draw:style-name="gr120" draw:text-style-name="P33" draw:layer="layout" svg:width="19.3cm" svg:height="9.651cm" svg:x="0.2cm" svg:y="3.709cm">
          <draw:text-box>
            <text:p text:style-name="P5"><text:span text:style-name="T11">int </text:span><text:span text:style-name="T12">get</text:span><text:span text:style-name="T13">(</text:span><text:span text:style-name="T14">std</text:span><text:span text:style-name="T13">::</text:span><text:span text:style-name="T14">fu</text:span><text:span text:style-name="T14">nction</text:span><text:span text:style-name="T13">&lt;</text:span><text:span text:style-name="T11">int</text:span><text:span text:style-name="T13">(</text:span><text:span text:style-name="T11">int</text:span><text:span text:style-name="T13">)&gt; </text:span><text:span text:style-name="T14">func</text:span><text:span text:style-name="T13">, </text:span><text:span text:style-name="T11">int </text:span><text:span text:style-name="T14">initial</text:span><text:span text:style-name="T13">, </text:span><text:span text:style-name="T14">size_t pos</text:span><text:span text:style-name="T13">) </text:span><text:span text:style-name="T13">{</text:span><text:span text:style-name="T13"><text:line-break/></text:span><text:span text:style-name="T13"> <text:s text:c="3"/></text:span><text:span text:style-name="T11">int</text:span><text:span text:style-name="T13">* </text:span><text:span text:style-name="T14">arr </text:span><text:span text:style-name="T13">= </text:span><text:span text:style-name="T11">new </text:span><text:span text:style-name="T11">int</text:span><text:span text:style-name="T13">[</text:span><text:span text:style-name="T14">pos </text:span><text:span text:style-name="T13">+ </text:span><text:span text:style-name="T15">1</text:span><text:span text:style-name="T13">] {</text:span><text:span text:style-name="T14">initial</text:span><text:span text:style-name="T13">};</text:span><text:span text:style-name="T13"><text:line-break/></text:span><text:span text:style-name="T13"> <text:s text:c="3"/></text:span><text:span text:style-name="T11">for </text:span><text:span text:style-name="T13">(</text:span><text:span text:style-name="T14">size_t i </text:span><text:span text:style-name="T13">= </text:span><text:span text:style-name="T15">1</text:span><text:span text:style-name="T13">; </text:span><text:span text:style-name="T14">i </text:span><text:span text:style-name="T13">&lt;= </text:span><text:span text:style-name="T14">pos</text:span><text:span text:style-name="T13">; ++</text:span><text:span text:style-name="T14">i</text:span><text:span text:style-name="T13">) {</text:span><text:span text:style-name="T13"><text:line-break/></text:span><text:span text:style-name="T13"> <text:s text:c="7"/></text:span><text:span text:style-name="T14">arr</text:span><text:span text:style-name="T13">[</text:span><text:span text:style-name="T14">i</text:span><text:span text:style-name="T13">] </text:span><text:span text:style-name="T13">= </text:span><text:span text:style-name="T14">func</text:span><text:span text:style-name="T13">(</text:span><text:span text:style-name="T14">arr</text:span><text:span text:style-name="T13">[</text:span><text:span text:style-name="T14">i </text:span><text:span text:style-name="T13">- </text:span><text:span text:style-name="T15">1</text:span><text:span text:style-name="T13">]);</text:span><text:span text:style-name="T13"><text:line-break/></text:span><text:span text:style-name="T13"> <text:s text:c="3"/>}</text:span><text:span text:style-name="T13"><text:line-break/></text:span><text:span text:style-name="T13"> <text:s text:c="3"/></text:span><text:span text:style-name="T11">int </text:span><text:span text:style-name="T14">res </text:span><text:span text:style-name="T13">= </text:span><text:span text:style-name="T14">arr</text:span><text:span text:style-name="T13">[</text:span><text:span text:style-name="T14">pos</text:span><text:span text:style-name="T13">];</text:span><text:span text:style-name="T13"><text:line-break/></text:span><text:span text:style-name="T13"> <text:s text:c="3"/></text:span><text:span text:style-name="T11">delete</text:span><text:span text:style-name="T13">[] </text:span><text:span text:style-name="T14">arr</text:span><text:span text:style-name="T13">;</text:span><text:span text:style-name="T13"><text:line-break/></text:span><text:span text:style-name="T13"> <text:s text:c="3"/></text:span><text:span text:style-name="T11">return </text:span><text:span text:style-name="T14">res</text:span><text:span text:style-name="T13">;</text:span><text:span text:style-name="T13"><text:line-break/></text:span><text:span text:style-name="T13">}</text:span></text:p>
          </draw:text-box>
        </draw:frame>
        <draw:frame presentation:style-name="pr5" draw:text-style-name="P4" draw:layer="layout" svg:width="8.5cm" svg:height="8.521cm" svg:x="19.5cm" svg:y="3.979cm" presentation:class="outline" presentation:user-transformed="true">
          <draw:text-box>
            <text:list text:style-name="L2">
              <text:list-item>
                <text:p><text:span text:style-name="T3">Возможна утечка памяти</text:span></text:p>
              </text:list-item>
              <text:list-item>
                <text:p><text:span text:style-name="T3">Данная функция не обеспечивает никакой гарантии безопасности</text:span></text:p>
              </text:list-item>
              <text:list-item>
                <text:p><text:span text:style-name="T3">Правильный подход — использовать vector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Обычный" presentation:presentation-page-layout-name="AL4T3">
        <office:forms form:automatic-focus="false" form:apply-design-mode="false"/>
        <draw:frame presentation:style-name="pr8" draw:layer="layout" svg:width="25.199cm" svg:height="3.473cm" svg:x="1.4cm" svg:y="0.006cm" presentation:class="title" presentation:user-transformed="true">
          <draw:text-box>
            <text:p text:style-name="P7">Строгая гарантия безопасности исключений. Проблема</text:p>
          </draw:text-box>
        </draw:frame>
        <draw:frame draw:style-name="gr121" draw:text-style-name="P33" draw:layer="layout" svg:width="27.3cm" svg:height="4.951cm" svg:x="0.2cm" svg:y="3.709cm">
          <draw:text-box>
            <text:p text:style-name="P20"><text:span text:style-name="T11">using </text:span><text:span text:style-name="T14">IVec </text:span><text:span text:style-name="T13">= </text:span><text:span text:style-name="T12">IntVector</text:span><text:span text:style-name="T13">;</text:span><text:span text:style-name="T13"><text:line-break/></text:span><text:span text:style-name="T11">using </text:span><text:span text:style-name="T14">IVecPtr </text:span><text:span text:style-name="T13">= </text:span><text:span text:style-name="T14">unique_pt</text:span><text:span text:style-name="T14">r</text:span><text:span text:style-name="T13">&lt;</text:span><text:span text:style-name="T14">IVec</text:span><text:span text:style-name="T13">&gt;;</text:span><text:span text:style-name="T13"><text:line-break/></text:span><text:span text:style-name="T14">pair</text:span><text:span text:style-name="T13">&lt;</text:span><text:span text:style-name="T14">IVec</text:span><text:span text:style-name="T14">Ptr</text:span><text:span text:style-name="T13">, </text:span><text:span text:style-name="T14">IVecPtr</text:span><text:span text:style-name="T13">&gt; </text:span><text:span text:style-name="T12">makeUniq</text:span><text:span text:style-name="T12">uePair</text:span><text:span text:style-name="T13">(</text:span><text:span text:style-name="T11">co</text:span><text:span text:style-name="T11">nst </text:span><text:span text:style-name="T14">IVec</text:span><text:span text:style-name="T13">&amp; </text:span><text:span text:style-name="T14">a</text:span><text:span text:style-name="T13">, </text:span><text:span text:style-name="T11">const </text:span><text:span text:style-name="T14">IVec</text:span><text:span text:style-name="T13">&amp; </text:span><text:span text:style-name="T14">b</text:span><text:span text:style-name="T13">) {</text:span><text:span text:style-name="T13"><text:line-break/></text:span><text:span text:style-name="T13"> <text:s text:c="3"/></text:span><text:span text:style-name="T11">return </text:span><text:span text:style-name="T12">{</text:span><text:span text:style-name="T14">IVecPtr</text:span><text:span text:style-name="T12">(</text:span><text:span text:style-name="T11">n</text:span><text:span text:style-name="T11">ew </text:span><text:span text:style-name="T14">IVec</text:span><text:span text:style-name="T12">(</text:span><text:span text:style-name="T14">a</text:span><text:span text:style-name="T12">))</text:span><text:span text:style-name="T13">, </text:span><text:span text:style-name="T14">IVecPtr</text:span><text:span text:style-name="T12">(</text:span><text:span text:style-name="T11">ne</text:span><text:span text:style-name="T11">w </text:span><text:span text:style-name="T14">IVec</text:span><text:span text:style-name="T12">(</text:span><text:span text:style-name="T14">b</text:span><text:span text:style-name="T12">))}</text:span><text:span text:style-name="T13">;</text:span><text:span text:style-name="T13"><text:line-break/></text:span><text:span text:style-name="T13">}</text:span></text:p>
          </draw:text-box>
        </draw:frame>
        <draw:frame presentation:style-name="pr5" draw:text-style-name="P4" draw:layer="layout" svg:width="27cm" svg:height="6.5cm" svg:x="0.5cm" svg:y="8.8cm" presentation:class="outline" presentation:user-transformed="true">
          <draw:text-box>
            <text:list text:style-name="L2">
              <text:list-item>
                <text:p text:style-name="P20"><text:span text:style-name="T10">Порядок выполнения инструкций:</text:span><text:span text:style-name="T10"><text:line-break/></text:span><text:span text:style-name="T10">temp1 = </text:span><text:span text:style-name="T61">new </text:span><text:span text:style-name="T54">IntVector(</text:span><text:span text:style-name="T62">a</text:span><text:span text:style-name="T54">)</text:span><text:span text:style-name="T54"><text:line-break/></text:span><text:span text:style-name="T62">temp2 =</text:span><text:span text:style-name="T54"> </text:span><text:span text:style-name="T61">new </text:span><text:span text:style-name="T54">IntVector(</text:span><text:span text:style-name="T62">b</text:span><text:span text:style-name="T54">)</text:span><text:span text:style-name="T54"><text:line-break/></text:span><text:span text:style-name="T62">Если исключение будет брошено сейчас, то будет утечка памяти!</text:span><text:span text:style-name="T54"><text:line-break/></text:span><text:span text:style-name="T62">temp3 =</text:span><text:span text:style-name="T54"> </text:span><text:span text:style-name="T62">IntVecPtr(temp1)</text:span><text:span text:style-name="T62"><text:line-break/></text:span><text:span text:style-name="T62">temp4 = IntVecPtr(temp2)</text:span><text:span text:style-name="T62"><text:line-break/></text:span><text:span text:style-name="T61">return </text:span><text:span text:style-name="T62">pair</text:span><text:span text:style-name="T63">&lt;</text:span><text:span text:style-name="T62">IntVecPtr</text:span><text:span text:style-name="T63">, </text:span><text:span text:style-name="T62">IntVecPtr</text:span><text:span text:style-name="T63">&gt;(</text:span><text:span text:style-name="T54">move</text:span><text:span text:style-name="T63">(</text:span><text:span text:style-name="T62">temp3), </text:span><text:span text:style-name="T54">move</text:span><text:span text:style-name="T62">(temp4</text:span><text:span text:style-name="T13">));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Обычный" presentation:presentation-page-layout-name="AL4T3">
        <office:forms form:automatic-focus="false" form:apply-design-mode="false"/>
        <draw:frame presentation:style-name="pr8" draw:layer="layout" svg:width="25.199cm" svg:height="3.473cm" svg:x="1.4cm" svg:y="0.006cm" presentation:class="title" presentation:user-transformed="true">
          <draw:text-box>
            <text:p text:style-name="P7">Строгая гарантия безопасности исключений. Решение</text:p>
          </draw:text-box>
        </draw:frame>
        <draw:frame draw:style-name="gr122" draw:text-style-name="P33" draw:layer="layout" svg:width="27.3cm" svg:height="5.891cm" svg:x="0.2cm" svg:y="3.709cm">
          <draw:text-box>
            <text:p><text:span text:style-name="T11">using </text:span><text:span text:style-name="T14">IVec </text:span><text:span text:style-name="T13">= </text:span><text:span text:style-name="T12">IntVector</text:span><text:span text:style-name="T13">;</text:span><text:span text:style-name="T13"><text:line-break/></text:span><text:span text:style-name="T11">using </text:span><text:span text:style-name="T14">IVecPtr </text:span><text:span text:style-name="T13">= </text:span><text:span text:style-name="T14">unique_pt</text:span><text:span text:style-name="T14">r</text:span><text:span text:style-name="T13">&lt;</text:span><text:span text:style-name="T14">Ivec</text:span><text:span text:style-name="T13">&gt;;</text:span></text:p>
            <text:p><text:span text:style-name="T13"><text:line-break/></text:span><text:span text:style-name="T14">pair</text:span><text:span text:style-name="T13">&lt;</text:span><text:span text:style-name="T14">IVec</text:span><text:span text:style-name="T14">Ptr</text:span><text:span text:style-name="T13">, </text:span><text:span text:style-name="T14">IVecPtr</text:span><text:span text:style-name="T13">&gt; </text:span><text:span text:style-name="T12">makeUniq</text:span><text:span text:style-name="T12">uePair</text:span><text:span text:style-name="T13">(</text:span><text:span text:style-name="T11">co</text:span><text:span text:style-name="T11">nst </text:span><text:span text:style-name="T14">IVec</text:span><text:span text:style-name="T13">&amp; </text:span><text:span text:style-name="T14">a</text:span><text:span text:style-name="T13">, </text:span><text:span text:style-name="T11">const </text:span><text:span text:style-name="T14">IVec</text:span><text:span text:style-name="T13">&amp; </text:span><text:span text:style-name="T14">b</text:span><text:span text:style-name="T13">) {</text:span><text:span text:style-name="T13"><text:line-break/></text:span><text:span text:style-name="T13"> <text:s text:c="3"/></text:span><text:span text:style-name="T11">return </text:span><text:span text:style-name="T12">{make_uni</text:span><text:span text:style-name="T12">que</text:span><text:span text:style-name="T13">&lt;</text:span><text:span text:style-name="T14">IVec</text:span><text:span text:style-name="T13">&gt;</text:span><text:span text:style-name="T13">(</text:span><text:span text:style-name="T14">a</text:span><text:span text:style-name="T13">), </text:span><text:span text:style-name="T12">make_uni</text:span><text:span text:style-name="T12">que</text:span><text:span text:style-name="T13">&lt;</text:span><text:span text:style-name="T14">IVec</text:span><text:span text:style-name="T13">&gt;</text:span><text:span text:style-name="T13">(</text:span><text:span text:style-name="T14">b</text:span><text:span text:style-name="T13">)</text:span><text:span text:style-name="T12">}</text:span><text:span text:style-name="T13">;</text:span><text:span text:style-name="T13"><text:line-break/></text:span><text:span text:style-name="T13">}</text:span></text:p>
          </draw:text-box>
        </draw:frame>
        <draw:frame draw:style-name="gr123" draw:text-style-name="P33" draw:layer="layout" svg:width="27.3cm" svg:height="4.951cm" svg:x="0.2cm" svg:y="10.31cm">
          <draw:text-box>
            <text:p text:style-name="P5"><text:span text:style-name="T14">pair</text:span><text:span text:style-name="T13">&lt;</text:span><text:span text:style-name="T14">IVec</text:span><text:span text:style-name="T14">Ptr</text:span><text:span text:style-name="T13">, </text:span><text:span text:style-name="T14">IVecPtr</text:span><text:span text:style-name="T13">&gt; </text:span><text:span text:style-name="T12">makeUniq</text:span><text:span text:style-name="T12">uePair</text:span><text:span text:style-name="T13">(</text:span><text:span text:style-name="T11">co</text:span><text:span text:style-name="T11">nst </text:span><text:span text:style-name="T14">IVec</text:span><text:span text:style-name="T13">&amp; </text:span><text:span text:style-name="T14">a</text:span><text:span text:style-name="T13">, </text:span><text:span text:style-name="T11">const </text:span><text:span text:style-name="T14">IVec</text:span><text:span text:style-name="T13">&amp; </text:span><text:span text:style-name="T14">b</text:span><text:span text:style-name="T13">) {</text:span><text:span text:style-name="T13"><text:line-break/></text:span><text:span text:style-name="T13"> <text:s text:c="3"/></text:span><text:span text:style-name="T11">auto </text:span><text:span text:style-name="T14">vecA </text:span><text:span text:style-name="T13">= </text:span><text:span text:style-name="T14">IVecPtr</text:span><text:span text:style-name="T12">(</text:span><text:span text:style-name="T11">ne</text:span><text:span text:style-name="T11">w </text:span><text:span text:style-name="T14">IVec</text:span><text:span text:style-name="T12">(</text:span><text:span text:style-name="T14">a</text:span><text:span text:style-name="T12">))</text:span><text:span text:style-name="T13">;</text:span><text:span text:style-name="T13"><text:line-break/></text:span><text:span text:style-name="T13"> <text:s text:c="3"/></text:span><text:span text:style-name="T11">auto </text:span><text:span text:style-name="T14">vecB </text:span><text:span text:style-name="T13">= </text:span><text:span text:style-name="T14">IVecPtr</text:span><text:span text:style-name="T12">(</text:span><text:span text:style-name="T11">ne</text:span><text:span text:style-name="T11">w </text:span><text:span text:style-name="T14">IVec</text:span><text:span text:style-name="T12">(</text:span><text:span text:style-name="T14">b</text:span><text:span text:style-name="T12">))</text:span><text:span text:style-name="T13">;</text:span><text:span text:style-name="T13"><text:line-break/></text:span><text:span text:style-name="T13"> <text:s text:c="3"/></text:span><text:span text:style-name="T11">return </text:span><text:span text:style-name="T12">make_pair</text:span><text:span text:style-name="T13">(</text:span><text:span text:style-name="T12">move</text:span><text:span text:style-name="T13">(</text:span><text:span text:style-name="T14">vec</text:span><text:span text:style-name="T14">A</text:span><text:span text:style-name="T13">), </text:span><text:span text:style-name="T12">move</text:span><text:span text:style-name="T13">(</text:span><text:span text:style-name="T14">vec</text:span><text:span text:style-name="T14">B</text:span><text:span text:style-name="T13">));</text:span><text:span text:style-name="T13"><text:line-break/></text:span><text:span text:style-name="T13">}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7T16:08:28.148658071</meta:creation-date>
    <meta:editing-duration>PT12H31M19S</meta:editing-duration>
    <meta:editing-cycles>76</meta:editing-cycles>
    <meta:generator>LibreOffice/25.2.6.2$Linux_X86_64 LibreOffice_project/40d1a0e1d5bdf1afaeae24d9ece32bbb00fa66a4</meta:generator>
    <dc:date>2025-11-23T15:14:20.421442014</dc:date>
    <meta:document-statistic meta:object-count="629"/>
  </office:meta>
</office:document-meta>
</file>